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5" table:style-name="ta1">
        <table:shapes>
          <draw:frame draw:z-index="0" draw:style-name="gr1" draw:text-style-name="P1" svg:width="10.4657in" svg:height="5.8921in" svg:x="1.0421in" svg:y="3.7854in">
            <draw:object draw:notify-on-update-of-ranges="tfoot5.B1:tfoot5.MB1 tfoot5.B1:tfoot5.MB1 tfoot5.A6:tfoot5.A6 tfoot5.B6:tfoot5.MB6 tfoot5.B1:tfoot5.MB1 tfoot5.A8:tfoot5.A8 tfoot5.B8:tfoot5.M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0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2" table:default-cell-style-name="Default"/>
        <table:table-column table:style-name="co8" table:number-columns-repeated="3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2" table:number-columns-repeated="9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2360534668" calcext:value-type="float">
            <text:p>0.033355236053467</text:p>
          </table:table-cell>
          <table:table-cell office:value-type="float" office:value="0.100065469741821" calcext:value-type="float">
            <text:p>0.100065469741821</text:p>
          </table:table-cell>
          <table:table-cell office:value-type="float" office:value="0.166775465011597" calcext:value-type="float">
            <text:p>0.166775465011597</text:p>
          </table:table-cell>
          <table:table-cell office:value-type="float" office:value="0.200130462646484" calcext:value-type="float">
            <text:p>0.200130462646484</text:p>
          </table:table-cell>
          <table:table-cell office:value-type="float" office:value="0.26684045791626" calcext:value-type="float">
            <text:p>0.26684045791626</text:p>
          </table:table-cell>
          <table:table-cell office:value-type="float" office:value="0.333550453186035" calcext:value-type="float">
            <text:p>0.333550453186035</text:p>
          </table:table-cell>
          <table:table-cell office:value-type="float" office:value="0.43361496925354" calcext:value-type="float">
            <text:p>0.43361496925354</text:p>
          </table:table-cell>
          <table:table-cell office:value-type="float" office:value="0.500324726104736" calcext:value-type="float">
            <text:p>0.500324726104736</text:p>
          </table:table-cell>
          <table:table-cell office:value-type="float" office:value="0.567034244537354" calcext:value-type="float">
            <text:p>0.567034244537354</text:p>
          </table:table-cell>
          <table:table-cell office:value-type="float" office:value="0.63374400138855" calcext:value-type="float">
            <text:p>0.63374400138855</text:p>
          </table:table-cell>
          <table:table-cell office:value-type="float" office:value="0.700453519821167" calcext:value-type="float">
            <text:p>0.700453519821167</text:p>
          </table:table-cell>
          <table:table-cell office:value-type="float" office:value="0.76716685295105" calcext:value-type="float">
            <text:p>0.76716685295105</text:p>
          </table:table-cell>
          <table:table-cell office:value-type="float" office:value="0.833880424499512" calcext:value-type="float">
            <text:p>0.833880424499512</text:p>
          </table:table-cell>
          <table:table-cell office:value-type="float" office:value="0.900593757629395" calcext:value-type="float">
            <text:p>0.900593757629395</text:p>
          </table:table-cell>
          <table:table-cell office:value-type="float" office:value="0.933950424194336" calcext:value-type="float">
            <text:p>0.933950424194336</text:p>
          </table:table-cell>
          <table:table-cell office:value-type="float" office:value="0.967307329177856" calcext:value-type="float">
            <text:p>0.967307329177856</text:p>
          </table:table-cell>
          <table:table-cell office:value-type="float" office:value="1.03402066230774" calcext:value-type="float">
            <text:p>1.03402066230774</text:p>
          </table:table-cell>
          <table:table-cell office:value-type="float" office:value="1.0673770904541" calcext:value-type="float">
            <text:p>1.0673770904541</text:p>
          </table:table-cell>
          <table:table-cell office:value-type="float" office:value="1.10073375701904" calcext:value-type="float">
            <text:p>1.10073375701904</text:p>
          </table:table-cell>
          <table:table-cell office:value-type="float" office:value="1.16744709014893" calcext:value-type="float">
            <text:p>1.16744709014893</text:p>
          </table:table-cell>
          <table:table-cell office:value-type="float" office:value="1.26751661300659" calcext:value-type="float">
            <text:p>1.26751661300659</text:p>
          </table:table-cell>
          <table:table-cell office:value-type="float" office:value="1.30087327957153" calcext:value-type="float">
            <text:p>1.30087327957153</text:p>
          </table:table-cell>
          <table:table-cell office:value-type="float" office:value="1.36758661270142" calcext:value-type="float">
            <text:p>1.36758661270142</text:p>
          </table:table-cell>
          <table:table-cell office:value-type="float" office:value="1.43429970741272" calcext:value-type="float">
            <text:p>1.43429970741272</text:p>
          </table:table-cell>
          <table:table-cell office:value-type="float" office:value="1.50101256370544" calcext:value-type="float">
            <text:p>1.50101256370544</text:p>
          </table:table-cell>
          <table:table-cell office:value-type="float" office:value="1.56772565841675" calcext:value-type="float">
            <text:p>1.56772565841675</text:p>
          </table:table-cell>
          <table:table-cell office:value-type="float" office:value="1.60108208656311" calcext:value-type="float">
            <text:p>1.60108208656311</text:p>
          </table:table-cell>
          <table:table-cell office:value-type="float" office:value="1.66779494285584" calcext:value-type="float">
            <text:p>1.66779494285584</text:p>
          </table:table-cell>
          <table:table-cell office:value-type="float" office:value="1.7011513710022" calcext:value-type="float">
            <text:p>1.7011513710022</text:p>
          </table:table-cell>
          <table:table-cell office:value-type="float" office:value="1.76786351203918" calcext:value-type="float">
            <text:p>1.76786351203918</text:p>
          </table:table-cell>
          <table:table-cell office:value-type="float" office:value="1.83457589149475" calcext:value-type="float">
            <text:p>1.83457589149475</text:p>
          </table:table-cell>
          <table:table-cell office:value-type="float" office:value="1.90128779411316" calcext:value-type="float">
            <text:p>1.90128779411316</text:p>
          </table:table-cell>
          <table:table-cell office:value-type="float" office:value="2.06806755065918" calcext:value-type="float">
            <text:p>2.06806755065918</text:p>
          </table:table-cell>
          <table:table-cell office:value-type="float" office:value="2.13477921485901" calcext:value-type="float">
            <text:p>2.13477921485901</text:p>
          </table:table-cell>
          <table:table-cell office:value-type="float" office:value="2.16813516616821" calcext:value-type="float">
            <text:p>2.16813516616821</text:p>
          </table:table-cell>
          <table:table-cell office:value-type="float" office:value="2.26820254325867" calcext:value-type="float">
            <text:p>2.26820254325867</text:p>
          </table:table-cell>
          <table:table-cell office:value-type="float" office:value="2.40162587165833" calcext:value-type="float">
            <text:p>2.40162587165833</text:p>
          </table:table-cell>
          <table:table-cell office:value-type="float" office:value="2.6017599105835" calcext:value-type="float">
            <text:p>2.6017599105835</text:p>
          </table:table-cell>
          <table:table-cell office:value-type="float" office:value="2.83525252342224" calcext:value-type="float">
            <text:p>2.83525252342224</text:p>
          </table:table-cell>
          <table:table-cell office:value-type="float" office:value="2.90196514129639" calcext:value-type="float">
            <text:p>2.90196514129639</text:p>
          </table:table-cell>
          <table:table-cell office:value-type="float" office:value="2.93532156944275" calcext:value-type="float">
            <text:p>2.93532156944275</text:p>
          </table:table-cell>
          <table:table-cell office:value-type="float" office:value="2.96867775917053" calcext:value-type="float">
            <text:p>2.96867775917053</text:p>
          </table:table-cell>
          <table:table-cell office:value-type="float" office:value="3.00203418731689" calcext:value-type="float">
            <text:p>3.00203418731689</text:p>
          </table:table-cell>
          <table:table-cell office:value-type="float" office:value="3.06874680519104" calcext:value-type="float">
            <text:p>3.06874680519104</text:p>
          </table:table-cell>
          <table:table-cell office:value-type="float" office:value="3.13545966148376" calcext:value-type="float">
            <text:p>3.13545966148376</text:p>
          </table:table-cell>
          <table:table-cell office:value-type="float" office:value="3.20217204093933" calcext:value-type="float">
            <text:p>3.20217204093933</text:p>
          </table:table-cell>
          <table:table-cell office:value-type="float" office:value="3.23552823066711" calcext:value-type="float">
            <text:p>3.23552823066711</text:p>
          </table:table-cell>
          <table:table-cell office:value-type="float" office:value="3.30224084854126" calcext:value-type="float">
            <text:p>3.30224084854126</text:p>
          </table:table-cell>
          <table:table-cell office:value-type="float" office:value="3.36895322799683" calcext:value-type="float">
            <text:p>3.36895322799683</text:p>
          </table:table-cell>
          <table:table-cell office:value-type="float" office:value="3.43566536903381" calcext:value-type="float">
            <text:p>3.43566536903381</text:p>
          </table:table-cell>
          <table:table-cell office:value-type="float" office:value="3.73586940765381" calcext:value-type="float">
            <text:p>3.73586940765381</text:p>
          </table:table-cell>
          <table:table-cell office:value-type="float" office:value="3.76922464370728" calcext:value-type="float">
            <text:p>3.76922464370728</text:p>
          </table:table-cell>
          <table:table-cell office:value-type="float" office:value="3.90264463424683" calcext:value-type="float">
            <text:p>3.90264463424683</text:p>
          </table:table-cell>
          <table:table-cell office:value-type="float" office:value="3.96935439109802" calcext:value-type="float">
            <text:p>3.96935439109802</text:p>
          </table:table-cell>
          <table:table-cell office:value-type="float" office:value="4.0360643863678" calcext:value-type="float">
            <text:p>4.0360643863678</text:p>
          </table:table-cell>
          <table:table-cell office:value-type="float" office:value="4.10277390480042" calcext:value-type="float">
            <text:p>4.10277390480042</text:p>
          </table:table-cell>
          <table:table-cell office:value-type="float" office:value="4.16948342323303" calcext:value-type="float">
            <text:p>4.16948342323303</text:p>
          </table:table-cell>
          <table:table-cell office:value-type="float" office:value="4.20283842086792" calcext:value-type="float">
            <text:p>4.20283842086792</text:p>
          </table:table-cell>
          <table:table-cell office:value-type="float" office:value="4.23619318008423" calcext:value-type="float">
            <text:p>4.23619318008423</text:p>
          </table:table-cell>
          <table:table-cell office:value-type="float" office:value="4.30290269851685" calcext:value-type="float">
            <text:p>4.30290269851685</text:p>
          </table:table-cell>
          <table:table-cell office:value-type="float" office:value="4.36961221694946" calcext:value-type="float">
            <text:p>4.36961221694946</text:p>
          </table:table-cell>
          <table:table-cell office:value-type="float" office:value="4.4363214969635" calcext:value-type="float">
            <text:p>4.4363214969635</text:p>
          </table:table-cell>
          <table:table-cell office:value-type="float" office:value="4.46967601776123" calcext:value-type="float">
            <text:p>4.46967601776123</text:p>
          </table:table-cell>
          <table:table-cell office:value-type="float" office:value="4.569739818573" calcext:value-type="float">
            <text:p>4.569739818573</text:p>
          </table:table-cell>
          <table:table-cell office:value-type="float" office:value="4.63644886016846" calcext:value-type="float">
            <text:p>4.63644886016846</text:p>
          </table:table-cell>
          <table:table-cell office:value-type="float" office:value="4.66980361938477" calcext:value-type="float">
            <text:p>4.66980361938477</text:p>
          </table:table-cell>
          <table:table-cell office:value-type="float" office:value="4.7031581401825" calcext:value-type="float">
            <text:p>4.7031581401825</text:p>
          </table:table-cell>
          <table:table-cell office:value-type="float" office:value="4.73651337623596" calcext:value-type="float">
            <text:p>4.73651337623596</text:p>
          </table:table-cell>
          <table:table-cell office:value-type="float" office:value="4.76986837387085" calcext:value-type="float">
            <text:p>4.76986837387085</text:p>
          </table:table-cell>
          <table:table-cell office:value-type="float" office:value="4.80322337150574" calcext:value-type="float">
            <text:p>4.80322337150574</text:p>
          </table:table-cell>
          <table:table-cell office:value-type="float" office:value="4.83657836914063" calcext:value-type="float">
            <text:p>4.83657836914063</text:p>
          </table:table-cell>
          <table:table-cell office:value-type="float" office:value="4.96999859809876" calcext:value-type="float">
            <text:p>4.96999859809876</text:p>
          </table:table-cell>
          <table:table-cell office:value-type="float" office:value="5.00335359573364" calcext:value-type="float">
            <text:p>5.00335359573364</text:p>
          </table:table-cell>
          <table:table-cell office:value-type="float" office:value="5.03670859336853" calcext:value-type="float">
            <text:p>5.03670859336853</text:p>
          </table:table-cell>
          <table:table-cell office:value-type="float" office:value="5.33690237998962" calcext:value-type="float">
            <text:p>5.33690237998962</text:p>
          </table:table-cell>
          <table:table-cell office:value-type="float" office:value="5.37025713920593" calcext:value-type="float">
            <text:p>5.37025713920593</text:p>
          </table:table-cell>
          <table:table-cell office:value-type="float" office:value="5.43696665763855" calcext:value-type="float">
            <text:p>5.43696665763855</text:p>
          </table:table-cell>
          <table:table-cell office:value-type="float" office:value="5.47032141685486" calcext:value-type="float">
            <text:p>5.47032141685486</text:p>
          </table:table-cell>
          <table:table-cell office:value-type="float" office:value="5.50367617607117" calcext:value-type="float">
            <text:p>5.50367617607117</text:p>
          </table:table-cell>
          <table:table-cell office:value-type="float" office:value="5.5370306968689" calcext:value-type="float">
            <text:p>5.5370306968689</text:p>
          </table:table-cell>
          <table:table-cell office:value-type="float" office:value="5.57038545608521" calcext:value-type="float">
            <text:p>5.57038545608521</text:p>
          </table:table-cell>
          <table:table-cell office:value-type="float" office:value="5.63709449768066" calcext:value-type="float">
            <text:p>5.63709449768066</text:p>
          </table:table-cell>
          <table:table-cell office:value-type="float" office:value="5.70380353927612" calcext:value-type="float">
            <text:p>5.70380353927612</text:p>
          </table:table-cell>
          <table:table-cell office:value-type="float" office:value="5.77051448822022" calcext:value-type="float">
            <text:p>5.77051448822022</text:p>
          </table:table-cell>
          <table:table-cell office:value-type="float" office:value="5.90393614768982" calcext:value-type="float">
            <text:p>5.90393614768982</text:p>
          </table:table-cell>
          <table:table-cell office:value-type="float" office:value="5.93729162216187" calcext:value-type="float">
            <text:p>5.93729162216187</text:p>
          </table:table-cell>
          <table:table-cell office:value-type="float" office:value="5.97064685821533" calcext:value-type="float">
            <text:p>5.97064685821533</text:p>
          </table:table-cell>
          <table:table-cell office:value-type="float" office:value="6.03735756874085" calcext:value-type="float">
            <text:p>6.03735756874085</text:p>
          </table:table-cell>
          <table:table-cell office:value-type="float" office:value="6.07071280479431" calcext:value-type="float">
            <text:p>6.07071280479431</text:p>
          </table:table-cell>
          <table:table-cell office:value-type="float" office:value="6.30419898033142" calcext:value-type="float">
            <text:p>6.30419898033142</text:p>
          </table:table-cell>
          <table:table-cell office:value-type="float" office:value="6.33755421638489" calcext:value-type="float">
            <text:p>6.33755421638489</text:p>
          </table:table-cell>
          <table:table-cell office:value-type="float" office:value="6.37090921401978" calcext:value-type="float">
            <text:p>6.37090921401978</text:p>
          </table:table-cell>
          <table:table-cell office:value-type="float" office:value="6.47097444534302" calcext:value-type="float">
            <text:p>6.47097444534302</text:p>
          </table:table-cell>
          <table:table-cell office:value-type="float" office:value="6.53768444061279" calcext:value-type="float">
            <text:p>6.53768444061279</text:p>
          </table:table-cell>
          <table:table-cell office:value-type="float" office:value="6.57103943824768" calcext:value-type="float">
            <text:p>6.57103943824768</text:p>
          </table:table-cell>
          <table:table-cell office:value-type="float" office:value="6.63774943351746" calcext:value-type="float">
            <text:p>6.63774943351746</text:p>
          </table:table-cell>
          <table:table-cell office:value-type="float" office:value="6.67110443115234" calcext:value-type="float">
            <text:p>6.67110443115234</text:p>
          </table:table-cell>
          <table:table-cell office:value-type="float" office:value="6.73781847953796" calcext:value-type="float">
            <text:p>6.73781847953796</text:p>
          </table:table-cell>
          <table:table-cell office:value-type="float" office:value="6.80453729629517" calcext:value-type="float">
            <text:p>6.80453729629517</text:p>
          </table:table-cell>
          <table:table-cell office:value-type="float" office:value="6.83789658546448" calcext:value-type="float">
            <text:p>6.83789658546448</text:p>
          </table:table-cell>
          <table:table-cell office:value-type="float" office:value="6.87125587463379" calcext:value-type="float">
            <text:p>6.87125587463379</text:p>
          </table:table-cell>
          <table:table-cell office:value-type="float" office:value="6.93797492980957" calcext:value-type="float">
            <text:p>6.93797492980957</text:p>
          </table:table-cell>
          <table:table-cell office:value-type="float" office:value="6.97133421897888" calcext:value-type="float">
            <text:p>6.97133421897888</text:p>
          </table:table-cell>
          <table:table-cell office:value-type="float" office:value="7.03805351257324" calcext:value-type="float">
            <text:p>7.03805351257324</text:p>
          </table:table-cell>
          <table:table-cell office:value-type="float" office:value="7.07141304016113" calcext:value-type="float">
            <text:p>7.07141304016113</text:p>
          </table:table-cell>
          <table:table-cell office:value-type="float" office:value="7.13813233375549" calcext:value-type="float">
            <text:p>7.13813233375549</text:p>
          </table:table-cell>
          <table:table-cell office:value-type="float" office:value="7.20485162734985" calcext:value-type="float">
            <text:p>7.20485162734985</text:p>
          </table:table-cell>
          <table:table-cell office:value-type="float" office:value="7.27157139778137" calcext:value-type="float">
            <text:p>7.27157139778137</text:p>
          </table:table-cell>
          <table:table-cell office:value-type="float" office:value="7.37165093421936" calcext:value-type="float">
            <text:p>7.37165093421936</text:p>
          </table:table-cell>
          <table:table-cell office:value-type="float" office:value="7.43837070465088" calcext:value-type="float">
            <text:p>7.43837070465088</text:p>
          </table:table-cell>
          <table:table-cell office:value-type="float" office:value="7.57181096076965" calcext:value-type="float">
            <text:p>7.57181096076965</text:p>
          </table:table-cell>
          <table:table-cell office:value-type="float" office:value="7.67189145088196" calcext:value-type="float">
            <text:p>7.67189145088196</text:p>
          </table:table-cell>
          <table:table-cell office:value-type="float" office:value="7.93873882293701" calcext:value-type="float">
            <text:p>7.93873882293701</text:p>
          </table:table-cell>
          <table:table-cell office:value-type="float" office:value="8.00544953346252" calcext:value-type="float">
            <text:p>8.00544953346252</text:p>
          </table:table-cell>
          <table:table-cell office:value-type="float" office:value="8.10551524162293" calcext:value-type="float">
            <text:p>8.10551524162293</text:p>
          </table:table-cell>
          <table:table-cell office:value-type="float" office:value="8.17222547531128" calcext:value-type="float">
            <text:p>8.17222547531128</text:p>
          </table:table-cell>
          <table:table-cell office:value-type="float" office:value="8.20558071136475" calcext:value-type="float">
            <text:p>8.20558071136475</text:p>
          </table:table-cell>
          <table:table-cell office:value-type="float" office:value="8.2722909450531" calcext:value-type="float">
            <text:p>8.2722909450531</text:p>
          </table:table-cell>
          <table:table-cell office:value-type="float" office:value="8.30564594268799" calcext:value-type="float">
            <text:p>8.30564594268799</text:p>
          </table:table-cell>
          <table:table-cell office:value-type="float" office:value="8.33900094032288" calcext:value-type="float">
            <text:p>8.33900094032288</text:p>
          </table:table-cell>
          <table:table-cell office:value-type="float" office:value="8.37235593795776" calcext:value-type="float">
            <text:p>8.37235593795776</text:p>
          </table:table-cell>
          <table:table-cell office:value-type="float" office:value="8.47242093086243" calcext:value-type="float">
            <text:p>8.47242093086243</text:p>
          </table:table-cell>
          <table:table-cell office:value-type="float" office:value="8.5391309261322" calcext:value-type="float">
            <text:p>8.5391309261322</text:p>
          </table:table-cell>
          <table:table-cell office:value-type="float" office:value="8.6058406829834" calcext:value-type="float">
            <text:p>8.6058406829834</text:p>
          </table:table-cell>
          <table:table-cell office:value-type="float" office:value="8.67255067825317" calcext:value-type="float">
            <text:p>8.67255067825317</text:p>
          </table:table-cell>
          <table:table-cell office:value-type="float" office:value="8.83933424949646" calcext:value-type="float">
            <text:p>8.83933424949646</text:p>
          </table:table-cell>
          <table:table-cell office:value-type="float" office:value="8.87269139289856" calcext:value-type="float">
            <text:p>8.87269139289856</text:p>
          </table:table-cell>
          <table:table-cell office:value-type="float" office:value="8.90604901313782" calcext:value-type="float">
            <text:p>8.90604901313782</text:p>
          </table:table-cell>
          <table:table-cell office:value-type="float" office:value="8.93940615653992" calcext:value-type="float">
            <text:p>8.93940615653992</text:p>
          </table:table-cell>
          <table:table-cell office:value-type="float" office:value="9.07283473014832" calcext:value-type="float">
            <text:p>9.07283473014832</text:p>
          </table:table-cell>
          <table:table-cell office:value-type="float" office:value="9.13954949378967" calcext:value-type="float">
            <text:p>9.13954949378967</text:p>
          </table:table-cell>
          <table:table-cell office:value-type="float" office:value="9.20626378059387" calcext:value-type="float">
            <text:p>9.20626378059387</text:p>
          </table:table-cell>
          <table:table-cell office:value-type="float" office:value="9.27297806739807" calcext:value-type="float">
            <text:p>9.27297806739807</text:p>
          </table:table-cell>
          <table:table-cell office:value-type="float" office:value="9.33969259262085" calcext:value-type="float">
            <text:p>9.33969259262085</text:p>
          </table:table-cell>
          <table:table-cell office:value-type="float" office:value="9.40640687942505" calcext:value-type="float">
            <text:p>9.40640687942505</text:p>
          </table:table-cell>
          <table:table-cell office:value-type="float" office:value="9.50647830963135" calcext:value-type="float">
            <text:p>9.50647830963135</text:p>
          </table:table-cell>
          <table:table-cell office:value-type="float" office:value="9.63990688323975" calcext:value-type="float">
            <text:p>9.63990688323975</text:p>
          </table:table-cell>
          <table:table-cell office:value-type="float" office:value="9.70662117004395" calcext:value-type="float">
            <text:p>9.70662117004395</text:p>
          </table:table-cell>
          <table:table-cell office:value-type="float" office:value="9.77333879470825" calcext:value-type="float">
            <text:p>9.77333879470825</text:p>
          </table:table-cell>
          <table:table-cell office:value-type="float" office:value="9.84005641937256" calcext:value-type="float">
            <text:p>9.84005641937256</text:p>
          </table:table-cell>
          <table:table-cell office:value-type="float" office:value="9.87341547012329" calcext:value-type="float">
            <text:p>9.87341547012329</text:p>
          </table:table-cell>
          <table:table-cell office:value-type="float" office:value="9.90677428245544" calcext:value-type="float">
            <text:p>9.90677428245544</text:p>
          </table:table-cell>
          <table:table-cell office:value-type="float" office:value="9.9401330947876" calcext:value-type="float">
            <text:p>9.9401330947876</text:p>
          </table:table-cell>
          <table:table-cell office:value-type="float" office:value="10.0068509578705" calcext:value-type="float">
            <text:p>10.0068509578705</text:p>
          </table:table-cell>
          <table:table-cell office:value-type="float" office:value="10.2070050239563" calcext:value-type="float">
            <text:p>10.2070050239563</text:p>
          </table:table-cell>
          <table:table-cell office:value-type="float" office:value="10.2737228870392" calcext:value-type="float">
            <text:p>10.2737228870392</text:p>
          </table:table-cell>
          <table:table-cell office:value-type="float" office:value="10.3070821762085" calcext:value-type="float">
            <text:p>10.3070821762085</text:p>
          </table:table-cell>
          <table:table-cell office:value-type="float" office:value="10.5739552974701" calcext:value-type="float">
            <text:p>10.5739552974701</text:p>
          </table:table-cell>
          <table:table-cell office:value-type="float" office:value="10.6406738758087" calcext:value-type="float">
            <text:p>10.6406738758087</text:p>
          </table:table-cell>
          <table:table-cell office:value-type="float" office:value="10.674033164978" calcext:value-type="float">
            <text:p>10.674033164978</text:p>
          </table:table-cell>
          <table:table-cell office:value-type="float" office:value="10.7407488822937" calcext:value-type="float">
            <text:p>10.7407488822937</text:p>
          </table:table-cell>
          <table:table-cell office:value-type="float" office:value="10.8074617385864" calcext:value-type="float">
            <text:p>10.8074617385864</text:p>
          </table:table-cell>
          <table:table-cell office:value-type="float" office:value="10.8741745948792" calcext:value-type="float">
            <text:p>10.8741745948792</text:p>
          </table:table-cell>
          <table:table-cell office:value-type="float" office:value="10.9408874511719" calcext:value-type="float">
            <text:p>10.9408874511719</text:p>
          </table:table-cell>
          <table:table-cell office:value-type="float" office:value="11.1076698303223" calcext:value-type="float">
            <text:p>11.1076698303223</text:p>
          </table:table-cell>
          <table:table-cell office:value-type="float" office:value="11.174382686615" calcext:value-type="float">
            <text:p>11.174382686615</text:p>
          </table:table-cell>
          <table:table-cell office:value-type="float" office:value="11.2410955429077" calcext:value-type="float">
            <text:p>11.2410955429077</text:p>
          </table:table-cell>
          <table:table-cell office:value-type="float" office:value="11.4412338733673" calcext:value-type="float">
            <text:p>11.4412338733673</text:p>
          </table:table-cell>
          <table:table-cell office:value-type="float" office:value="11.50794672966" calcext:value-type="float">
            <text:p>11.50794672966</text:p>
          </table:table-cell>
          <table:table-cell office:value-type="float" office:value="11.6747283935547" calcext:value-type="float">
            <text:p>11.6747283935547</text:p>
          </table:table-cell>
          <table:table-cell office:value-type="float" office:value="11.741441488266" calcext:value-type="float">
            <text:p>11.741441488266</text:p>
          </table:table-cell>
          <table:table-cell office:value-type="float" office:value="11.8081545829773" calcext:value-type="float">
            <text:p>11.8081545829773</text:p>
          </table:table-cell>
          <table:table-cell office:value-type="float" office:value="11.8415112495422" calcext:value-type="float">
            <text:p>11.8415112495422</text:p>
          </table:table-cell>
          <table:table-cell office:value-type="float" office:value="11.9082243442535" calcext:value-type="float">
            <text:p>11.9082243442535</text:p>
          </table:table-cell>
          <table:table-cell office:value-type="float" office:value="11.9749376773834" calcext:value-type="float">
            <text:p>11.9749376773834</text:p>
          </table:table-cell>
          <table:table-cell office:value-type="float" office:value="12.0416507720947" calcext:value-type="float">
            <text:p>12.0416507720947</text:p>
          </table:table-cell>
          <table:table-cell office:value-type="float" office:value="12.108363866806" calcext:value-type="float">
            <text:p>12.108363866806</text:p>
          </table:table-cell>
          <table:table-cell office:value-type="float" office:value="12.1750767230988" calcext:value-type="float">
            <text:p>12.1750767230988</text:p>
          </table:table-cell>
          <table:table-cell office:value-type="float" office:value="12.2084331512451" calcext:value-type="float">
            <text:p>12.2084331512451</text:p>
          </table:table-cell>
          <table:table-cell office:value-type="float" office:value="12.2751462459564" calcext:value-type="float">
            <text:p>12.2751462459564</text:p>
          </table:table-cell>
          <table:table-cell office:value-type="float" office:value="12.3085026741028" calcext:value-type="float">
            <text:p>12.3085026741028</text:p>
          </table:table-cell>
          <table:table-cell office:value-type="float" office:value="12.3418593406677" calcext:value-type="float">
            <text:p>12.3418593406677</text:p>
          </table:table-cell>
          <table:table-cell office:value-type="float" office:value="12.3752157688141" calcext:value-type="float">
            <text:p>12.3752157688141</text:p>
          </table:table-cell>
          <table:table-cell office:value-type="float" office:value="12.4085721969605" calcext:value-type="float">
            <text:p>12.4085721969605</text:p>
          </table:table-cell>
          <table:table-cell office:value-type="float" office:value="12.4419286251068" calcext:value-type="float">
            <text:p>12.4419286251068</text:p>
          </table:table-cell>
          <table:table-cell office:value-type="float" office:value="12.5086414813995" calcext:value-type="float">
            <text:p>12.5086414813995</text:p>
          </table:table-cell>
          <table:table-cell office:value-type="float" office:value="12.5419979095459" calcext:value-type="float">
            <text:p>12.5419979095459</text:p>
          </table:table-cell>
          <table:table-cell office:value-type="float" office:value="12.7754969596863" calcext:value-type="float">
            <text:p>12.7754969596863</text:p>
          </table:table-cell>
          <table:table-cell office:value-type="float" office:value="12.8088555335999" calcext:value-type="float">
            <text:p>12.8088555335999</text:p>
          </table:table-cell>
          <table:table-cell office:value-type="float" office:value="12.8422141075134" calcext:value-type="float">
            <text:p>12.8422141075134</text:p>
          </table:table-cell>
          <table:table-cell office:value-type="float" office:value="12.9089312553406" calcext:value-type="float">
            <text:p>12.9089312553406</text:p>
          </table:table-cell>
          <table:table-cell office:value-type="float" office:value="12.9756488800049" calcext:value-type="float">
            <text:p>12.9756488800049</text:p>
          </table:table-cell>
          <table:table-cell office:value-type="float" office:value="13.2091600894928" calcext:value-type="float">
            <text:p>13.2091600894928</text:p>
          </table:table-cell>
          <table:table-cell office:value-type="float" office:value="13.2758774757385" calcext:value-type="float">
            <text:p>13.2758774757385</text:p>
          </table:table-cell>
          <table:table-cell office:value-type="float" office:value="13.3092365264893" calcext:value-type="float">
            <text:p>13.3092365264893</text:p>
          </table:table-cell>
          <table:table-cell office:value-type="float" office:value="13.3425953388214" calcext:value-type="float">
            <text:p>13.3425953388214</text:p>
          </table:table-cell>
          <table:table-cell office:value-type="float" office:value="13.4093134403229" calcext:value-type="float">
            <text:p>13.4093134403229</text:p>
          </table:table-cell>
          <table:table-cell office:value-type="float" office:value="13.4760310649872" calcext:value-type="float">
            <text:p>13.4760310649872</text:p>
          </table:table-cell>
          <table:table-cell office:value-type="float" office:value="13.6428265571594" calcext:value-type="float">
            <text:p>13.6428265571594</text:p>
          </table:table-cell>
          <table:table-cell office:value-type="float" office:value="13.7095444202423" calcext:value-type="float">
            <text:p>13.7095444202423</text:p>
          </table:table-cell>
          <table:table-cell office:value-type="float" office:value="13.8096163272858" calcext:value-type="float">
            <text:p>13.8096163272858</text:p>
          </table:table-cell>
          <table:table-cell office:value-type="float" office:value="14.0097601413727" calcext:value-type="float">
            <text:p>14.0097601413727</text:p>
          </table:table-cell>
          <table:table-cell office:value-type="float" office:value="14.0764746665955" calcext:value-type="float">
            <text:p>14.0764746665955</text:p>
          </table:table-cell>
          <table:table-cell office:value-type="float" office:value="14.1098318099976" calcext:value-type="float">
            <text:p>14.1098318099976</text:p>
          </table:table-cell>
          <table:table-cell office:value-type="float" office:value="14.2099039554596" calcext:value-type="float">
            <text:p>14.2099039554596</text:p>
          </table:table-cell>
          <table:table-cell office:value-type="float" office:value="14.2432613372803" calcext:value-type="float">
            <text:p>14.2432613372803</text:p>
          </table:table-cell>
          <table:table-cell office:value-type="float" office:value="14.3099758625031" calcext:value-type="float">
            <text:p>14.3099758625031</text:p>
          </table:table-cell>
          <table:table-cell office:value-type="float" office:value="14.3433330059052" calcext:value-type="float">
            <text:p>14.3433330059052</text:p>
          </table:table-cell>
          <table:table-cell office:value-type="float" office:value="14.3766906261444" calcext:value-type="float">
            <text:p>14.3766906261444</text:p>
          </table:table-cell>
          <table:table-cell office:value-type="float" office:value="14.4100480079651" calcext:value-type="float">
            <text:p>14.4100480079651</text:p>
          </table:table-cell>
          <table:table-cell office:value-type="float" office:value="14.4767625331879" calcext:value-type="float">
            <text:p>14.4767625331879</text:p>
          </table:table-cell>
          <table:table-cell office:value-type="float" office:value="14.5101199150085" calcext:value-type="float">
            <text:p>14.5101199150085</text:p>
          </table:table-cell>
          <table:table-cell office:value-type="float" office:value="14.5434770584106" calcext:value-type="float">
            <text:p>14.5434770584106</text:p>
          </table:table-cell>
          <table:table-cell office:value-type="float" office:value="14.5768346786499" calcext:value-type="float">
            <text:p>14.5768346786499</text:p>
          </table:table-cell>
          <table:table-cell office:value-type="float" office:value="14.6101920604706" calcext:value-type="float">
            <text:p>14.6101920604706</text:p>
          </table:table-cell>
          <table:table-cell office:value-type="float" office:value="14.6769065856934" calcext:value-type="float">
            <text:p>14.6769065856934</text:p>
          </table:table-cell>
          <table:table-cell office:value-type="float" office:value="14.7436215877533" calcext:value-type="float">
            <text:p>14.7436215877533</text:p>
          </table:table-cell>
          <table:table-cell office:value-type="float" office:value="14.8770520687103" calcext:value-type="float">
            <text:p>14.8770520687103</text:p>
          </table:table-cell>
          <table:table-cell office:value-type="float" office:value="14.9437670707703" calcext:value-type="float">
            <text:p>14.9437670707703</text:p>
          </table:table-cell>
          <table:table-cell office:value-type="float" office:value="15.0104825496674" calcext:value-type="float">
            <text:p>15.0104825496674</text:p>
          </table:table-cell>
          <table:table-cell office:value-type="float" office:value="15.0438401699066" calcext:value-type="float">
            <text:p>15.0438401699066</text:p>
          </table:table-cell>
          <table:table-cell office:value-type="float" office:value="15.0771977901459" calcext:value-type="float">
            <text:p>15.0771977901459</text:p>
          </table:table-cell>
          <table:table-cell office:value-type="float" office:value="15.1105554103851" calcext:value-type="float">
            <text:p>15.1105554103851</text:p>
          </table:table-cell>
          <table:table-cell office:value-type="float" office:value="15.143913269043" calcext:value-type="float">
            <text:p>15.143913269043</text:p>
          </table:table-cell>
          <table:table-cell office:value-type="float" office:value="15.3107016086578" calcext:value-type="float">
            <text:p>15.3107016086578</text:p>
          </table:table-cell>
          <table:table-cell office:value-type="float" office:value="15.3440592288971" calcext:value-type="float">
            <text:p>15.3440592288971</text:p>
          </table:table-cell>
          <table:table-cell office:value-type="float" office:value="15.4107744693756" calcext:value-type="float">
            <text:p>15.4107744693756</text:p>
          </table:table-cell>
          <table:table-cell office:value-type="float" office:value="15.4441323280334" calcext:value-type="float">
            <text:p>15.4441323280334</text:p>
          </table:table-cell>
          <table:table-cell office:value-type="float" office:value="15.6776366233826" calcext:value-type="float">
            <text:p>15.6776366233826</text:p>
          </table:table-cell>
          <table:table-cell office:value-type="float" office:value="15.7443511486053" calcext:value-type="float">
            <text:p>15.7443511486053</text:p>
          </table:table-cell>
          <table:table-cell office:value-type="float" office:value="15.8110647201538" calcext:value-type="float">
            <text:p>15.8110647201538</text:p>
          </table:table-cell>
          <table:table-cell office:value-type="float" office:value="15.8777787685394" calcext:value-type="float">
            <text:p>15.8777787685394</text:p>
          </table:table-cell>
          <table:table-cell office:value-type="float" office:value="15.9444923400879" calcext:value-type="float">
            <text:p>15.9444923400879</text:p>
          </table:table-cell>
          <table:table-cell office:value-type="float" office:value="15.9778490066528" calcext:value-type="float">
            <text:p>15.9778490066528</text:p>
          </table:table-cell>
          <table:table-cell office:value-type="float" office:value="16.0112059116364" calcext:value-type="float">
            <text:p>16.0112059116364</text:p>
          </table:table-cell>
          <table:table-cell office:value-type="float" office:value="16.0445625782013" calcext:value-type="float">
            <text:p>16.0445625782013</text:p>
          </table:table-cell>
          <table:table-cell office:value-type="float" office:value="16.0779194831848" calcext:value-type="float">
            <text:p>16.0779194831848</text:p>
          </table:table-cell>
          <table:table-cell office:value-type="float" office:value="16.1112761497498" calcext:value-type="float">
            <text:p>16.1112761497498</text:p>
          </table:table-cell>
          <table:table-cell office:value-type="float" office:value="16.2447032928467" calcext:value-type="float">
            <text:p>16.2447032928467</text:p>
          </table:table-cell>
          <table:table-cell office:value-type="float" office:value="16.3114168643951" calcext:value-type="float">
            <text:p>16.3114168643951</text:p>
          </table:table-cell>
          <table:table-cell office:value-type="float" office:value="16.378130197525" calcext:value-type="float">
            <text:p>16.378130197525</text:p>
          </table:table-cell>
          <table:table-cell office:value-type="float" office:value="16.6116273403168" calcext:value-type="float">
            <text:p>16.6116273403168</text:p>
          </table:table-cell>
          <table:table-cell office:value-type="float" office:value="16.6783406734467" calcext:value-type="float">
            <text:p>16.6783406734467</text:p>
          </table:table-cell>
          <table:table-cell office:value-type="float" office:value="16.8117709159851" calcext:value-type="float">
            <text:p>16.8117709159851</text:p>
          </table:table-cell>
          <table:table-cell office:value-type="float" office:value="16.8784863948822" calcext:value-type="float">
            <text:p>16.8784863948822</text:p>
          </table:table-cell>
          <table:table-cell office:value-type="float" office:value="16.9785599708557" calcext:value-type="float">
            <text:p>16.9785599708557</text:p>
          </table:table-cell>
          <table:table-cell office:value-type="float" office:value="17.0119178295136" calcext:value-type="float">
            <text:p>17.0119178295136</text:p>
          </table:table-cell>
          <table:table-cell office:value-type="float" office:value="17.0786333084106" calcext:value-type="float">
            <text:p>17.0786333084106</text:p>
          </table:table-cell>
          <table:table-cell office:value-type="float" office:value="17.1787071228027" calcext:value-type="float">
            <text:p>17.1787071228027</text:p>
          </table:table-cell>
          <table:table-cell office:value-type="float" office:value="17.2454228401184" calcext:value-type="float">
            <text:p>17.2454228401184</text:p>
          </table:table-cell>
          <table:table-cell office:value-type="float" office:value="17.5122861862183" calcext:value-type="float">
            <text:p>17.5122861862183</text:p>
          </table:table-cell>
          <table:table-cell office:value-type="float" office:value="17.5790021419525" calcext:value-type="float">
            <text:p>17.5790021419525</text:p>
          </table:table-cell>
          <table:table-cell office:value-type="float" office:value="17.6457180976868" calcext:value-type="float">
            <text:p>17.6457180976868</text:p>
          </table:table-cell>
          <table:table-cell office:value-type="float" office:value="17.7124338150024" calcext:value-type="float">
            <text:p>17.7124338150024</text:p>
          </table:table-cell>
          <table:table-cell office:value-type="float" office:value="17.7791488170624" calcext:value-type="float">
            <text:p>17.7791488170624</text:p>
          </table:table-cell>
          <table:table-cell office:value-type="float" office:value="17.8458638191223" calcext:value-type="float">
            <text:p>17.8458638191223</text:p>
          </table:table-cell>
          <table:table-cell office:value-type="float" office:value="17.9792935848236" calcext:value-type="float">
            <text:p>17.9792935848236</text:p>
          </table:table-cell>
          <table:table-cell office:value-type="float" office:value="18.0460085868835" calcext:value-type="float">
            <text:p>18.0460085868835</text:p>
          </table:table-cell>
          <table:table-cell office:value-type="float" office:value="18.2795107364655" calcext:value-type="float">
            <text:p>18.2795107364655</text:p>
          </table:table-cell>
          <table:table-cell office:value-type="float" office:value="18.346225976944" calcext:value-type="float">
            <text:p>18.346225976944</text:p>
          </table:table-cell>
          <table:table-cell office:value-type="float" office:value="18.4129407405853" calcext:value-type="float">
            <text:p>18.4129407405853</text:p>
          </table:table-cell>
          <table:table-cell office:value-type="float" office:value="18.4462983608246" calcext:value-type="float">
            <text:p>18.4462983608246</text:p>
          </table:table-cell>
          <table:table-cell office:value-type="float" office:value="18.5130133628845" calcext:value-type="float">
            <text:p>18.5130133628845</text:p>
          </table:table-cell>
          <table:table-cell office:value-type="float" office:value="18.5797283649445" calcext:value-type="float">
            <text:p>18.5797283649445</text:p>
          </table:table-cell>
          <table:table-cell office:value-type="float" office:value="18.6464433670044" calcext:value-type="float">
            <text:p>18.6464433670044</text:p>
          </table:table-cell>
          <table:table-cell office:value-type="float" office:value="18.7465167045593" calcext:value-type="float">
            <text:p>18.7465167045593</text:p>
          </table:table-cell>
          <table:table-cell office:value-type="float" office:value="18.8132333755493" calcext:value-type="float">
            <text:p>18.8132333755493</text:p>
          </table:table-cell>
          <table:table-cell office:value-type="float" office:value="18.8799500465393" calcext:value-type="float">
            <text:p>18.8799500465393</text:p>
          </table:table-cell>
          <table:table-cell office:value-type="float" office:value="18.9466669559479" calcext:value-type="float">
            <text:p>18.9466669559479</text:p>
          </table:table-cell>
          <table:table-cell office:value-type="float" office:value="19.0133836269379" calcext:value-type="float">
            <text:p>19.0133836269379</text:p>
          </table:table-cell>
          <table:table-cell office:value-type="float" office:value="19.0801005363464" calcext:value-type="float">
            <text:p>19.0801005363464</text:p>
          </table:table-cell>
          <table:table-cell office:value-type="float" office:value="19.1134588718414" calcext:value-type="float">
            <text:p>19.1134588718414</text:p>
          </table:table-cell>
          <table:table-cell office:value-type="float" office:value="19.1468172073364" calcext:value-type="float">
            <text:p>19.1468172073364</text:p>
          </table:table-cell>
          <table:table-cell office:value-type="float" office:value="19.2135343551636" calcext:value-type="float">
            <text:p>19.2135343551636</text:p>
          </table:table-cell>
          <table:table-cell office:value-type="float" office:value="19.2802510261536" calcext:value-type="float">
            <text:p>19.2802510261536</text:p>
          </table:table-cell>
          <table:table-cell office:value-type="float" office:value="19.3469681739807" calcext:value-type="float">
            <text:p>19.3469681739807</text:p>
          </table:table-cell>
          <table:table-cell office:value-type="float" office:value="19.4136848449707" calcext:value-type="float">
            <text:p>19.4136848449707</text:p>
          </table:table-cell>
          <table:table-cell office:value-type="float" office:value="19.4804019927979" calcext:value-type="float">
            <text:p>19.4804019927979</text:p>
          </table:table-cell>
          <table:table-cell office:value-type="float" office:value="19.547119140625" calcext:value-type="float">
            <text:p>19.547119140625</text:p>
          </table:table-cell>
          <table:table-cell office:value-type="float" office:value="19.6138362884521" calcext:value-type="float">
            <text:p>19.6138362884521</text:p>
          </table:table-cell>
          <table:table-cell office:value-type="float" office:value="19.6805531978607" calcext:value-type="float">
            <text:p>19.6805531978607</text:p>
          </table:table-cell>
          <table:table-cell office:value-type="float" office:value="19.747270822525" calcext:value-type="float">
            <text:p>19.747270822525</text:p>
          </table:table-cell>
          <table:table-cell office:value-type="float" office:value="19.7806296348572" calcext:value-type="float">
            <text:p>19.7806296348572</text:p>
          </table:table-cell>
          <table:table-cell office:value-type="float" office:value="19.8139889240265" calcext:value-type="float">
            <text:p>19.8139889240265</text:p>
          </table:table-cell>
          <table:table-cell office:value-type="float" office:value="19.8473477363586" calcext:value-type="float">
            <text:p>19.8473477363586</text:p>
          </table:table-cell>
          <table:table-cell office:value-type="float" office:value="19.9140658378601" calcext:value-type="float">
            <text:p>19.9140658378601</text:p>
          </table:table-cell>
          <table:table-cell office:value-type="float" office:value="19.9474246501923" calcext:value-type="float">
            <text:p>19.9474246501923</text:p>
          </table:table-cell>
          <table:table-cell office:value-type="float" office:value="19.980783700943" calcext:value-type="float">
            <text:p>19.980783700943</text:p>
          </table:table-cell>
          <table:table-cell office:value-type="float" office:value="20.0475018024445" calcext:value-type="float">
            <text:p>20.0475018024445</text:p>
          </table:table-cell>
          <table:table-cell office:value-type="float" office:value="20.0808606147766" calcext:value-type="float">
            <text:p>20.0808606147766</text:p>
          </table:table-cell>
          <table:table-cell office:value-type="float" office:value="20.1475789546967" calcext:value-type="float">
            <text:p>20.1475789546967</text:p>
          </table:table-cell>
          <table:table-cell office:value-type="float" office:value="20.2142970561981" calcext:value-type="float">
            <text:p>20.2142970561981</text:p>
          </table:table-cell>
          <table:table-cell office:value-type="float" office:value="20.2476561069489" calcext:value-type="float">
            <text:p>20.2476561069489</text:p>
          </table:table-cell>
          <table:table-cell office:value-type="float" office:value="20.281014919281" calcext:value-type="float">
            <text:p>20.281014919281</text:p>
          </table:table-cell>
          <table:table-cell office:value-type="float" office:value="20.3143742084503" calcext:value-type="float">
            <text:p>20.3143742084503</text:p>
          </table:table-cell>
          <table:table-cell office:value-type="float" office:value="20.3810923099518" calcext:value-type="float">
            <text:p>20.3810923099518</text:p>
          </table:table-cell>
          <table:table-cell office:value-type="float" office:value="20.4478106498718" calcext:value-type="float">
            <text:p>20.4478106498718</text:p>
          </table:table-cell>
          <table:table-cell office:value-type="float" office:value="20.5145289897919" calcext:value-type="float">
            <text:p>20.5145289897919</text:p>
          </table:table-cell>
          <table:table-cell office:value-type="float" office:value="20.5478880405426" calcext:value-type="float">
            <text:p>20.5478880405426</text:p>
          </table:table-cell>
          <table:table-cell office:value-type="float" office:value="20.5812470912933" calcext:value-type="float">
            <text:p>20.5812470912933</text:p>
          </table:table-cell>
          <table:table-cell office:value-type="float" office:value="20.6479654312134" calcext:value-type="float">
            <text:p>20.6479654312134</text:p>
          </table:table-cell>
          <table:table-cell office:value-type="float" office:value="20.7146837711334" calcext:value-type="float">
            <text:p>20.7146837711334</text:p>
          </table:table-cell>
          <table:table-cell office:value-type="float" office:value="20.7480401992798" calcext:value-type="float">
            <text:p>20.7480401992798</text:p>
          </table:table-cell>
          <table:table-cell office:value-type="float" office:value="20.7813963890076" calcext:value-type="float">
            <text:p>20.7813963890076</text:p>
          </table:table-cell>
          <table:table-cell office:value-type="float" office:value="20.8147528171539" calcext:value-type="float">
            <text:p>20.8147528171539</text:p>
          </table:table-cell>
          <table:table-cell office:value-type="float" office:value="20.8481090068817" calcext:value-type="float">
            <text:p>20.8481090068817</text:p>
          </table:table-cell>
          <table:table-cell office:value-type="float" office:value="20.8814654350281" calcext:value-type="float">
            <text:p>20.8814654350281</text:p>
          </table:table-cell>
          <table:table-cell office:value-type="float" office:value="20.9148216247559" calcext:value-type="float">
            <text:p>20.9148216247559</text:p>
          </table:table-cell>
          <table:table-cell office:value-type="float" office:value="20.9481780529022" calcext:value-type="float">
            <text:p>20.9481780529022</text:p>
          </table:table-cell>
          <table:table-cell office:value-type="float" office:value="20.98153424263" calcext:value-type="float">
            <text:p>20.98153424263</text:p>
          </table:table-cell>
          <table:table-cell office:value-type="float" office:value="21.0148906707764" calcext:value-type="float">
            <text:p>21.0148906707764</text:p>
          </table:table-cell>
          <table:table-cell office:value-type="float" office:value="21.0482468605041" calcext:value-type="float">
            <text:p>21.0482468605041</text:p>
          </table:table-cell>
          <table:table-cell office:value-type="float" office:value="21.1149594783783" calcext:value-type="float">
            <text:p>21.1149594783783</text:p>
          </table:table-cell>
          <table:table-cell office:value-type="float" office:value="21.1816718578339" calcext:value-type="float">
            <text:p>21.1816718578339</text:p>
          </table:table-cell>
          <table:table-cell office:value-type="float" office:value="21.248384475708" calcext:value-type="float">
            <text:p>21.248384475708</text:p>
          </table:table-cell>
          <table:table-cell office:value-type="float" office:value="21.3150970935822" calcext:value-type="float">
            <text:p>21.3150970935822</text:p>
          </table:table-cell>
          <table:table-cell office:value-type="float" office:value="21.3484532833099" calcext:value-type="float">
            <text:p>21.3484532833099</text:p>
          </table:table-cell>
          <table:table-cell office:value-type="float" office:value="21.3818094730377" calcext:value-type="float">
            <text:p>21.3818094730377</text:p>
          </table:table-cell>
          <table:table-cell office:value-type="float" office:value="21.4151656627655" calcext:value-type="float">
            <text:p>21.4151656627655</text:p>
          </table:table-cell>
          <table:table-cell office:value-type="float" office:value="21.4818780422211" calcext:value-type="float">
            <text:p>21.4818780422211</text:p>
          </table:table-cell>
          <table:table-cell office:value-type="float" office:value="21.5485901832581" calcext:value-type="float">
            <text:p>21.5485901832581</text:p>
          </table:table-cell>
          <table:table-cell office:value-type="float" office:value="21.5819463729858" calcext:value-type="float">
            <text:p>21.5819463729858</text:p>
          </table:table-cell>
          <table:table-cell office:value-type="float" office:value="21.6153025627136" calcext:value-type="float">
            <text:p>21.6153025627136</text:p>
          </table:table-cell>
          <table:table-cell office:value-type="float" office:value="21.6486587524414" calcext:value-type="float">
            <text:p>21.6486587524414</text:p>
          </table:table-cell>
          <table:table-cell office:value-type="float" office:value="21.7153708934784" calcext:value-type="float">
            <text:p>21.7153708934784</text:p>
          </table:table-cell>
          <table:table-cell office:value-type="float" office:value="21.7820858955383" calcext:value-type="float">
            <text:p>21.7820858955383</text:p>
          </table:table-cell>
          <table:table-cell office:value-type="float" office:value="21.8154430389404" calcext:value-type="float">
            <text:p>21.8154430389404</text:p>
          </table:table-cell>
          <table:table-cell office:value-type="float" office:value="21.8821578025818" calcext:value-type="float">
            <text:p>21.8821578025818</text:p>
          </table:table-cell>
          <table:table-cell office:value-type="float" office:value="21.9488723278046" calcext:value-type="float">
            <text:p>21.9488723278046</text:p>
          </table:table-cell>
          <table:table-cell office:value-type="float" office:value="22.0155870914459" calcext:value-type="float">
            <text:p>22.0155870914459</text:p>
          </table:table-cell>
          <table:table-cell office:value-type="float" office:value="22.0823016166687" calcext:value-type="float">
            <text:p>22.0823016166687</text:p>
          </table:table-cell>
          <table:table-cell office:value-type="float" office:value="22.1490163803101" calcext:value-type="float">
            <text:p>22.1490163803101</text:p>
          </table:table-cell>
          <table:table-cell office:value-type="float" office:value="22.2157311439514" calcext:value-type="float">
            <text:p>22.2157311439514</text:p>
          </table:table-cell>
          <table:table-cell office:value-type="float" office:value="22.2824456691742" calcext:value-type="float">
            <text:p>22.2824456691742</text:p>
          </table:table-cell>
          <table:table-cell office:value-type="float" office:value="22.3491604328156" calcext:value-type="float">
            <text:p>22.3491604328156</text:p>
          </table:table-cell>
          <table:table-cell office:value-type="float" office:value="22.4158751964569" calcext:value-type="float">
            <text:p>22.4158751964569</text:p>
          </table:table-cell>
          <table:table-cell office:value-type="float" office:value="22.4825897216797" calcext:value-type="float">
            <text:p>22.4825897216797</text:p>
          </table:table-cell>
          <table:table-cell office:value-type="float" office:value="22.5159471035004" calcext:value-type="float">
            <text:p>22.5159471035004</text:p>
          </table:table-cell>
          <table:table-cell office:value-type="float" office:value="22.5826616287231" calcext:value-type="float">
            <text:p>22.5826616287231</text:p>
          </table:table-cell>
          <table:table-cell office:value-type="float" office:value="22.6493763923645" calcext:value-type="float">
            <text:p>22.6493763923645</text:p>
          </table:table-cell>
          <table:table-cell office:value-type="float" office:value="22.7160909175873" calcext:value-type="float">
            <text:p>22.7160909175873</text:p>
          </table:table-cell>
          <table:table-cell office:value-type="float" office:value="22.7494485378265" calcext:value-type="float">
            <text:p>22.7494485378265</text:p>
          </table:table-cell>
          <table:table-cell office:value-type="float" office:value="22.7828059196472" calcext:value-type="float">
            <text:p>22.7828059196472</text:p>
          </table:table-cell>
          <table:table-cell office:value-type="float" office:value="22.8161635398865" calcext:value-type="float">
            <text:p>22.8161635398865</text:p>
          </table:table-cell>
          <table:table-cell office:value-type="float" office:value="22.8495209217072" calcext:value-type="float">
            <text:p>22.8495209217072</text:p>
          </table:table-cell>
          <table:table-cell office:value-type="float" office:value="22.8828783035278" calcext:value-type="float">
            <text:p>22.8828783035278</text:p>
          </table:table-cell>
          <table:table-cell office:value-type="float" office:value="22.9162356853485" calcext:value-type="float">
            <text:p>22.9162356853485</text:p>
          </table:table-cell>
          <table:table-cell office:value-type="float" office:value="22.9495930671692" calcext:value-type="float">
            <text:p>22.9495930671692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9791759072359" calcext:value-type="float">
            <text:p>0.129791759072359</text:p>
          </table:table-cell>
          <table:table-cell office:value-type="float" office:value="0.129819424405711" calcext:value-type="float">
            <text:p>0.129819424405711</text:p>
          </table:table-cell>
          <table:table-cell office:value-type="float" office:value="0.129914476068839" calcext:value-type="float">
            <text:p>0.129914476068839</text:p>
          </table:table-cell>
          <table:table-cell office:value-type="float" office:value="0.12992177193453" calcext:value-type="float">
            <text:p>0.12992177193453</text:p>
          </table:table-cell>
          <table:table-cell office:value-type="float" office:value="0.129935095559533" calcext:value-type="float">
            <text:p>0.129935095559533</text:p>
          </table:table-cell>
          <table:table-cell office:value-type="float" office:value="0.129909299701751" calcext:value-type="float">
            <text:p>0.129909299701751</text:p>
          </table:table-cell>
          <table:table-cell office:value-type="float" office:value="0.129930733041139" calcext:value-type="float">
            <text:p>0.129930733041139</text:p>
          </table:table-cell>
          <table:table-cell office:value-type="float" office:value="0.129746462075245" calcext:value-type="float">
            <text:p>0.129746462075245</text:p>
          </table:table-cell>
          <table:table-cell office:value-type="float" office:value="0.129927277724897" calcext:value-type="float">
            <text:p>0.129927277724897</text:p>
          </table:table-cell>
          <table:table-cell office:value-type="float" office:value="0.129849452259264" calcext:value-type="float">
            <text:p>0.129849452259264</text:p>
          </table:table-cell>
          <table:table-cell office:value-type="float" office:value="0.129781295807449" calcext:value-type="float">
            <text:p>0.129781295807449</text:p>
          </table:table-cell>
          <table:table-cell office:value-type="float" office:value="0.129902720874697" calcext:value-type="float">
            <text:p>0.129902720874697</text:p>
          </table:table-cell>
          <table:table-cell office:value-type="float" office:value="0.130094662643703" calcext:value-type="float">
            <text:p>0.130094662643703</text:p>
          </table:table-cell>
          <table:table-cell office:value-type="float" office:value="0.129920052191451" calcext:value-type="float">
            <text:p>0.129920052191451</text:p>
          </table:table-cell>
          <table:table-cell office:value-type="float" office:value="0.130049412980927" calcext:value-type="float">
            <text:p>0.130049412980927</text:p>
          </table:table-cell>
          <table:table-cell office:value-type="float" office:value="0.129864572143866" calcext:value-type="float">
            <text:p>0.129864572143866</text:p>
          </table:table-cell>
          <table:table-cell office:value-type="float" office:value="0.129736884221802" calcext:value-type="float">
            <text:p>0.129736884221802</text:p>
          </table:table-cell>
          <table:table-cell office:value-type="float" office:value="0.129784305278278" calcext:value-type="float">
            <text:p>0.129784305278278</text:p>
          </table:table-cell>
          <table:table-cell office:value-type="float" office:value="0.129966007025009" calcext:value-type="float">
            <text:p>0.129966007025009</text:p>
          </table:table-cell>
          <table:table-cell office:value-type="float" office:value="0.129819952236306" calcext:value-type="float">
            <text:p>0.129819952236306</text:p>
          </table:table-cell>
          <table:table-cell office:value-type="float" office:value="0.129942115311802" calcext:value-type="float">
            <text:p>0.129942115311802</text:p>
          </table:table-cell>
          <table:table-cell office:value-type="float" office:value="0.129446381080289" calcext:value-type="float">
            <text:p>0.129446381080289</text:p>
          </table:table-cell>
          <table:table-cell office:value-type="float" office:value="0.129820826359926" calcext:value-type="float">
            <text:p>0.129820826359926</text:p>
          </table:table-cell>
          <table:table-cell office:value-type="float" office:value="0.129786866895122" calcext:value-type="float">
            <text:p>0.129786866895122</text:p>
          </table:table-cell>
          <table:table-cell office:value-type="float" office:value="0.129882347257421" calcext:value-type="float">
            <text:p>0.129882347257421</text:p>
          </table:table-cell>
          <table:table-cell office:value-type="float" office:value="0.130324396092724" calcext:value-type="float">
            <text:p>0.130324396092724</text:p>
          </table:table-cell>
          <table:table-cell office:value-type="float" office:value="0.130640327845746" calcext:value-type="float">
            <text:p>0.130640327845746</text:p>
          </table:table-cell>
          <table:table-cell office:value-type="float" office:value="0.131117071206709" calcext:value-type="float">
            <text:p>0.131117071206709</text:p>
          </table:table-cell>
          <table:table-cell office:value-type="float" office:value="0.130972396710483" calcext:value-type="float">
            <text:p>0.130972396710483</text:p>
          </table:table-cell>
          <table:table-cell office:value-type="float" office:value="0.13026323074788" calcext:value-type="float">
            <text:p>0.13026323074788</text:p>
          </table:table-cell>
          <table:table-cell office:value-type="float" office:value="0.129392369641082" calcext:value-type="float">
            <text:p>0.129392369641082</text:p>
          </table:table-cell>
          <table:table-cell office:value-type="float" office:value="0.139751994883426" calcext:value-type="float">
            <text:p>0.139751994883426</text:p>
          </table:table-cell>
          <table:table-cell office:value-type="float" office:value="0.153425016473924" calcext:value-type="float">
            <text:p>0.153425016473924</text:p>
          </table:table-cell>
          <table:table-cell office:value-type="float" office:value="0.179472629664151" calcext:value-type="float">
            <text:p>0.179472629664151</text:p>
          </table:table-cell>
          <table:table-cell office:value-type="float" office:value="0.172025464828747" calcext:value-type="float">
            <text:p>0.172025464828747</text:p>
          </table:table-cell>
          <table:table-cell office:value-type="float" office:value="0.170909930608954" calcext:value-type="float">
            <text:p>0.170909930608954</text:p>
          </table:table-cell>
          <table:table-cell office:value-type="float" office:value="0.177576061812624" calcext:value-type="float">
            <text:p>0.177576061812624</text:p>
          </table:table-cell>
          <table:table-cell office:value-type="float" office:value="0.196764789275871" calcext:value-type="float">
            <text:p>0.196764789275871</text:p>
          </table:table-cell>
          <table:table-cell office:value-type="float" office:value="0.178485530422281" calcext:value-type="float">
            <text:p>0.178485530422281</text:p>
          </table:table-cell>
          <table:table-cell office:value-type="float" office:value="0.135306953520943" calcext:value-type="float">
            <text:p>0.135306953520943</text:p>
          </table:table-cell>
          <table:table-cell office:value-type="float" office:value="0.13599128357108" calcext:value-type="float">
            <text:p>0.13599128357108</text:p>
          </table:table-cell>
          <table:table-cell office:value-type="float" office:value="0.136420013943863" calcext:value-type="float">
            <text:p>0.136420013943863</text:p>
          </table:table-cell>
          <table:table-cell office:value-type="float" office:value="0.135482157816786" calcext:value-type="float">
            <text:p>0.135482157816786</text:p>
          </table:table-cell>
          <table:table-cell office:value-type="float" office:value="0.137866191131971" calcext:value-type="float">
            <text:p>0.137866191131971</text:p>
          </table:table-cell>
          <table:table-cell office:value-type="float" office:value="0.137484371368887" calcext:value-type="float">
            <text:p>0.137484371368887</text:p>
          </table:table-cell>
          <table:table-cell office:value-type="float" office:value="0.13731849745835" calcext:value-type="float">
            <text:p>0.13731849745835</text:p>
          </table:table-cell>
          <table:table-cell office:value-type="float" office:value="0.137181101035094" calcext:value-type="float">
            <text:p>0.137181101035094</text:p>
          </table:table-cell>
          <table:table-cell office:value-type="float" office:value="0.138816681028669" calcext:value-type="float">
            <text:p>0.138816681028669</text:p>
          </table:table-cell>
          <table:table-cell office:value-type="float" office:value="0.137945696945139" calcext:value-type="float">
            <text:p>0.137945696945139</text:p>
          </table:table-cell>
          <table:table-cell office:value-type="float" office:value="0.133613675142618" calcext:value-type="float">
            <text:p>0.133613675142618</text:p>
          </table:table-cell>
          <table:table-cell office:value-type="float" office:value="0.134146061348362" calcext:value-type="float">
            <text:p>0.134146061348362</text:p>
          </table:table-cell>
          <table:table-cell office:value-type="float" office:value="0.105606417478335" calcext:value-type="float">
            <text:p>0.105606417478335</text:p>
          </table:table-cell>
          <table:table-cell office:value-type="float" office:value="0.103533587478652" calcext:value-type="float">
            <text:p>0.103533587478652</text:p>
          </table:table-cell>
          <table:table-cell office:value-type="float" office:value="0.110386928302707" calcext:value-type="float">
            <text:p>0.110386928302707</text:p>
          </table:table-cell>
          <table:table-cell office:value-type="float" office:value="0.117385217810216" calcext:value-type="float">
            <text:p>0.117385217810216</text:p>
          </table:table-cell>
          <table:table-cell office:value-type="float" office:value="0.121066640453727" calcext:value-type="float">
            <text:p>0.121066640453727</text:p>
          </table:table-cell>
          <table:table-cell office:value-type="float" office:value="0.120229593147239" calcext:value-type="float">
            <text:p>0.120229593147239</text:p>
          </table:table-cell>
          <table:table-cell office:value-type="float" office:value="0.120480245743084" calcext:value-type="float">
            <text:p>0.120480245743084</text:p>
          </table:table-cell>
          <table:table-cell office:value-type="float" office:value="0.121304971787956" calcext:value-type="float">
            <text:p>0.121304971787956</text:p>
          </table:table-cell>
          <table:table-cell office:value-type="float" office:value="0.118555168122851" calcext:value-type="float">
            <text:p>0.118555168122851</text:p>
          </table:table-cell>
          <table:table-cell office:value-type="float" office:value="0.116794991258839" calcext:value-type="float">
            <text:p>0.116794991258839</text:p>
          </table:table-cell>
          <table:table-cell office:value-type="float" office:value="0.120502378553239" calcext:value-type="float">
            <text:p>0.120502378553239</text:p>
          </table:table-cell>
          <table:table-cell office:value-type="float" office:value="0.125633930785582" calcext:value-type="float">
            <text:p>0.125633930785582</text:p>
          </table:table-cell>
          <table:table-cell office:value-type="float" office:value="0.131371557480193" calcext:value-type="float">
            <text:p>0.131371557480193</text:p>
          </table:table-cell>
          <table:table-cell office:value-type="float" office:value="0.148897434278147" calcext:value-type="float">
            <text:p>0.148897434278147</text:p>
          </table:table-cell>
          <table:table-cell office:value-type="float" office:value="0.158245690933792" calcext:value-type="float">
            <text:p>0.158245690933792</text:p>
          </table:table-cell>
          <table:table-cell office:value-type="float" office:value="0.157454010211992" calcext:value-type="float">
            <text:p>0.157454010211992</text:p>
          </table:table-cell>
          <table:table-cell office:value-type="float" office:value="0.15315438598192" calcext:value-type="float">
            <text:p>0.15315438598192</text:p>
          </table:table-cell>
          <table:table-cell office:value-type="float" office:value="0.15109087998376" calcext:value-type="float">
            <text:p>0.15109087998376</text:p>
          </table:table-cell>
          <table:table-cell office:value-type="float" office:value="0.15093029448879" calcext:value-type="float">
            <text:p>0.15093029448879</text:p>
          </table:table-cell>
          <table:table-cell office:value-type="float" office:value="0.150761781477189" calcext:value-type="float">
            <text:p>0.150761781477189</text:p>
          </table:table-cell>
          <table:table-cell office:value-type="float" office:value="0.153771155946232" calcext:value-type="float">
            <text:p>0.153771155946232</text:p>
          </table:table-cell>
          <table:table-cell office:value-type="float" office:value="0.168581484917953" calcext:value-type="float">
            <text:p>0.168581484917953</text:p>
          </table:table-cell>
          <table:table-cell office:value-type="float" office:value="0.171361071525804" calcext:value-type="float">
            <text:p>0.171361071525804</text:p>
          </table:table-cell>
          <table:table-cell office:value-type="float" office:value="0.173265530010625" calcext:value-type="float">
            <text:p>0.173265530010625</text:p>
          </table:table-cell>
          <table:table-cell office:value-type="float" office:value="0.128081779207056" calcext:value-type="float">
            <text:p>0.128081779207056</text:p>
          </table:table-cell>
          <table:table-cell office:value-type="float" office:value="0.128010106203077" calcext:value-type="float">
            <text:p>0.128010106203077</text:p>
          </table:table-cell>
          <table:table-cell office:value-type="float" office:value="0.128389744667429" calcext:value-type="float">
            <text:p>0.128389744667429</text:p>
          </table:table-cell>
          <table:table-cell office:value-type="float" office:value="0.129378511547055" calcext:value-type="float">
            <text:p>0.129378511547055</text:p>
          </table:table-cell>
          <table:table-cell office:value-type="float" office:value="0.129271601726592" calcext:value-type="float">
            <text:p>0.129271601726592</text:p>
          </table:table-cell>
          <table:table-cell office:value-type="float" office:value="0.131335722188462" calcext:value-type="float">
            <text:p>0.131335722188462</text:p>
          </table:table-cell>
          <table:table-cell office:value-type="float" office:value="0.132793499601831" calcext:value-type="float">
            <text:p>0.132793499601831</text:p>
          </table:table-cell>
          <table:table-cell office:value-type="float" office:value="0.13309950701262" calcext:value-type="float">
            <text:p>0.13309950701262</text:p>
          </table:table-cell>
          <table:table-cell office:value-type="float" office:value="0.131612519253905" calcext:value-type="float">
            <text:p>0.131612519253905</text:p>
          </table:table-cell>
          <table:table-cell office:value-type="float" office:value="0.130708703812655" calcext:value-type="float">
            <text:p>0.130708703812655</text:p>
          </table:table-cell>
          <table:table-cell office:value-type="float" office:value="0.126789930403409" calcext:value-type="float">
            <text:p>0.126789930403409</text:p>
          </table:table-cell>
          <table:table-cell office:value-type="float" office:value="0.126744968651479" calcext:value-type="float">
            <text:p>0.126744968651479</text:p>
          </table:table-cell>
          <table:table-cell office:value-type="float" office:value="0.126048198865219" calcext:value-type="float">
            <text:p>0.126048198865219</text:p>
          </table:table-cell>
          <table:table-cell office:value-type="float" office:value="0.123971311153542" calcext:value-type="float">
            <text:p>0.123971311153542</text:p>
          </table:table-cell>
          <table:table-cell office:value-type="float" office:value="0.124804888898438" calcext:value-type="float">
            <text:p>0.124804888898438</text:p>
          </table:table-cell>
          <table:table-cell office:value-type="float" office:value="0.127113953444737" calcext:value-type="float">
            <text:p>0.127113953444737</text:p>
          </table:table-cell>
          <table:table-cell office:value-type="float" office:value="0.123121874234542" calcext:value-type="float">
            <text:p>0.123121874234542</text:p>
          </table:table-cell>
          <table:table-cell office:value-type="float" office:value="0.119402305390706" calcext:value-type="float">
            <text:p>0.119402305390706</text:p>
          </table:table-cell>
          <table:table-cell office:value-type="float" office:value="0.117021276424234" calcext:value-type="float">
            <text:p>0.117021276424234</text:p>
          </table:table-cell>
          <table:table-cell office:value-type="float" office:value="0.119530962095726" calcext:value-type="float">
            <text:p>0.119530962095726</text:p>
          </table:table-cell>
          <table:table-cell office:value-type="float" office:value="0.121244931950786" calcext:value-type="float">
            <text:p>0.121244931950786</text:p>
          </table:table-cell>
          <table:table-cell office:value-type="float" office:value="0.118939495061307" calcext:value-type="float">
            <text:p>0.118939495061307</text:p>
          </table:table-cell>
          <table:table-cell office:value-type="float" office:value="0.119330619837794" calcext:value-type="float">
            <text:p>0.119330619837794</text:p>
          </table:table-cell>
          <table:table-cell office:value-type="float" office:value="0.120571192692946" calcext:value-type="float">
            <text:p>0.120571192692946</text:p>
          </table:table-cell>
          <table:table-cell office:value-type="float" office:value="0.118908367942216" calcext:value-type="float">
            <text:p>0.118908367942216</text:p>
          </table:table-cell>
          <table:table-cell office:value-type="float" office:value="0.117466816429175" calcext:value-type="float">
            <text:p>0.117466816429175</text:p>
          </table:table-cell>
          <table:table-cell office:value-type="float" office:value="0.115597305052968" calcext:value-type="float">
            <text:p>0.115597305052968</text:p>
          </table:table-cell>
          <table:table-cell office:value-type="float" office:value="0.115433048042597" calcext:value-type="float">
            <text:p>0.115433048042597</text:p>
          </table:table-cell>
          <table:table-cell office:value-type="float" office:value="0.117222207495586" calcext:value-type="float">
            <text:p>0.117222207495586</text:p>
          </table:table-cell>
          <table:table-cell office:value-type="float" office:value="0.129976314721466" calcext:value-type="float">
            <text:p>0.129976314721466</text:p>
          </table:table-cell>
          <table:table-cell office:value-type="float" office:value="0.13664483123608" calcext:value-type="float">
            <text:p>0.13664483123608</text:p>
          </table:table-cell>
          <table:table-cell office:value-type="float" office:value="0.151054872413477" calcext:value-type="float">
            <text:p>0.151054872413477</text:p>
          </table:table-cell>
          <table:table-cell office:value-type="float" office:value="0.16391234653004" calcext:value-type="float">
            <text:p>0.16391234653004</text:p>
          </table:table-cell>
          <table:table-cell office:value-type="float" office:value="0.163606155925046" calcext:value-type="float">
            <text:p>0.163606155925046</text:p>
          </table:table-cell>
          <table:table-cell office:value-type="float" office:value="0.163984500517827" calcext:value-type="float">
            <text:p>0.163984500517827</text:p>
          </table:table-cell>
          <table:table-cell office:value-type="float" office:value="0.168717380704116" calcext:value-type="float">
            <text:p>0.168717380704116</text:p>
          </table:table-cell>
          <table:table-cell office:value-type="float" office:value="0.187594493320017" calcext:value-type="float">
            <text:p>0.187594493320017</text:p>
          </table:table-cell>
          <table:table-cell office:value-type="float" office:value="0.183698123321126" calcext:value-type="float">
            <text:p>0.183698123321126</text:p>
          </table:table-cell>
          <table:table-cell office:value-type="float" office:value="0.12365010910219" calcext:value-type="float">
            <text:p>0.12365010910219</text:p>
          </table:table-cell>
          <table:table-cell office:value-type="float" office:value="0.12510360510329" calcext:value-type="float">
            <text:p>0.12510360510329</text:p>
          </table:table-cell>
          <table:table-cell office:value-type="float" office:value="0.12617320030443" calcext:value-type="float">
            <text:p>0.12617320030443</text:p>
          </table:table-cell>
          <table:table-cell office:value-type="float" office:value="0.129333390110955" calcext:value-type="float">
            <text:p>0.129333390110955</text:p>
          </table:table-cell>
          <table:table-cell office:value-type="float" office:value="0.130202328510832" calcext:value-type="float">
            <text:p>0.130202328510832</text:p>
          </table:table-cell>
          <table:table-cell office:value-type="float" office:value="0.129991351692565" calcext:value-type="float">
            <text:p>0.129991351692565</text:p>
          </table:table-cell>
          <table:table-cell office:value-type="float" office:value="0.128693718403978" calcext:value-type="float">
            <text:p>0.128693718403978</text:p>
          </table:table-cell>
          <table:table-cell office:value-type="float" office:value="0.128134180927611" calcext:value-type="float">
            <text:p>0.128134180927611</text:p>
          </table:table-cell>
          <table:table-cell office:value-type="float" office:value="0.128865508723877" calcext:value-type="float">
            <text:p>0.128865508723877</text:p>
          </table:table-cell>
          <table:table-cell office:value-type="float" office:value="0.129415087110967" calcext:value-type="float">
            <text:p>0.129415087110967</text:p>
          </table:table-cell>
          <table:table-cell office:value-type="float" office:value="0.128076969472679" calcext:value-type="float">
            <text:p>0.128076969472679</text:p>
          </table:table-cell>
          <table:table-cell office:value-type="float" office:value="0.123807109325869" calcext:value-type="float">
            <text:p>0.123807109325869</text:p>
          </table:table-cell>
          <table:table-cell office:value-type="float" office:value="0.125923600428255" calcext:value-type="float">
            <text:p>0.125923600428255</text:p>
          </table:table-cell>
          <table:table-cell office:value-type="float" office:value="0.125144347427647" calcext:value-type="float">
            <text:p>0.125144347427647</text:p>
          </table:table-cell>
          <table:table-cell office:value-type="float" office:value="0.118655707456881" calcext:value-type="float">
            <text:p>0.118655707456881</text:p>
          </table:table-cell>
          <table:table-cell office:value-type="float" office:value="0.114187344144984" calcext:value-type="float">
            <text:p>0.114187344144984</text:p>
          </table:table-cell>
          <table:table-cell office:value-type="float" office:value="0.109003693588179" calcext:value-type="float">
            <text:p>0.109003693588179</text:p>
          </table:table-cell>
          <table:table-cell office:value-type="float" office:value="0.114461614813978" calcext:value-type="float">
            <text:p>0.114461614813978</text:p>
          </table:table-cell>
          <table:table-cell office:value-type="float" office:value="0.123404755652145" calcext:value-type="float">
            <text:p>0.123404755652145</text:p>
          </table:table-cell>
          <table:table-cell office:value-type="float" office:value="0.125359320800032" calcext:value-type="float">
            <text:p>0.125359320800032</text:p>
          </table:table-cell>
          <table:table-cell office:value-type="float" office:value="0.124583516446981" calcext:value-type="float">
            <text:p>0.124583516446981</text:p>
          </table:table-cell>
          <table:table-cell office:value-type="float" office:value="0.125152132456163" calcext:value-type="float">
            <text:p>0.125152132456163</text:p>
          </table:table-cell>
          <table:table-cell office:value-type="float" office:value="0.121785335571491" calcext:value-type="float">
            <text:p>0.121785335571491</text:p>
          </table:table-cell>
          <table:table-cell office:value-type="float" office:value="0.115394856713491" calcext:value-type="float">
            <text:p>0.115394856713491</text:p>
          </table:table-cell>
          <table:table-cell office:value-type="float" office:value="0.133641231453751" calcext:value-type="float">
            <text:p>0.133641231453751</text:p>
          </table:table-cell>
          <table:table-cell office:value-type="float" office:value="0.147008123467279" calcext:value-type="float">
            <text:p>0.147008123467279</text:p>
          </table:table-cell>
          <table:table-cell office:value-type="float" office:value="0.160763952685351" calcext:value-type="float">
            <text:p>0.160763952685351</text:p>
          </table:table-cell>
          <table:table-cell office:value-type="float" office:value="0.167347254953672" calcext:value-type="float">
            <text:p>0.167347254953672</text:p>
          </table:table-cell>
          <table:table-cell office:value-type="float" office:value="0.16618573371684" calcext:value-type="float">
            <text:p>0.16618573371684</text:p>
          </table:table-cell>
          <table:table-cell office:value-type="float" office:value="0.166880136762728" calcext:value-type="float">
            <text:p>0.166880136762728</text:p>
          </table:table-cell>
          <table:table-cell office:value-type="float" office:value="0.167231186155026" calcext:value-type="float">
            <text:p>0.167231186155026</text:p>
          </table:table-cell>
          <table:table-cell office:value-type="float" office:value="0.170576599104294" calcext:value-type="float">
            <text:p>0.170576599104294</text:p>
          </table:table-cell>
          <table:table-cell office:value-type="float" office:value="0.190494123049632" calcext:value-type="float">
            <text:p>0.190494123049632</text:p>
          </table:table-cell>
          <table:table-cell office:value-type="float" office:value="0.191139186749297" calcext:value-type="float">
            <text:p>0.191139186749297</text:p>
          </table:table-cell>
          <table:table-cell office:value-type="float" office:value="0.177002304852851" calcext:value-type="float">
            <text:p>0.177002304852851</text:p>
          </table:table-cell>
          <table:table-cell office:value-type="float" office:value="0.126314619978306" calcext:value-type="float">
            <text:p>0.126314619978306</text:p>
          </table:table-cell>
          <table:table-cell office:value-type="float" office:value="0.129210934169786" calcext:value-type="float">
            <text:p>0.129210934169786</text:p>
          </table:table-cell>
          <table:table-cell office:value-type="float" office:value="0.131864329409446" calcext:value-type="float">
            <text:p>0.131864329409446</text:p>
          </table:table-cell>
          <table:table-cell office:value-type="float" office:value="0.133794481506204" calcext:value-type="float">
            <text:p>0.133794481506204</text:p>
          </table:table-cell>
          <table:table-cell office:value-type="float" office:value="0.133756084826538" calcext:value-type="float">
            <text:p>0.133756084826538</text:p>
          </table:table-cell>
          <table:table-cell office:value-type="float" office:value="0.133735943857912" calcext:value-type="float">
            <text:p>0.133735943857912</text:p>
          </table:table-cell>
          <table:table-cell office:value-type="float" office:value="0.132967119147622" calcext:value-type="float">
            <text:p>0.132967119147622</text:p>
          </table:table-cell>
          <table:table-cell office:value-type="float" office:value="0.126435383982323" calcext:value-type="float">
            <text:p>0.126435383982323</text:p>
          </table:table-cell>
          <table:table-cell office:value-type="float" office:value="0.122039811527578" calcext:value-type="float">
            <text:p>0.122039811527578</text:p>
          </table:table-cell>
          <table:table-cell office:value-type="float" office:value="0.121171630173209" calcext:value-type="float">
            <text:p>0.121171630173209</text:p>
          </table:table-cell>
          <table:table-cell office:value-type="float" office:value="0.127051559628641" calcext:value-type="float">
            <text:p>0.127051559628641</text:p>
          </table:table-cell>
          <table:table-cell office:value-type="float" office:value="0.118694182454291" calcext:value-type="float">
            <text:p>0.118694182454291</text:p>
          </table:table-cell>
          <table:table-cell office:value-type="float" office:value="0.121361802223842" calcext:value-type="float">
            <text:p>0.121361802223842</text:p>
          </table:table-cell>
          <table:table-cell office:value-type="float" office:value="0.127162362640341" calcext:value-type="float">
            <text:p>0.127162362640341</text:p>
          </table:table-cell>
          <table:table-cell office:value-type="float" office:value="0.127256845193006" calcext:value-type="float">
            <text:p>0.127256845193006</text:p>
          </table:table-cell>
          <table:table-cell office:value-type="float" office:value="0.126657568411077" calcext:value-type="float">
            <text:p>0.126657568411077</text:p>
          </table:table-cell>
          <table:table-cell office:value-type="float" office:value="0.127755963031667" calcext:value-type="float">
            <text:p>0.127755963031667</text:p>
          </table:table-cell>
          <table:table-cell office:value-type="float" office:value="0.125193317084404" calcext:value-type="float">
            <text:p>0.125193317084404</text:p>
          </table:table-cell>
          <table:table-cell office:value-type="float" office:value="0.120531668522852" calcext:value-type="float">
            <text:p>0.120531668522852</text:p>
          </table:table-cell>
          <table:table-cell office:value-type="float" office:value="0.115361848260365" calcext:value-type="float">
            <text:p>0.115361848260365</text:p>
          </table:table-cell>
          <table:table-cell office:value-type="float" office:value="0.124914464125732" calcext:value-type="float">
            <text:p>0.124914464125732</text:p>
          </table:table-cell>
          <table:table-cell office:value-type="float" office:value="0.130152911895297" calcext:value-type="float">
            <text:p>0.130152911895297</text:p>
          </table:table-cell>
          <table:table-cell office:value-type="float" office:value="0.144415960393882" calcext:value-type="float">
            <text:p>0.144415960393882</text:p>
          </table:table-cell>
          <table:table-cell office:value-type="float" office:value="0.153820831610173" calcext:value-type="float">
            <text:p>0.153820831610173</text:p>
          </table:table-cell>
          <table:table-cell office:value-type="float" office:value="0.160340922292415" calcext:value-type="float">
            <text:p>0.160340922292415</text:p>
          </table:table-cell>
          <table:table-cell office:value-type="float" office:value="0.167513184025574" calcext:value-type="float">
            <text:p>0.167513184025574</text:p>
          </table:table-cell>
          <table:table-cell office:value-type="float" office:value="0.168434690310434" calcext:value-type="float">
            <text:p>0.168434690310434</text:p>
          </table:table-cell>
          <table:table-cell office:value-type="float" office:value="0.166831543807673" calcext:value-type="float">
            <text:p>0.166831543807673</text:p>
          </table:table-cell>
          <table:table-cell office:value-type="float" office:value="0.167941931384658" calcext:value-type="float">
            <text:p>0.167941931384658</text:p>
          </table:table-cell>
          <table:table-cell office:value-type="float" office:value="0.170893629958308" calcext:value-type="float">
            <text:p>0.170893629958308</text:p>
          </table:table-cell>
          <table:table-cell office:value-type="float" office:value="0.187460133540336" calcext:value-type="float">
            <text:p>0.187460133540336</text:p>
          </table:table-cell>
          <table:table-cell office:value-type="float" office:value="0.184794956378023" calcext:value-type="float">
            <text:p>0.184794956378023</text:p>
          </table:table-cell>
          <table:table-cell office:value-type="float" office:value="0.17900406461378" calcext:value-type="float">
            <text:p>0.17900406461378</text:p>
          </table:table-cell>
          <table:table-cell office:value-type="float" office:value="0.167297832195745" calcext:value-type="float">
            <text:p>0.167297832195745</text:p>
          </table:table-cell>
          <table:table-cell office:value-type="float" office:value="0.161864903869867" calcext:value-type="float">
            <text:p>0.161864903869867</text:p>
          </table:table-cell>
          <table:table-cell office:value-type="float" office:value="0.127292209226542" calcext:value-type="float">
            <text:p>0.127292209226542</text:p>
          </table:table-cell>
          <table:table-cell office:value-type="float" office:value="0.124780196138459" calcext:value-type="float">
            <text:p>0.124780196138459</text:p>
          </table:table-cell>
          <table:table-cell office:value-type="float" office:value="0.121509880248667" calcext:value-type="float">
            <text:p>0.121509880248667</text:p>
          </table:table-cell>
          <table:table-cell office:value-type="float" office:value="0.120873091336315" calcext:value-type="float">
            <text:p>0.120873091336315</text:p>
          </table:table-cell>
          <table:table-cell office:value-type="float" office:value="0.121162312493729" calcext:value-type="float">
            <text:p>0.121162312493729</text:p>
          </table:table-cell>
          <table:table-cell office:value-type="float" office:value="0.119732288038266" calcext:value-type="float">
            <text:p>0.119732288038266</text:p>
          </table:table-cell>
          <table:table-cell office:value-type="float" office:value="0.121790794129298" calcext:value-type="float">
            <text:p>0.121790794129298</text:p>
          </table:table-cell>
          <table:table-cell office:value-type="float" office:value="0.119420709533719" calcext:value-type="float">
            <text:p>0.119420709533719</text:p>
          </table:table-cell>
          <table:table-cell office:value-type="float" office:value="0.116755240475815" calcext:value-type="float">
            <text:p>0.116755240475815</text:p>
          </table:table-cell>
          <table:table-cell office:value-type="float" office:value="0.120357075626793" calcext:value-type="float">
            <text:p>0.120357075626793</text:p>
          </table:table-cell>
          <table:table-cell office:value-type="float" office:value="0.113436960878008" calcext:value-type="float">
            <text:p>0.113436960878008</text:p>
          </table:table-cell>
          <table:table-cell office:value-type="float" office:value="0.110910789775992" calcext:value-type="float">
            <text:p>0.110910789775992</text:p>
          </table:table-cell>
          <table:table-cell office:value-type="float" office:value="0.113954499192533" calcext:value-type="float">
            <text:p>0.113954499192533</text:p>
          </table:table-cell>
          <table:table-cell office:value-type="float" office:value="0.11795431673667" calcext:value-type="float">
            <text:p>0.11795431673667</text:p>
          </table:table-cell>
          <table:table-cell office:value-type="float" office:value="0.124894609322062" calcext:value-type="float">
            <text:p>0.124894609322062</text:p>
          </table:table-cell>
          <table:table-cell office:value-type="float" office:value="0.125276145408681" calcext:value-type="float">
            <text:p>0.125276145408681</text:p>
          </table:table-cell>
          <table:table-cell office:value-type="float" office:value="0.125532057831254" calcext:value-type="float">
            <text:p>0.125532057831254</text:p>
          </table:table-cell>
          <table:table-cell office:value-type="float" office:value="0.125126435302861" calcext:value-type="float">
            <text:p>0.125126435302861</text:p>
          </table:table-cell>
          <table:table-cell office:value-type="float" office:value="0.125643650872339" calcext:value-type="float">
            <text:p>0.125643650872339</text:p>
          </table:table-cell>
          <table:table-cell office:value-type="float" office:value="0.124319951839074" calcext:value-type="float">
            <text:p>0.124319951839074</text:p>
          </table:table-cell>
          <table:table-cell office:value-type="float" office:value="0.12314557194794" calcext:value-type="float">
            <text:p>0.12314557194794</text:p>
          </table:table-cell>
          <table:table-cell office:value-type="float" office:value="0.119628212862224" calcext:value-type="float">
            <text:p>0.119628212862224</text:p>
          </table:table-cell>
          <table:table-cell office:value-type="float" office:value="0.11693313506111" calcext:value-type="float">
            <text:p>0.11693313506111</text:p>
          </table:table-cell>
          <table:table-cell office:value-type="float" office:value="0.116437168513245" calcext:value-type="float">
            <text:p>0.116437168513245</text:p>
          </table:table-cell>
          <table:table-cell office:value-type="float" office:value="0.118477352937392" calcext:value-type="float">
            <text:p>0.118477352937392</text:p>
          </table:table-cell>
          <table:table-cell office:value-type="float" office:value="0.146690085240362" calcext:value-type="float">
            <text:p>0.146690085240362</text:p>
          </table:table-cell>
          <table:table-cell office:value-type="float" office:value="0.161793145378402" calcext:value-type="float">
            <text:p>0.161793145378402</text:p>
          </table:table-cell>
          <table:table-cell office:value-type="float" office:value="0.167114688008331" calcext:value-type="float">
            <text:p>0.167114688008331</text:p>
          </table:table-cell>
          <table:table-cell office:value-type="float" office:value="0.167659398931914" calcext:value-type="float">
            <text:p>0.167659398931914</text:p>
          </table:table-cell>
          <table:table-cell office:value-type="float" office:value="0.169010301458994" calcext:value-type="float">
            <text:p>0.169010301458994</text:p>
          </table:table-cell>
          <table:table-cell office:value-type="float" office:value="0.170383755258537" calcext:value-type="float">
            <text:p>0.170383755258537</text:p>
          </table:table-cell>
          <table:table-cell office:value-type="float" office:value="0.17257652205281" calcext:value-type="float">
            <text:p>0.17257652205281</text:p>
          </table:table-cell>
          <table:table-cell office:value-type="float" office:value="0.189043252851428" calcext:value-type="float">
            <text:p>0.189043252851428</text:p>
          </table:table-cell>
          <table:table-cell office:value-type="float" office:value="0.185169673482527" calcext:value-type="float">
            <text:p>0.185169673482527</text:p>
          </table:table-cell>
          <table:table-cell office:value-type="float" office:value="0.179712688879144" calcext:value-type="float">
            <text:p>0.179712688879144</text:p>
          </table:table-cell>
          <table:table-cell office:value-type="float" office:value="0.170713951766381" calcext:value-type="float">
            <text:p>0.170713951766381</text:p>
          </table:table-cell>
          <table:table-cell office:value-type="float" office:value="0.119442560390404" calcext:value-type="float">
            <text:p>0.119442560390404</text:p>
          </table:table-cell>
          <table:table-cell office:value-type="float" office:value="0.125644094442268" calcext:value-type="float">
            <text:p>0.125644094442268</text:p>
          </table:table-cell>
          <table:table-cell office:value-type="float" office:value="0.122198763271688" calcext:value-type="float">
            <text:p>0.122198763271688</text:p>
          </table:table-cell>
          <table:table-cell office:value-type="float" office:value="0.124194125427769" calcext:value-type="float">
            <text:p>0.124194125427769</text:p>
          </table:table-cell>
          <table:table-cell office:value-type="float" office:value="0.126535544461687" calcext:value-type="float">
            <text:p>0.126535544461687</text:p>
          </table:table-cell>
          <table:table-cell office:value-type="float" office:value="0.125598128175573" calcext:value-type="float">
            <text:p>0.125598128175573</text:p>
          </table:table-cell>
          <table:table-cell office:value-type="float" office:value="0.124690767385535" calcext:value-type="float">
            <text:p>0.124690767385535</text:p>
          </table:table-cell>
          <table:table-cell office:value-type="float" office:value="0.124330067655558" calcext:value-type="float">
            <text:p>0.124330067655558</text:p>
          </table:table-cell>
          <table:table-cell office:value-type="float" office:value="0.124637773914794" calcext:value-type="float">
            <text:p>0.124637773914794</text:p>
          </table:table-cell>
          <table:table-cell office:value-type="float" office:value="0.129214709275547" calcext:value-type="float">
            <text:p>0.129214709275547</text:p>
          </table:table-cell>
          <table:table-cell office:value-type="float" office:value="0.116739405546324" calcext:value-type="float">
            <text:p>0.116739405546324</text:p>
          </table:table-cell>
          <table:table-cell office:value-type="float" office:value="0.114338374072611" calcext:value-type="float">
            <text:p>0.114338374072611</text:p>
          </table:table-cell>
          <table:table-cell office:value-type="float" office:value="0.115666276036028" calcext:value-type="float">
            <text:p>0.115666276036028</text:p>
          </table:table-cell>
          <table:table-cell office:value-type="float" office:value="0.117295013276014" calcext:value-type="float">
            <text:p>0.117295013276014</text:p>
          </table:table-cell>
          <table:table-cell office:value-type="float" office:value="0.115683936499935" calcext:value-type="float">
            <text:p>0.115683936499935</text:p>
          </table:table-cell>
          <table:table-cell office:value-type="float" office:value="0.115615827119763" calcext:value-type="float">
            <text:p>0.115615827119763</text:p>
          </table:table-cell>
          <table:table-cell office:value-type="float" office:value="0.12245253800993" calcext:value-type="float">
            <text:p>0.12245253800993</text:p>
          </table:table-cell>
          <table:table-cell office:value-type="float" office:value="0.126945026120306" calcext:value-type="float">
            <text:p>0.126945026120306</text:p>
          </table:table-cell>
          <table:table-cell office:value-type="float" office:value="0.127390727101165" calcext:value-type="float">
            <text:p>0.127390727101165</text:p>
          </table:table-cell>
          <table:table-cell office:value-type="float" office:value="0.1265897210476" calcext:value-type="float">
            <text:p>0.1265897210476</text:p>
          </table:table-cell>
          <table:table-cell office:value-type="float" office:value="0.120689697864417" calcext:value-type="float">
            <text:p>0.120689697864417</text:p>
          </table:table-cell>
          <table:table-cell office:value-type="float" office:value="0.114814288870725" calcext:value-type="float">
            <text:p>0.114814288870725</text:p>
          </table:table-cell>
          <table:table-cell office:value-type="float" office:value="0.16549198170851" calcext:value-type="float">
            <text:p>0.16549198170851</text:p>
          </table:table-cell>
          <table:table-cell office:value-type="float" office:value="0.174887573876973" calcext:value-type="float">
            <text:p>0.174887573876973</text:p>
          </table:table-cell>
          <table:table-cell office:value-type="float" office:value="0.1795452267884" calcext:value-type="float">
            <text:p>0.1795452267884</text:p>
          </table:table-cell>
          <table:table-cell office:value-type="float" office:value="0.179675158620812" calcext:value-type="float">
            <text:p>0.179675158620812</text:p>
          </table:table-cell>
          <table:table-cell office:value-type="float" office:value="0.180237371592959" calcext:value-type="float">
            <text:p>0.180237371592959</text:p>
          </table:table-cell>
          <table:table-cell office:value-type="float" office:value="0.18409225022455" calcext:value-type="float">
            <text:p>0.18409225022455</text:p>
          </table:table-cell>
          <table:table-cell office:value-type="float" office:value="0.19179415777736" calcext:value-type="float">
            <text:p>0.19179415777736</text:p>
          </table:table-cell>
          <table:table-cell office:value-type="float" office:value="0.182743295306411" calcext:value-type="float">
            <text:p>0.182743295306411</text:p>
          </table:table-cell>
          <table:table-cell office:value-type="float" office:value="0.127158510905344" calcext:value-type="float">
            <text:p>0.127158510905344</text:p>
          </table:table-cell>
          <table:table-cell office:value-type="float" office:value="0.133843937266894" calcext:value-type="float">
            <text:p>0.133843937266894</text:p>
          </table:table-cell>
          <table:table-cell office:value-type="float" office:value="0.138272862176261" calcext:value-type="float">
            <text:p>0.138272862176261</text:p>
          </table:table-cell>
          <table:table-cell office:value-type="float" office:value="0.138646684663964" calcext:value-type="float">
            <text:p>0.138646684663964</text:p>
          </table:table-cell>
          <table:table-cell office:value-type="float" office:value="0.138397349241537" calcext:value-type="float">
            <text:p>0.138397349241537</text:p>
          </table:table-cell>
          <table:table-cell office:value-type="float" office:value="0.139594560371771" calcext:value-type="float">
            <text:p>0.139594560371771</text:p>
          </table:table-cell>
          <table:table-cell office:value-type="float" office:value="0.141426012611943" calcext:value-type="float">
            <text:p>0.141426012611943</text:p>
          </table:table-cell>
          <table:table-cell office:value-type="float" office:value="0.142195690711824" calcext:value-type="float">
            <text:p>0.142195690711824</text:p>
          </table:table-cell>
          <table:table-cell office:value-type="float" office:value="0.14215112606768" calcext:value-type="float">
            <text:p>0.14215112606768</text:p>
          </table:table-cell>
          <table:table-cell office:value-type="float" office:value="0.141253546727209" calcext:value-type="float">
            <text:p>0.141253546727209</text:p>
          </table:table-cell>
          <table:table-cell office:value-type="float" office:value="0.141411461820875" calcext:value-type="float">
            <text:p>0.141411461820875</text:p>
          </table:table-cell>
          <table:table-cell office:value-type="float" office:value="0.141461156568458" calcext:value-type="float">
            <text:p>0.141461156568458</text:p>
          </table:table-cell>
          <table:table-cell office:value-type="float" office:value="0.141478289587082" calcext:value-type="float">
            <text:p>0.141478289587082</text:p>
          </table:table-cell>
          <table:table-cell office:value-type="float" office:value="0.141825492642007" calcext:value-type="float">
            <text:p>0.141825492642007</text:p>
          </table:table-cell>
          <table:table-cell office:value-type="float" office:value="0.141413862733839" calcext:value-type="float">
            <text:p>0.141413862733839</text:p>
          </table:table-cell>
          <table:table-cell office:value-type="float" office:value="0.141384872381817" calcext:value-type="float">
            <text:p>0.141384872381817</text:p>
          </table:table-cell>
          <table:table-cell office:value-type="float" office:value="0.141752575455678" calcext:value-type="float">
            <text:p>0.141752575455678</text:p>
          </table:table-cell>
          <table:table-cell office:value-type="float" office:value="0.141688872899001" calcext:value-type="float">
            <text:p>0.141688872899001</text:p>
          </table:table-cell>
          <table:table-cell office:value-type="float" office:value="0.141650674315025" calcext:value-type="float">
            <text:p>0.141650674315025</text:p>
          </table:table-cell>
          <table:table-cell office:value-type="float" office:value="0.142050471955205" calcext:value-type="float">
            <text:p>0.142050471955205</text:p>
          </table:table-cell>
          <table:table-cell office:value-type="float" office:value="0.141951195442047" calcext:value-type="float">
            <text:p>0.141951195442047</text:p>
          </table:table-cell>
          <table:table-cell office:value-type="float" office:value="0.141811586149709" calcext:value-type="float">
            <text:p>0.141811586149709</text:p>
          </table:table-cell>
          <table:table-cell office:value-type="float" office:value="0.142059712041517" calcext:value-type="float">
            <text:p>0.142059712041517</text:p>
          </table:table-cell>
          <table:table-cell office:value-type="float" office:value="0.141957104621738" calcext:value-type="float">
            <text:p>0.141957104621738</text:p>
          </table:table-cell>
          <table:table-cell office:value-type="float" office:value="0.142093022172931" calcext:value-type="float">
            <text:p>0.142093022172931</text:p>
          </table:table-cell>
          <table:table-cell office:value-type="float" office:value="0.141879802941764" calcext:value-type="float">
            <text:p>0.141879802941764</text:p>
          </table:table-cell>
          <table:table-cell office:value-type="float" office:value="0.141756155477706" calcext:value-type="float">
            <text:p>0.141756155477706</text:p>
          </table:table-cell>
          <table:table-cell office:value-type="float" office:value="0.142098169418173" calcext:value-type="float">
            <text:p>0.142098169418173</text:p>
          </table:table-cell>
          <table:table-cell office:value-type="float" office:value="0.141997156955016" calcext:value-type="float">
            <text:p>0.141997156955016</text:p>
          </table:table-cell>
          <table:table-cell office:value-type="float" office:value="0.141847076935546" calcext:value-type="float">
            <text:p>0.141847076935546</text:p>
          </table:table-cell>
          <table:table-cell office:value-type="float" office:value="0.141837647266006" calcext:value-type="float">
            <text:p>0.141837647266006</text:p>
          </table:table-cell>
          <table:table-cell office:value-type="float" office:value="0.141977043206131" calcext:value-type="float">
            <text:p>0.141977043206131</text:p>
          </table:table-cell>
          <table:table-cell office:value-type="float" office:value="0.14225984842378" calcext:value-type="float">
            <text:p>0.14225984842378</text:p>
          </table:table-cell>
          <table:table-cell office:value-type="float" office:value="0.142081115164892" calcext:value-type="float">
            <text:p>0.142081115164892</text:p>
          </table:table-cell>
          <table:table-cell office:value-type="float" office:value="0.141899419620921" calcext:value-type="float">
            <text:p>0.141899419620921</text:p>
          </table:table-cell>
          <table:table-cell office:value-type="float" office:value="0.142230868859597" calcext:value-type="float">
            <text:p>0.142230868859597</text:p>
          </table:table-cell>
          <table:table-cell office:value-type="float" office:value="0.141786068978201" calcext:value-type="float">
            <text:p>0.141786068978201</text:p>
          </table:table-cell>
          <table:table-cell office:value-type="float" office:value="0.142147012274176" calcext:value-type="float">
            <text:p>0.142147012274176</text:p>
          </table:table-cell>
          <table:table-cell office:value-type="float" office:value="0.142014065980638" calcext:value-type="float">
            <text:p>0.142014065980638</text:p>
          </table:table-cell>
          <table:table-cell office:value-type="float" office:value="0.142043356507311" calcext:value-type="float">
            <text:p>0.142043356507311</text:p>
          </table:table-cell>
          <table:table-cell office:value-type="float" office:value="0.14206836139024" calcext:value-type="float">
            <text:p>0.14206836139024</text:p>
          </table:table-cell>
          <table:table-cell office:value-type="float" office:value="0.142151649110456" calcext:value-type="float">
            <text:p>0.142151649110456</text:p>
          </table:table-cell>
          <table:table-cell office:value-type="float" office:value="0.14210437021589" calcext:value-type="float">
            <text:p>0.14210437021589</text:p>
          </table:table-cell>
          <table:table-cell office:value-type="float" office:value="0.14207365788592" calcext:value-type="float">
            <text:p>0.14207365788592</text:p>
          </table:table-cell>
          <table:table-cell office:value-type="float" office:value="0.142160188256214" calcext:value-type="float">
            <text:p>0.142160188256214</text:p>
          </table:table-cell>
          <table:table-cell office:value-type="float" office:value="0.142088180014325" calcext:value-type="float">
            <text:p>0.142088180014325</text:p>
          </table:table-cell>
          <table:table-cell office:value-type="float" office:value="0.142204093440746" calcext:value-type="float">
            <text:p>0.142204093440746</text:p>
          </table:table-cell>
          <table:table-cell office:value-type="float" office:value="0.142044191575256" calcext:value-type="float">
            <text:p>0.142044191575256</text:p>
          </table:table-cell>
          <table:table-cell office:value-type="float" office:value="0.14194994747536" calcext:value-type="float">
            <text:p>0.14194994747536</text:p>
          </table:table-cell>
          <table:table-cell office:value-type="float" office:value="0.142232049206027" calcext:value-type="float">
            <text:p>0.142232049206027</text:p>
          </table:table-cell>
          <table:table-cell office:value-type="float" office:value="0.142051211593939" calcext:value-type="float">
            <text:p>0.142051211593939</text:p>
          </table:table-cell>
          <table:table-cell office:value-type="float" office:value="0.141965723360796" calcext:value-type="float">
            <text:p>0.141965723360796</text:p>
          </table:table-cell>
          <table:table-cell office:value-type="float" office:value="0.141889118590839" calcext:value-type="float">
            <text:p>0.141889118590839</text:p>
          </table:table-cell>
          <table:table-cell office:value-type="float" office:value="0.142009612355634" calcext:value-type="float">
            <text:p>0.142009612355634</text:p>
          </table:table-cell>
          <table:table-cell office:value-type="float" office:value="0.141799908963808" calcext:value-type="float">
            <text:p>0.141799908963808</text:p>
          </table:table-cell>
          <table:table-cell office:value-type="float" office:value="0.142183630887574" calcext:value-type="float">
            <text:p>0.142183630887574</text:p>
          </table:table-cell>
          <table:table-cell office:value-type="float" office:value="0.141963121864578" calcext:value-type="float">
            <text:p>0.141963121864578</text:p>
          </table:table-cell>
          <table:table-cell office:value-type="float" office:value="0.141990733096169" calcext:value-type="float">
            <text:p>0.141990733096169</text:p>
          </table:table-cell>
          <table:table-cell office:value-type="float" office:value="0.142169364036193" calcext:value-type="float">
            <text:p>0.142169364036193</text:p>
          </table:table-cell>
          <table:table-cell office:value-type="float" office:value="0.142032879475136" calcext:value-type="float">
            <text:p>0.142032879475136</text:p>
          </table:table-cell>
          <table:table-cell office:value-type="float" office:value="0.142192605011921" calcext:value-type="float">
            <text:p>0.142192605011921</text:p>
          </table:table-cell>
          <table:table-cell office:value-type="float" office:value="0.142038016182906" calcext:value-type="float">
            <text:p>0.142038016182906</text:p>
          </table:table-cell>
          <table:table-cell office:value-type="float" office:value="0.14210202110184" calcext:value-type="float">
            <text:p>0.14210202110184</text:p>
          </table:table-cell>
          <table:table-cell office:value-type="float" office:value="0.142080114835682" calcext:value-type="float">
            <text:p>0.142080114835682</text:p>
          </table:table-cell>
          <table:table-cell office:value-type="float" office:value="0.142021495674606" calcext:value-type="float">
            <text:p>0.142021495674606</text:p>
          </table:table-cell>
          <table:table-cell office:value-type="float" office:value="0.142018319033259" calcext:value-type="float">
            <text:p>0.142018319033259</text:p>
          </table:table-cell>
          <table:table-cell office:value-type="float" office:value="0.142132915448642" calcext:value-type="float">
            <text:p>0.142132915448642</text:p>
          </table:table-cell>
          <table:table-cell office:value-type="float" office:value="0.142047333311114" calcext:value-type="float">
            <text:p>0.142047333311114</text:p>
          </table:table-cell>
          <table:table-cell office:value-type="float" office:value="0.141955842137054" calcext:value-type="float">
            <text:p>0.141955842137054</text:p>
          </table:table-cell>
          <table:table-cell office:value-type="float" office:value="0.141977449534571" calcext:value-type="float">
            <text:p>0.141977449534571</text:p>
          </table:table-cell>
          <table:table-cell office:value-type="float" office:value="0.141902438999582" calcext:value-type="float">
            <text:p>0.141902438999582</text:p>
          </table:table-cell>
          <table:table-cell office:value-type="float" office:value="0.141930269429631" calcext:value-type="float">
            <text:p>0.141930269429631</text:p>
          </table:table-cell>
          <table:table-cell office:value-type="float" office:value="0.142036611721898" calcext:value-type="float">
            <text:p>0.142036611721898</text:p>
          </table:table-cell>
          <table:table-cell office:value-type="float" office:value="0.141804269137875" calcext:value-type="float">
            <text:p>0.141804269137875</text:p>
          </table:table-cell>
          <table:table-cell office:value-type="float" office:value="0.14226664148366" calcext:value-type="float">
            <text:p>0.14226664148366</text:p>
          </table:table-cell>
          <table:table-cell office:value-type="float" office:value="0.142066857801729" calcext:value-type="float">
            <text:p>0.142066857801729</text:p>
          </table:table-cell>
          <table:table-cell office:value-type="float" office:value="0.142001706303542" calcext:value-type="float">
            <text:p>0.142001706303542</text:p>
          </table:table-cell>
          <table:table-cell office:value-type="float" office:value="0.142110455318531" calcext:value-type="float">
            <text:p>0.142110455318531</text:p>
          </table:table-cell>
          <table:table-cell office:value-type="float" office:value="0.142047758740946" calcext:value-type="float">
            <text:p>0.142047758740946</text:p>
          </table:table-cell>
          <table:table-cell office:value-type="float" office:value="0.142261806593455" calcext:value-type="float">
            <text:p>0.142261806593455</text:p>
          </table:table-cell>
          <table:table-cell office:value-type="float" office:value="0.142141716905405" calcext:value-type="float">
            <text:p>0.142141716905405</text:p>
          </table:table-cell>
          <table:table-cell office:value-type="float" office:value="0.142036857236098" calcext:value-type="float">
            <text:p>0.142036857236098</text:p>
          </table:table-cell>
          <table:table-cell office:value-type="float" office:value="0.14194162390661" calcext:value-type="float">
            <text:p>0.14194162390661</text:p>
          </table:table-cell>
          <table:table-cell office:value-type="float" office:value="0.141984593342252" calcext:value-type="float">
            <text:p>0.141984593342252</text:p>
          </table:table-cell>
          <table:table-cell office:value-type="float" office:value="0.142078289195281" calcext:value-type="float">
            <text:p>0.142078289195281</text:p>
          </table:table-cell>
          <table:table-cell office:value-type="float" office:value="0.14217906212169" calcext:value-type="float">
            <text:p>0.14217906212169</text:p>
          </table:table-cell>
          <table:table-cell office:value-type="float" office:value="0.141965835181523" calcext:value-type="float">
            <text:p>0.141965835181523</text:p>
          </table:table-cell>
          <table:table-cell office:value-type="float" office:value="0.142211996740705" calcext:value-type="float">
            <text:p>0.142211996740705</text:p>
          </table:table-cell>
          <table:table-cell office:value-type="float" office:value="0.142136403348848" calcext:value-type="float">
            <text:p>0.142136403348848</text:p>
          </table:table-cell>
          <table:table-cell office:value-type="float" office:value="0.142148584368773" calcext:value-type="float">
            <text:p>0.142148584368773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628763853524" calcext:value-type="float">
            <text:p>-0.012628763853524</text:p>
          </table:table-cell>
          <table:table-cell office:value-type="float" office:value="-0.0126399797116269" calcext:value-type="float">
            <text:p>-0.012639979711627</text:p>
          </table:table-cell>
          <table:table-cell office:value-type="float" office:value="-0.0126412152228514" calcext:value-type="float">
            <text:p>-0.012641215222851</text:p>
          </table:table-cell>
          <table:table-cell office:value-type="float" office:value="-0.0126333376509468" calcext:value-type="float">
            <text:p>-0.012633337650947</text:p>
          </table:table-cell>
          <table:table-cell office:value-type="float" office:value="-0.0126447476448171" calcext:value-type="float">
            <text:p>-0.012644747644817</text:p>
          </table:table-cell>
          <table:table-cell office:value-type="float" office:value="-0.0126371347228957" calcext:value-type="float">
            <text:p>-0.012637134722896</text:p>
          </table:table-cell>
          <table:table-cell office:value-type="float" office:value="-0.0126413590931278" calcext:value-type="float">
            <text:p>-0.012641359093128</text:p>
          </table:table-cell>
          <table:table-cell office:value-type="float" office:value="-0.0126295157153724" calcext:value-type="float">
            <text:p>-0.012629515715372</text:p>
          </table:table-cell>
          <table:table-cell office:value-type="float" office:value="-0.01263325833512" calcext:value-type="float">
            <text:p>-0.01263325833512</text:p>
          </table:table-cell>
          <table:table-cell office:value-type="float" office:value="-0.0126344993876223" calcext:value-type="float">
            <text:p>-0.012634499387622</text:p>
          </table:table-cell>
          <table:table-cell office:value-type="float" office:value="-0.0126145369059132" calcext:value-type="float">
            <text:p>-0.012614536905913</text:p>
          </table:table-cell>
          <table:table-cell office:value-type="float" office:value="-0.0126348085726381" calcext:value-type="float">
            <text:p>-0.012634808572638</text:p>
          </table:table-cell>
          <table:table-cell office:value-type="float" office:value="-0.0126503318278466" calcext:value-type="float">
            <text:p>-0.012650331827847</text:p>
          </table:table-cell>
          <table:table-cell office:value-type="float" office:value="-0.0126303306274988" calcext:value-type="float">
            <text:p>-0.012630330627499</text:p>
          </table:table-cell>
          <table:table-cell office:value-type="float" office:value="-0.0126346269450438" calcext:value-type="float">
            <text:p>-0.012634626945044</text:p>
          </table:table-cell>
          <table:table-cell office:value-type="float" office:value="-0.0126401241009228" calcext:value-type="float">
            <text:p>-0.012640124100923</text:p>
          </table:table-cell>
          <table:table-cell office:value-type="float" office:value="-0.0126220128646265" calcext:value-type="float">
            <text:p>-0.012622012864627</text:p>
          </table:table-cell>
          <table:table-cell office:value-type="float" office:value="-0.0126121928395405" calcext:value-type="float">
            <text:p>-0.012612192839541</text:p>
          </table:table-cell>
          <table:table-cell office:value-type="float" office:value="-0.0125997483951558" calcext:value-type="float">
            <text:p>-0.012599748395156</text:p>
          </table:table-cell>
          <table:table-cell office:value-type="float" office:value="-0.0125847310056" calcext:value-type="float">
            <text:p>-0.0125847310056</text:p>
          </table:table-cell>
          <table:table-cell office:value-type="float" office:value="-0.0126034719349566" calcext:value-type="float">
            <text:p>-0.012603471934957</text:p>
          </table:table-cell>
          <table:table-cell office:value-type="float" office:value="-0.0121264642355762" calcext:value-type="float">
            <text:p>-0.012126464235576</text:p>
          </table:table-cell>
          <table:table-cell office:value-type="float" office:value="-0.012196141313005" calcext:value-type="float">
            <text:p>-0.012196141313005</text:p>
          </table:table-cell>
          <table:table-cell office:value-type="float" office:value="-0.0117643421734706" calcext:value-type="float">
            <text:p>-0.011764342173471</text:p>
          </table:table-cell>
          <table:table-cell office:value-type="float" office:value="-0.0119400769704148" calcext:value-type="float">
            <text:p>-0.011940076970415</text:p>
          </table:table-cell>
          <table:table-cell office:value-type="float" office:value="-0.0125464990831165" calcext:value-type="float">
            <text:p>-0.012546499083117</text:p>
          </table:table-cell>
          <table:table-cell office:value-type="float" office:value="-0.0125087502944915" calcext:value-type="float">
            <text:p>-0.012508750294492</text:p>
          </table:table-cell>
          <table:table-cell office:value-type="float" office:value="-0.0129937600324575" calcext:value-type="float">
            <text:p>-0.012993760032458</text:p>
          </table:table-cell>
          <table:table-cell office:value-type="float" office:value="-0.0120726518756987" calcext:value-type="float">
            <text:p>-0.012072651875699</text:p>
          </table:table-cell>
          <table:table-cell office:value-type="float" office:value="-0.0120258432228355" calcext:value-type="float">
            <text:p>-0.012025843222836</text:p>
          </table:table-cell>
          <table:table-cell office:value-type="float" office:value="-0.0109717456983566" calcext:value-type="float">
            <text:p>-0.010971745698357</text:p>
          </table:table-cell>
          <table:table-cell office:value-type="float" office:value="-0.0188755639891462" calcext:value-type="float">
            <text:p>-0.018875563989146</text:p>
          </table:table-cell>
          <table:table-cell office:value-type="float" office:value="-0.0304416523190979" calcext:value-type="float">
            <text:p>-0.030441652319098</text:p>
          </table:table-cell>
          <table:table-cell office:value-type="float" office:value="-0.0367547284785346" calcext:value-type="float">
            <text:p>-0.036754728478535</text:p>
          </table:table-cell>
          <table:table-cell office:value-type="float" office:value="-0.0462961490322559" calcext:value-type="float">
            <text:p>-0.046296149032256</text:p>
          </table:table-cell>
          <table:table-cell office:value-type="float" office:value="-0.0467133524125041" calcext:value-type="float">
            <text:p>-0.046713352412504</text:p>
          </table:table-cell>
          <table:table-cell office:value-type="float" office:value="-0.0389702673389827" calcext:value-type="float">
            <text:p>-0.038970267338983</text:p>
          </table:table-cell>
          <table:table-cell office:value-type="float" office:value="-0.0152379782891707" calcext:value-type="float">
            <text:p>-0.015237978289171</text:p>
          </table:table-cell>
          <table:table-cell office:value-type="float" office:value="-0.015342286166369" calcext:value-type="float">
            <text:p>-0.015342286166369</text:p>
          </table:table-cell>
          <table:table-cell office:value-type="float" office:value="-0.0137354554056138" calcext:value-type="float">
            <text:p>-0.013735455405614</text:p>
          </table:table-cell>
          <table:table-cell office:value-type="float" office:value="-0.0108370228626079" calcext:value-type="float">
            <text:p>-0.010837022862608</text:p>
          </table:table-cell>
          <table:table-cell office:value-type="float" office:value="-0.00702705189983148" calcext:value-type="float">
            <text:p>-0.007027051899831</text:p>
          </table:table-cell>
          <table:table-cell office:value-type="float" office:value="-0.00417544198796109" calcext:value-type="float">
            <text:p>-0.004175441987961</text:p>
          </table:table-cell>
          <table:table-cell office:value-type="float" office:value="-0.00105835968902784" calcext:value-type="float">
            <text:p>-0.001058359689028</text:p>
          </table:table-cell>
          <table:table-cell office:value-type="float" office:value="0.003066178143018" calcext:value-type="float">
            <text:p>0.003066178143018</text:p>
          </table:table-cell>
          <table:table-cell office:value-type="float" office:value="0.00474703414007472" calcext:value-type="float">
            <text:p>0.004747034140075</text:p>
          </table:table-cell>
          <table:table-cell office:value-type="float" office:value="0.00572153918813045" calcext:value-type="float">
            <text:p>0.00572153918813</text:p>
          </table:table-cell>
          <table:table-cell office:value-type="float" office:value="0.00521260274856643" calcext:value-type="float">
            <text:p>0.005212602748566</text:p>
          </table:table-cell>
          <table:table-cell office:value-type="float" office:value="-0.00990493131218935" calcext:value-type="float">
            <text:p>-0.009904931312189</text:p>
          </table:table-cell>
          <table:table-cell office:value-type="float" office:value="-0.0181460595165674" calcext:value-type="float">
            <text:p>-0.018146059516567</text:p>
          </table:table-cell>
          <table:table-cell office:value-type="float" office:value="-0.0254969625194651" calcext:value-type="float">
            <text:p>-0.025496962519465</text:p>
          </table:table-cell>
          <table:table-cell office:value-type="float" office:value="0.0223556900362963" calcext:value-type="float">
            <text:p>0.022355690036296</text:p>
          </table:table-cell>
          <table:table-cell office:value-type="float" office:value="0.0215328053849101" calcext:value-type="float">
            <text:p>0.02153280538491</text:p>
          </table:table-cell>
          <table:table-cell office:value-type="float" office:value="-0.00903602720810745" calcext:value-type="float">
            <text:p>-0.009036027208107</text:p>
          </table:table-cell>
          <table:table-cell office:value-type="float" office:value="-0.0170247529310567" calcext:value-type="float">
            <text:p>-0.017024752931057</text:p>
          </table:table-cell>
          <table:table-cell office:value-type="float" office:value="-0.0144551828855736" calcext:value-type="float">
            <text:p>-0.014455182885574</text:p>
          </table:table-cell>
          <table:table-cell office:value-type="float" office:value="-0.0118405385025499" calcext:value-type="float">
            <text:p>-0.01184053850255</text:p>
          </table:table-cell>
          <table:table-cell office:value-type="float" office:value="-0.010644121481738" calcext:value-type="float">
            <text:p>-0.010644121481738</text:p>
          </table:table-cell>
          <table:table-cell office:value-type="float" office:value="-0.00772180815971463" calcext:value-type="float">
            <text:p>-0.007721808159715</text:p>
          </table:table-cell>
          <table:table-cell office:value-type="float" office:value="-0.00521620911427181" calcext:value-type="float">
            <text:p>-0.005216209114272</text:p>
          </table:table-cell>
          <table:table-cell office:value-type="float" office:value="-0.00603142487275024" calcext:value-type="float">
            <text:p>-0.00603142487275</text:p>
          </table:table-cell>
          <table:table-cell office:value-type="float" office:value="-0.00657811066116444" calcext:value-type="float">
            <text:p>-0.006578110661164</text:p>
          </table:table-cell>
          <table:table-cell office:value-type="float" office:value="-0.0147434727861363" calcext:value-type="float">
            <text:p>-0.014743472786136</text:p>
          </table:table-cell>
          <table:table-cell office:value-type="float" office:value="-0.0183696172329662" calcext:value-type="float">
            <text:p>-0.018369617232966</text:p>
          </table:table-cell>
          <table:table-cell office:value-type="float" office:value="-0.0224320504068043" calcext:value-type="float">
            <text:p>-0.022432050406804</text:p>
          </table:table-cell>
          <table:table-cell office:value-type="float" office:value="-0.0279513564168378" calcext:value-type="float">
            <text:p>-0.027951356416838</text:p>
          </table:table-cell>
          <table:table-cell office:value-type="float" office:value="-0.0336631773359533" calcext:value-type="float">
            <text:p>-0.033663177335953</text:p>
          </table:table-cell>
          <table:table-cell office:value-type="float" office:value="-0.0375180586057812" calcext:value-type="float">
            <text:p>-0.037518058605781</text:p>
          </table:table-cell>
          <table:table-cell office:value-type="float" office:value="-0.039168817647246" calcext:value-type="float">
            <text:p>-0.039168817647246</text:p>
          </table:table-cell>
          <table:table-cell office:value-type="float" office:value="-0.0398241721559442" calcext:value-type="float">
            <text:p>-0.039824172155944</text:p>
          </table:table-cell>
          <table:table-cell office:value-type="float" office:value="-0.0392145434626098" calcext:value-type="float">
            <text:p>-0.03921454346261</text:p>
          </table:table-cell>
          <table:table-cell office:value-type="float" office:value="-0.0369834871543805" calcext:value-type="float">
            <text:p>-0.036983487154381</text:p>
          </table:table-cell>
          <table:table-cell office:value-type="float" office:value="-0.0226241562277601" calcext:value-type="float">
            <text:p>-0.02262415622776</text:p>
          </table:table-cell>
          <table:table-cell office:value-type="float" office:value="-0.0200468920332202" calcext:value-type="float">
            <text:p>-0.02004689203322</text:p>
          </table:table-cell>
          <table:table-cell office:value-type="float" office:value="-0.0148915105983697" calcext:value-type="float">
            <text:p>-0.01489151059837</text:p>
          </table:table-cell>
          <table:table-cell office:value-type="float" office:value="-0.0139823862470185" calcext:value-type="float">
            <text:p>-0.013982386247019</text:p>
          </table:table-cell>
          <table:table-cell office:value-type="float" office:value="-0.0135694016841876" calcext:value-type="float">
            <text:p>-0.013569401684188</text:p>
          </table:table-cell>
          <table:table-cell office:value-type="float" office:value="-0.0139458661908864" calcext:value-type="float">
            <text:p>-0.013945866190886</text:p>
          </table:table-cell>
          <table:table-cell office:value-type="float" office:value="-0.0128032175381116" calcext:value-type="float">
            <text:p>-0.012803217538112</text:p>
          </table:table-cell>
          <table:table-cell office:value-type="float" office:value="-0.0119288836594413" calcext:value-type="float">
            <text:p>-0.011928883659441</text:p>
          </table:table-cell>
          <table:table-cell office:value-type="float" office:value="-0.0110729757557111" calcext:value-type="float">
            <text:p>-0.011072975755711</text:p>
          </table:table-cell>
          <table:table-cell office:value-type="float" office:value="-0.00911619247940897" calcext:value-type="float">
            <text:p>-0.009116192479409</text:p>
          </table:table-cell>
          <table:table-cell office:value-type="float" office:value="-0.00554623726298029" calcext:value-type="float">
            <text:p>-0.00554623726298</text:p>
          </table:table-cell>
          <table:table-cell office:value-type="float" office:value="-0.0034007843673471" calcext:value-type="float">
            <text:p>-0.003400784367347</text:p>
          </table:table-cell>
          <table:table-cell office:value-type="float" office:value="-0.00335375407022814" calcext:value-type="float">
            <text:p>-0.003353754070228</text:p>
          </table:table-cell>
          <table:table-cell office:value-type="float" office:value="-0.0281277332185151" calcext:value-type="float">
            <text:p>-0.028127733218515</text:p>
          </table:table-cell>
          <table:table-cell office:value-type="float" office:value="-0.033274670675178" calcext:value-type="float">
            <text:p>-0.033274670675178</text:p>
          </table:table-cell>
          <table:table-cell office:value-type="float" office:value="-0.0376454526634385" calcext:value-type="float">
            <text:p>-0.037645452663439</text:p>
          </table:table-cell>
          <table:table-cell office:value-type="float" office:value="-0.0435810856834432" calcext:value-type="float">
            <text:p>-0.043581085683443</text:p>
          </table:table-cell>
          <table:table-cell office:value-type="float" office:value="-0.0432680067513534" calcext:value-type="float">
            <text:p>-0.043268006751353</text:p>
          </table:table-cell>
          <table:table-cell office:value-type="float" office:value="0.00976836083157473" calcext:value-type="float">
            <text:p>0.009768360831575</text:p>
          </table:table-cell>
          <table:table-cell office:value-type="float" office:value="0.00942128484797368" calcext:value-type="float">
            <text:p>0.009421284847974</text:p>
          </table:table-cell>
          <table:table-cell office:value-type="float" office:value="0.00916860034271478" calcext:value-type="float">
            <text:p>0.009168600342715</text:p>
          </table:table-cell>
          <table:table-cell office:value-type="float" office:value="-0.0106820202484031" calcext:value-type="float">
            <text:p>-0.010682020248403</text:p>
          </table:table-cell>
          <table:table-cell office:value-type="float" office:value="-0.0171464028741085" calcext:value-type="float">
            <text:p>-0.017146402874109</text:p>
          </table:table-cell>
          <table:table-cell office:value-type="float" office:value="-0.0171714904222155" calcext:value-type="float">
            <text:p>-0.017171490422216</text:p>
          </table:table-cell>
          <table:table-cell office:value-type="float" office:value="-0.0149735170781856" calcext:value-type="float">
            <text:p>-0.014973517078186</text:p>
          </table:table-cell>
          <table:table-cell office:value-type="float" office:value="-0.0141174083041651" calcext:value-type="float">
            <text:p>-0.014117408304165</text:p>
          </table:table-cell>
          <table:table-cell office:value-type="float" office:value="-0.0136347705386183" calcext:value-type="float">
            <text:p>-0.013634770538618</text:p>
          </table:table-cell>
          <table:table-cell office:value-type="float" office:value="-0.0126422608104842" calcext:value-type="float">
            <text:p>-0.012642260810484</text:p>
          </table:table-cell>
          <table:table-cell office:value-type="float" office:value="-0.0113277011843277" calcext:value-type="float">
            <text:p>-0.011327701184328</text:p>
          </table:table-cell>
          <table:table-cell office:value-type="float" office:value="-0.0101860330084544" calcext:value-type="float">
            <text:p>-0.010186033008454</text:p>
          </table:table-cell>
          <table:table-cell office:value-type="float" office:value="-0.00913429240628035" calcext:value-type="float">
            <text:p>-0.00913429240628</text:p>
          </table:table-cell>
          <table:table-cell office:value-type="float" office:value="-0.0138050187904687" calcext:value-type="float">
            <text:p>-0.013805018790469</text:p>
          </table:table-cell>
          <table:table-cell office:value-type="float" office:value="-0.0265551853205481" calcext:value-type="float">
            <text:p>-0.026555185320548</text:p>
          </table:table-cell>
          <table:table-cell office:value-type="float" office:value="-0.0295879941335122" calcext:value-type="float">
            <text:p>-0.029587994133512</text:p>
          </table:table-cell>
          <table:table-cell office:value-type="float" office:value="-0.0289046322776243" calcext:value-type="float">
            <text:p>-0.028904632277624</text:p>
          </table:table-cell>
          <table:table-cell office:value-type="float" office:value="-0.0305949487163812" calcext:value-type="float">
            <text:p>-0.030594948716381</text:p>
          </table:table-cell>
          <table:table-cell office:value-type="float" office:value="-0.0409257669715592" calcext:value-type="float">
            <text:p>-0.040925766971559</text:p>
          </table:table-cell>
          <table:table-cell office:value-type="float" office:value="-0.0412932541024786" calcext:value-type="float">
            <text:p>-0.041293254102479</text:p>
          </table:table-cell>
          <table:table-cell office:value-type="float" office:value="-0.0338027831470938" calcext:value-type="float">
            <text:p>-0.033802783147094</text:p>
          </table:table-cell>
          <table:table-cell office:value-type="float" office:value="-0.0133923829321256" calcext:value-type="float">
            <text:p>-0.013392382932126</text:p>
          </table:table-cell>
          <table:table-cell office:value-type="float" office:value="-0.0151508729456948" calcext:value-type="float">
            <text:p>-0.015150872945695</text:p>
          </table:table-cell>
          <table:table-cell office:value-type="float" office:value="-0.0142122915417277" calcext:value-type="float">
            <text:p>-0.014212291541728</text:p>
          </table:table-cell>
          <table:table-cell office:value-type="float" office:value="-0.0140157848488037" calcext:value-type="float">
            <text:p>-0.014015784848804</text:p>
          </table:table-cell>
          <table:table-cell office:value-type="float" office:value="-0.0106719027643519" calcext:value-type="float">
            <text:p>-0.010671902764352</text:p>
          </table:table-cell>
          <table:table-cell office:value-type="float" office:value="-0.00734427987286346" calcext:value-type="float">
            <text:p>-0.007344279872863</text:p>
          </table:table-cell>
          <table:table-cell office:value-type="float" office:value="-0.00539643217500757" calcext:value-type="float">
            <text:p>-0.005396432175008</text:p>
          </table:table-cell>
          <table:table-cell office:value-type="float" office:value="-0.00206594364342658" calcext:value-type="float">
            <text:p>-0.002065943643427</text:p>
          </table:table-cell>
          <table:table-cell office:value-type="float" office:value="-0.000746782377351094" calcext:value-type="float">
            <text:p>-0.000746782377351</text:p>
          </table:table-cell>
          <table:table-cell office:value-type="float" office:value="-0.000183472593953504" calcext:value-type="float">
            <text:p>-0.000183472593954</text:p>
          </table:table-cell>
          <table:table-cell office:value-type="float" office:value="0.000056567991909825" calcext:value-type="float">
            <text:p>5.6567991909825E-05</text:p>
          </table:table-cell>
          <table:table-cell office:value-type="float" office:value="-0.0258515120701234" calcext:value-type="float">
            <text:p>-0.025851512070123</text:p>
          </table:table-cell>
          <table:table-cell office:value-type="float" office:value="-0.0344461172816231" calcext:value-type="float">
            <text:p>-0.034446117281623</text:p>
          </table:table-cell>
          <table:table-cell office:value-type="float" office:value="-0.0410339614351867" calcext:value-type="float">
            <text:p>-0.041033961435187</text:p>
          </table:table-cell>
          <table:table-cell office:value-type="float" office:value="-0.0413474081770725" calcext:value-type="float">
            <text:p>-0.041347408177073</text:p>
          </table:table-cell>
          <table:table-cell office:value-type="float" office:value="0.0068768883629261" calcext:value-type="float">
            <text:p>0.006876888362926</text:p>
          </table:table-cell>
          <table:table-cell office:value-type="float" office:value="0.0099407316414302" calcext:value-type="float">
            <text:p>0.00994073164143</text:p>
          </table:table-cell>
          <table:table-cell office:value-type="float" office:value="0.00998119871692198" calcext:value-type="float">
            <text:p>0.009981198716922</text:p>
          </table:table-cell>
          <table:table-cell office:value-type="float" office:value="0.0098693644088484" calcext:value-type="float">
            <text:p>0.009869364408848</text:p>
          </table:table-cell>
          <table:table-cell office:value-type="float" office:value="-0.0177120400975829" calcext:value-type="float">
            <text:p>-0.017712040097583</text:p>
          </table:table-cell>
          <table:table-cell office:value-type="float" office:value="-0.0207464226486754" calcext:value-type="float">
            <text:p>-0.020746422648675</text:p>
          </table:table-cell>
          <table:table-cell office:value-type="float" office:value="-0.0194603163696586" calcext:value-type="float">
            <text:p>-0.019460316369659</text:p>
          </table:table-cell>
          <table:table-cell office:value-type="float" office:value="-0.0169203130484199" calcext:value-type="float">
            <text:p>-0.01692031304842</text:p>
          </table:table-cell>
          <table:table-cell office:value-type="float" office:value="-0.0171752674968007" calcext:value-type="float">
            <text:p>-0.017175267496801</text:p>
          </table:table-cell>
          <table:table-cell office:value-type="float" office:value="-0.0149607034809294" calcext:value-type="float">
            <text:p>-0.014960703480929</text:p>
          </table:table-cell>
          <table:table-cell office:value-type="float" office:value="-0.00921704561441124" calcext:value-type="float">
            <text:p>-0.009217045614411</text:p>
          </table:table-cell>
          <table:table-cell office:value-type="float" office:value="-0.0319590286958628" calcext:value-type="float">
            <text:p>-0.031959028695863</text:p>
          </table:table-cell>
          <table:table-cell office:value-type="float" office:value="-0.0312730500392172" calcext:value-type="float">
            <text:p>-0.031273050039217</text:p>
          </table:table-cell>
          <table:table-cell office:value-type="float" office:value="-0.0315761845135685" calcext:value-type="float">
            <text:p>-0.031576184513569</text:p>
          </table:table-cell>
          <table:table-cell office:value-type="float" office:value="-0.0422650421491863" calcext:value-type="float">
            <text:p>-0.042265042149186</text:p>
          </table:table-cell>
          <table:table-cell office:value-type="float" office:value="-0.0454550103141166" calcext:value-type="float">
            <text:p>-0.045455010314117</text:p>
          </table:table-cell>
          <table:table-cell office:value-type="float" office:value="-0.0458574745116082" calcext:value-type="float">
            <text:p>-0.045857474511608</text:p>
          </table:table-cell>
          <table:table-cell office:value-type="float" office:value="-0.0447455497664911" calcext:value-type="float">
            <text:p>-0.044745549766491</text:p>
          </table:table-cell>
          <table:table-cell office:value-type="float" office:value="-0.0387319882633201" calcext:value-type="float">
            <text:p>-0.03873198826332</text:p>
          </table:table-cell>
          <table:table-cell office:value-type="float" office:value="-0.00123695619832046" calcext:value-type="float">
            <text:p>-0.00123695619832</text:p>
          </table:table-cell>
          <table:table-cell office:value-type="float" office:value="-0.0183895088098924" calcext:value-type="float">
            <text:p>-0.018389508809892</text:p>
          </table:table-cell>
          <table:table-cell office:value-type="float" office:value="-0.0201505375088778" calcext:value-type="float">
            <text:p>-0.020150537508878</text:p>
          </table:table-cell>
          <table:table-cell office:value-type="float" office:value="-0.0153616612555896" calcext:value-type="float">
            <text:p>-0.01536166125559</text:p>
          </table:table-cell>
          <table:table-cell office:value-type="float" office:value="-0.0135716086132209" calcext:value-type="float">
            <text:p>-0.013571608613221</text:p>
          </table:table-cell>
          <table:table-cell office:value-type="float" office:value="-0.0121293316259788" calcext:value-type="float">
            <text:p>-0.012129331625979</text:p>
          </table:table-cell>
          <table:table-cell office:value-type="float" office:value="-0.00798444403071602" calcext:value-type="float">
            <text:p>-0.007984444030716</text:p>
          </table:table-cell>
          <table:table-cell office:value-type="float" office:value="-0.00532878937887563" calcext:value-type="float">
            <text:p>-0.005328789378876</text:p>
          </table:table-cell>
          <table:table-cell office:value-type="float" office:value="-0.00342001431947729" calcext:value-type="float">
            <text:p>-0.003420014319477</text:p>
          </table:table-cell>
          <table:table-cell office:value-type="float" office:value="-0.00192754254801937" calcext:value-type="float">
            <text:p>-0.001927542548019</text:p>
          </table:table-cell>
          <table:table-cell office:value-type="float" office:value="-0.0351190162254484" calcext:value-type="float">
            <text:p>-0.035119016225448</text:p>
          </table:table-cell>
          <table:table-cell office:value-type="float" office:value="-0.0430473593212733" calcext:value-type="float">
            <text:p>-0.043047359321273</text:p>
          </table:table-cell>
          <table:table-cell office:value-type="float" office:value="-0.0447363932711726" calcext:value-type="float">
            <text:p>-0.044736393271173</text:p>
          </table:table-cell>
          <table:table-cell office:value-type="float" office:value="0.00449185070911195" calcext:value-type="float">
            <text:p>0.004491850709112</text:p>
          </table:table-cell>
          <table:table-cell office:value-type="float" office:value="0.00917857593391109" calcext:value-type="float">
            <text:p>0.009178575933911</text:p>
          </table:table-cell>
          <table:table-cell office:value-type="float" office:value="-0.0203252785800523" calcext:value-type="float">
            <text:p>-0.020325278580052</text:p>
          </table:table-cell>
          <table:table-cell office:value-type="float" office:value="-0.0212753379042166" calcext:value-type="float">
            <text:p>-0.021275337904217</text:p>
          </table:table-cell>
          <table:table-cell office:value-type="float" office:value="-0.0194958386945042" calcext:value-type="float">
            <text:p>-0.019495838694504</text:p>
          </table:table-cell>
          <table:table-cell office:value-type="float" office:value="-0.0184222577460767" calcext:value-type="float">
            <text:p>-0.018422257746077</text:p>
          </table:table-cell>
          <table:table-cell office:value-type="float" office:value="-0.0175313933083304" calcext:value-type="float">
            <text:p>-0.01753139330833</text:p>
          </table:table-cell>
          <table:table-cell office:value-type="float" office:value="-0.0157870477350787" calcext:value-type="float">
            <text:p>-0.015787047735079</text:p>
          </table:table-cell>
          <table:table-cell office:value-type="float" office:value="-0.0124518382800155" calcext:value-type="float">
            <text:p>-0.012451838280016</text:p>
          </table:table-cell>
          <table:table-cell office:value-type="float" office:value="-0.0127830584745173" calcext:value-type="float">
            <text:p>-0.012783058474517</text:p>
          </table:table-cell>
          <table:table-cell office:value-type="float" office:value="-0.0269800219797409" calcext:value-type="float">
            <text:p>-0.026980021979741</text:p>
          </table:table-cell>
          <table:table-cell office:value-type="float" office:value="-0.0307734487361517" calcext:value-type="float">
            <text:p>-0.030773448736152</text:p>
          </table:table-cell>
          <table:table-cell office:value-type="float" office:value="-0.0303990462302181" calcext:value-type="float">
            <text:p>-0.030399046230218</text:p>
          </table:table-cell>
          <table:table-cell office:value-type="float" office:value="-0.0293009124906458" calcext:value-type="float">
            <text:p>-0.029300912490646</text:p>
          </table:table-cell>
          <table:table-cell office:value-type="float" office:value="-0.0295232213581711" calcext:value-type="float">
            <text:p>-0.029523221358171</text:p>
          </table:table-cell>
          <table:table-cell office:value-type="float" office:value="-0.0340334150374636" calcext:value-type="float">
            <text:p>-0.034033415037464</text:p>
          </table:table-cell>
          <table:table-cell office:value-type="float" office:value="-0.0389595597302161" calcext:value-type="float">
            <text:p>-0.038959559730216</text:p>
          </table:table-cell>
          <table:table-cell office:value-type="float" office:value="-0.0422592455003871" calcext:value-type="float">
            <text:p>-0.042259245500387</text:p>
          </table:table-cell>
          <table:table-cell office:value-type="float" office:value="-0.0404264490906693" calcext:value-type="float">
            <text:p>-0.040426449090669</text:p>
          </table:table-cell>
          <table:table-cell office:value-type="float" office:value="-0.0375079582360711" calcext:value-type="float">
            <text:p>-0.037507958236071</text:p>
          </table:table-cell>
          <table:table-cell office:value-type="float" office:value="0.00184723901682462" calcext:value-type="float">
            <text:p>0.001847239016825</text:p>
          </table:table-cell>
          <table:table-cell office:value-type="float" office:value="-0.00590825040513286" calcext:value-type="float">
            <text:p>-0.005908250405133</text:p>
          </table:table-cell>
          <table:table-cell office:value-type="float" office:value="-0.0114481258085871" calcext:value-type="float">
            <text:p>-0.011448125808587</text:p>
          </table:table-cell>
          <table:table-cell office:value-type="float" office:value="-0.0163667874324112" calcext:value-type="float">
            <text:p>-0.016366787432411</text:p>
          </table:table-cell>
          <table:table-cell office:value-type="float" office:value="-0.0159696210073297" calcext:value-type="float">
            <text:p>-0.01596962100733</text:p>
          </table:table-cell>
          <table:table-cell office:value-type="float" office:value="-0.0155969562639802" calcext:value-type="float">
            <text:p>-0.01559695626398</text:p>
          </table:table-cell>
          <table:table-cell office:value-type="float" office:value="-0.0083900002757068" calcext:value-type="float">
            <text:p>-0.008390000275707</text:p>
          </table:table-cell>
          <table:table-cell office:value-type="float" office:value="-0.00633216151215895" calcext:value-type="float">
            <text:p>-0.006332161512159</text:p>
          </table:table-cell>
          <table:table-cell office:value-type="float" office:value="-0.00462799066623295" calcext:value-type="float">
            <text:p>-0.004627990666233</text:p>
          </table:table-cell>
          <table:table-cell office:value-type="float" office:value="-0.00174020229289972" calcext:value-type="float">
            <text:p>-0.0017402022929</text:p>
          </table:table-cell>
          <table:table-cell office:value-type="float" office:value="0.000811023773726097" calcext:value-type="float">
            <text:p>0.000811023773726</text:p>
          </table:table-cell>
          <table:table-cell office:value-type="float" office:value="-0.0253564329489341" calcext:value-type="float">
            <text:p>-0.025356432948934</text:p>
          </table:table-cell>
          <table:table-cell office:value-type="float" office:value="-0.0354928280363716" calcext:value-type="float">
            <text:p>-0.035492828036372</text:p>
          </table:table-cell>
          <table:table-cell office:value-type="float" office:value="-0.0438648985140528" calcext:value-type="float">
            <text:p>-0.043864898514053</text:p>
          </table:table-cell>
          <table:table-cell office:value-type="float" office:value="0.00267423152797381" calcext:value-type="float">
            <text:p>0.002674231527974</text:p>
          </table:table-cell>
          <table:table-cell office:value-type="float" office:value="0.00906631097470089" calcext:value-type="float">
            <text:p>0.009066310974701</text:p>
          </table:table-cell>
          <table:table-cell office:value-type="float" office:value="0.00815635332152968" calcext:value-type="float">
            <text:p>0.00815635332153</text:p>
          </table:table-cell>
          <table:table-cell office:value-type="float" office:value="-0.0144510257717189" calcext:value-type="float">
            <text:p>-0.014451025771719</text:p>
          </table:table-cell>
          <table:table-cell office:value-type="float" office:value="-0.0186764787411164" calcext:value-type="float">
            <text:p>-0.018676478741116</text:p>
          </table:table-cell>
          <table:table-cell office:value-type="float" office:value="-0.0199189678784317" calcext:value-type="float">
            <text:p>-0.019918967878432</text:p>
          </table:table-cell>
          <table:table-cell office:value-type="float" office:value="-0.0194524964776867" calcext:value-type="float">
            <text:p>-0.019452496477687</text:p>
          </table:table-cell>
          <table:table-cell office:value-type="float" office:value="-0.0184593435012802" calcext:value-type="float">
            <text:p>-0.01845934350128</text:p>
          </table:table-cell>
          <table:table-cell office:value-type="float" office:value="-0.0169914073860311" calcext:value-type="float">
            <text:p>-0.016991407386031</text:p>
          </table:table-cell>
          <table:table-cell office:value-type="float" office:value="-0.0163598771588686" calcext:value-type="float">
            <text:p>-0.016359877158869</text:p>
          </table:table-cell>
          <table:table-cell office:value-type="float" office:value="-0.0159114699501933" calcext:value-type="float">
            <text:p>-0.015911469950193</text:p>
          </table:table-cell>
          <table:table-cell office:value-type="float" office:value="-0.0142668054505317" calcext:value-type="float">
            <text:p>-0.014266805450532</text:p>
          </table:table-cell>
          <table:table-cell office:value-type="float" office:value="-0.0128313630367597" calcext:value-type="float">
            <text:p>-0.01283136303676</text:p>
          </table:table-cell>
          <table:table-cell office:value-type="float" office:value="-0.0110041983443983" calcext:value-type="float">
            <text:p>-0.011004198344398</text:p>
          </table:table-cell>
          <table:table-cell office:value-type="float" office:value="-0.0113589551502385" calcext:value-type="float">
            <text:p>-0.011358955150239</text:p>
          </table:table-cell>
          <table:table-cell office:value-type="float" office:value="-0.0239724103829976" calcext:value-type="float">
            <text:p>-0.023972410382998</text:p>
          </table:table-cell>
          <table:table-cell office:value-type="float" office:value="-0.0292000714421357" calcext:value-type="float">
            <text:p>-0.029200071442136</text:p>
          </table:table-cell>
          <table:table-cell office:value-type="float" office:value="-0.031728261822051" calcext:value-type="float">
            <text:p>-0.031728261822051</text:p>
          </table:table-cell>
          <table:table-cell office:value-type="float" office:value="-0.0402441732237121" calcext:value-type="float">
            <text:p>-0.040244173223712</text:p>
          </table:table-cell>
          <table:table-cell office:value-type="float" office:value="-0.041498310274996" calcext:value-type="float">
            <text:p>-0.041498310274996</text:p>
          </table:table-cell>
          <table:table-cell office:value-type="float" office:value="-0.0402268098254387" calcext:value-type="float">
            <text:p>-0.040226809825439</text:p>
          </table:table-cell>
          <table:table-cell office:value-type="float" office:value="-0.0381692625940497" calcext:value-type="float">
            <text:p>-0.03816926259405</text:p>
          </table:table-cell>
          <table:table-cell office:value-type="float" office:value="-0.0343336276299458" calcext:value-type="float">
            <text:p>-0.034333627629946</text:p>
          </table:table-cell>
          <table:table-cell office:value-type="float" office:value="-0.00662939153931033" calcext:value-type="float">
            <text:p>-0.00662939153931</text:p>
          </table:table-cell>
          <table:table-cell office:value-type="float" office:value="-0.00178505791136656" calcext:value-type="float">
            <text:p>-0.001785057911367</text:p>
          </table:table-cell>
          <table:table-cell office:value-type="float" office:value="-0.0182443274332291" calcext:value-type="float">
            <text:p>-0.018244327433229</text:p>
          </table:table-cell>
          <table:table-cell office:value-type="float" office:value="-0.0212674366012864" calcext:value-type="float">
            <text:p>-0.021267436601286</text:p>
          </table:table-cell>
          <table:table-cell office:value-type="float" office:value="-0.0183057079762472" calcext:value-type="float">
            <text:p>-0.018305707976247</text:p>
          </table:table-cell>
          <table:table-cell office:value-type="float" office:value="-0.0163414987169994" calcext:value-type="float">
            <text:p>-0.016341498716999</text:p>
          </table:table-cell>
          <table:table-cell office:value-type="float" office:value="-0.0143770401048491" calcext:value-type="float">
            <text:p>-0.014377040104849</text:p>
          </table:table-cell>
          <table:table-cell office:value-type="float" office:value="-0.0102445046577077" calcext:value-type="float">
            <text:p>-0.010244504657708</text:p>
          </table:table-cell>
          <table:table-cell office:value-type="float" office:value="-0.00687374035425237" calcext:value-type="float">
            <text:p>-0.006873740354252</text:p>
          </table:table-cell>
          <table:table-cell office:value-type="float" office:value="-0.00616522455171249" calcext:value-type="float">
            <text:p>-0.006165224551712</text:p>
          </table:table-cell>
          <table:table-cell office:value-type="float" office:value="-0.00507955928933985" calcext:value-type="float">
            <text:p>-0.00507955928934</text:p>
          </table:table-cell>
          <table:table-cell office:value-type="float" office:value="-0.00480754623703562" calcext:value-type="float">
            <text:p>-0.004807546237036</text:p>
          </table:table-cell>
          <table:table-cell office:value-type="float" office:value="-0.00438761960438001" calcext:value-type="float">
            <text:p>-0.00438761960438</text:p>
          </table:table-cell>
          <table:table-cell office:value-type="float" office:value="-0.0060653055198235" calcext:value-type="float">
            <text:p>-0.006065305519824</text:p>
          </table:table-cell>
          <table:table-cell office:value-type="float" office:value="-0.0382125461624756" calcext:value-type="float">
            <text:p>-0.038212546162476</text:p>
          </table:table-cell>
          <table:table-cell office:value-type="float" office:value="-0.0465942111972906" calcext:value-type="float">
            <text:p>-0.046594211197291</text:p>
          </table:table-cell>
          <table:table-cell office:value-type="float" office:value="-0.0493512992384995" calcext:value-type="float">
            <text:p>-0.0493512992385</text:p>
          </table:table-cell>
          <table:table-cell office:value-type="float" office:value="-0.00841790327417713" calcext:value-type="float">
            <text:p>-0.008417903274177</text:p>
          </table:table-cell>
          <table:table-cell office:value-type="float" office:value="0.000558706324818677" calcext:value-type="float">
            <text:p>0.000558706324819</text:p>
          </table:table-cell>
          <table:table-cell office:value-type="float" office:value="-0.0179683699928246" calcext:value-type="float">
            <text:p>-0.017968369992825</text:p>
          </table:table-cell>
          <table:table-cell office:value-type="float" office:value="-0.0195179806464678" calcext:value-type="float">
            <text:p>-0.019517980646468</text:p>
          </table:table-cell>
          <table:table-cell office:value-type="float" office:value="-0.0171744428150647" calcext:value-type="float">
            <text:p>-0.017174442815065</text:p>
          </table:table-cell>
          <table:table-cell office:value-type="float" office:value="-0.016683988826667" calcext:value-type="float">
            <text:p>-0.016683988826667</text:p>
          </table:table-cell>
          <table:table-cell office:value-type="float" office:value="-0.0157541322933617" calcext:value-type="float">
            <text:p>-0.015754132293362</text:p>
          </table:table-cell>
          <table:table-cell office:value-type="float" office:value="-0.0132750361710948" calcext:value-type="float">
            <text:p>-0.013275036171095</text:p>
          </table:table-cell>
          <table:table-cell office:value-type="float" office:value="-0.0112924418041492" calcext:value-type="float">
            <text:p>-0.011292441804149</text:p>
          </table:table-cell>
          <table:table-cell office:value-type="float" office:value="-0.0327634307225671" calcext:value-type="float">
            <text:p>-0.032763430722567</text:p>
          </table:table-cell>
          <table:table-cell office:value-type="float" office:value="-0.0424343566912237" calcext:value-type="float">
            <text:p>-0.042434356691224</text:p>
          </table:table-cell>
          <table:table-cell office:value-type="float" office:value="-0.0451394293398837" calcext:value-type="float">
            <text:p>-0.045139429339884</text:p>
          </table:table-cell>
          <table:table-cell office:value-type="float" office:value="-0.0433081796054516" calcext:value-type="float">
            <text:p>-0.043308179605452</text:p>
          </table:table-cell>
          <table:table-cell office:value-type="float" office:value="-0.0380943085764313" calcext:value-type="float">
            <text:p>-0.038094308576431</text:p>
          </table:table-cell>
          <table:table-cell office:value-type="float" office:value="-0.0359634982580774" calcext:value-type="float">
            <text:p>-0.035963498258077</text:p>
          </table:table-cell>
          <table:table-cell office:value-type="float" office:value="-0.0178669588022616" calcext:value-type="float">
            <text:p>-0.017866958802262</text:p>
          </table:table-cell>
          <table:table-cell office:value-type="float" office:value="-0.0268730960971893" calcext:value-type="float">
            <text:p>-0.026873096097189</text:p>
          </table:table-cell>
          <table:table-cell office:value-type="float" office:value="-0.0153480360795773" calcext:value-type="float">
            <text:p>-0.015348036079577</text:p>
          </table:table-cell>
          <table:table-cell office:value-type="float" office:value="-0.0154995932792716" calcext:value-type="float">
            <text:p>-0.015499593279272</text:p>
          </table:table-cell>
          <table:table-cell office:value-type="float" office:value="-0.0118454061951009" calcext:value-type="float">
            <text:p>-0.011845406195101</text:p>
          </table:table-cell>
          <table:table-cell office:value-type="float" office:value="-0.0101999690901133" calcext:value-type="float">
            <text:p>-0.010199969090113</text:p>
          </table:table-cell>
          <table:table-cell office:value-type="float" office:value="-0.00799397620107111" calcext:value-type="float">
            <text:p>-0.007993976201071</text:p>
          </table:table-cell>
          <table:table-cell office:value-type="float" office:value="-0.00659261123001884" calcext:value-type="float">
            <text:p>-0.006592611230019</text:p>
          </table:table-cell>
          <table:table-cell office:value-type="float" office:value="-0.00610555189373852" calcext:value-type="float">
            <text:p>-0.006105551893739</text:p>
          </table:table-cell>
          <table:table-cell office:value-type="float" office:value="-0.00692584949870996" calcext:value-type="float">
            <text:p>-0.00692584949871</text:p>
          </table:table-cell>
          <table:table-cell office:value-type="float" office:value="-0.00669751069552844" calcext:value-type="float">
            <text:p>-0.006697510695528</text:p>
          </table:table-cell>
          <table:table-cell office:value-type="float" office:value="-0.0067723025485443" calcext:value-type="float">
            <text:p>-0.006772302548544</text:p>
          </table:table-cell>
          <table:table-cell office:value-type="float" office:value="-0.00726787259002561" calcext:value-type="float">
            <text:p>-0.007267872590026</text:p>
          </table:table-cell>
          <table:table-cell office:value-type="float" office:value="-0.00741152656073469" calcext:value-type="float">
            <text:p>-0.007411526560735</text:p>
          </table:table-cell>
          <table:table-cell office:value-type="float" office:value="-0.00746815554530779" calcext:value-type="float">
            <text:p>-0.007468155545308</text:p>
          </table:table-cell>
          <table:table-cell office:value-type="float" office:value="-0.0075079513577397" calcext:value-type="float">
            <text:p>-0.00750795135774</text:p>
          </table:table-cell>
          <table:table-cell office:value-type="float" office:value="-0.00764435923291814" calcext:value-type="float">
            <text:p>-0.007644359232918</text:p>
          </table:table-cell>
          <table:table-cell office:value-type="float" office:value="-0.00775124550624759" calcext:value-type="float">
            <text:p>-0.007751245506248</text:p>
          </table:table-cell>
          <table:table-cell office:value-type="float" office:value="-0.00771459346566307" calcext:value-type="float">
            <text:p>-0.007714593465663</text:p>
          </table:table-cell>
          <table:table-cell office:value-type="float" office:value="-0.00756494857301121" calcext:value-type="float">
            <text:p>-0.007564948573011</text:p>
          </table:table-cell>
          <table:table-cell office:value-type="float" office:value="-0.00757247715348006" calcext:value-type="float">
            <text:p>-0.00757247715348</text:p>
          </table:table-cell>
          <table:table-cell office:value-type="float" office:value="-0.0077053029635067" calcext:value-type="float">
            <text:p>-0.007705302963507</text:p>
          </table:table-cell>
          <table:table-cell office:value-type="float" office:value="-0.00767477994570003" calcext:value-type="float">
            <text:p>-0.0076747799457</text:p>
          </table:table-cell>
          <table:table-cell office:value-type="float" office:value="-0.00757642284350851" calcext:value-type="float">
            <text:p>-0.007576422843509</text:p>
          </table:table-cell>
          <table:table-cell office:value-type="float" office:value="-0.00762253258032865" calcext:value-type="float">
            <text:p>-0.007622532580329</text:p>
          </table:table-cell>
          <table:table-cell office:value-type="float" office:value="-0.00763611235157316" calcext:value-type="float">
            <text:p>-0.007636112351573</text:p>
          </table:table-cell>
          <table:table-cell office:value-type="float" office:value="-0.0076323108718153" calcext:value-type="float">
            <text:p>-0.007632310871815</text:p>
          </table:table-cell>
          <table:table-cell office:value-type="float" office:value="-0.00761059491266629" calcext:value-type="float">
            <text:p>-0.007610594912666</text:p>
          </table:table-cell>
          <table:table-cell office:value-type="float" office:value="-0.0075732375502003" calcext:value-type="float">
            <text:p>-0.0075732375502</text:p>
          </table:table-cell>
          <table:table-cell office:value-type="float" office:value="-0.00766155698775463" calcext:value-type="float">
            <text:p>-0.007661556987755</text:p>
          </table:table-cell>
          <table:table-cell office:value-type="float" office:value="-0.00764506191809428" calcext:value-type="float">
            <text:p>-0.007645061918094</text:p>
          </table:table-cell>
          <table:table-cell office:value-type="float" office:value="-0.00761976895063788" calcext:value-type="float">
            <text:p>-0.007619768950638</text:p>
          </table:table-cell>
          <table:table-cell office:value-type="float" office:value="-0.00760775419364602" calcext:value-type="float">
            <text:p>-0.007607754193646</text:p>
          </table:table-cell>
          <table:table-cell office:value-type="float" office:value="-0.00763971169685204" calcext:value-type="float">
            <text:p>-0.007639711696852</text:p>
          </table:table-cell>
          <table:table-cell office:value-type="float" office:value="-0.00765955231075081" calcext:value-type="float">
            <text:p>-0.007659552310751</text:p>
          </table:table-cell>
          <table:table-cell office:value-type="float" office:value="-0.00763680685826964" calcext:value-type="float">
            <text:p>-0.00763680685827</text:p>
          </table:table-cell>
          <table:table-cell office:value-type="float" office:value="-0.00762212652732658" calcext:value-type="float">
            <text:p>-0.007622126527327</text:p>
          </table:table-cell>
          <table:table-cell office:value-type="float" office:value="-0.00765469995888443" calcext:value-type="float">
            <text:p>-0.007654699958884</text:p>
          </table:table-cell>
          <table:table-cell office:value-type="float" office:value="-0.00760089525152779" calcext:value-type="float">
            <text:p>-0.007600895251528</text:p>
          </table:table-cell>
          <table:table-cell office:value-type="float" office:value="-0.00763646590688514" calcext:value-type="float">
            <text:p>-0.007636465906885</text:p>
          </table:table-cell>
          <table:table-cell office:value-type="float" office:value="-0.00763114735899621" calcext:value-type="float">
            <text:p>-0.007631147358996</text:p>
          </table:table-cell>
          <table:table-cell office:value-type="float" office:value="-0.00763566515090161" calcext:value-type="float">
            <text:p>-0.007635665150902</text:p>
          </table:table-cell>
          <table:table-cell office:value-type="float" office:value="-0.00763048782105766" calcext:value-type="float">
            <text:p>-0.007630487821058</text:p>
          </table:table-cell>
          <table:table-cell office:value-type="float" office:value="-0.0076580416951521" calcext:value-type="float">
            <text:p>-0.007658041695152</text:p>
          </table:table-cell>
          <table:table-cell office:value-type="float" office:value="-0.00765155074951107" calcext:value-type="float">
            <text:p>-0.007651550749511</text:p>
          </table:table-cell>
          <table:table-cell office:value-type="float" office:value="-0.00763672422451157" calcext:value-type="float">
            <text:p>-0.007636724224512</text:p>
          </table:table-cell>
          <table:table-cell office:value-type="float" office:value="-0.00762456689947244" calcext:value-type="float">
            <text:p>-0.007624566899472</text:p>
          </table:table-cell>
          <table:table-cell office:value-type="float" office:value="-0.0076393724931876" calcext:value-type="float">
            <text:p>-0.007639372493188</text:p>
          </table:table-cell>
          <table:table-cell office:value-type="float" office:value="-0.0076436994665681" calcext:value-type="float">
            <text:p>-0.007643699466568</text:p>
          </table:table-cell>
          <table:table-cell office:value-type="float" office:value="-0.00765387639944464" calcext:value-type="float">
            <text:p>-0.007653876399445</text:p>
          </table:table-cell>
          <table:table-cell office:value-type="float" office:value="-0.00762814114668622" calcext:value-type="float">
            <text:p>-0.007628141146686</text:p>
          </table:table-cell>
          <table:table-cell office:value-type="float" office:value="-0.00765641672641002" calcext:value-type="float">
            <text:p>-0.00765641672641</text:p>
          </table:table-cell>
          <table:table-cell office:value-type="float" office:value="-0.00762917229826322" calcext:value-type="float">
            <text:p>-0.007629172298263</text:p>
          </table:table-cell>
          <table:table-cell office:value-type="float" office:value="-0.00763317156887619" calcext:value-type="float">
            <text:p>-0.007633171568876</text:p>
          </table:table-cell>
          <table:table-cell office:value-type="float" office:value="-0.00761627056149313" calcext:value-type="float">
            <text:p>-0.007616270561493</text:p>
          </table:table-cell>
          <table:table-cell office:value-type="float" office:value="-0.0076368179125116" calcext:value-type="float">
            <text:p>-0.007636817912512</text:p>
          </table:table-cell>
          <table:table-cell office:value-type="float" office:value="-0.00761234517387603" calcext:value-type="float">
            <text:p>-0.007612345173876</text:p>
          </table:table-cell>
          <table:table-cell office:value-type="float" office:value="-0.00764625741202029" calcext:value-type="float">
            <text:p>-0.00764625741202</text:p>
          </table:table-cell>
          <table:table-cell office:value-type="float" office:value="-0.0076258965294957" calcext:value-type="float">
            <text:p>-0.007625896529496</text:p>
          </table:table-cell>
          <table:table-cell office:value-type="float" office:value="-0.0076392908162022" calcext:value-type="float">
            <text:p>-0.007639290816202</text:p>
          </table:table-cell>
          <table:table-cell office:value-type="float" office:value="-0.00763816310688671" calcext:value-type="float">
            <text:p>-0.007638163106887</text:p>
          </table:table-cell>
          <table:table-cell office:value-type="float" office:value="-0.00764121816001132" calcext:value-type="float">
            <text:p>-0.007641218160011</text:p>
          </table:table-cell>
          <table:table-cell office:value-type="float" office:value="-0.00765035821664282" calcext:value-type="float">
            <text:p>-0.007650358216643</text:p>
          </table:table-cell>
          <table:table-cell office:value-type="float" office:value="-0.00763747505872798" calcext:value-type="float">
            <text:p>-0.007637475058728</text:p>
          </table:table-cell>
          <table:table-cell office:value-type="float" office:value="-0.00762304351220531" calcext:value-type="float">
            <text:p>-0.007623043512205</text:p>
          </table:table-cell>
          <table:table-cell office:value-type="float" office:value="-0.0076401051299961" calcext:value-type="float">
            <text:p>-0.007640105129996</text:p>
          </table:table-cell>
          <table:table-cell office:value-type="float" office:value="-0.00761257848448986" calcext:value-type="float">
            <text:p>-0.00761257848449</text:p>
          </table:table-cell>
          <table:table-cell office:value-type="float" office:value="-0.0076191855038033" calcext:value-type="float">
            <text:p>-0.007619185503803</text:p>
          </table:table-cell>
          <table:table-cell office:value-type="float" office:value="-0.00764318057648243" calcext:value-type="float">
            <text:p>-0.007643180576482</text:p>
          </table:table-cell>
          <table:table-cell office:value-type="float" office:value="-0.00764610033068423" calcext:value-type="float">
            <text:p>-0.007646100330684</text:p>
          </table:table-cell>
          <table:table-cell office:value-type="float" office:value="-0.00762794099245664" calcext:value-type="float">
            <text:p>-0.007627940992457</text:p>
          </table:table-cell>
          <table:table-cell office:value-type="float" office:value="-0.00762167049647679" calcext:value-type="float">
            <text:p>-0.007621670496477</text:p>
          </table:table-cell>
          <table:table-cell office:value-type="float" office:value="-0.00762226646860353" calcext:value-type="float">
            <text:p>-0.007622266468604</text:p>
          </table:table-cell>
          <table:table-cell office:value-type="float" office:value="-0.00761882343951223" calcext:value-type="float">
            <text:p>-0.007618823439512</text:p>
          </table:table-cell>
          <table:table-cell office:value-type="float" office:value="-0.00764549093019769" calcext:value-type="float">
            <text:p>-0.007645490930198</text:p>
          </table:table-cell>
          <table:table-cell office:value-type="float" office:value="-0.00760624595678292" calcext:value-type="float">
            <text:p>-0.007606245956783</text:p>
          </table:table-cell>
          <table:table-cell office:value-type="float" office:value="-0.00764845134653871" calcext:value-type="float">
            <text:p>-0.007648451346539</text:p>
          </table:table-cell>
          <table:table-cell office:value-type="float" office:value="-0.00763172539548176" calcext:value-type="float">
            <text:p>-0.007631725395482</text:p>
          </table:table-cell>
          <table:table-cell office:value-type="float" office:value="-0.00762973612088175" calcext:value-type="float">
            <text:p>-0.007629736120882</text:p>
          </table:table-cell>
          <table:table-cell office:value-type="float" office:value="-0.00762565916283464" calcext:value-type="float">
            <text:p>-0.007625659162835</text:p>
          </table:table-cell>
          <table:table-cell office:value-type="float" office:value="-0.00764031612370078" calcext:value-type="float">
            <text:p>-0.007640316123701</text:p>
          </table:table-cell>
          <table:table-cell office:value-type="float" office:value="-0.00764319366087147" calcext:value-type="float">
            <text:p>-0.007643193660871</text:p>
          </table:table-cell>
          <table:table-cell office:value-type="float" office:value="-0.00764533778465657" calcext:value-type="float">
            <text:p>-0.007645337784657</text:p>
          </table:table-cell>
          <table:table-cell office:value-type="float" office:value="-0.00764298461507541" calcext:value-type="float">
            <text:p>-0.007642984615075</text:p>
          </table:table-cell>
          <table:table-cell office:value-type="float" office:value="-0.00761522297579958" calcext:value-type="float">
            <text:p>-0.0076152229758</text:p>
          </table:table-cell>
          <table:table-cell office:value-type="float" office:value="-0.00762700250104175" calcext:value-type="float">
            <text:p>-0.007627002501042</text:p>
          </table:table-cell>
          <table:table-cell office:value-type="float" office:value="-0.00762552035431039" calcext:value-type="float">
            <text:p>-0.00762552035431</text:p>
          </table:table-cell>
          <table:table-cell office:value-type="float" office:value="-0.00764281334421007" calcext:value-type="float">
            <text:p>-0.00764281334421</text:p>
          </table:table-cell>
          <table:table-cell office:value-type="float" office:value="-0.00763359472786097" calcext:value-type="float">
            <text:p>-0.007633594727861</text:p>
          </table:table-cell>
          <table:table-cell office:value-type="float" office:value="-0.00764086498823791" calcext:value-type="float">
            <text:p>-0.007640864988238</text:p>
          </table:table-cell>
          <table:table-cell office:value-type="float" office:value="-0.00764987411402961" calcext:value-type="float">
            <text:p>-0.00764987411403</text:p>
          </table:table-cell>
          <table:table-cell office:value-type="float" office:value="-0.00766332834195346" calcext:value-type="float">
            <text:p>-0.007663328341953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02647019096714" calcext:value-type="float">
            <text:p>0.602647019096714</text:p>
          </table:table-cell>
          <table:table-cell office:value-type="float" office:value="0.602797867571611" calcext:value-type="float">
            <text:p>0.602797867571611</text:p>
          </table:table-cell>
          <table:table-cell office:value-type="float" office:value="0.603181204567292" calcext:value-type="float">
            <text:p>0.603181204567292</text:p>
          </table:table-cell>
          <table:table-cell office:value-type="float" office:value="0.603394962217736" calcext:value-type="float">
            <text:p>0.603394962217736</text:p>
          </table:table-cell>
          <table:table-cell office:value-type="float" office:value="0.603310053279717" calcext:value-type="float">
            <text:p>0.603310053279717</text:p>
          </table:table-cell>
          <table:table-cell office:value-type="float" office:value="0.603245320144357" calcext:value-type="float">
            <text:p>0.603245320144357</text:p>
          </table:table-cell>
          <table:table-cell office:value-type="float" office:value="0.603332134365864" calcext:value-type="float">
            <text:p>0.603332134365864</text:p>
          </table:table-cell>
          <table:table-cell office:value-type="float" office:value="0.602519575342191" calcext:value-type="float">
            <text:p>0.602519575342191</text:p>
          </table:table-cell>
          <table:table-cell office:value-type="float" office:value="0.603289830786389" calcext:value-type="float">
            <text:p>0.603289830786389</text:p>
          </table:table-cell>
          <table:table-cell office:value-type="float" office:value="0.603032508752497" calcext:value-type="float">
            <text:p>0.603032508752497</text:p>
          </table:table-cell>
          <table:table-cell office:value-type="float" office:value="0.602720299083322" calcext:value-type="float">
            <text:p>0.602720299083322</text:p>
          </table:table-cell>
          <table:table-cell office:value-type="float" office:value="0.603244913084018" calcext:value-type="float">
            <text:p>0.603244913084018</text:p>
          </table:table-cell>
          <table:table-cell office:value-type="float" office:value="0.60419243359673" calcext:value-type="float">
            <text:p>0.60419243359673</text:p>
          </table:table-cell>
          <table:table-cell office:value-type="float" office:value="0.60334800764691" calcext:value-type="float">
            <text:p>0.60334800764691</text:p>
          </table:table-cell>
          <table:table-cell office:value-type="float" office:value="0.60396463912175" calcext:value-type="float">
            <text:p>0.60396463912175</text:p>
          </table:table-cell>
          <table:table-cell office:value-type="float" office:value="0.602953965009846" calcext:value-type="float">
            <text:p>0.602953965009846</text:p>
          </table:table-cell>
          <table:table-cell office:value-type="float" office:value="0.60246587914087" calcext:value-type="float">
            <text:p>0.60246587914087</text:p>
          </table:table-cell>
          <table:table-cell office:value-type="float" office:value="0.60275041759051" calcext:value-type="float">
            <text:p>0.60275041759051</text:p>
          </table:table-cell>
          <table:table-cell office:value-type="float" office:value="0.603395896151929" calcext:value-type="float">
            <text:p>0.603395896151929</text:p>
          </table:table-cell>
          <table:table-cell office:value-type="float" office:value="0.603043219987952" calcext:value-type="float">
            <text:p>0.603043219987952</text:p>
          </table:table-cell>
          <table:table-cell office:value-type="float" office:value="0.603474969158895" calcext:value-type="float">
            <text:p>0.603474969158895</text:p>
          </table:table-cell>
          <table:table-cell office:value-type="float" office:value="0.601844264549609" calcext:value-type="float">
            <text:p>0.601844264549609</text:p>
          </table:table-cell>
          <table:table-cell office:value-type="float" office:value="0.602842622633034" calcext:value-type="float">
            <text:p>0.602842622633034</text:p>
          </table:table-cell>
          <table:table-cell office:value-type="float" office:value="0.604266097053275" calcext:value-type="float">
            <text:p>0.604266097053275</text:p>
          </table:table-cell>
          <table:table-cell office:value-type="float" office:value="0.605875741026609" calcext:value-type="float">
            <text:p>0.605875741026609</text:p>
          </table:table-cell>
          <table:table-cell office:value-type="float" office:value="0.607861596555733" calcext:value-type="float">
            <text:p>0.607861596555733</text:p>
          </table:table-cell>
          <table:table-cell office:value-type="float" office:value="0.607144456301918" calcext:value-type="float">
            <text:p>0.607144456301918</text:p>
          </table:table-cell>
          <table:table-cell office:value-type="float" office:value="0.606928099586423" calcext:value-type="float">
            <text:p>0.606928099586423</text:p>
          </table:table-cell>
          <table:table-cell office:value-type="float" office:value="0.602635573012199" calcext:value-type="float">
            <text:p>0.602635573012199</text:p>
          </table:table-cell>
          <table:table-cell office:value-type="float" office:value="0.596410390905324" calcext:value-type="float">
            <text:p>0.596410390905324</text:p>
          </table:table-cell>
          <table:table-cell office:value-type="float" office:value="0.588437555638847" calcext:value-type="float">
            <text:p>0.588437555638847</text:p>
          </table:table-cell>
          <table:table-cell office:value-type="float" office:value="0.604452356707098" calcext:value-type="float">
            <text:p>0.604452356707098</text:p>
          </table:table-cell>
          <table:table-cell office:value-type="float" office:value="0.615776200690563" calcext:value-type="float">
            <text:p>0.615776200690563</text:p>
          </table:table-cell>
          <table:table-cell office:value-type="float" office:value="0.629447564877678" calcext:value-type="float">
            <text:p>0.629447564877678</text:p>
          </table:table-cell>
          <table:table-cell office:value-type="float" office:value="0.612542949561525" calcext:value-type="float">
            <text:p>0.612542949561525</text:p>
          </table:table-cell>
          <table:table-cell office:value-type="float" office:value="0.603094253866673" calcext:value-type="float">
            <text:p>0.603094253866673</text:p>
          </table:table-cell>
          <table:table-cell office:value-type="float" office:value="0.6111503358963" calcext:value-type="float">
            <text:p>0.6111503358963</text:p>
          </table:table-cell>
          <table:table-cell office:value-type="float" office:value="0.596964853508601" calcext:value-type="float">
            <text:p>0.596964853508601</text:p>
          </table:table-cell>
          <table:table-cell office:value-type="float" office:value="0.571509854411026" calcext:value-type="float">
            <text:p>0.571509854411026</text:p>
          </table:table-cell>
          <table:table-cell office:value-type="float" office:value="0.618082137806761" calcext:value-type="float">
            <text:p>0.618082137806761</text:p>
          </table:table-cell>
          <table:table-cell office:value-type="float" office:value="0.630393933014332" calcext:value-type="float">
            <text:p>0.630393933014332</text:p>
          </table:table-cell>
          <table:table-cell office:value-type="float" office:value="0.626584694733093" calcext:value-type="float">
            <text:p>0.626584694733093</text:p>
          </table:table-cell>
          <table:table-cell office:value-type="float" office:value="0.617705397624088" calcext:value-type="float">
            <text:p>0.617705397624088</text:p>
          </table:table-cell>
          <table:table-cell office:value-type="float" office:value="0.617326293121041" calcext:value-type="float">
            <text:p>0.617326293121041</text:p>
          </table:table-cell>
          <table:table-cell office:value-type="float" office:value="0.600998621885093" calcext:value-type="float">
            <text:p>0.600998621885093</text:p>
          </table:table-cell>
          <table:table-cell office:value-type="float" office:value="0.604328757721604" calcext:value-type="float">
            <text:p>0.604328757721604</text:p>
          </table:table-cell>
          <table:table-cell office:value-type="float" office:value="0.616020534626419" calcext:value-type="float">
            <text:p>0.616020534626419</text:p>
          </table:table-cell>
          <table:table-cell office:value-type="float" office:value="0.637266465595879" calcext:value-type="float">
            <text:p>0.637266465595879</text:p>
          </table:table-cell>
          <table:table-cell office:value-type="float" office:value="0.657317622290244" calcext:value-type="float">
            <text:p>0.657317622290244</text:p>
          </table:table-cell>
          <table:table-cell office:value-type="float" office:value="0.637808056514604" calcext:value-type="float">
            <text:p>0.637808056514604</text:p>
          </table:table-cell>
          <table:table-cell office:value-type="float" office:value="0.630954571098603" calcext:value-type="float">
            <text:p>0.630954571098603</text:p>
          </table:table-cell>
          <table:table-cell office:value-type="float" office:value="0.575175412470204" calcext:value-type="float">
            <text:p>0.575175412470204</text:p>
          </table:table-cell>
          <table:table-cell office:value-type="float" office:value="0.569830349183715" calcext:value-type="float">
            <text:p>0.569830349183715</text:p>
          </table:table-cell>
          <table:table-cell office:value-type="float" office:value="0.59119594108209" calcext:value-type="float">
            <text:p>0.59119594108209</text:p>
          </table:table-cell>
          <table:table-cell office:value-type="float" office:value="0.606932627384222" calcext:value-type="float">
            <text:p>0.606932627384222</text:p>
          </table:table-cell>
          <table:table-cell office:value-type="float" office:value="0.621772362535686" calcext:value-type="float">
            <text:p>0.621772362535686</text:p>
          </table:table-cell>
          <table:table-cell office:value-type="float" office:value="0.618916997567777" calcext:value-type="float">
            <text:p>0.618916997567777</text:p>
          </table:table-cell>
          <table:table-cell office:value-type="float" office:value="0.614082503966584" calcext:value-type="float">
            <text:p>0.614082503966584</text:p>
          </table:table-cell>
          <table:table-cell office:value-type="float" office:value="0.621917603506546" calcext:value-type="float">
            <text:p>0.621917603506546</text:p>
          </table:table-cell>
          <table:table-cell office:value-type="float" office:value="0.611802060457828" calcext:value-type="float">
            <text:p>0.611802060457828</text:p>
          </table:table-cell>
          <table:table-cell office:value-type="float" office:value="0.605008284245444" calcext:value-type="float">
            <text:p>0.605008284245444</text:p>
          </table:table-cell>
          <table:table-cell office:value-type="float" office:value="0.606143321571613" calcext:value-type="float">
            <text:p>0.606143321571613</text:p>
          </table:table-cell>
          <table:table-cell office:value-type="float" office:value="0.597413771471509" calcext:value-type="float">
            <text:p>0.597413771471509</text:p>
          </table:table-cell>
          <table:table-cell office:value-type="float" office:value="0.602028903252095" calcext:value-type="float">
            <text:p>0.602028903252095</text:p>
          </table:table-cell>
          <table:table-cell office:value-type="float" office:value="0.594530205314609" calcext:value-type="float">
            <text:p>0.594530205314609</text:p>
          </table:table-cell>
          <table:table-cell office:value-type="float" office:value="0.613904991430249" calcext:value-type="float">
            <text:p>0.613904991430249</text:p>
          </table:table-cell>
          <table:table-cell office:value-type="float" office:value="0.616373761453586" calcext:value-type="float">
            <text:p>0.616373761453586</text:p>
          </table:table-cell>
          <table:table-cell office:value-type="float" office:value="0.606547566241105" calcext:value-type="float">
            <text:p>0.606547566241105</text:p>
          </table:table-cell>
          <table:table-cell office:value-type="float" office:value="0.601481989509204" calcext:value-type="float">
            <text:p>0.601481989509204</text:p>
          </table:table-cell>
          <table:table-cell office:value-type="float" office:value="0.597991615325803" calcext:value-type="float">
            <text:p>0.597991615325803</text:p>
          </table:table-cell>
          <table:table-cell office:value-type="float" office:value="0.595100214115941" calcext:value-type="float">
            <text:p>0.595100214115941</text:p>
          </table:table-cell>
          <table:table-cell office:value-type="float" office:value="0.594775827422738" calcext:value-type="float">
            <text:p>0.594775827422738</text:p>
          </table:table-cell>
          <table:table-cell office:value-type="float" office:value="0.562084104957577" calcext:value-type="float">
            <text:p>0.562084104957577</text:p>
          </table:table-cell>
          <table:table-cell office:value-type="float" office:value="0.560314351209977" calcext:value-type="float">
            <text:p>0.560314351209977</text:p>
          </table:table-cell>
          <table:table-cell office:value-type="float" office:value="0.557859506796936" calcext:value-type="float">
            <text:p>0.557859506796936</text:p>
          </table:table-cell>
          <table:table-cell office:value-type="float" office:value="0.603649652196239" calcext:value-type="float">
            <text:p>0.603649652196239</text:p>
          </table:table-cell>
          <table:table-cell office:value-type="float" office:value="0.602596264632206" calcext:value-type="float">
            <text:p>0.602596264632206</text:p>
          </table:table-cell>
          <table:table-cell office:value-type="float" office:value="0.591627562946835" calcext:value-type="float">
            <text:p>0.591627562946835</text:p>
          </table:table-cell>
          <table:table-cell office:value-type="float" office:value="0.589265805168198" calcext:value-type="float">
            <text:p>0.589265805168198</text:p>
          </table:table-cell>
          <table:table-cell office:value-type="float" office:value="0.5852561346948" calcext:value-type="float">
            <text:p>0.5852561346948</text:p>
          </table:table-cell>
          <table:table-cell office:value-type="float" office:value="0.586515654147299" calcext:value-type="float">
            <text:p>0.586515654147299</text:p>
          </table:table-cell>
          <table:table-cell office:value-type="float" office:value="0.584029533665892" calcext:value-type="float">
            <text:p>0.584029533665892</text:p>
          </table:table-cell>
          <table:table-cell office:value-type="float" office:value="0.575651204637684" calcext:value-type="float">
            <text:p>0.575651204637684</text:p>
          </table:table-cell>
          <table:table-cell office:value-type="float" office:value="0.577464604449927" calcext:value-type="float">
            <text:p>0.577464604449927</text:p>
          </table:table-cell>
          <table:table-cell office:value-type="float" office:value="0.590104533637297" calcext:value-type="float">
            <text:p>0.590104533637297</text:p>
          </table:table-cell>
          <table:table-cell office:value-type="float" office:value="0.648884094582067" calcext:value-type="float">
            <text:p>0.648884094582067</text:p>
          </table:table-cell>
          <table:table-cell office:value-type="float" office:value="0.648089538336213" calcext:value-type="float">
            <text:p>0.648089538336213</text:p>
          </table:table-cell>
          <table:table-cell office:value-type="float" office:value="0.642802366170952" calcext:value-type="float">
            <text:p>0.642802366170952</text:p>
          </table:table-cell>
          <table:table-cell office:value-type="float" office:value="0.616659098159479" calcext:value-type="float">
            <text:p>0.616659098159479</text:p>
          </table:table-cell>
          <table:table-cell office:value-type="float" office:value="0.604149753445064" calcext:value-type="float">
            <text:p>0.604149753445064</text:p>
          </table:table-cell>
          <table:table-cell office:value-type="float" office:value="0.545247515880627" calcext:value-type="float">
            <text:p>0.545247515880627</text:p>
          </table:table-cell>
          <table:table-cell office:value-type="float" office:value="0.544015099149621" calcext:value-type="float">
            <text:p>0.544015099149621</text:p>
          </table:table-cell>
          <table:table-cell office:value-type="float" office:value="0.552397692301976" calcext:value-type="float">
            <text:p>0.552397692301976</text:p>
          </table:table-cell>
          <table:table-cell office:value-type="float" office:value="0.569475277407221" calcext:value-type="float">
            <text:p>0.569475277407221</text:p>
          </table:table-cell>
          <table:table-cell office:value-type="float" office:value="0.585549605175909" calcext:value-type="float">
            <text:p>0.585549605175909</text:p>
          </table:table-cell>
          <table:table-cell office:value-type="float" office:value="0.597631368350273" calcext:value-type="float">
            <text:p>0.597631368350273</text:p>
          </table:table-cell>
          <table:table-cell office:value-type="float" office:value="0.600342674476067" calcext:value-type="float">
            <text:p>0.600342674476067</text:p>
          </table:table-cell>
          <table:table-cell office:value-type="float" office:value="0.600476302801096" calcext:value-type="float">
            <text:p>0.600476302801096</text:p>
          </table:table-cell>
          <table:table-cell office:value-type="float" office:value="0.601597711638121" calcext:value-type="float">
            <text:p>0.601597711638121</text:p>
          </table:table-cell>
          <table:table-cell office:value-type="float" office:value="0.596904825895706" calcext:value-type="float">
            <text:p>0.596904825895706</text:p>
          </table:table-cell>
          <table:table-cell office:value-type="float" office:value="0.591493624777229" calcext:value-type="float">
            <text:p>0.591493624777229</text:p>
          </table:table-cell>
          <table:table-cell office:value-type="float" office:value="0.583078212224015" calcext:value-type="float">
            <text:p>0.583078212224015</text:p>
          </table:table-cell>
          <table:table-cell office:value-type="float" office:value="0.57661534220267" calcext:value-type="float">
            <text:p>0.57661534220267</text:p>
          </table:table-cell>
          <table:table-cell office:value-type="float" office:value="0.571895164023407" calcext:value-type="float">
            <text:p>0.571895164023407</text:p>
          </table:table-cell>
          <table:table-cell office:value-type="float" office:value="0.593086400103773" calcext:value-type="float">
            <text:p>0.593086400103773</text:p>
          </table:table-cell>
          <table:table-cell office:value-type="float" office:value="0.592637366183244" calcext:value-type="float">
            <text:p>0.592637366183244</text:p>
          </table:table-cell>
          <table:table-cell office:value-type="float" office:value="0.58957504024852" calcext:value-type="float">
            <text:p>0.58957504024852</text:p>
          </table:table-cell>
          <table:table-cell office:value-type="float" office:value="0.610312827276198" calcext:value-type="float">
            <text:p>0.610312827276198</text:p>
          </table:table-cell>
          <table:table-cell office:value-type="float" office:value="0.610259525208548" calcext:value-type="float">
            <text:p>0.610259525208548</text:p>
          </table:table-cell>
          <table:table-cell office:value-type="float" office:value="0.593732772013805" calcext:value-type="float">
            <text:p>0.593732772013805</text:p>
          </table:table-cell>
          <table:table-cell office:value-type="float" office:value="0.586751141326072" calcext:value-type="float">
            <text:p>0.586751141326072</text:p>
          </table:table-cell>
          <table:table-cell office:value-type="float" office:value="0.561809360648757" calcext:value-type="float">
            <text:p>0.561809360648757</text:p>
          </table:table-cell>
          <table:table-cell office:value-type="float" office:value="0.56519258909579" calcext:value-type="float">
            <text:p>0.56519258909579</text:p>
          </table:table-cell>
          <table:table-cell office:value-type="float" office:value="0.608487211311694" calcext:value-type="float">
            <text:p>0.608487211311694</text:p>
          </table:table-cell>
          <table:table-cell office:value-type="float" office:value="0.606189612221123" calcext:value-type="float">
            <text:p>0.606189612221123</text:p>
          </table:table-cell>
          <table:table-cell office:value-type="float" office:value="0.59392627740829" calcext:value-type="float">
            <text:p>0.59392627740829</text:p>
          </table:table-cell>
          <table:table-cell office:value-type="float" office:value="0.587238087029252" calcext:value-type="float">
            <text:p>0.587238087029252</text:p>
          </table:table-cell>
          <table:table-cell office:value-type="float" office:value="0.583728769079868" calcext:value-type="float">
            <text:p>0.583728769079868</text:p>
          </table:table-cell>
          <table:table-cell office:value-type="float" office:value="0.58447465670894" calcext:value-type="float">
            <text:p>0.58447465670894</text:p>
          </table:table-cell>
          <table:table-cell office:value-type="float" office:value="0.588337096789629" calcext:value-type="float">
            <text:p>0.588337096789629</text:p>
          </table:table-cell>
          <table:table-cell office:value-type="float" office:value="0.594121913719091" calcext:value-type="float">
            <text:p>0.594121913719091</text:p>
          </table:table-cell>
          <table:table-cell office:value-type="float" office:value="0.60697201264182" calcext:value-type="float">
            <text:p>0.60697201264182</text:p>
          </table:table-cell>
          <table:table-cell office:value-type="float" office:value="0.662459966591193" calcext:value-type="float">
            <text:p>0.662459966591193</text:p>
          </table:table-cell>
          <table:table-cell office:value-type="float" office:value="0.65124471143039" calcext:value-type="float">
            <text:p>0.65124471143039</text:p>
          </table:table-cell>
          <table:table-cell office:value-type="float" office:value="0.623955711481748" calcext:value-type="float">
            <text:p>0.623955711481748</text:p>
          </table:table-cell>
          <table:table-cell office:value-type="float" office:value="0.612250961273352" calcext:value-type="float">
            <text:p>0.612250961273352</text:p>
          </table:table-cell>
          <table:table-cell office:value-type="float" office:value="0.565041358528249" calcext:value-type="float">
            <text:p>0.565041358528249</text:p>
          </table:table-cell>
          <table:table-cell office:value-type="float" office:value="0.55338573811868" calcext:value-type="float">
            <text:p>0.55338573811868</text:p>
          </table:table-cell>
          <table:table-cell office:value-type="float" office:value="0.559389083906248" calcext:value-type="float">
            <text:p>0.559389083906248</text:p>
          </table:table-cell>
          <table:table-cell office:value-type="float" office:value="0.563362893572539" calcext:value-type="float">
            <text:p>0.563362893572539</text:p>
          </table:table-cell>
          <table:table-cell office:value-type="float" office:value="0.583496706850746" calcext:value-type="float">
            <text:p>0.583496706850746</text:p>
          </table:table-cell>
          <table:table-cell office:value-type="float" office:value="0.599635392806588" calcext:value-type="float">
            <text:p>0.599635392806588</text:p>
          </table:table-cell>
          <table:table-cell office:value-type="float" office:value="0.612718725839702" calcext:value-type="float">
            <text:p>0.612718725839702</text:p>
          </table:table-cell>
          <table:table-cell office:value-type="float" office:value="0.610154923318774" calcext:value-type="float">
            <text:p>0.610154923318774</text:p>
          </table:table-cell>
          <table:table-cell office:value-type="float" office:value="0.609735163134999" calcext:value-type="float">
            <text:p>0.609735163134999</text:p>
          </table:table-cell>
          <table:table-cell office:value-type="float" office:value="0.60072048353265" calcext:value-type="float">
            <text:p>0.60072048353265</text:p>
          </table:table-cell>
          <table:table-cell office:value-type="float" office:value="0.569727983137354" calcext:value-type="float">
            <text:p>0.569727983137354</text:p>
          </table:table-cell>
          <table:table-cell office:value-type="float" office:value="0.589321216184509" calcext:value-type="float">
            <text:p>0.589321216184509</text:p>
          </table:table-cell>
          <table:table-cell office:value-type="float" office:value="0.588067942421126" calcext:value-type="float">
            <text:p>0.588067942421126</text:p>
          </table:table-cell>
          <table:table-cell office:value-type="float" office:value="0.607971751667443" calcext:value-type="float">
            <text:p>0.607971751667443</text:p>
          </table:table-cell>
          <table:table-cell office:value-type="float" office:value="0.624359632890962" calcext:value-type="float">
            <text:p>0.624359632890962</text:p>
          </table:table-cell>
          <table:table-cell office:value-type="float" office:value="0.621462494934893" calcext:value-type="float">
            <text:p>0.621462494934893</text:p>
          </table:table-cell>
          <table:table-cell office:value-type="float" office:value="0.61727910848387" calcext:value-type="float">
            <text:p>0.61727910848387</text:p>
          </table:table-cell>
          <table:table-cell office:value-type="float" office:value="0.615063878443995" calcext:value-type="float">
            <text:p>0.615063878443995</text:p>
          </table:table-cell>
          <table:table-cell office:value-type="float" office:value="0.612354783507828" calcext:value-type="float">
            <text:p>0.612354783507828</text:p>
          </table:table-cell>
          <table:table-cell office:value-type="float" office:value="0.554606303703042" calcext:value-type="float">
            <text:p>0.554606303703042</text:p>
          </table:table-cell>
          <table:table-cell office:value-type="float" office:value="0.57039447931296" calcext:value-type="float">
            <text:p>0.57039447931296</text:p>
          </table:table-cell>
          <table:table-cell office:value-type="float" office:value="0.53893013326376" calcext:value-type="float">
            <text:p>0.53893013326376</text:p>
          </table:table-cell>
          <table:table-cell office:value-type="float" office:value="0.615133500297539" calcext:value-type="float">
            <text:p>0.615133500297539</text:p>
          </table:table-cell>
          <table:table-cell office:value-type="float" office:value="0.609861819290291" calcext:value-type="float">
            <text:p>0.609861819290291</text:p>
          </table:table-cell>
          <table:table-cell office:value-type="float" office:value="0.602609752902046" calcext:value-type="float">
            <text:p>0.602609752902046</text:p>
          </table:table-cell>
          <table:table-cell office:value-type="float" office:value="0.590483056226861" calcext:value-type="float">
            <text:p>0.590483056226861</text:p>
          </table:table-cell>
          <table:table-cell office:value-type="float" office:value="0.581358898520026" calcext:value-type="float">
            <text:p>0.581358898520026</text:p>
          </table:table-cell>
          <table:table-cell office:value-type="float" office:value="0.583572888728606" calcext:value-type="float">
            <text:p>0.583572888728606</text:p>
          </table:table-cell>
          <table:table-cell office:value-type="float" office:value="0.592615656982584" calcext:value-type="float">
            <text:p>0.592615656982584</text:p>
          </table:table-cell>
          <table:table-cell office:value-type="float" office:value="0.649922880561572" calcext:value-type="float">
            <text:p>0.649922880561572</text:p>
          </table:table-cell>
          <table:table-cell office:value-type="float" office:value="0.634127070538665" calcext:value-type="float">
            <text:p>0.634127070538665</text:p>
          </table:table-cell>
          <table:table-cell office:value-type="float" office:value="0.613989642638447" calcext:value-type="float">
            <text:p>0.613989642638447</text:p>
          </table:table-cell>
          <table:table-cell office:value-type="float" office:value="0.575534306861819" calcext:value-type="float">
            <text:p>0.575534306861819</text:p>
          </table:table-cell>
          <table:table-cell office:value-type="float" office:value="0.553225716728868" calcext:value-type="float">
            <text:p>0.553225716728868</text:p>
          </table:table-cell>
          <table:table-cell office:value-type="float" office:value="0.583680391310083" calcext:value-type="float">
            <text:p>0.583680391310083</text:p>
          </table:table-cell>
          <table:table-cell office:value-type="float" office:value="0.600621827560502" calcext:value-type="float">
            <text:p>0.600621827560502</text:p>
          </table:table-cell>
          <table:table-cell office:value-type="float" office:value="0.607905870939023" calcext:value-type="float">
            <text:p>0.607905870939023</text:p>
          </table:table-cell>
          <table:table-cell office:value-type="float" office:value="0.607649525332731" calcext:value-type="float">
            <text:p>0.607649525332731</text:p>
          </table:table-cell>
          <table:table-cell office:value-type="float" office:value="0.609560451140497" calcext:value-type="float">
            <text:p>0.609560451140497</text:p>
          </table:table-cell>
          <table:table-cell office:value-type="float" office:value="0.602762824185561" calcext:value-type="float">
            <text:p>0.602762824185561</text:p>
          </table:table-cell>
          <table:table-cell office:value-type="float" office:value="0.585624818352928" calcext:value-type="float">
            <text:p>0.585624818352928</text:p>
          </table:table-cell>
          <table:table-cell office:value-type="float" office:value="0.567501246370973" calcext:value-type="float">
            <text:p>0.567501246370973</text:p>
          </table:table-cell>
          <table:table-cell office:value-type="float" office:value="0.583331693776561" calcext:value-type="float">
            <text:p>0.583331693776561</text:p>
          </table:table-cell>
          <table:table-cell office:value-type="float" office:value="0.586996817815659" calcext:value-type="float">
            <text:p>0.586996817815659</text:p>
          </table:table-cell>
          <table:table-cell office:value-type="float" office:value="0.586593862739871" calcext:value-type="float">
            <text:p>0.586593862739871</text:p>
          </table:table-cell>
          <table:table-cell office:value-type="float" office:value="0.597404716835627" calcext:value-type="float">
            <text:p>0.597404716835627</text:p>
          </table:table-cell>
          <table:table-cell office:value-type="float" office:value="0.607121737627716" calcext:value-type="float">
            <text:p>0.607121737627716</text:p>
          </table:table-cell>
          <table:table-cell office:value-type="float" office:value="0.625871995194782" calcext:value-type="float">
            <text:p>0.625871995194782</text:p>
          </table:table-cell>
          <table:table-cell office:value-type="float" office:value="0.627220801304376" calcext:value-type="float">
            <text:p>0.627220801304376</text:p>
          </table:table-cell>
          <table:table-cell office:value-type="float" office:value="0.622304214363088" calcext:value-type="float">
            <text:p>0.622304214363088</text:p>
          </table:table-cell>
          <table:table-cell office:value-type="float" office:value="0.614057464517972" calcext:value-type="float">
            <text:p>0.614057464517972</text:p>
          </table:table-cell>
          <table:table-cell office:value-type="float" office:value="0.616917671951197" calcext:value-type="float">
            <text:p>0.616917671951197</text:p>
          </table:table-cell>
          <table:table-cell office:value-type="float" office:value="0.576878082880443" calcext:value-type="float">
            <text:p>0.576878082880443</text:p>
          </table:table-cell>
          <table:table-cell office:value-type="float" office:value="0.578608453760852" calcext:value-type="float">
            <text:p>0.578608453760852</text:p>
          </table:table-cell>
          <table:table-cell office:value-type="float" office:value="0.568037588382182" calcext:value-type="float">
            <text:p>0.568037588382182</text:p>
          </table:table-cell>
          <table:table-cell office:value-type="float" office:value="0.549950951412612" calcext:value-type="float">
            <text:p>0.549950951412612</text:p>
          </table:table-cell>
          <table:table-cell office:value-type="float" office:value="0.557803853284901" calcext:value-type="float">
            <text:p>0.557803853284901</text:p>
          </table:table-cell>
          <table:table-cell office:value-type="float" office:value="0.628900902914602" calcext:value-type="float">
            <text:p>0.628900902914602</text:p>
          </table:table-cell>
          <table:table-cell office:value-type="float" office:value="0.634308056468228" calcext:value-type="float">
            <text:p>0.634308056468228</text:p>
          </table:table-cell>
          <table:table-cell office:value-type="float" office:value="0.627967233711955" calcext:value-type="float">
            <text:p>0.627967233711955</text:p>
          </table:table-cell>
          <table:table-cell office:value-type="float" office:value="0.621567424123284" calcext:value-type="float">
            <text:p>0.621567424123284</text:p>
          </table:table-cell>
          <table:table-cell office:value-type="float" office:value="0.61857384141076" calcext:value-type="float">
            <text:p>0.61857384141076</text:p>
          </table:table-cell>
          <table:table-cell office:value-type="float" office:value="0.625451518728331" calcext:value-type="float">
            <text:p>0.625451518728331</text:p>
          </table:table-cell>
          <table:table-cell office:value-type="float" office:value="0.670126625971294" calcext:value-type="float">
            <text:p>0.670126625971294</text:p>
          </table:table-cell>
          <table:table-cell office:value-type="float" office:value="0.651098245013961" calcext:value-type="float">
            <text:p>0.651098245013961</text:p>
          </table:table-cell>
          <table:table-cell office:value-type="float" office:value="0.621367517359374" calcext:value-type="float">
            <text:p>0.621367517359374</text:p>
          </table:table-cell>
          <table:table-cell office:value-type="float" office:value="0.576169301360314" calcext:value-type="float">
            <text:p>0.576169301360314</text:p>
          </table:table-cell>
          <table:table-cell office:value-type="float" office:value="0.561012980614109" calcext:value-type="float">
            <text:p>0.561012980614109</text:p>
          </table:table-cell>
          <table:table-cell office:value-type="float" office:value="0.574386072066589" calcext:value-type="float">
            <text:p>0.574386072066589</text:p>
          </table:table-cell>
          <table:table-cell office:value-type="float" office:value="0.587197805671013" calcext:value-type="float">
            <text:p>0.587197805671013</text:p>
          </table:table-cell>
          <table:table-cell office:value-type="float" office:value="0.593886010328017" calcext:value-type="float">
            <text:p>0.593886010328017</text:p>
          </table:table-cell>
          <table:table-cell office:value-type="float" office:value="0.606073104005149" calcext:value-type="float">
            <text:p>0.606073104005149</text:p>
          </table:table-cell>
          <table:table-cell office:value-type="float" office:value="0.613414653651767" calcext:value-type="float">
            <text:p>0.613414653651767</text:p>
          </table:table-cell>
          <table:table-cell office:value-type="float" office:value="0.615700082359718" calcext:value-type="float">
            <text:p>0.615700082359718</text:p>
          </table:table-cell>
          <table:table-cell office:value-type="float" office:value="0.616050963492334" calcext:value-type="float">
            <text:p>0.616050963492334</text:p>
          </table:table-cell>
          <table:table-cell office:value-type="float" office:value="0.616195190236695" calcext:value-type="float">
            <text:p>0.616195190236695</text:p>
          </table:table-cell>
          <table:table-cell office:value-type="float" office:value="0.613409834035206" calcext:value-type="float">
            <text:p>0.613409834035206</text:p>
          </table:table-cell>
          <table:table-cell office:value-type="float" office:value="0.612417792883617" calcext:value-type="float">
            <text:p>0.612417792883617</text:p>
          </table:table-cell>
          <table:table-cell office:value-type="float" office:value="0.601696220444445" calcext:value-type="float">
            <text:p>0.601696220444445</text:p>
          </table:table-cell>
          <table:table-cell office:value-type="float" office:value="0.592685586662101" calcext:value-type="float">
            <text:p>0.592685586662101</text:p>
          </table:table-cell>
          <table:table-cell office:value-type="float" office:value="0.603049313948752" calcext:value-type="float">
            <text:p>0.603049313948752</text:p>
          </table:table-cell>
          <table:table-cell office:value-type="float" office:value="0.584484179186512" calcext:value-type="float">
            <text:p>0.584484179186512</text:p>
          </table:table-cell>
          <table:table-cell office:value-type="float" office:value="0.59588258154843" calcext:value-type="float">
            <text:p>0.59588258154843</text:p>
          </table:table-cell>
          <table:table-cell office:value-type="float" office:value="0.620610852167432" calcext:value-type="float">
            <text:p>0.620610852167432</text:p>
          </table:table-cell>
          <table:table-cell office:value-type="float" office:value="0.622851031072795" calcext:value-type="float">
            <text:p>0.622851031072795</text:p>
          </table:table-cell>
          <table:table-cell office:value-type="float" office:value="0.618327916556799" calcext:value-type="float">
            <text:p>0.618327916556799</text:p>
          </table:table-cell>
          <table:table-cell office:value-type="float" office:value="0.616865716680376" calcext:value-type="float">
            <text:p>0.616865716680376</text:p>
          </table:table-cell>
          <table:table-cell office:value-type="float" office:value="0.617114601457413" calcext:value-type="float">
            <text:p>0.617114601457413</text:p>
          </table:table-cell>
          <table:table-cell office:value-type="float" office:value="0.618660155817468" calcext:value-type="float">
            <text:p>0.618660155817468</text:p>
          </table:table-cell>
          <table:table-cell office:value-type="float" office:value="0.586967070400168" calcext:value-type="float">
            <text:p>0.586967070400168</text:p>
          </table:table-cell>
          <table:table-cell office:value-type="float" office:value="0.573508392879735" calcext:value-type="float">
            <text:p>0.573508392879735</text:p>
          </table:table-cell>
          <table:table-cell office:value-type="float" office:value="0.579059400847313" calcext:value-type="float">
            <text:p>0.579059400847313</text:p>
          </table:table-cell>
          <table:table-cell office:value-type="float" office:value="0.563778066333301" calcext:value-type="float">
            <text:p>0.563778066333301</text:p>
          </table:table-cell>
          <table:table-cell office:value-type="float" office:value="0.611596004477237" calcext:value-type="float">
            <text:p>0.611596004477237</text:p>
          </table:table-cell>
          <table:table-cell office:value-type="float" office:value="0.642970528590447" calcext:value-type="float">
            <text:p>0.642970528590447</text:p>
          </table:table-cell>
          <table:table-cell office:value-type="float" office:value="0.63416362633836" calcext:value-type="float">
            <text:p>0.63416362633836</text:p>
          </table:table-cell>
          <table:table-cell office:value-type="float" office:value="0.611939409589037" calcext:value-type="float">
            <text:p>0.611939409589037</text:p>
          </table:table-cell>
          <table:table-cell office:value-type="float" office:value="0.604682195750992" calcext:value-type="float">
            <text:p>0.604682195750992</text:p>
          </table:table-cell>
          <table:table-cell office:value-type="float" office:value="0.604912804505611" calcext:value-type="float">
            <text:p>0.604912804505611</text:p>
          </table:table-cell>
          <table:table-cell office:value-type="float" office:value="0.60618520048881" calcext:value-type="float">
            <text:p>0.60618520048881</text:p>
          </table:table-cell>
          <table:table-cell office:value-type="float" office:value="0.607823754322835" calcext:value-type="float">
            <text:p>0.607823754322835</text:p>
          </table:table-cell>
          <table:table-cell office:value-type="float" office:value="0.610951612388189" calcext:value-type="float">
            <text:p>0.610951612388189</text:p>
          </table:table-cell>
          <table:table-cell office:value-type="float" office:value="0.638928368417573" calcext:value-type="float">
            <text:p>0.638928368417573</text:p>
          </table:table-cell>
          <table:table-cell office:value-type="float" office:value="0.659692822067286" calcext:value-type="float">
            <text:p>0.659692822067286</text:p>
          </table:table-cell>
          <table:table-cell office:value-type="float" office:value="0.649068478919117" calcext:value-type="float">
            <text:p>0.649068478919117</text:p>
          </table:table-cell>
          <table:table-cell office:value-type="float" office:value="0.630930165650436" calcext:value-type="float">
            <text:p>0.630930165650436</text:p>
          </table:table-cell>
          <table:table-cell office:value-type="float" office:value="0.570791358461963" calcext:value-type="float">
            <text:p>0.570791358461963</text:p>
          </table:table-cell>
          <table:table-cell office:value-type="float" office:value="0.571457281244008" calcext:value-type="float">
            <text:p>0.571457281244008</text:p>
          </table:table-cell>
          <table:table-cell office:value-type="float" office:value="0.581019339258266" calcext:value-type="float">
            <text:p>0.581019339258266</text:p>
          </table:table-cell>
          <table:table-cell office:value-type="float" office:value="0.596979946176222" calcext:value-type="float">
            <text:p>0.596979946176222</text:p>
          </table:table-cell>
          <table:table-cell office:value-type="float" office:value="0.609563615266932" calcext:value-type="float">
            <text:p>0.609563615266932</text:p>
          </table:table-cell>
          <table:table-cell office:value-type="float" office:value="0.610425412127779" calcext:value-type="float">
            <text:p>0.610425412127779</text:p>
          </table:table-cell>
          <table:table-cell office:value-type="float" office:value="0.606655340496532" calcext:value-type="float">
            <text:p>0.606655340496532</text:p>
          </table:table-cell>
          <table:table-cell office:value-type="float" office:value="0.588275114802217" calcext:value-type="float">
            <text:p>0.588275114802217</text:p>
          </table:table-cell>
          <table:table-cell office:value-type="float" office:value="0.56298326595516" calcext:value-type="float">
            <text:p>0.56298326595516</text:p>
          </table:table-cell>
          <table:table-cell office:value-type="float" office:value="0.606140153356626" calcext:value-type="float">
            <text:p>0.606140153356626</text:p>
          </table:table-cell>
          <table:table-cell office:value-type="float" office:value="0.616942030744332" calcext:value-type="float">
            <text:p>0.616942030744332</text:p>
          </table:table-cell>
          <table:table-cell office:value-type="float" office:value="0.620039401778435" calcext:value-type="float">
            <text:p>0.620039401778435</text:p>
          </table:table-cell>
          <table:table-cell office:value-type="float" office:value="0.623750456804788" calcext:value-type="float">
            <text:p>0.623750456804788</text:p>
          </table:table-cell>
          <table:table-cell office:value-type="float" office:value="0.619563387688351" calcext:value-type="float">
            <text:p>0.619563387688351</text:p>
          </table:table-cell>
          <table:table-cell office:value-type="float" office:value="0.615474965581204" calcext:value-type="float">
            <text:p>0.615474965581204</text:p>
          </table:table-cell>
          <table:table-cell office:value-type="float" office:value="0.58133523467303" calcext:value-type="float">
            <text:p>0.58133523467303</text:p>
          </table:table-cell>
          <table:table-cell office:value-type="float" office:value="0.574938101176466" calcext:value-type="float">
            <text:p>0.574938101176466</text:p>
          </table:table-cell>
          <table:table-cell office:value-type="float" office:value="0.62202754660748" calcext:value-type="float">
            <text:p>0.62202754660748</text:p>
          </table:table-cell>
          <table:table-cell office:value-type="float" office:value="0.615316482042953" calcext:value-type="float">
            <text:p>0.615316482042953</text:p>
          </table:table-cell>
          <table:table-cell office:value-type="float" office:value="0.594065484277687" calcext:value-type="float">
            <text:p>0.594065484277687</text:p>
          </table:table-cell>
          <table:table-cell office:value-type="float" office:value="0.584795123836084" calcext:value-type="float">
            <text:p>0.584795123836084</text:p>
          </table:table-cell>
          <table:table-cell office:value-type="float" office:value="0.569319568795663" calcext:value-type="float">
            <text:p>0.569319568795663</text:p>
          </table:table-cell>
          <table:table-cell office:value-type="float" office:value="0.566479215620653" calcext:value-type="float">
            <text:p>0.566479215620653</text:p>
          </table:table-cell>
          <table:table-cell office:value-type="float" office:value="0.57358766571329" calcext:value-type="float">
            <text:p>0.57358766571329</text:p>
          </table:table-cell>
          <table:table-cell office:value-type="float" office:value="0.582949627790414" calcext:value-type="float">
            <text:p>0.582949627790414</text:p>
          </table:table-cell>
          <table:table-cell office:value-type="float" office:value="0.586955895668395" calcext:value-type="float">
            <text:p>0.586955895668395</text:p>
          </table:table-cell>
          <table:table-cell office:value-type="float" office:value="0.589465825822174" calcext:value-type="float">
            <text:p>0.589465825822174</text:p>
          </table:table-cell>
          <table:table-cell office:value-type="float" office:value="0.59039820563797" calcext:value-type="float">
            <text:p>0.59039820563797</text:p>
          </table:table-cell>
          <table:table-cell office:value-type="float" office:value="0.589889009061342" calcext:value-type="float">
            <text:p>0.589889009061342</text:p>
          </table:table-cell>
          <table:table-cell office:value-type="float" office:value="0.588880214907643" calcext:value-type="float">
            <text:p>0.588880214907643</text:p>
          </table:table-cell>
          <table:table-cell office:value-type="float" office:value="0.589488340789279" calcext:value-type="float">
            <text:p>0.589488340789279</text:p>
          </table:table-cell>
          <table:table-cell office:value-type="float" office:value="0.588632395749467" calcext:value-type="float">
            <text:p>0.588632395749467</text:p>
          </table:table-cell>
          <table:table-cell office:value-type="float" office:value="0.587776841305097" calcext:value-type="float">
            <text:p>0.587776841305097</text:p>
          </table:table-cell>
          <table:table-cell office:value-type="float" office:value="0.588923611601061" calcext:value-type="float">
            <text:p>0.588923611601061</text:p>
          </table:table-cell>
          <table:table-cell office:value-type="float" office:value="0.58866356492885" calcext:value-type="float">
            <text:p>0.58866356492885</text:p>
          </table:table-cell>
          <table:table-cell office:value-type="float" office:value="0.588201950416472" calcext:value-type="float">
            <text:p>0.588201950416472</text:p>
          </table:table-cell>
          <table:table-cell office:value-type="float" office:value="0.589804296099118" calcext:value-type="float">
            <text:p>0.589804296099118</text:p>
          </table:table-cell>
          <table:table-cell office:value-type="float" office:value="0.58936650456462" calcext:value-type="float">
            <text:p>0.58936650456462</text:p>
          </table:table-cell>
          <table:table-cell office:value-type="float" office:value="0.588690522623762" calcext:value-type="float">
            <text:p>0.588690522623762</text:p>
          </table:table-cell>
          <table:table-cell office:value-type="float" office:value="0.589695069283054" calcext:value-type="float">
            <text:p>0.589695069283054</text:p>
          </table:table-cell>
          <table:table-cell office:value-type="float" office:value="0.589120589168922" calcext:value-type="float">
            <text:p>0.589120589168922</text:p>
          </table:table-cell>
          <table:table-cell office:value-type="float" office:value="0.589865881779067" calcext:value-type="float">
            <text:p>0.589865881779067</text:p>
          </table:table-cell>
          <table:table-cell office:value-type="float" office:value="0.588912815246786" calcext:value-type="float">
            <text:p>0.588912815246786</text:p>
          </table:table-cell>
          <table:table-cell office:value-type="float" office:value="0.588460973833961" calcext:value-type="float">
            <text:p>0.588460973833961</text:p>
          </table:table-cell>
          <table:table-cell office:value-type="float" office:value="0.589930854524759" calcext:value-type="float">
            <text:p>0.589930854524759</text:p>
          </table:table-cell>
          <table:table-cell office:value-type="float" office:value="0.589273571739291" calcext:value-type="float">
            <text:p>0.589273571739291</text:p>
          </table:table-cell>
          <table:table-cell office:value-type="float" office:value="0.588928275179888" calcext:value-type="float">
            <text:p>0.588928275179888</text:p>
          </table:table-cell>
          <table:table-cell office:value-type="float" office:value="0.588844923407729" calcext:value-type="float">
            <text:p>0.588844923407729</text:p>
          </table:table-cell>
          <table:table-cell office:value-type="float" office:value="0.589174268598421" calcext:value-type="float">
            <text:p>0.589174268598421</text:p>
          </table:table-cell>
          <table:table-cell office:value-type="float" office:value="0.590389712373784" calcext:value-type="float">
            <text:p>0.590389712373784</text:p>
          </table:table-cell>
          <table:table-cell office:value-type="float" office:value="0.589710111383304" calcext:value-type="float">
            <text:p>0.589710111383304</text:p>
          </table:table-cell>
          <table:table-cell office:value-type="float" office:value="0.589055865581684" calcext:value-type="float">
            <text:p>0.589055865581684</text:p>
          </table:table-cell>
          <table:table-cell office:value-type="float" office:value="0.590331256725409" calcext:value-type="float">
            <text:p>0.590331256725409</text:p>
          </table:table-cell>
          <table:table-cell office:value-type="float" office:value="0.588512790684426" calcext:value-type="float">
            <text:p>0.588512790684426</text:p>
          </table:table-cell>
          <table:table-cell office:value-type="float" office:value="0.59000925637507" calcext:value-type="float">
            <text:p>0.59000925637507</text:p>
          </table:table-cell>
          <table:table-cell office:value-type="float" office:value="0.589491709706502" calcext:value-type="float">
            <text:p>0.589491709706502</text:p>
          </table:table-cell>
          <table:table-cell office:value-type="float" office:value="0.589543267093424" calcext:value-type="float">
            <text:p>0.589543267093424</text:p>
          </table:table-cell>
          <table:table-cell office:value-type="float" office:value="0.589783095445402" calcext:value-type="float">
            <text:p>0.589783095445402</text:p>
          </table:table-cell>
          <table:table-cell office:value-type="float" office:value="0.590009673816821" calcext:value-type="float">
            <text:p>0.590009673816821</text:p>
          </table:table-cell>
          <table:table-cell office:value-type="float" office:value="0.589808072628354" calcext:value-type="float">
            <text:p>0.589808072628354</text:p>
          </table:table-cell>
          <table:table-cell office:value-type="float" office:value="0.589628439970802" calcext:value-type="float">
            <text:p>0.589628439970802</text:p>
          </table:table-cell>
          <table:table-cell office:value-type="float" office:value="0.590083303723268" calcext:value-type="float">
            <text:p>0.590083303723268</text:p>
          </table:table-cell>
          <table:table-cell office:value-type="float" office:value="0.589682926582086" calcext:value-type="float">
            <text:p>0.589682926582086</text:p>
          </table:table-cell>
          <table:table-cell office:value-type="float" office:value="0.590218945527303" calcext:value-type="float">
            <text:p>0.590218945527303</text:p>
          </table:table-cell>
          <table:table-cell office:value-type="float" office:value="0.589574744595094" calcext:value-type="float">
            <text:p>0.589574744595094</text:p>
          </table:table-cell>
          <table:table-cell office:value-type="float" office:value="0.589222048878504" calcext:value-type="float">
            <text:p>0.589222048878504</text:p>
          </table:table-cell>
          <table:table-cell office:value-type="float" office:value="0.590369378200024" calcext:value-type="float">
            <text:p>0.590369378200024</text:p>
          </table:table-cell>
          <table:table-cell office:value-type="float" office:value="0.589616152978424" calcext:value-type="float">
            <text:p>0.589616152978424</text:p>
          </table:table-cell>
          <table:table-cell office:value-type="float" office:value="0.589287563943813" calcext:value-type="float">
            <text:p>0.589287563943813</text:p>
          </table:table-cell>
          <table:table-cell office:value-type="float" office:value="0.588909378583745" calcext:value-type="float">
            <text:p>0.588909378583745</text:p>
          </table:table-cell>
          <table:table-cell office:value-type="float" office:value="0.589425486912494" calcext:value-type="float">
            <text:p>0.589425486912494</text:p>
          </table:table-cell>
          <table:table-cell office:value-type="float" office:value="0.588545325022051" calcext:value-type="float">
            <text:p>0.588545325022051</text:p>
          </table:table-cell>
          <table:table-cell office:value-type="float" office:value="0.590253681984999" calcext:value-type="float">
            <text:p>0.590253681984999</text:p>
          </table:table-cell>
          <table:table-cell office:value-type="float" office:value="0.589333039216665" calcext:value-type="float">
            <text:p>0.589333039216665</text:p>
          </table:table-cell>
          <table:table-cell office:value-type="float" office:value="0.589389775881913" calcext:value-type="float">
            <text:p>0.589389775881913</text:p>
          </table:table-cell>
          <table:table-cell office:value-type="float" office:value="0.590036722026445" calcext:value-type="float">
            <text:p>0.590036722026445</text:p>
          </table:table-cell>
          <table:table-cell office:value-type="float" office:value="0.589497246656668" calcext:value-type="float">
            <text:p>0.589497246656668</text:p>
          </table:table-cell>
          <table:table-cell office:value-type="float" office:value="0.590172699939742" calcext:value-type="float">
            <text:p>0.590172699939742</text:p>
          </table:table-cell>
          <table:table-cell office:value-type="float" office:value="0.589536412922363" calcext:value-type="float">
            <text:p>0.589536412922363</text:p>
          </table:table-cell>
          <table:table-cell office:value-type="float" office:value="0.589793009922804" calcext:value-type="float">
            <text:p>0.589793009922804</text:p>
          </table:table-cell>
          <table:table-cell office:value-type="float" office:value="0.589727617651306" calcext:value-type="float">
            <text:p>0.589727617651306</text:p>
          </table:table-cell>
          <table:table-cell office:value-type="float" office:value="0.58944714359179" calcext:value-type="float">
            <text:p>0.58944714359179</text:p>
          </table:table-cell>
          <table:table-cell office:value-type="float" office:value="0.58942812302269" calcext:value-type="float">
            <text:p>0.58942812302269</text:p>
          </table:table-cell>
          <table:table-cell office:value-type="float" office:value="0.589914413744696" calcext:value-type="float">
            <text:p>0.589914413744696</text:p>
          </table:table-cell>
          <table:table-cell office:value-type="float" office:value="0.589577051275583" calcext:value-type="float">
            <text:p>0.589577051275583</text:p>
          </table:table-cell>
          <table:table-cell office:value-type="float" office:value="0.589215049386067" calcext:value-type="float">
            <text:p>0.589215049386067</text:p>
          </table:table-cell>
          <table:table-cell office:value-type="float" office:value="0.589320172962756" calcext:value-type="float">
            <text:p>0.589320172962756</text:p>
          </table:table-cell>
          <table:table-cell office:value-type="float" office:value="0.588969372198562" calcext:value-type="float">
            <text:p>0.588969372198562</text:p>
          </table:table-cell>
          <table:table-cell office:value-type="float" office:value="0.589074973372258" calcext:value-type="float">
            <text:p>0.589074973372258</text:p>
          </table:table-cell>
          <table:table-cell office:value-type="float" office:value="0.589563995815096" calcext:value-type="float">
            <text:p>0.589563995815096</text:p>
          </table:table-cell>
          <table:table-cell office:value-type="float" office:value="0.588571161540981" calcext:value-type="float">
            <text:p>0.588571161540981</text:p>
          </table:table-cell>
          <table:table-cell office:value-type="float" office:value="0.59048362226624" calcext:value-type="float">
            <text:p>0.59048362226624</text:p>
          </table:table-cell>
          <table:table-cell office:value-type="float" office:value="0.589642239815248" calcext:value-type="float">
            <text:p>0.589642239815248</text:p>
          </table:table-cell>
          <table:table-cell office:value-type="float" office:value="0.589432023189085" calcext:value-type="float">
            <text:p>0.589432023189085</text:p>
          </table:table-cell>
          <table:table-cell office:value-type="float" office:value="0.589776194513475" calcext:value-type="float">
            <text:p>0.589776194513475</text:p>
          </table:table-cell>
          <table:table-cell office:value-type="float" office:value="0.589586874722728" calcext:value-type="float">
            <text:p>0.589586874722728</text:p>
          </table:table-cell>
          <table:table-cell office:value-type="float" office:value="0.590461184231442" calcext:value-type="float">
            <text:p>0.590461184231442</text:p>
          </table:table-cell>
          <table:table-cell office:value-type="float" office:value="0.589964927538576" calcext:value-type="float">
            <text:p>0.589964927538576</text:p>
          </table:table-cell>
          <table:table-cell office:value-type="float" office:value="0.589534364147475" calcext:value-type="float">
            <text:p>0.589534364147475</text:p>
          </table:table-cell>
          <table:table-cell office:value-type="float" office:value="0.589102463003297" calcext:value-type="float">
            <text:p>0.589102463003297</text:p>
          </table:table-cell>
          <table:table-cell office:value-type="float" office:value="0.589276089436374" calcext:value-type="float">
            <text:p>0.589276089436374</text:p>
          </table:table-cell>
          <table:table-cell office:value-type="float" office:value="0.589658606229461" calcext:value-type="float">
            <text:p>0.589658606229461</text:p>
          </table:table-cell>
          <table:table-cell office:value-type="float" office:value="0.590082879993343" calcext:value-type="float">
            <text:p>0.590082879993343</text:p>
          </table:table-cell>
          <table:table-cell office:value-type="float" office:value="0.589243028704423" calcext:value-type="float">
            <text:p>0.589243028704423</text:p>
          </table:table-cell>
          <table:table-cell office:value-type="float" office:value="0.590239677206428" calcext:value-type="float">
            <text:p>0.590239677206428</text:p>
          </table:table-cell>
          <table:table-cell office:value-type="float" office:value="0.589927722640593" calcext:value-type="float">
            <text:p>0.589927722640593</text:p>
          </table:table-cell>
          <table:table-cell office:value-type="float" office:value="0.590005194640964" calcext:value-type="float">
            <text:p>0.590005194640964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7433582419977" calcext:value-type="float">
            <text:p>-0.197433582419977</text:p>
          </table:table-cell>
          <table:table-cell office:value-type="float" office:value="-0.197466493464516" calcext:value-type="float">
            <text:p>-0.197466493464516</text:p>
          </table:table-cell>
          <table:table-cell office:value-type="float" office:value="-0.197537763687559" calcext:value-type="float">
            <text:p>-0.197537763687559</text:p>
          </table:table-cell>
          <table:table-cell office:value-type="float" office:value="-0.197536582291855" calcext:value-type="float">
            <text:p>-0.197536582291855</text:p>
          </table:table-cell>
          <table:table-cell office:value-type="float" office:value="-0.197546062551208" calcext:value-type="float">
            <text:p>-0.197546062551208</text:p>
          </table:table-cell>
          <table:table-cell office:value-type="float" office:value="-0.19752281604354" calcext:value-type="float">
            <text:p>-0.19752281604354</text:p>
          </table:table-cell>
          <table:table-cell office:value-type="float" office:value="-0.197565705830495" calcext:value-type="float">
            <text:p>-0.197565705830495</text:p>
          </table:table-cell>
          <table:table-cell office:value-type="float" office:value="-0.197366673394903" calcext:value-type="float">
            <text:p>-0.197366673394903</text:p>
          </table:table-cell>
          <table:table-cell office:value-type="float" office:value="-0.197524317169904" calcext:value-type="float">
            <text:p>-0.197524317169904</text:p>
          </table:table-cell>
          <table:table-cell office:value-type="float" office:value="-0.197460248111479" calcext:value-type="float">
            <text:p>-0.197460248111479</text:p>
          </table:table-cell>
          <table:table-cell office:value-type="float" office:value="-0.197404372833515" calcext:value-type="float">
            <text:p>-0.197404372833515</text:p>
          </table:table-cell>
          <table:table-cell office:value-type="float" office:value="-0.197540536132028" calcext:value-type="float">
            <text:p>-0.197540536132028</text:p>
          </table:table-cell>
          <table:table-cell office:value-type="float" office:value="-0.197729045198801" calcext:value-type="float">
            <text:p>-0.197729045198801</text:p>
          </table:table-cell>
          <table:table-cell office:value-type="float" office:value="-0.197561244836698" calcext:value-type="float">
            <text:p>-0.197561244836698</text:p>
          </table:table-cell>
          <table:table-cell office:value-type="float" office:value="-0.197698206310218" calcext:value-type="float">
            <text:p>-0.197698206310218</text:p>
          </table:table-cell>
          <table:table-cell office:value-type="float" office:value="-0.197486796769272" calcext:value-type="float">
            <text:p>-0.197486796769272</text:p>
          </table:table-cell>
          <table:table-cell office:value-type="float" office:value="-0.197346957058474" calcext:value-type="float">
            <text:p>-0.197346957058474</text:p>
          </table:table-cell>
          <table:table-cell office:value-type="float" office:value="-0.197413336972666" calcext:value-type="float">
            <text:p>-0.197413336972666</text:p>
          </table:table-cell>
          <table:table-cell office:value-type="float" office:value="-0.197591391440638" calcext:value-type="float">
            <text:p>-0.197591391440638</text:p>
          </table:table-cell>
          <table:table-cell office:value-type="float" office:value="-0.197450025197679" calcext:value-type="float">
            <text:p>-0.197450025197679</text:p>
          </table:table-cell>
          <table:table-cell office:value-type="float" office:value="-0.197579708646724" calcext:value-type="float">
            <text:p>-0.197579708646724</text:p>
          </table:table-cell>
          <table:table-cell office:value-type="float" office:value="-0.197084886496651" calcext:value-type="float">
            <text:p>-0.197084886496651</text:p>
          </table:table-cell>
          <table:table-cell office:value-type="float" office:value="-0.197451040811047" calcext:value-type="float">
            <text:p>-0.197451040811047</text:p>
          </table:table-cell>
          <table:table-cell office:value-type="float" office:value="-0.1974468899582" calcext:value-type="float">
            <text:p>-0.1974468899582</text:p>
          </table:table-cell>
          <table:table-cell office:value-type="float" office:value="-0.197523016563351" calcext:value-type="float">
            <text:p>-0.197523016563351</text:p>
          </table:table-cell>
          <table:table-cell office:value-type="float" office:value="-0.197971504066111" calcext:value-type="float">
            <text:p>-0.197971504066111</text:p>
          </table:table-cell>
          <table:table-cell office:value-type="float" office:value="-0.19826552892926" calcext:value-type="float">
            <text:p>-0.19826552892926</text:p>
          </table:table-cell>
          <table:table-cell office:value-type="float" office:value="-0.198647714633476" calcext:value-type="float">
            <text:p>-0.198647714633476</text:p>
          </table:table-cell>
          <table:table-cell office:value-type="float" office:value="-0.198560076458277" calcext:value-type="float">
            <text:p>-0.198560076458277</text:p>
          </table:table-cell>
          <table:table-cell office:value-type="float" office:value="-0.197767237369573" calcext:value-type="float">
            <text:p>-0.197767237369573</text:p>
          </table:table-cell>
          <table:table-cell office:value-type="float" office:value="-0.197011339858232" calcext:value-type="float">
            <text:p>-0.197011339858232</text:p>
          </table:table-cell>
          <table:table-cell office:value-type="float" office:value="-0.207362922958538" calcext:value-type="float">
            <text:p>-0.207362922958538</text:p>
          </table:table-cell>
          <table:table-cell office:value-type="float" office:value="-0.221120949540329" calcext:value-type="float">
            <text:p>-0.221120949540329</text:p>
          </table:table-cell>
          <table:table-cell office:value-type="float" office:value="-0.247058207515305" calcext:value-type="float">
            <text:p>-0.247058207515305</text:p>
          </table:table-cell>
          <table:table-cell office:value-type="float" office:value="-0.2395874738951" calcext:value-type="float">
            <text:p>-0.2395874738951</text:p>
          </table:table-cell>
          <table:table-cell office:value-type="float" office:value="-0.23858722938889" calcext:value-type="float">
            <text:p>-0.23858722938889</text:p>
          </table:table-cell>
          <table:table-cell office:value-type="float" office:value="-0.245180661226675" calcext:value-type="float">
            <text:p>-0.245180661226675</text:p>
          </table:table-cell>
          <table:table-cell office:value-type="float" office:value="-0.26444627766863" calcext:value-type="float">
            <text:p>-0.26444627766863</text:p>
          </table:table-cell>
          <table:table-cell office:value-type="float" office:value="-0.246231104286572" calcext:value-type="float">
            <text:p>-0.246231104286572</text:p>
          </table:table-cell>
          <table:table-cell office:value-type="float" office:value="-0.202913955518458" calcext:value-type="float">
            <text:p>-0.202913955518458</text:p>
          </table:table-cell>
          <table:table-cell office:value-type="float" office:value="-0.203706562258359" calcext:value-type="float">
            <text:p>-0.203706562258359</text:p>
          </table:table-cell>
          <table:table-cell office:value-type="float" office:value="-0.203989503882465" calcext:value-type="float">
            <text:p>-0.203989503882465</text:p>
          </table:table-cell>
          <table:table-cell office:value-type="float" office:value="-0.203168666771737" calcext:value-type="float">
            <text:p>-0.203168666771737</text:p>
          </table:table-cell>
          <table:table-cell office:value-type="float" office:value="-0.205462228987625" calcext:value-type="float">
            <text:p>-0.205462228987625</text:p>
          </table:table-cell>
          <table:table-cell office:value-type="float" office:value="-0.205170900595387" calcext:value-type="float">
            <text:p>-0.205170900595387</text:p>
          </table:table-cell>
          <table:table-cell office:value-type="float" office:value="-0.204963413185987" calcext:value-type="float">
            <text:p>-0.204963413185987</text:p>
          </table:table-cell>
          <table:table-cell office:value-type="float" office:value="-0.204776148849637" calcext:value-type="float">
            <text:p>-0.204776148849637</text:p>
          </table:table-cell>
          <table:table-cell office:value-type="float" office:value="-0.20639341449498" calcext:value-type="float">
            <text:p>-0.20639341449498</text:p>
          </table:table-cell>
          <table:table-cell office:value-type="float" office:value="-0.205619833218586" calcext:value-type="float">
            <text:p>-0.205619833218586</text:p>
          </table:table-cell>
          <table:table-cell office:value-type="float" office:value="-0.201266464380742" calcext:value-type="float">
            <text:p>-0.201266464380742</text:p>
          </table:table-cell>
          <table:table-cell office:value-type="float" office:value="-0.201699446467896" calcext:value-type="float">
            <text:p>-0.201699446467896</text:p>
          </table:table-cell>
          <table:table-cell office:value-type="float" office:value="-0.173419735999776" calcext:value-type="float">
            <text:p>-0.173419735999776</text:p>
          </table:table-cell>
          <table:table-cell office:value-type="float" office:value="-0.171198463764788" calcext:value-type="float">
            <text:p>-0.171198463764788</text:p>
          </table:table-cell>
          <table:table-cell office:value-type="float" office:value="-0.178117645367852" calcext:value-type="float">
            <text:p>-0.178117645367852</text:p>
          </table:table-cell>
          <table:table-cell office:value-type="float" office:value="-0.185008870148871" calcext:value-type="float">
            <text:p>-0.185008870148871</text:p>
          </table:table-cell>
          <table:table-cell office:value-type="float" office:value="-0.188678916174383" calcext:value-type="float">
            <text:p>-0.188678916174383</text:p>
          </table:table-cell>
          <table:table-cell office:value-type="float" office:value="-0.187806274815695" calcext:value-type="float">
            <text:p>-0.187806274815695</text:p>
          </table:table-cell>
          <table:table-cell office:value-type="float" office:value="-0.188140515752236" calcext:value-type="float">
            <text:p>-0.188140515752236</text:p>
          </table:table-cell>
          <table:table-cell office:value-type="float" office:value="-0.188786910452519" calcext:value-type="float">
            <text:p>-0.188786910452519</text:p>
          </table:table-cell>
          <table:table-cell office:value-type="float" office:value="-0.18638638419262" calcext:value-type="float">
            <text:p>-0.18638638419262</text:p>
          </table:table-cell>
          <table:table-cell office:value-type="float" office:value="-0.18445264157292" calcext:value-type="float">
            <text:p>-0.18445264157292</text:p>
          </table:table-cell>
          <table:table-cell office:value-type="float" office:value="-0.188086493923614" calcext:value-type="float">
            <text:p>-0.188086493923614</text:p>
          </table:table-cell>
          <table:table-cell office:value-type="float" office:value="-0.193216961187776" calcext:value-type="float">
            <text:p>-0.193216961187776</text:p>
          </table:table-cell>
          <table:table-cell office:value-type="float" office:value="-0.199062055837633" calcext:value-type="float">
            <text:p>-0.199062055837633</text:p>
          </table:table-cell>
          <table:table-cell office:value-type="float" office:value="-0.216451334720921" calcext:value-type="float">
            <text:p>-0.216451334720921</text:p>
          </table:table-cell>
          <table:table-cell office:value-type="float" office:value="-0.226021623838265" calcext:value-type="float">
            <text:p>-0.226021623838265</text:p>
          </table:table-cell>
          <table:table-cell office:value-type="float" office:value="-0.224943628502669" calcext:value-type="float">
            <text:p>-0.224943628502669</text:p>
          </table:table-cell>
          <table:table-cell office:value-type="float" office:value="-0.220806735024531" calcext:value-type="float">
            <text:p>-0.220806735024531</text:p>
          </table:table-cell>
          <table:table-cell office:value-type="float" office:value="-0.218732096110976" calcext:value-type="float">
            <text:p>-0.218732096110976</text:p>
          </table:table-cell>
          <table:table-cell office:value-type="float" office:value="-0.218478887504085" calcext:value-type="float">
            <text:p>-0.218478887504085</text:p>
          </table:table-cell>
          <table:table-cell office:value-type="float" office:value="-0.218556755907566" calcext:value-type="float">
            <text:p>-0.218556755907566</text:p>
          </table:table-cell>
          <table:table-cell office:value-type="float" office:value="-0.221375169245344" calcext:value-type="float">
            <text:p>-0.221375169245344</text:p>
          </table:table-cell>
          <table:table-cell office:value-type="float" office:value="-0.236306119539293" calcext:value-type="float">
            <text:p>-0.236306119539293</text:p>
          </table:table-cell>
          <table:table-cell office:value-type="float" office:value="-0.239028147049575" calcext:value-type="float">
            <text:p>-0.239028147049575</text:p>
          </table:table-cell>
          <table:table-cell office:value-type="float" office:value="-0.240817905061945" calcext:value-type="float">
            <text:p>-0.240817905061945</text:p>
          </table:table-cell>
          <table:table-cell office:value-type="float" office:value="-0.195776254624716" calcext:value-type="float">
            <text:p>-0.195776254624716</text:p>
          </table:table-cell>
          <table:table-cell office:value-type="float" office:value="-0.195713876363405" calcext:value-type="float">
            <text:p>-0.195713876363405</text:p>
          </table:table-cell>
          <table:table-cell office:value-type="float" office:value="-0.195937669277172" calcext:value-type="float">
            <text:p>-0.195937669277172</text:p>
          </table:table-cell>
          <table:table-cell office:value-type="float" office:value="-0.197019228307701" calcext:value-type="float">
            <text:p>-0.197019228307701</text:p>
          </table:table-cell>
          <table:table-cell office:value-type="float" office:value="-0.196804443025727" calcext:value-type="float">
            <text:p>-0.196804443025727</text:p>
          </table:table-cell>
          <table:table-cell office:value-type="float" office:value="-0.199006875563595" calcext:value-type="float">
            <text:p>-0.199006875563595</text:p>
          </table:table-cell>
          <table:table-cell office:value-type="float" office:value="-0.200386476524313" calcext:value-type="float">
            <text:p>-0.200386476524313</text:p>
          </table:table-cell>
          <table:table-cell office:value-type="float" office:value="-0.200680671778037" calcext:value-type="float">
            <text:p>-0.200680671778037</text:p>
          </table:table-cell>
          <table:table-cell office:value-type="float" office:value="-0.199152316130224" calcext:value-type="float">
            <text:p>-0.199152316130224</text:p>
          </table:table-cell>
          <table:table-cell office:value-type="float" office:value="-0.198277750814854" calcext:value-type="float">
            <text:p>-0.198277750814854</text:p>
          </table:table-cell>
          <table:table-cell office:value-type="float" office:value="-0.194436604250013" calcext:value-type="float">
            <text:p>-0.194436604250013</text:p>
          </table:table-cell>
          <table:table-cell office:value-type="float" office:value="-0.194411396499491" calcext:value-type="float">
            <text:p>-0.194411396499491</text:p>
          </table:table-cell>
          <table:table-cell office:value-type="float" office:value="-0.193630376208792" calcext:value-type="float">
            <text:p>-0.193630376208792</text:p>
          </table:table-cell>
          <table:table-cell office:value-type="float" office:value="-0.191584494428567" calcext:value-type="float">
            <text:p>-0.191584494428567</text:p>
          </table:table-cell>
          <table:table-cell office:value-type="float" office:value="-0.192353233730093" calcext:value-type="float">
            <text:p>-0.192353233730093</text:p>
          </table:table-cell>
          <table:table-cell office:value-type="float" office:value="-0.194820640505771" calcext:value-type="float">
            <text:p>-0.194820640505771</text:p>
          </table:table-cell>
          <table:table-cell office:value-type="float" office:value="-0.190796233256085" calcext:value-type="float">
            <text:p>-0.190796233256085</text:p>
          </table:table-cell>
          <table:table-cell office:value-type="float" office:value="-0.187013860563113" calcext:value-type="float">
            <text:p>-0.187013860563113</text:p>
          </table:table-cell>
          <table:table-cell office:value-type="float" office:value="-0.184717181488766" calcext:value-type="float">
            <text:p>-0.184717181488766</text:p>
          </table:table-cell>
          <table:table-cell office:value-type="float" office:value="-0.187189486103219" calcext:value-type="float">
            <text:p>-0.187189486103219</text:p>
          </table:table-cell>
          <table:table-cell office:value-type="float" office:value="-0.188923800907926" calcext:value-type="float">
            <text:p>-0.188923800907926</text:p>
          </table:table-cell>
          <table:table-cell office:value-type="float" office:value="-0.186558301643184" calcext:value-type="float">
            <text:p>-0.186558301643184</text:p>
          </table:table-cell>
          <table:table-cell office:value-type="float" office:value="-0.186955706065448" calcext:value-type="float">
            <text:p>-0.186955706065448</text:p>
          </table:table-cell>
          <table:table-cell office:value-type="float" office:value="-0.18813581981742" calcext:value-type="float">
            <text:p>-0.18813581981742</text:p>
          </table:table-cell>
          <table:table-cell office:value-type="float" office:value="-0.186469451910619" calcext:value-type="float">
            <text:p>-0.186469451910619</text:p>
          </table:table-cell>
          <table:table-cell office:value-type="float" office:value="-0.185046800682306" calcext:value-type="float">
            <text:p>-0.185046800682306</text:p>
          </table:table-cell>
          <table:table-cell office:value-type="float" office:value="-0.183131739688103" calcext:value-type="float">
            <text:p>-0.183131739688103</text:p>
          </table:table-cell>
          <table:table-cell office:value-type="float" office:value="-0.1829182871821" calcext:value-type="float">
            <text:p>-0.1829182871821</text:p>
          </table:table-cell>
          <table:table-cell office:value-type="float" office:value="-0.184754027493354" calcext:value-type="float">
            <text:p>-0.184754027493354</text:p>
          </table:table-cell>
          <table:table-cell office:value-type="float" office:value="-0.197547454333016" calcext:value-type="float">
            <text:p>-0.197547454333016</text:p>
          </table:table-cell>
          <table:table-cell office:value-type="float" office:value="-0.204195174108334" calcext:value-type="float">
            <text:p>-0.204195174108334</text:p>
          </table:table-cell>
          <table:table-cell office:value-type="float" office:value="-0.218621518694694" calcext:value-type="float">
            <text:p>-0.218621518694694</text:p>
          </table:table-cell>
          <table:table-cell office:value-type="float" office:value="-0.23154107584406" calcext:value-type="float">
            <text:p>-0.23154107584406</text:p>
          </table:table-cell>
          <table:table-cell office:value-type="float" office:value="-0.231231226263384" calcext:value-type="float">
            <text:p>-0.231231226263384</text:p>
          </table:table-cell>
          <table:table-cell office:value-type="float" office:value="-0.23164506824791" calcext:value-type="float">
            <text:p>-0.23164506824791</text:p>
          </table:table-cell>
          <table:table-cell office:value-type="float" office:value="-0.236342218020151" calcext:value-type="float">
            <text:p>-0.236342218020151</text:p>
          </table:table-cell>
          <table:table-cell office:value-type="float" office:value="-0.255296240470494" calcext:value-type="float">
            <text:p>-0.255296240470494</text:p>
          </table:table-cell>
          <table:table-cell office:value-type="float" office:value="-0.251437210918094" calcext:value-type="float">
            <text:p>-0.251437210918094</text:p>
          </table:table-cell>
          <table:table-cell office:value-type="float" office:value="-0.191403431469817" calcext:value-type="float">
            <text:p>-0.191403431469817</text:p>
          </table:table-cell>
          <table:table-cell office:value-type="float" office:value="-0.19267131377562" calcext:value-type="float">
            <text:p>-0.19267131377562</text:p>
          </table:table-cell>
          <table:table-cell office:value-type="float" office:value="-0.19376935728364" calcext:value-type="float">
            <text:p>-0.19376935728364</text:p>
          </table:table-cell>
          <table:table-cell office:value-type="float" office:value="-0.196902043067247" calcext:value-type="float">
            <text:p>-0.196902043067247</text:p>
          </table:table-cell>
          <table:table-cell office:value-type="float" office:value="-0.197812847418158" calcext:value-type="float">
            <text:p>-0.197812847418158</text:p>
          </table:table-cell>
          <table:table-cell office:value-type="float" office:value="-0.197536977819109" calcext:value-type="float">
            <text:p>-0.197536977819109</text:p>
          </table:table-cell>
          <table:table-cell office:value-type="float" office:value="-0.196264987439169" calcext:value-type="float">
            <text:p>-0.196264987439169</text:p>
          </table:table-cell>
          <table:table-cell office:value-type="float" office:value="-0.195638174291001" calcext:value-type="float">
            <text:p>-0.195638174291001</text:p>
          </table:table-cell>
          <table:table-cell office:value-type="float" office:value="-0.196445744947368" calcext:value-type="float">
            <text:p>-0.196445744947368</text:p>
          </table:table-cell>
          <table:table-cell office:value-type="float" office:value="-0.197084686557285" calcext:value-type="float">
            <text:p>-0.197084686557285</text:p>
          </table:table-cell>
          <table:table-cell office:value-type="float" office:value="-0.195697482634568" calcext:value-type="float">
            <text:p>-0.195697482634568</text:p>
          </table:table-cell>
          <table:table-cell office:value-type="float" office:value="-0.191378180562988" calcext:value-type="float">
            <text:p>-0.191378180562988</text:p>
          </table:table-cell>
          <table:table-cell office:value-type="float" office:value="-0.19351435051852" calcext:value-type="float">
            <text:p>-0.19351435051852</text:p>
          </table:table-cell>
          <table:table-cell office:value-type="float" office:value="-0.192720783641348" calcext:value-type="float">
            <text:p>-0.192720783641348</text:p>
          </table:table-cell>
          <table:table-cell office:value-type="float" office:value="-0.18626140411523" calcext:value-type="float">
            <text:p>-0.18626140411523</text:p>
          </table:table-cell>
          <table:table-cell office:value-type="float" office:value="-0.181854979488169" calcext:value-type="float">
            <text:p>-0.181854979488169</text:p>
          </table:table-cell>
          <table:table-cell office:value-type="float" office:value="-0.176712492568896" calcext:value-type="float">
            <text:p>-0.176712492568896</text:p>
          </table:table-cell>
          <table:table-cell office:value-type="float" office:value="-0.182089621762877" calcext:value-type="float">
            <text:p>-0.182089621762877</text:p>
          </table:table-cell>
          <table:table-cell office:value-type="float" office:value="-0.191011769107042" calcext:value-type="float">
            <text:p>-0.191011769107042</text:p>
          </table:table-cell>
          <table:table-cell office:value-type="float" office:value="-0.192978256790585" calcext:value-type="float">
            <text:p>-0.192978256790585</text:p>
          </table:table-cell>
          <table:table-cell office:value-type="float" office:value="-0.192219196140982" calcext:value-type="float">
            <text:p>-0.192219196140982</text:p>
          </table:table-cell>
          <table:table-cell office:value-type="float" office:value="-0.192747712047575" calcext:value-type="float">
            <text:p>-0.192747712047575</text:p>
          </table:table-cell>
          <table:table-cell office:value-type="float" office:value="-0.189337055823541" calcext:value-type="float">
            <text:p>-0.189337055823541</text:p>
          </table:table-cell>
          <table:table-cell office:value-type="float" office:value="-0.182953215901281" calcext:value-type="float">
            <text:p>-0.182953215901281</text:p>
          </table:table-cell>
          <table:table-cell office:value-type="float" office:value="-0.201167108709914" calcext:value-type="float">
            <text:p>-0.201167108709914</text:p>
          </table:table-cell>
          <table:table-cell office:value-type="float" office:value="-0.214508260157168" calcext:value-type="float">
            <text:p>-0.214508260157168</text:p>
          </table:table-cell>
          <table:table-cell office:value-type="float" office:value="-0.228369006946411" calcext:value-type="float">
            <text:p>-0.228369006946411</text:p>
          </table:table-cell>
          <table:table-cell office:value-type="float" office:value="-0.234930004897905" calcext:value-type="float">
            <text:p>-0.234930004897905</text:p>
          </table:table-cell>
          <table:table-cell office:value-type="float" office:value="-0.233765732920418" calcext:value-type="float">
            <text:p>-0.233765732920418</text:p>
          </table:table-cell>
          <table:table-cell office:value-type="float" office:value="-0.234572591120315" calcext:value-type="float">
            <text:p>-0.234572591120315</text:p>
          </table:table-cell>
          <table:table-cell office:value-type="float" office:value="-0.234860755062316" calcext:value-type="float">
            <text:p>-0.234860755062316</text:p>
          </table:table-cell>
          <table:table-cell office:value-type="float" office:value="-0.238213165203883" calcext:value-type="float">
            <text:p>-0.238213165203883</text:p>
          </table:table-cell>
          <table:table-cell office:value-type="float" office:value="-0.258134004124784" calcext:value-type="float">
            <text:p>-0.258134004124784</text:p>
          </table:table-cell>
          <table:table-cell office:value-type="float" office:value="-0.258856059595158" calcext:value-type="float">
            <text:p>-0.258856059595158</text:p>
          </table:table-cell>
          <table:table-cell office:value-type="float" office:value="-0.244613725248559" calcext:value-type="float">
            <text:p>-0.244613725248559</text:p>
          </table:table-cell>
          <table:table-cell office:value-type="float" office:value="-0.19405183947297" calcext:value-type="float">
            <text:p>-0.19405183947297</text:p>
          </table:table-cell>
          <table:table-cell office:value-type="float" office:value="-0.196748171253413" calcext:value-type="float">
            <text:p>-0.196748171253413</text:p>
          </table:table-cell>
          <table:table-cell office:value-type="float" office:value="-0.199454621396421" calcext:value-type="float">
            <text:p>-0.199454621396421</text:p>
          </table:table-cell>
          <table:table-cell office:value-type="float" office:value="-0.201339804500552" calcext:value-type="float">
            <text:p>-0.201339804500552</text:p>
          </table:table-cell>
          <table:table-cell office:value-type="float" office:value="-0.20131082049318" calcext:value-type="float">
            <text:p>-0.20131082049318</text:p>
          </table:table-cell>
          <table:table-cell office:value-type="float" office:value="-0.201285694923497" calcext:value-type="float">
            <text:p>-0.201285694923497</text:p>
          </table:table-cell>
          <table:table-cell office:value-type="float" office:value="-0.200471066877396" calcext:value-type="float">
            <text:p>-0.200471066877396</text:p>
          </table:table-cell>
          <table:table-cell office:value-type="float" office:value="-0.194066619620061" calcext:value-type="float">
            <text:p>-0.194066619620061</text:p>
          </table:table-cell>
          <table:table-cell office:value-type="float" office:value="-0.189562767432006" calcext:value-type="float">
            <text:p>-0.189562767432006</text:p>
          </table:table-cell>
          <table:table-cell office:value-type="float" office:value="-0.188642453715214" calcext:value-type="float">
            <text:p>-0.188642453715214</text:p>
          </table:table-cell>
          <table:table-cell office:value-type="float" office:value="-0.194625763577497" calcext:value-type="float">
            <text:p>-0.194625763577497</text:p>
          </table:table-cell>
          <table:table-cell office:value-type="float" office:value="-0.186298765821021" calcext:value-type="float">
            <text:p>-0.186298765821021</text:p>
          </table:table-cell>
          <table:table-cell office:value-type="float" office:value="-0.188971718864105" calcext:value-type="float">
            <text:p>-0.188971718864105</text:p>
          </table:table-cell>
          <table:table-cell office:value-type="float" office:value="-0.194793174175199" calcext:value-type="float">
            <text:p>-0.194793174175199</text:p>
          </table:table-cell>
          <table:table-cell office:value-type="float" office:value="-0.194805345118431" calcext:value-type="float">
            <text:p>-0.194805345118431</text:p>
          </table:table-cell>
          <table:table-cell office:value-type="float" office:value="-0.194297563059414" calcext:value-type="float">
            <text:p>-0.194297563059414</text:p>
          </table:table-cell>
          <table:table-cell office:value-type="float" office:value="-0.19530899458609" calcext:value-type="float">
            <text:p>-0.19530899458609</text:p>
          </table:table-cell>
          <table:table-cell office:value-type="float" office:value="-0.192720454935581" calcext:value-type="float">
            <text:p>-0.192720454935581</text:p>
          </table:table-cell>
          <table:table-cell office:value-type="float" office:value="-0.188030519600115" calcext:value-type="float">
            <text:p>-0.188030519600115</text:p>
          </table:table-cell>
          <table:table-cell office:value-type="float" office:value="-0.182772512864889" calcext:value-type="float">
            <text:p>-0.182772512864889</text:p>
          </table:table-cell>
          <table:table-cell office:value-type="float" office:value="-0.192437118015179" calcext:value-type="float">
            <text:p>-0.192437118015179</text:p>
          </table:table-cell>
          <table:table-cell office:value-type="float" office:value="-0.197684001362506" calcext:value-type="float">
            <text:p>-0.197684001362506</text:p>
          </table:table-cell>
          <table:table-cell office:value-type="float" office:value="-0.211951578828995" calcext:value-type="float">
            <text:p>-0.211951578828995</text:p>
          </table:table-cell>
          <table:table-cell office:value-type="float" office:value="-0.221333393144565" calcext:value-type="float">
            <text:p>-0.221333393144565</text:p>
          </table:table-cell>
          <table:table-cell office:value-type="float" office:value="-0.227912853533726" calcext:value-type="float">
            <text:p>-0.227912853533726</text:p>
          </table:table-cell>
          <table:table-cell office:value-type="float" office:value="-0.235168187574489" calcext:value-type="float">
            <text:p>-0.235168187574489</text:p>
          </table:table-cell>
          <table:table-cell office:value-type="float" office:value="-0.236017380156211" calcext:value-type="float">
            <text:p>-0.236017380156211</text:p>
          </table:table-cell>
          <table:table-cell office:value-type="float" office:value="-0.234382639094779" calcext:value-type="float">
            <text:p>-0.234382639094779</text:p>
          </table:table-cell>
          <table:table-cell office:value-type="float" office:value="-0.235580560346787" calcext:value-type="float">
            <text:p>-0.235580560346787</text:p>
          </table:table-cell>
          <table:table-cell office:value-type="float" office:value="-0.238460134271376" calcext:value-type="float">
            <text:p>-0.238460134271376</text:p>
          </table:table-cell>
          <table:table-cell office:value-type="float" office:value="-0.255018806270571" calcext:value-type="float">
            <text:p>-0.255018806270571</text:p>
          </table:table-cell>
          <table:table-cell office:value-type="float" office:value="-0.252520356026302" calcext:value-type="float">
            <text:p>-0.252520356026302</text:p>
          </table:table-cell>
          <table:table-cell office:value-type="float" office:value="-0.246679832899795" calcext:value-type="float">
            <text:p>-0.246679832899795</text:p>
          </table:table-cell>
          <table:table-cell office:value-type="float" office:value="-0.234976755596583" calcext:value-type="float">
            <text:p>-0.234976755596583</text:p>
          </table:table-cell>
          <table:table-cell office:value-type="float" office:value="-0.229439110683746" calcext:value-type="float">
            <text:p>-0.229439110683746</text:p>
          </table:table-cell>
          <table:table-cell office:value-type="float" office:value="-0.19498649985686" calcext:value-type="float">
            <text:p>-0.19498649985686</text:p>
          </table:table-cell>
          <table:table-cell office:value-type="float" office:value="-0.192290208817509" calcext:value-type="float">
            <text:p>-0.192290208817509</text:p>
          </table:table-cell>
          <table:table-cell office:value-type="float" office:value="-0.189138523851308" calcext:value-type="float">
            <text:p>-0.189138523851308</text:p>
          </table:table-cell>
          <table:table-cell office:value-type="float" office:value="-0.188358081168426" calcext:value-type="float">
            <text:p>-0.188358081168426</text:p>
          </table:table-cell>
          <table:table-cell office:value-type="float" office:value="-0.18876844135661" calcext:value-type="float">
            <text:p>-0.18876844135661</text:p>
          </table:table-cell>
          <table:table-cell office:value-type="float" office:value="-0.187316264901831" calcext:value-type="float">
            <text:p>-0.187316264901831</text:p>
          </table:table-cell>
          <table:table-cell office:value-type="float" office:value="-0.18928702022846" calcext:value-type="float">
            <text:p>-0.18928702022846</text:p>
          </table:table-cell>
          <table:table-cell office:value-type="float" office:value="-0.186893429427793" calcext:value-type="float">
            <text:p>-0.186893429427793</text:p>
          </table:table-cell>
          <table:table-cell office:value-type="float" office:value="-0.184274856716825" calcext:value-type="float">
            <text:p>-0.184274856716825</text:p>
          </table:table-cell>
          <table:table-cell office:value-type="float" office:value="-0.187926082472617" calcext:value-type="float">
            <text:p>-0.187926082472617</text:p>
          </table:table-cell>
          <table:table-cell office:value-type="float" office:value="-0.180987746450984" calcext:value-type="float">
            <text:p>-0.180987746450984</text:p>
          </table:table-cell>
          <table:table-cell office:value-type="float" office:value="-0.178607549287867" calcext:value-type="float">
            <text:p>-0.178607549287867</text:p>
          </table:table-cell>
          <table:table-cell office:value-type="float" office:value="-0.181591609525786" calcext:value-type="float">
            <text:p>-0.181591609525786</text:p>
          </table:table-cell>
          <table:table-cell office:value-type="float" office:value="-0.185467466582646" calcext:value-type="float">
            <text:p>-0.185467466582646</text:p>
          </table:table-cell>
          <table:table-cell office:value-type="float" office:value="-0.192389767562837" calcext:value-type="float">
            <text:p>-0.192389767562837</text:p>
          </table:table-cell>
          <table:table-cell office:value-type="float" office:value="-0.192847627286056" calcext:value-type="float">
            <text:p>-0.192847627286056</text:p>
          </table:table-cell>
          <table:table-cell office:value-type="float" office:value="-0.193115401791844" calcext:value-type="float">
            <text:p>-0.193115401791844</text:p>
          </table:table-cell>
          <table:table-cell office:value-type="float" office:value="-0.19268512341239" calcext:value-type="float">
            <text:p>-0.19268512341239</text:p>
          </table:table-cell>
          <table:table-cell office:value-type="float" office:value="-0.193181919106352" calcext:value-type="float">
            <text:p>-0.193181919106352</text:p>
          </table:table-cell>
          <table:table-cell office:value-type="float" office:value="-0.19187700658097" calcext:value-type="float">
            <text:p>-0.19187700658097</text:p>
          </table:table-cell>
          <table:table-cell office:value-type="float" office:value="-0.190635792499296" calcext:value-type="float">
            <text:p>-0.190635792499296</text:p>
          </table:table-cell>
          <table:table-cell office:value-type="float" office:value="-0.187135529791953" calcext:value-type="float">
            <text:p>-0.187135529791953</text:p>
          </table:table-cell>
          <table:table-cell office:value-type="float" office:value="-0.184430416200942" calcext:value-type="float">
            <text:p>-0.184430416200942</text:p>
          </table:table-cell>
          <table:table-cell office:value-type="float" office:value="-0.183850719292783" calcext:value-type="float">
            <text:p>-0.183850719292783</text:p>
          </table:table-cell>
          <table:table-cell office:value-type="float" office:value="-0.185973065581538" calcext:value-type="float">
            <text:p>-0.185973065581538</text:p>
          </table:table-cell>
          <table:table-cell office:value-type="float" office:value="-0.214268513005874" calcext:value-type="float">
            <text:p>-0.214268513005874</text:p>
          </table:table-cell>
          <table:table-cell office:value-type="float" office:value="-0.229397108165294" calcext:value-type="float">
            <text:p>-0.229397108165294</text:p>
          </table:table-cell>
          <table:table-cell office:value-type="float" office:value="-0.234698152990684" calcext:value-type="float">
            <text:p>-0.234698152990684</text:p>
          </table:table-cell>
          <table:table-cell office:value-type="float" office:value="-0.23521980685379" calcext:value-type="float">
            <text:p>-0.23521980685379</text:p>
          </table:table-cell>
          <table:table-cell office:value-type="float" office:value="-0.236584147229452" calcext:value-type="float">
            <text:p>-0.236584147229452</text:p>
          </table:table-cell>
          <table:table-cell office:value-type="float" office:value="-0.237966743386684" calcext:value-type="float">
            <text:p>-0.237966743386684</text:p>
          </table:table-cell>
          <table:table-cell office:value-type="float" office:value="-0.240152380599929" calcext:value-type="float">
            <text:p>-0.240152380599929</text:p>
          </table:table-cell>
          <table:table-cell office:value-type="float" office:value="-0.256630824844334" calcext:value-type="float">
            <text:p>-0.256630824844334</text:p>
          </table:table-cell>
          <table:table-cell office:value-type="float" office:value="-0.252680727811228" calcext:value-type="float">
            <text:p>-0.252680727811228</text:p>
          </table:table-cell>
          <table:table-cell office:value-type="float" office:value="-0.247295616206186" calcext:value-type="float">
            <text:p>-0.247295616206186</text:p>
          </table:table-cell>
          <table:table-cell office:value-type="float" office:value="-0.238303708784777" calcext:value-type="float">
            <text:p>-0.238303708784777</text:p>
          </table:table-cell>
          <table:table-cell office:value-type="float" office:value="-0.186895438047073" calcext:value-type="float">
            <text:p>-0.186895438047073</text:p>
          </table:table-cell>
          <table:table-cell office:value-type="float" office:value="-0.193517596051835" calcext:value-type="float">
            <text:p>-0.193517596051835</text:p>
          </table:table-cell>
          <table:table-cell office:value-type="float" office:value="-0.189813366661199" calcext:value-type="float">
            <text:p>-0.189813366661199</text:p>
          </table:table-cell>
          <table:table-cell office:value-type="float" office:value="-0.191809080860554" calcext:value-type="float">
            <text:p>-0.191809080860554</text:p>
          </table:table-cell>
          <table:table-cell office:value-type="float" office:value="-0.193992283473211" calcext:value-type="float">
            <text:p>-0.193992283473211</text:p>
          </table:table-cell>
          <table:table-cell office:value-type="float" office:value="-0.193170510102365" calcext:value-type="float">
            <text:p>-0.193170510102365</text:p>
          </table:table-cell>
          <table:table-cell office:value-type="float" office:value="-0.192291200326094" calcext:value-type="float">
            <text:p>-0.192291200326094</text:p>
          </table:table-cell>
          <table:table-cell office:value-type="float" office:value="-0.19187289629485" calcext:value-type="float">
            <text:p>-0.19187289629485</text:p>
          </table:table-cell>
          <table:table-cell office:value-type="float" office:value="-0.192237930819775" calcext:value-type="float">
            <text:p>-0.192237930819775</text:p>
          </table:table-cell>
          <table:table-cell office:value-type="float" office:value="-0.19671589359871" calcext:value-type="float">
            <text:p>-0.19671589359871</text:p>
          </table:table-cell>
          <table:table-cell office:value-type="float" office:value="-0.184258677294604" calcext:value-type="float">
            <text:p>-0.184258677294604</text:p>
          </table:table-cell>
          <table:table-cell office:value-type="float" office:value="-0.181845862039938" calcext:value-type="float">
            <text:p>-0.181845862039938</text:p>
          </table:table-cell>
          <table:table-cell office:value-type="float" office:value="-0.183199045979718" calcext:value-type="float">
            <text:p>-0.183199045979718</text:p>
          </table:table-cell>
          <table:table-cell office:value-type="float" office:value="-0.184880074271848" calcext:value-type="float">
            <text:p>-0.184880074271848</text:p>
          </table:table-cell>
          <table:table-cell office:value-type="float" office:value="-0.183186157162919" calcext:value-type="float">
            <text:p>-0.183186157162919</text:p>
          </table:table-cell>
          <table:table-cell office:value-type="float" office:value="-0.183254901569897" calcext:value-type="float">
            <text:p>-0.183254901569897</text:p>
          </table:table-cell>
          <table:table-cell office:value-type="float" office:value="-0.1900923294937" calcext:value-type="float">
            <text:p>-0.1900923294937</text:p>
          </table:table-cell>
          <table:table-cell office:value-type="float" office:value="-0.194474933020937" calcext:value-type="float">
            <text:p>-0.194474933020937</text:p>
          </table:table-cell>
          <table:table-cell office:value-type="float" office:value="-0.194978170173391" calcext:value-type="float">
            <text:p>-0.194978170173391</text:p>
          </table:table-cell>
          <table:table-cell office:value-type="float" office:value="-0.194123671667459" calcext:value-type="float">
            <text:p>-0.194123671667459</text:p>
          </table:table-cell>
          <table:table-cell office:value-type="float" office:value="-0.188185122539854" calcext:value-type="float">
            <text:p>-0.188185122539854</text:p>
          </table:table-cell>
          <table:table-cell office:value-type="float" office:value="-0.182242687753133" calcext:value-type="float">
            <text:p>-0.182242687753133</text:p>
          </table:table-cell>
          <table:table-cell office:value-type="float" office:value="-0.232978237879103" calcext:value-type="float">
            <text:p>-0.232978237879103</text:p>
          </table:table-cell>
          <table:table-cell office:value-type="float" office:value="-0.242437876792777" calcext:value-type="float">
            <text:p>-0.242437876792777</text:p>
          </table:table-cell>
          <table:table-cell office:value-type="float" office:value="-0.24707019047445" calcext:value-type="float">
            <text:p>-0.24707019047445</text:p>
          </table:table-cell>
          <table:table-cell office:value-type="float" office:value="-0.247233172574947" calcext:value-type="float">
            <text:p>-0.247233172574947</text:p>
          </table:table-cell>
          <table:table-cell office:value-type="float" office:value="-0.247748346465177" calcext:value-type="float">
            <text:p>-0.247748346465177</text:p>
          </table:table-cell>
          <table:table-cell office:value-type="float" office:value="-0.251661607043809" calcext:value-type="float">
            <text:p>-0.251661607043809</text:p>
          </table:table-cell>
          <table:table-cell office:value-type="float" office:value="-0.259395060248495" calcext:value-type="float">
            <text:p>-0.259395060248495</text:p>
          </table:table-cell>
          <table:table-cell office:value-type="float" office:value="-0.250413235681976" calcext:value-type="float">
            <text:p>-0.250413235681976</text:p>
          </table:table-cell>
          <table:table-cell office:value-type="float" office:value="-0.194950030868436" calcext:value-type="float">
            <text:p>-0.194950030868436</text:p>
          </table:table-cell>
          <table:table-cell office:value-type="float" office:value="-0.201315189937882" calcext:value-type="float">
            <text:p>-0.201315189937882</text:p>
          </table:table-cell>
          <table:table-cell office:value-type="float" office:value="-0.205730945951386" calcext:value-type="float">
            <text:p>-0.205730945951386</text:p>
          </table:table-cell>
          <table:table-cell office:value-type="float" office:value="-0.206151195319874" calcext:value-type="float">
            <text:p>-0.206151195319874</text:p>
          </table:table-cell>
          <table:table-cell office:value-type="float" office:value="-0.205872674465913" calcext:value-type="float">
            <text:p>-0.205872674465913</text:p>
          </table:table-cell>
          <table:table-cell office:value-type="float" office:value="-0.207129853003505" calcext:value-type="float">
            <text:p>-0.207129853003505</text:p>
          </table:table-cell>
          <table:table-cell office:value-type="float" office:value="-0.208978722115008" calcext:value-type="float">
            <text:p>-0.208978722115008</text:p>
          </table:table-cell>
          <table:table-cell office:value-type="float" office:value="-0.20980344419802" calcext:value-type="float">
            <text:p>-0.20980344419802</text:p>
          </table:table-cell>
          <table:table-cell office:value-type="float" office:value="-0.209726305241331" calcext:value-type="float">
            <text:p>-0.209726305241331</text:p>
          </table:table-cell>
          <table:table-cell office:value-type="float" office:value="-0.208794737609142" calcext:value-type="float">
            <text:p>-0.208794737609142</text:p>
          </table:table-cell>
          <table:table-cell office:value-type="float" office:value="-0.208948796202613" calcext:value-type="float">
            <text:p>-0.208948796202613</text:p>
          </table:table-cell>
          <table:table-cell office:value-type="float" office:value="-0.208996675582634" calcext:value-type="float">
            <text:p>-0.208996675582634</text:p>
          </table:table-cell>
          <table:table-cell office:value-type="float" office:value="-0.209002912609986" calcext:value-type="float">
            <text:p>-0.209002912609986</text:p>
          </table:table-cell>
          <table:table-cell office:value-type="float" office:value="-0.209290198505262" calcext:value-type="float">
            <text:p>-0.209290198505262</text:p>
          </table:table-cell>
          <table:table-cell office:value-type="float" office:value="-0.208958346536943" calcext:value-type="float">
            <text:p>-0.208958346536943</text:p>
          </table:table-cell>
          <table:table-cell office:value-type="float" office:value="-0.208909589554181" calcext:value-type="float">
            <text:p>-0.208909589554181</text:p>
          </table:table-cell>
          <table:table-cell office:value-type="float" office:value="-0.209233832667944" calcext:value-type="float">
            <text:p>-0.209233832667944</text:p>
          </table:table-cell>
          <table:table-cell office:value-type="float" office:value="-0.209208053405899" calcext:value-type="float">
            <text:p>-0.209208053405899</text:p>
          </table:table-cell>
          <table:table-cell office:value-type="float" office:value="-0.209176584546542" calcext:value-type="float">
            <text:p>-0.209176584546542</text:p>
          </table:table-cell>
          <table:table-cell office:value-type="float" office:value="-0.209573589615613" calcext:value-type="float">
            <text:p>-0.209573589615613</text:p>
          </table:table-cell>
          <table:table-cell office:value-type="float" office:value="-0.209501701322326" calcext:value-type="float">
            <text:p>-0.209501701322326</text:p>
          </table:table-cell>
          <table:table-cell office:value-type="float" office:value="-0.209365935523574" calcext:value-type="float">
            <text:p>-0.209365935523574</text:p>
          </table:table-cell>
          <table:table-cell office:value-type="float" office:value="-0.209676030420073" calcext:value-type="float">
            <text:p>-0.209676030420073</text:p>
          </table:table-cell>
          <table:table-cell office:value-type="float" office:value="-0.209559922147207" calcext:value-type="float">
            <text:p>-0.209559922147207</text:p>
          </table:table-cell>
          <table:table-cell office:value-type="float" office:value="-0.209685194428019" calcext:value-type="float">
            <text:p>-0.209685194428019</text:p>
          </table:table-cell>
          <table:table-cell office:value-type="float" office:value="-0.209487364789289" calcext:value-type="float">
            <text:p>-0.209487364789289</text:p>
          </table:table-cell>
          <table:table-cell office:value-type="float" office:value="-0.209359339562412" calcext:value-type="float">
            <text:p>-0.209359339562412</text:p>
          </table:table-cell>
          <table:table-cell office:value-type="float" office:value="-0.209709247842975" calcext:value-type="float">
            <text:p>-0.209709247842975</text:p>
          </table:table-cell>
          <table:table-cell office:value-type="float" office:value="-0.209606465472055" calcext:value-type="float">
            <text:p>-0.209606465472055</text:p>
          </table:table-cell>
          <table:table-cell office:value-type="float" office:value="-0.209469110848956" calcext:value-type="float">
            <text:p>-0.209469110848956</text:p>
          </table:table-cell>
          <table:table-cell office:value-type="float" office:value="-0.20945929433283" calcext:value-type="float">
            <text:p>-0.20945929433283</text:p>
          </table:table-cell>
          <table:table-cell office:value-type="float" office:value="-0.209603220008016" calcext:value-type="float">
            <text:p>-0.209603220008016</text:p>
          </table:table-cell>
          <table:table-cell office:value-type="float" office:value="-0.209887254196281" calcext:value-type="float">
            <text:p>-0.209887254196281</text:p>
          </table:table-cell>
          <table:table-cell office:value-type="float" office:value="-0.209700313469232" calcext:value-type="float">
            <text:p>-0.209700313469232</text:p>
          </table:table-cell>
          <table:table-cell office:value-type="float" office:value="-0.209515976524772" calcext:value-type="float">
            <text:p>-0.209515976524772</text:p>
          </table:table-cell>
          <table:table-cell office:value-type="float" office:value="-0.209867358334006" calcext:value-type="float">
            <text:p>-0.209867358334006</text:p>
          </table:table-cell>
          <table:table-cell office:value-type="float" office:value="-0.20940599537406" calcext:value-type="float">
            <text:p>-0.20940599537406</text:p>
          </table:table-cell>
          <table:table-cell office:value-type="float" office:value="-0.209776397007098" calcext:value-type="float">
            <text:p>-0.209776397007098</text:p>
          </table:table-cell>
          <table:table-cell office:value-type="float" office:value="-0.209640786978203" calcext:value-type="float">
            <text:p>-0.209640786978203</text:p>
          </table:table-cell>
          <table:table-cell office:value-type="float" office:value="-0.20968473882979" calcext:value-type="float">
            <text:p>-0.20968473882979</text:p>
          </table:table-cell>
          <table:table-cell office:value-type="float" office:value="-0.209695667284922" calcext:value-type="float">
            <text:p>-0.209695667284922</text:p>
          </table:table-cell>
          <table:table-cell office:value-type="float" office:value="-0.209801304474004" calcext:value-type="float">
            <text:p>-0.209801304474004</text:p>
          </table:table-cell>
          <table:table-cell office:value-type="float" office:value="-0.209748940475233" calcext:value-type="float">
            <text:p>-0.209748940475233</text:p>
          </table:table-cell>
          <table:table-cell office:value-type="float" office:value="-0.209704784638496" calcext:value-type="float">
            <text:p>-0.209704784638496</text:p>
          </table:table-cell>
          <table:table-cell office:value-type="float" office:value="-0.20980573323251" calcext:value-type="float">
            <text:p>-0.20980573323251</text:p>
          </table:table-cell>
          <table:table-cell office:value-type="float" office:value="-0.209712456668084" calcext:value-type="float">
            <text:p>-0.209712456668084</text:p>
          </table:table-cell>
          <table:table-cell office:value-type="float" office:value="-0.209835348530114" calcext:value-type="float">
            <text:p>-0.209835348530114</text:p>
          </table:table-cell>
          <table:table-cell office:value-type="float" office:value="-0.209662468724299" calcext:value-type="float">
            <text:p>-0.209662468724299</text:p>
          </table:table-cell>
          <table:table-cell office:value-type="float" office:value="-0.209592767913316" calcext:value-type="float">
            <text:p>-0.209592767913316</text:p>
          </table:table-cell>
          <table:table-cell office:value-type="float" office:value="-0.209851532773286" calcext:value-type="float">
            <text:p>-0.209851532773286</text:p>
          </table:table-cell>
          <table:table-cell office:value-type="float" office:value="-0.209684351007595" calcext:value-type="float">
            <text:p>-0.209684351007595</text:p>
          </table:table-cell>
          <table:table-cell office:value-type="float" office:value="-0.20959844056681" calcext:value-type="float">
            <text:p>-0.20959844056681</text:p>
          </table:table-cell>
          <table:table-cell office:value-type="float" office:value="-0.209525168417747" calcext:value-type="float">
            <text:p>-0.209525168417747</text:p>
          </table:table-cell>
          <table:table-cell office:value-type="float" office:value="-0.20963131786077" calcext:value-type="float">
            <text:p>-0.20963131786077</text:p>
          </table:table-cell>
          <table:table-cell office:value-type="float" office:value="-0.209426719554339" calcext:value-type="float">
            <text:p>-0.209426719554339</text:p>
          </table:table-cell>
          <table:table-cell office:value-type="float" office:value="-0.209831154327717" calcext:value-type="float">
            <text:p>-0.209831154327717</text:p>
          </table:table-cell>
          <table:table-cell office:value-type="float" office:value="-0.209604967117527" calcext:value-type="float">
            <text:p>-0.209604967117527</text:p>
          </table:table-cell>
          <table:table-cell office:value-type="float" office:value="-0.209628021705378" calcext:value-type="float">
            <text:p>-0.209628021705378</text:p>
          </table:table-cell>
          <table:table-cell office:value-type="float" office:value="-0.209824759246518" calcext:value-type="float">
            <text:p>-0.209824759246518</text:p>
          </table:table-cell>
          <table:table-cell office:value-type="float" office:value="-0.20967447574683" calcext:value-type="float">
            <text:p>-0.20967447574683</text:p>
          </table:table-cell>
          <table:table-cell office:value-type="float" office:value="-0.20982237259017" calcext:value-type="float">
            <text:p>-0.20982237259017</text:p>
          </table:table-cell>
          <table:table-cell office:value-type="float" office:value="-0.209678512567061" calcext:value-type="float">
            <text:p>-0.209678512567061</text:p>
          </table:table-cell>
          <table:table-cell office:value-type="float" office:value="-0.209742116465422" calcext:value-type="float">
            <text:p>-0.209742116465422</text:p>
          </table:table-cell>
          <table:table-cell office:value-type="float" office:value="-0.209710064467803" calcext:value-type="float">
            <text:p>-0.209710064467803</text:p>
          </table:table-cell>
          <table:table-cell office:value-type="float" office:value="-0.209646054878832" calcext:value-type="float">
            <text:p>-0.209646054878832</text:p>
          </table:table-cell>
          <table:table-cell office:value-type="float" office:value="-0.209654704134596" calcext:value-type="float">
            <text:p>-0.209654704134596</text:p>
          </table:table-cell>
          <table:table-cell office:value-type="float" office:value="-0.209769681375056" calcext:value-type="float">
            <text:p>-0.209769681375056</text:p>
          </table:table-cell>
          <table:table-cell office:value-type="float" office:value="-0.209666119222349" calcext:value-type="float">
            <text:p>-0.209666119222349</text:p>
          </table:table-cell>
          <table:table-cell office:value-type="float" office:value="-0.209577517757956" calcext:value-type="float">
            <text:p>-0.209577517757956</text:p>
          </table:table-cell>
          <table:table-cell office:value-type="float" office:value="-0.209603283163086" calcext:value-type="float">
            <text:p>-0.209603283163086</text:p>
          </table:table-cell>
          <table:table-cell office:value-type="float" office:value="-0.209533125244041" calcext:value-type="float">
            <text:p>-0.209533125244041</text:p>
          </table:table-cell>
          <table:table-cell office:value-type="float" office:value="-0.209565300543561" calcext:value-type="float">
            <text:p>-0.209565300543561</text:p>
          </table:table-cell>
          <table:table-cell office:value-type="float" office:value="-0.209688251188905" calcext:value-type="float">
            <text:p>-0.209688251188905</text:p>
          </table:table-cell>
          <table:table-cell office:value-type="float" office:value="-0.209455025681565" calcext:value-type="float">
            <text:p>-0.209455025681565</text:p>
          </table:table-cell>
          <table:table-cell office:value-type="float" office:value="-0.209915485744317" calcext:value-type="float">
            <text:p>-0.209915485744317</text:p>
          </table:table-cell>
          <table:table-cell office:value-type="float" office:value="-0.20970476382121" calcext:value-type="float">
            <text:p>-0.20970476382121</text:p>
          </table:table-cell>
          <table:table-cell office:value-type="float" office:value="-0.209640326875339" calcext:value-type="float">
            <text:p>-0.209640326875339</text:p>
          </table:table-cell>
          <table:table-cell office:value-type="float" office:value="-0.209738511776658" calcext:value-type="float">
            <text:p>-0.209738511776658</text:p>
          </table:table-cell>
          <table:table-cell office:value-type="float" office:value="-0.209699914413607" calcext:value-type="float">
            <text:p>-0.209699914413607</text:p>
          </table:table-cell>
          <table:table-cell office:value-type="float" office:value="-0.209880947241968" calcext:value-type="float">
            <text:p>-0.209880947241968</text:p>
          </table:table-cell>
          <table:table-cell office:value-type="float" office:value="-0.209774813603117" calcext:value-type="float">
            <text:p>-0.209774813603117</text:p>
          </table:table-cell>
          <table:table-cell office:value-type="float" office:value="-0.209660716531141" calcext:value-type="float">
            <text:p>-0.209660716531141</text:p>
          </table:table-cell>
          <table:table-cell office:value-type="float" office:value="-0.209574035451987" calcext:value-type="float">
            <text:p>-0.209574035451987</text:p>
          </table:table-cell>
          <table:table-cell office:value-type="float" office:value="-0.209618313636666" calcext:value-type="float">
            <text:p>-0.209618313636666</text:p>
          </table:table-cell>
          <table:table-cell office:value-type="float" office:value="-0.209716296945964" calcext:value-type="float">
            <text:p>-0.209716296945964</text:p>
          </table:table-cell>
          <table:table-cell office:value-type="float" office:value="-0.20981232468288" calcext:value-type="float">
            <text:p>-0.20981232468288</text:p>
          </table:table-cell>
          <table:table-cell office:value-type="float" office:value="-0.209589237580408" calcext:value-type="float">
            <text:p>-0.209589237580408</text:p>
          </table:table-cell>
          <table:table-cell office:value-type="float" office:value="-0.209841699103785" calcext:value-type="float">
            <text:p>-0.209841699103785</text:p>
          </table:table-cell>
          <table:table-cell office:value-type="float" office:value="-0.209772860712132" calcext:value-type="float">
            <text:p>-0.209772860712132</text:p>
          </table:table-cell>
          <table:table-cell office:value-type="float" office:value="-0.209797213639516" calcext:value-type="float">
            <text:p>-0.209797213639516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548932563987" calcext:value-type="float">
            <text:p>0.297548932563987</text:p>
          </table:table-cell>
          <table:table-cell office:value-type="float" office:value="0.297554593640245" calcext:value-type="float">
            <text:p>0.297554593640245</text:p>
          </table:table-cell>
          <table:table-cell office:value-type="float" office:value="0.297544153881453" calcext:value-type="float">
            <text:p>0.297544153881453</text:p>
          </table:table-cell>
          <table:table-cell office:value-type="float" office:value="0.297550431279305" calcext:value-type="float">
            <text:p>0.297550431279305</text:p>
          </table:table-cell>
          <table:table-cell office:value-type="float" office:value="0.297539183989247" calcext:value-type="float">
            <text:p>0.297539183989247</text:p>
          </table:table-cell>
          <table:table-cell office:value-type="float" office:value="0.29753984527477" calcext:value-type="float">
            <text:p>0.29753984527477</text:p>
          </table:table-cell>
          <table:table-cell office:value-type="float" office:value="0.297553783835016" calcext:value-type="float">
            <text:p>0.297553783835016</text:p>
          </table:table-cell>
          <table:table-cell office:value-type="float" office:value="0.297544571392334" calcext:value-type="float">
            <text:p>0.297544571392334</text:p>
          </table:table-cell>
          <table:table-cell office:value-type="float" office:value="0.297541664472117" calcext:value-type="float">
            <text:p>0.297541664472117</text:p>
          </table:table-cell>
          <table:table-cell office:value-type="float" office:value="0.297546264055188" calcext:value-type="float">
            <text:p>0.297546264055188</text:p>
          </table:table-cell>
          <table:table-cell office:value-type="float" office:value="0.297527984196051" calcext:value-type="float">
            <text:p>0.297527984196051</text:p>
          </table:table-cell>
          <table:table-cell office:value-type="float" office:value="0.297549769834372" calcext:value-type="float">
            <text:p>0.297549769834372</text:p>
          </table:table-cell>
          <table:table-cell office:value-type="float" office:value="0.297564333161004" calcext:value-type="float">
            <text:p>0.297564333161004</text:p>
          </table:table-cell>
          <table:table-cell office:value-type="float" office:value="0.297546468214345" calcext:value-type="float">
            <text:p>0.297546468214345</text:p>
          </table:table-cell>
          <table:table-cell office:value-type="float" office:value="0.297555017676386" calcext:value-type="float">
            <text:p>0.297555017676386</text:p>
          </table:table-cell>
          <table:table-cell office:value-type="float" office:value="0.297540586803457" calcext:value-type="float">
            <text:p>0.297540586803457</text:p>
          </table:table-cell>
          <table:table-cell office:value-type="float" office:value="0.297534037495543" calcext:value-type="float">
            <text:p>0.297534037495543</text:p>
          </table:table-cell>
          <table:table-cell office:value-type="float" office:value="0.297527234435182" calcext:value-type="float">
            <text:p>0.297527234435182</text:p>
          </table:table-cell>
          <table:table-cell office:value-type="float" office:value="0.297503264559946" calcext:value-type="float">
            <text:p>0.297503264559946</text:p>
          </table:table-cell>
          <table:table-cell office:value-type="float" office:value="0.297518943378287" calcext:value-type="float">
            <text:p>0.297518943378287</text:p>
          </table:table-cell>
          <table:table-cell office:value-type="float" office:value="0.297510979460619" calcext:value-type="float">
            <text:p>0.297510979460619</text:p>
          </table:table-cell>
          <table:table-cell office:value-type="float" office:value="0.297045753359411" calcext:value-type="float">
            <text:p>0.297045753359411</text:p>
          </table:table-cell>
          <table:table-cell office:value-type="float" office:value="0.297095726118111" calcext:value-type="float">
            <text:p>0.297095726118111</text:p>
          </table:table-cell>
          <table:table-cell office:value-type="float" office:value="0.296697403773396" calcext:value-type="float">
            <text:p>0.296697403773396</text:p>
          </table:table-cell>
          <table:table-cell office:value-type="float" office:value="0.296854503609968" calcext:value-type="float">
            <text:p>0.296854503609968</text:p>
          </table:table-cell>
          <table:table-cell office:value-type="float" office:value="0.297468777545833" calcext:value-type="float">
            <text:p>0.297468777545833</text:p>
          </table:table-cell>
          <table:table-cell office:value-type="float" office:value="0.297411496037492" calcext:value-type="float">
            <text:p>0.297411496037492</text:p>
          </table:table-cell>
          <table:table-cell office:value-type="float" office:value="0.297895235350576" calcext:value-type="float">
            <text:p>0.297895235350576</text:p>
          </table:table-cell>
          <table:table-cell office:value-type="float" office:value="0.296971753466516" calcext:value-type="float">
            <text:p>0.296971753466516</text:p>
          </table:table-cell>
          <table:table-cell office:value-type="float" office:value="0.296947123944783" calcext:value-type="float">
            <text:p>0.296947123944783</text:p>
          </table:table-cell>
          <table:table-cell office:value-type="float" office:value="0.295881616126656" calcext:value-type="float">
            <text:p>0.295881616126656</text:p>
          </table:table-cell>
          <table:table-cell office:value-type="float" office:value="0.303779868187096" calcext:value-type="float">
            <text:p>0.303779868187096</text:p>
          </table:table-cell>
          <table:table-cell office:value-type="float" office:value="0.315350889674428" calcext:value-type="float">
            <text:p>0.315350889674428</text:p>
          </table:table-cell>
          <table:table-cell office:value-type="float" office:value="0.32166835009815" calcext:value-type="float">
            <text:p>0.32166835009815</text:p>
          </table:table-cell>
          <table:table-cell office:value-type="float" office:value="0.331210069721907" calcext:value-type="float">
            <text:p>0.331210069721907</text:p>
          </table:table-cell>
          <table:table-cell office:value-type="float" office:value="0.331618176212257" calcext:value-type="float">
            <text:p>0.331618176212257</text:p>
          </table:table-cell>
          <table:table-cell office:value-type="float" office:value="0.32387912241258" calcext:value-type="float">
            <text:p>0.32387912241258</text:p>
          </table:table-cell>
          <table:table-cell office:value-type="float" office:value="0.300131671472289" calcext:value-type="float">
            <text:p>0.300131671472289</text:p>
          </table:table-cell>
          <table:table-cell office:value-type="float" office:value="0.300269089325572" calcext:value-type="float">
            <text:p>0.300269089325572</text:p>
          </table:table-cell>
          <table:table-cell office:value-type="float" office:value="0.298640550160812" calcext:value-type="float">
            <text:p>0.298640550160812</text:p>
          </table:table-cell>
          <table:table-cell office:value-type="float" office:value="0.295743118527493" calcext:value-type="float">
            <text:p>0.295743118527493</text:p>
          </table:table-cell>
          <table:table-cell office:value-type="float" office:value="0.291925033320447" calcext:value-type="float">
            <text:p>0.291925033320447</text:p>
          </table:table-cell>
          <table:table-cell office:value-type="float" office:value="0.289072274792504" calcext:value-type="float">
            <text:p>0.289072274792504</text:p>
          </table:table-cell>
          <table:table-cell office:value-type="float" office:value="0.285941722701125" calcext:value-type="float">
            <text:p>0.285941722701125</text:p>
          </table:table-cell>
          <table:table-cell office:value-type="float" office:value="0.281825986372803" calcext:value-type="float">
            <text:p>0.281825986372803</text:p>
          </table:table-cell>
          <table:table-cell office:value-type="float" office:value="0.280153010721148" calcext:value-type="float">
            <text:p>0.280153010721148</text:p>
          </table:table-cell>
          <table:table-cell office:value-type="float" office:value="0.279172094339761" calcext:value-type="float">
            <text:p>0.279172094339761</text:p>
          </table:table-cell>
          <table:table-cell office:value-type="float" office:value="0.279680039808065" calcext:value-type="float">
            <text:p>0.279680039808065</text:p>
          </table:table-cell>
          <table:table-cell office:value-type="float" office:value="0.294795032067118" calcext:value-type="float">
            <text:p>0.294795032067118</text:p>
          </table:table-cell>
          <table:table-cell office:value-type="float" office:value="0.303044632285819" calcext:value-type="float">
            <text:p>0.303044632285819</text:p>
          </table:table-cell>
          <table:table-cell office:value-type="float" office:value="0.31038960421068" calcext:value-type="float">
            <text:p>0.31038960421068</text:p>
          </table:table-cell>
          <table:table-cell office:value-type="float" office:value="0.262543601126417" calcext:value-type="float">
            <text:p>0.262543601126417</text:p>
          </table:table-cell>
          <table:table-cell office:value-type="float" office:value="0.263370379223235" calcext:value-type="float">
            <text:p>0.263370379223235</text:p>
          </table:table-cell>
          <table:table-cell office:value-type="float" office:value="0.293931770214178" calcext:value-type="float">
            <text:p>0.293931770214178</text:p>
          </table:table-cell>
          <table:table-cell office:value-type="float" office:value="0.301908755971475" calcext:value-type="float">
            <text:p>0.301908755971475</text:p>
          </table:table-cell>
          <table:table-cell office:value-type="float" office:value="0.299350982603533" calcext:value-type="float">
            <text:p>0.299350982603533</text:p>
          </table:table-cell>
          <table:table-cell office:value-type="float" office:value="0.296721015873802" calcext:value-type="float">
            <text:p>0.296721015873802</text:p>
          </table:table-cell>
          <table:table-cell office:value-type="float" office:value="0.295536592819503" calcext:value-type="float">
            <text:p>0.295536592819503</text:p>
          </table:table-cell>
          <table:table-cell office:value-type="float" office:value="0.292597484389083" calcext:value-type="float">
            <text:p>0.292597484389083</text:p>
          </table:table-cell>
          <table:table-cell office:value-type="float" office:value="0.29011941477249" calcext:value-type="float">
            <text:p>0.29011941477249</text:p>
          </table:table-cell>
          <table:table-cell office:value-type="float" office:value="0.29090862973744" calcext:value-type="float">
            <text:p>0.29090862973744</text:p>
          </table:table-cell>
          <table:table-cell office:value-type="float" office:value="0.291462640503243" calcext:value-type="float">
            <text:p>0.291462640503243</text:p>
          </table:table-cell>
          <table:table-cell office:value-type="float" office:value="0.299626720817222" calcext:value-type="float">
            <text:p>0.299626720817222</text:p>
          </table:table-cell>
          <table:table-cell office:value-type="float" office:value="0.303254607262337" calcext:value-type="float">
            <text:p>0.303254607262337</text:p>
          </table:table-cell>
          <table:table-cell office:value-type="float" office:value="0.307305690998383" calcext:value-type="float">
            <text:p>0.307305690998383</text:p>
          </table:table-cell>
          <table:table-cell office:value-type="float" office:value="0.312843477406905" calcext:value-type="float">
            <text:p>0.312843477406905</text:p>
          </table:table-cell>
          <table:table-cell office:value-type="float" office:value="0.318541516468926" calcext:value-type="float">
            <text:p>0.318541516468926</text:p>
          </table:table-cell>
          <table:table-cell office:value-type="float" office:value="0.322393364631048" calcext:value-type="float">
            <text:p>0.322393364631048</text:p>
          </table:table-cell>
          <table:table-cell office:value-type="float" office:value="0.324059051671152" calcext:value-type="float">
            <text:p>0.324059051671152</text:p>
          </table:table-cell>
          <table:table-cell office:value-type="float" office:value="0.324710264923329" calcext:value-type="float">
            <text:p>0.324710264923329</text:p>
          </table:table-cell>
          <table:table-cell office:value-type="float" office:value="0.324101331785251" calcext:value-type="float">
            <text:p>0.324101331785251</text:p>
          </table:table-cell>
          <table:table-cell office:value-type="float" office:value="0.321856393154755" calcext:value-type="float">
            <text:p>0.321856393154755</text:p>
          </table:table-cell>
          <table:table-cell office:value-type="float" office:value="0.307502920890927" calcext:value-type="float">
            <text:p>0.307502920890927</text:p>
          </table:table-cell>
          <table:table-cell office:value-type="float" office:value="0.30492862405626" calcext:value-type="float">
            <text:p>0.30492862405626</text:p>
          </table:table-cell>
          <table:table-cell office:value-type="float" office:value="0.299746152775314" calcext:value-type="float">
            <text:p>0.299746152775314</text:p>
          </table:table-cell>
          <table:table-cell office:value-type="float" office:value="0.298868356055092" calcext:value-type="float">
            <text:p>0.298868356055092</text:p>
          </table:table-cell>
          <table:table-cell office:value-type="float" office:value="0.298429662854509" calcext:value-type="float">
            <text:p>0.298429662854509</text:p>
          </table:table-cell>
          <table:table-cell office:value-type="float" office:value="0.298827680384901" calcext:value-type="float">
            <text:p>0.298827680384901</text:p>
          </table:table-cell>
          <table:table-cell office:value-type="float" office:value="0.297672903964804" calcext:value-type="float">
            <text:p>0.297672903964804</text:p>
          </table:table-cell>
          <table:table-cell office:value-type="float" office:value="0.296798899440833" calcext:value-type="float">
            <text:p>0.296798899440833</text:p>
          </table:table-cell>
          <table:table-cell office:value-type="float" office:value="0.295929013481277" calcext:value-type="float">
            <text:p>0.295929013481277</text:p>
          </table:table-cell>
          <table:table-cell office:value-type="float" office:value="0.293992385997352" calcext:value-type="float">
            <text:p>0.293992385997352</text:p>
          </table:table-cell>
          <table:table-cell office:value-type="float" office:value="0.290407912367147" calcext:value-type="float">
            <text:p>0.290407912367147</text:p>
          </table:table-cell>
          <table:table-cell office:value-type="float" office:value="0.2882739266655" calcext:value-type="float">
            <text:p>0.2882739266655</text:p>
          </table:table-cell>
          <table:table-cell office:value-type="float" office:value="0.288199203650054" calcext:value-type="float">
            <text:p>0.288199203650054</text:p>
          </table:table-cell>
          <table:table-cell office:value-type="float" office:value="0.312985455157208" calcext:value-type="float">
            <text:p>0.312985455157208</text:p>
          </table:table-cell>
          <table:table-cell office:value-type="float" office:value="0.318145498247721" calcext:value-type="float">
            <text:p>0.318145498247721</text:p>
          </table:table-cell>
          <table:table-cell office:value-type="float" office:value="0.322512694895665" calcext:value-type="float">
            <text:p>0.322512694895665</text:p>
          </table:table-cell>
          <table:table-cell office:value-type="float" office:value="0.328445028223373" calcext:value-type="float">
            <text:p>0.328445028223373</text:p>
          </table:table-cell>
          <table:table-cell office:value-type="float" office:value="0.328130277548904" calcext:value-type="float">
            <text:p>0.328130277548904</text:p>
          </table:table-cell>
          <table:table-cell office:value-type="float" office:value="0.275086351744973" calcext:value-type="float">
            <text:p>0.275086351744973</text:p>
          </table:table-cell>
          <table:table-cell office:value-type="float" office:value="0.27544793787047" calcext:value-type="float">
            <text:p>0.27544793787047</text:p>
          </table:table-cell>
          <table:table-cell office:value-type="float" office:value="0.275706317430268" calcext:value-type="float">
            <text:p>0.275706317430268</text:p>
          </table:table-cell>
          <table:table-cell office:value-type="float" office:value="0.295546814398675" calcext:value-type="float">
            <text:p>0.295546814398675</text:p>
          </table:table-cell>
          <table:table-cell office:value-type="float" office:value="0.302024415277895" calcext:value-type="float">
            <text:p>0.302024415277895</text:p>
          </table:table-cell>
          <table:table-cell office:value-type="float" office:value="0.302036630555411" calcext:value-type="float">
            <text:p>0.302036630555411</text:p>
          </table:table-cell>
          <table:table-cell office:value-type="float" office:value="0.299836585140712" calcext:value-type="float">
            <text:p>0.299836585140712</text:p>
          </table:table-cell>
          <table:table-cell office:value-type="float" office:value="0.298996798664659" calcext:value-type="float">
            <text:p>0.298996798664659</text:p>
          </table:table-cell>
          <table:table-cell office:value-type="float" office:value="0.298495185765971" calcext:value-type="float">
            <text:p>0.298495185765971</text:p>
          </table:table-cell>
          <table:table-cell office:value-type="float" office:value="0.297487380015566" calcext:value-type="float">
            <text:p>0.297487380015566</text:p>
          </table:table-cell>
          <table:table-cell office:value-type="float" office:value="0.296170372931959" calcext:value-type="float">
            <text:p>0.296170372931959</text:p>
          </table:table-cell>
          <table:table-cell office:value-type="float" office:value="0.295043698672179" calcext:value-type="float">
            <text:p>0.295043698672179</text:p>
          </table:table-cell>
          <table:table-cell office:value-type="float" office:value="0.293980201888783" calcext:value-type="float">
            <text:p>0.293980201888783</text:p>
          </table:table-cell>
          <table:table-cell office:value-type="float" office:value="0.29865139104039" calcext:value-type="float">
            <text:p>0.29865139104039</text:p>
          </table:table-cell>
          <table:table-cell office:value-type="float" office:value="0.31140521818638" calcext:value-type="float">
            <text:p>0.31140521818638</text:p>
          </table:table-cell>
          <table:table-cell office:value-type="float" office:value="0.314442034502211" calcext:value-type="float">
            <text:p>0.314442034502211</text:p>
          </table:table-cell>
          <table:table-cell office:value-type="float" office:value="0.313765684257663" calcext:value-type="float">
            <text:p>0.313765684257663</text:p>
          </table:table-cell>
          <table:table-cell office:value-type="float" office:value="0.315459673574042" calcext:value-type="float">
            <text:p>0.315459673574042</text:p>
          </table:table-cell>
          <table:table-cell office:value-type="float" office:value="0.325791851083209" calcext:value-type="float">
            <text:p>0.325791851083209</text:p>
          </table:table-cell>
          <table:table-cell office:value-type="float" office:value="0.326144483609288" calcext:value-type="float">
            <text:p>0.326144483609288</text:p>
          </table:table-cell>
          <table:table-cell office:value-type="float" office:value="0.318659849113457" calcext:value-type="float">
            <text:p>0.318659849113457</text:p>
          </table:table-cell>
          <table:table-cell office:value-type="float" office:value="0.29825040813818" calcext:value-type="float">
            <text:p>0.29825040813818</text:p>
          </table:table-cell>
          <table:table-cell office:value-type="float" office:value="0.30002743765912" calcext:value-type="float">
            <text:p>0.30002743765912</text:p>
          </table:table-cell>
          <table:table-cell office:value-type="float" office:value="0.299071959568541" calcext:value-type="float">
            <text:p>0.299071959568541</text:p>
          </table:table-cell>
          <table:table-cell office:value-type="float" office:value="0.298873832422761" calcext:value-type="float">
            <text:p>0.298873832422761</text:p>
          </table:table-cell>
          <table:table-cell office:value-type="float" office:value="0.29552689277751" calcext:value-type="float">
            <text:p>0.29552689277751</text:p>
          </table:table-cell>
          <table:table-cell office:value-type="float" office:value="0.292207651785413" calcext:value-type="float">
            <text:p>0.292207651785413</text:p>
          </table:table-cell>
          <table:table-cell office:value-type="float" office:value="0.290249065589858" calcext:value-type="float">
            <text:p>0.290249065589858</text:p>
          </table:table-cell>
          <table:table-cell office:value-type="float" office:value="0.286921703307293" calcext:value-type="float">
            <text:p>0.286921703307293</text:p>
          </table:table-cell>
          <table:table-cell office:value-type="float" office:value="0.285594889213814" calcext:value-type="float">
            <text:p>0.285594889213814</text:p>
          </table:table-cell>
          <table:table-cell office:value-type="float" office:value="0.285030727396925" calcext:value-type="float">
            <text:p>0.285030727396925</text:p>
          </table:table-cell>
          <table:table-cell office:value-type="float" office:value="0.284802781115431" calcext:value-type="float">
            <text:p>0.284802781115431</text:p>
          </table:table-cell>
          <table:table-cell office:value-type="float" office:value="0.310684368482218" calcext:value-type="float">
            <text:p>0.310684368482218</text:p>
          </table:table-cell>
          <table:table-cell office:value-type="float" office:value="0.319298357003489" calcext:value-type="float">
            <text:p>0.319298357003489</text:p>
          </table:table-cell>
          <table:table-cell office:value-type="float" office:value="0.325888653601324" calcext:value-type="float">
            <text:p>0.325888653601324</text:p>
          </table:table-cell>
          <table:table-cell office:value-type="float" office:value="0.326202601668036" calcext:value-type="float">
            <text:p>0.326202601668036</text:p>
          </table:table-cell>
          <table:table-cell office:value-type="float" office:value="0.277975997412758" calcext:value-type="float">
            <text:p>0.277975997412758</text:p>
          </table:table-cell>
          <table:table-cell office:value-type="float" office:value="0.274914400354134" calcext:value-type="float">
            <text:p>0.274914400354134</text:p>
          </table:table-cell>
          <table:table-cell office:value-type="float" office:value="0.274873451365938" calcext:value-type="float">
            <text:p>0.274873451365938</text:p>
          </table:table-cell>
          <table:table-cell office:value-type="float" office:value="0.275006138265928" calcext:value-type="float">
            <text:p>0.275006138265928</text:p>
          </table:table-cell>
          <table:table-cell office:value-type="float" office:value="0.302558838584998" calcext:value-type="float">
            <text:p>0.302558838584998</text:p>
          </table:table-cell>
          <table:table-cell office:value-type="float" office:value="0.305588812124475" calcext:value-type="float">
            <text:p>0.305588812124475</text:p>
          </table:table-cell>
          <table:table-cell office:value-type="float" office:value="0.304308966758945" calcext:value-type="float">
            <text:p>0.304308966758945</text:p>
          </table:table-cell>
          <table:table-cell office:value-type="float" office:value="0.301763302986754" calcext:value-type="float">
            <text:p>0.301763302986754</text:p>
          </table:table-cell>
          <table:table-cell office:value-type="float" office:value="0.302033624914631" calcext:value-type="float">
            <text:p>0.302033624914631</text:p>
          </table:table-cell>
          <table:table-cell office:value-type="float" office:value="0.299799188804071" calcext:value-type="float">
            <text:p>0.299799188804071</text:p>
          </table:table-cell>
          <table:table-cell office:value-type="float" office:value="0.294063722425835" calcext:value-type="float">
            <text:p>0.294063722425835</text:p>
          </table:table-cell>
          <table:table-cell office:value-type="float" office:value="0.316804273036451" calcext:value-type="float">
            <text:p>0.316804273036451</text:p>
          </table:table-cell>
          <table:table-cell office:value-type="float" office:value="0.316122408492608" calcext:value-type="float">
            <text:p>0.316122408492608</text:p>
          </table:table-cell>
          <table:table-cell office:value-type="float" office:value="0.316429246758687" calcext:value-type="float">
            <text:p>0.316429246758687</text:p>
          </table:table-cell>
          <table:table-cell office:value-type="float" office:value="0.327109349072717" calcext:value-type="float">
            <text:p>0.327109349072717</text:p>
          </table:table-cell>
          <table:table-cell office:value-type="float" office:value="0.330303995897857" calcext:value-type="float">
            <text:p>0.330303995897857</text:p>
          </table:table-cell>
          <table:table-cell office:value-type="float" office:value="0.330699416983589" calcext:value-type="float">
            <text:p>0.330699416983589</text:p>
          </table:table-cell>
          <table:table-cell office:value-type="float" office:value="0.329593834607408" calcext:value-type="float">
            <text:p>0.329593834607408</text:p>
          </table:table-cell>
          <table:table-cell office:value-type="float" office:value="0.323582456914916" calcext:value-type="float">
            <text:p>0.323582456914916</text:p>
          </table:table-cell>
          <table:table-cell office:value-type="float" office:value="0.286080057791565" calcext:value-type="float">
            <text:p>0.286080057791565</text:p>
          </table:table-cell>
          <table:table-cell office:value-type="float" office:value="0.303226490505644" calcext:value-type="float">
            <text:p>0.303226490505644</text:p>
          </table:table-cell>
          <table:table-cell office:value-type="float" office:value="0.304989752770397" calcext:value-type="float">
            <text:p>0.304989752770397</text:p>
          </table:table-cell>
          <table:table-cell office:value-type="float" office:value="0.300208565649752" calcext:value-type="float">
            <text:p>0.300208565649752</text:p>
          </table:table-cell>
          <table:table-cell office:value-type="float" office:value="0.298410451759766" calcext:value-type="float">
            <text:p>0.298410451759766</text:p>
          </table:table-cell>
          <table:table-cell office:value-type="float" office:value="0.296961441264796" calcext:value-type="float">
            <text:p>0.296961441264796</text:p>
          </table:table-cell>
          <table:table-cell office:value-type="float" office:value="0.292808214140534" calcext:value-type="float">
            <text:p>0.292808214140534</text:p>
          </table:table-cell>
          <table:table-cell office:value-type="float" office:value="0.290161143846954" calcext:value-type="float">
            <text:p>0.290161143846954</text:p>
          </table:table-cell>
          <table:table-cell office:value-type="float" office:value="0.288245471842972" calcext:value-type="float">
            <text:p>0.288245471842972</text:p>
          </table:table-cell>
          <table:table-cell office:value-type="float" office:value="0.286756800842397" calcext:value-type="float">
            <text:p>0.286756800842397</text:p>
          </table:table-cell>
          <table:table-cell office:value-type="float" office:value="0.319960072423392" calcext:value-type="float">
            <text:p>0.319960072423392</text:p>
          </table:table-cell>
          <table:table-cell office:value-type="float" office:value="0.327865561398816" calcext:value-type="float">
            <text:p>0.327865561398816</text:p>
          </table:table-cell>
          <table:table-cell office:value-type="float" office:value="0.329573444364646" calcext:value-type="float">
            <text:p>0.329573444364646</text:p>
          </table:table-cell>
          <table:table-cell office:value-type="float" office:value="0.280337176214812" calcext:value-type="float">
            <text:p>0.280337176214812</text:p>
          </table:table-cell>
          <table:table-cell office:value-type="float" office:value="0.275649859850993" calcext:value-type="float">
            <text:p>0.275649859850993</text:p>
          </table:table-cell>
          <table:table-cell office:value-type="float" office:value="0.305153429270054" calcext:value-type="float">
            <text:p>0.305153429270054</text:p>
          </table:table-cell>
          <table:table-cell office:value-type="float" office:value="0.306101629976476" calcext:value-type="float">
            <text:p>0.306101629976476</text:p>
          </table:table-cell>
          <table:table-cell office:value-type="float" office:value="0.304297576965767" calcext:value-type="float">
            <text:p>0.304297576965767</text:p>
          </table:table-cell>
          <table:table-cell office:value-type="float" office:value="0.303247438326837" calcext:value-type="float">
            <text:p>0.303247438326837</text:p>
          </table:table-cell>
          <table:table-cell office:value-type="float" office:value="0.302347486758584" calcext:value-type="float">
            <text:p>0.302347486758584</text:p>
          </table:table-cell>
          <table:table-cell office:value-type="float" office:value="0.300616480432637" calcext:value-type="float">
            <text:p>0.300616480432637</text:p>
          </table:table-cell>
          <table:table-cell office:value-type="float" office:value="0.297270381380406" calcext:value-type="float">
            <text:p>0.297270381380406</text:p>
          </table:table-cell>
          <table:table-cell office:value-type="float" office:value="0.29759469946049" calcext:value-type="float">
            <text:p>0.29759469946049</text:p>
          </table:table-cell>
          <table:table-cell office:value-type="float" office:value="0.311799470016358" calcext:value-type="float">
            <text:p>0.311799470016358</text:p>
          </table:table-cell>
          <table:table-cell office:value-type="float" office:value="0.315599289473358" calcext:value-type="float">
            <text:p>0.315599289473358</text:p>
          </table:table-cell>
          <table:table-cell office:value-type="float" office:value="0.315208798725754" calcext:value-type="float">
            <text:p>0.315208798725754</text:p>
          </table:table-cell>
          <table:table-cell office:value-type="float" office:value="0.314107399723105" calcext:value-type="float">
            <text:p>0.314107399723105</text:p>
          </table:table-cell>
          <table:table-cell office:value-type="float" office:value="0.314336409762256" calcext:value-type="float">
            <text:p>0.314336409762256</text:p>
          </table:table-cell>
          <table:table-cell office:value-type="float" office:value="0.318842458164795" calcext:value-type="float">
            <text:p>0.318842458164795</text:p>
          </table:table-cell>
          <table:table-cell office:value-type="float" office:value="0.323795870715793" calcext:value-type="float">
            <text:p>0.323795870715793</text:p>
          </table:table-cell>
          <table:table-cell office:value-type="float" office:value="0.327071613024255" calcext:value-type="float">
            <text:p>0.327071613024255</text:p>
          </table:table-cell>
          <table:table-cell office:value-type="float" office:value="0.32525055126643" calcext:value-type="float">
            <text:p>0.32525055126643</text:p>
          </table:table-cell>
          <table:table-cell office:value-type="float" office:value="0.322330963390006" calcext:value-type="float">
            <text:p>0.322330963390006</text:p>
          </table:table-cell>
          <table:table-cell office:value-type="float" office:value="0.282972580316992" calcext:value-type="float">
            <text:p>0.282972580316992</text:p>
          </table:table-cell>
          <table:table-cell office:value-type="float" office:value="0.290725049744186" calcext:value-type="float">
            <text:p>0.290725049744186</text:p>
          </table:table-cell>
          <table:table-cell office:value-type="float" office:value="0.296281611658075" calcext:value-type="float">
            <text:p>0.296281611658075</text:p>
          </table:table-cell>
          <table:table-cell office:value-type="float" office:value="0.301180730449949" calcext:value-type="float">
            <text:p>0.301180730449949</text:p>
          </table:table-cell>
          <table:table-cell office:value-type="float" office:value="0.300787651564539" calcext:value-type="float">
            <text:p>0.300787651564539</text:p>
          </table:table-cell>
          <table:table-cell office:value-type="float" office:value="0.300433570816204" calcext:value-type="float">
            <text:p>0.300433570816204</text:p>
          </table:table-cell>
          <table:table-cell office:value-type="float" office:value="0.293206833658879" calcext:value-type="float">
            <text:p>0.293206833658879</text:p>
          </table:table-cell>
          <table:table-cell office:value-type="float" office:value="0.291144414040057" calcext:value-type="float">
            <text:p>0.291144414040057</text:p>
          </table:table-cell>
          <table:table-cell office:value-type="float" office:value="0.289431943042585" calcext:value-type="float">
            <text:p>0.289431943042585</text:p>
          </table:table-cell>
          <table:table-cell office:value-type="float" office:value="0.286556540062247" calcext:value-type="float">
            <text:p>0.286556540062247</text:p>
          </table:table-cell>
          <table:table-cell office:value-type="float" office:value="0.284005282424992" calcext:value-type="float">
            <text:p>0.284005282424992</text:p>
          </table:table-cell>
          <table:table-cell office:value-type="float" office:value="0.310168019895294" calcext:value-type="float">
            <text:p>0.310168019895294</text:p>
          </table:table-cell>
          <table:table-cell office:value-type="float" office:value="0.320317037110693" calcext:value-type="float">
            <text:p>0.320317037110693</text:p>
          </table:table-cell>
          <table:table-cell office:value-type="float" office:value="0.328690774486439" calcext:value-type="float">
            <text:p>0.328690774486439</text:p>
          </table:table-cell>
          <table:table-cell office:value-type="float" office:value="0.282131999962757" calcext:value-type="float">
            <text:p>0.282131999962757</text:p>
          </table:table-cell>
          <table:table-cell office:value-type="float" office:value="0.275764814329167" calcext:value-type="float">
            <text:p>0.275764814329167</text:p>
          </table:table-cell>
          <table:table-cell office:value-type="float" office:value="0.276684580084905" calcext:value-type="float">
            <text:p>0.276684580084905</text:p>
          </table:table-cell>
          <table:table-cell office:value-type="float" office:value="0.299279543764483" calcext:value-type="float">
            <text:p>0.299279543764483</text:p>
          </table:table-cell>
          <table:table-cell office:value-type="float" office:value="0.303500896187105" calcext:value-type="float">
            <text:p>0.303500896187105</text:p>
          </table:table-cell>
          <table:table-cell office:value-type="float" office:value="0.304725765739174" calcext:value-type="float">
            <text:p>0.304725765739174</text:p>
          </table:table-cell>
          <table:table-cell office:value-type="float" office:value="0.304276841264111" calcext:value-type="float">
            <text:p>0.304276841264111</text:p>
          </table:table-cell>
          <table:table-cell office:value-type="float" office:value="0.303277332149364" calcext:value-type="float">
            <text:p>0.303277332149364</text:p>
          </table:table-cell>
          <table:table-cell office:value-type="float" office:value="0.30181680820889" calcext:value-type="float">
            <text:p>0.30181680820889</text:p>
          </table:table-cell>
          <table:table-cell office:value-type="float" office:value="0.301173469454479" calcext:value-type="float">
            <text:p>0.301173469454479</text:p>
          </table:table-cell>
          <table:table-cell office:value-type="float" office:value="0.300719682302334" calcext:value-type="float">
            <text:p>0.300719682302334</text:p>
          </table:table-cell>
          <table:table-cell office:value-type="float" office:value="0.299078216355253" calcext:value-type="float">
            <text:p>0.299078216355253</text:p>
          </table:table-cell>
          <table:table-cell office:value-type="float" office:value="0.29764623386221" calcext:value-type="float">
            <text:p>0.29764623386221</text:p>
          </table:table-cell>
          <table:table-cell office:value-type="float" office:value="0.295817067075202" calcext:value-type="float">
            <text:p>0.295817067075202</text:p>
          </table:table-cell>
          <table:table-cell office:value-type="float" office:value="0.296164953247112" calcext:value-type="float">
            <text:p>0.296164953247112</text:p>
          </table:table-cell>
          <table:table-cell office:value-type="float" office:value="0.308785355783551" calcext:value-type="float">
            <text:p>0.308785355783551</text:p>
          </table:table-cell>
          <table:table-cell office:value-type="float" office:value="0.314018314302641" calcext:value-type="float">
            <text:p>0.314018314302641</text:p>
          </table:table-cell>
          <table:table-cell office:value-type="float" office:value="0.316547498449489" calcext:value-type="float">
            <text:p>0.316547498449489</text:p>
          </table:table-cell>
          <table:table-cell office:value-type="float" office:value="0.32504547688772" calcext:value-type="float">
            <text:p>0.32504547688772</text:p>
          </table:table-cell>
          <table:table-cell office:value-type="float" office:value="0.326323564519252" calcext:value-type="float">
            <text:p>0.326323564519252</text:p>
          </table:table-cell>
          <table:table-cell office:value-type="float" office:value="0.325044536371429" calcext:value-type="float">
            <text:p>0.325044536371429</text:p>
          </table:table-cell>
          <table:table-cell office:value-type="float" office:value="0.322977701009794" calcext:value-type="float">
            <text:p>0.322977701009794</text:p>
          </table:table-cell>
          <table:table-cell office:value-type="float" office:value="0.319152623355359" calcext:value-type="float">
            <text:p>0.319152623355359</text:p>
          </table:table-cell>
          <table:table-cell office:value-type="float" office:value="0.291449955016435" calcext:value-type="float">
            <text:p>0.291449955016435</text:p>
          </table:table-cell>
          <table:table-cell office:value-type="float" office:value="0.286600845900652" calcext:value-type="float">
            <text:p>0.286600845900652</text:p>
          </table:table-cell>
          <table:table-cell office:value-type="float" office:value="0.303048479839316" calcext:value-type="float">
            <text:p>0.303048479839316</text:p>
          </table:table-cell>
          <table:table-cell office:value-type="float" office:value="0.306086039566226" calcext:value-type="float">
            <text:p>0.306086039566226</text:p>
          </table:table-cell>
          <table:table-cell office:value-type="float" office:value="0.303134983880282" calcext:value-type="float">
            <text:p>0.303134983880282</text:p>
          </table:table-cell>
          <table:table-cell office:value-type="float" office:value="0.301179682633024" calcext:value-type="float">
            <text:p>0.301179682633024</text:p>
          </table:table-cell>
          <table:table-cell office:value-type="float" office:value="0.299197441351185" calcext:value-type="float">
            <text:p>0.299197441351185</text:p>
          </table:table-cell>
          <table:table-cell office:value-type="float" office:value="0.295064716183076" calcext:value-type="float">
            <text:p>0.295064716183076</text:p>
          </table:table-cell>
          <table:table-cell office:value-type="float" office:value="0.291698515406813" calcext:value-type="float">
            <text:p>0.291698515406813</text:p>
          </table:table-cell>
          <table:table-cell office:value-type="float" office:value="0.290971287125835" calcext:value-type="float">
            <text:p>0.290971287125835</text:p>
          </table:table-cell>
          <table:table-cell office:value-type="float" office:value="0.289919894156112" calcext:value-type="float">
            <text:p>0.289919894156112</text:p>
          </table:table-cell>
          <table:table-cell office:value-type="float" office:value="0.28964197524392" calcext:value-type="float">
            <text:p>0.28964197524392</text:p>
          </table:table-cell>
          <table:table-cell office:value-type="float" office:value="0.289215916476519" calcext:value-type="float">
            <text:p>0.289215916476519</text:p>
          </table:table-cell>
          <table:table-cell office:value-type="float" office:value="0.290899712941637" calcext:value-type="float">
            <text:p>0.290899712941637</text:p>
          </table:table-cell>
          <table:table-cell office:value-type="float" office:value="0.323039474976933" calcext:value-type="float">
            <text:p>0.323039474976933</text:p>
          </table:table-cell>
          <table:table-cell office:value-type="float" office:value="0.331420154813056" calcext:value-type="float">
            <text:p>0.331420154813056</text:p>
          </table:table-cell>
          <table:table-cell office:value-type="float" office:value="0.334178272914999" calcext:value-type="float">
            <text:p>0.334178272914999</text:p>
          </table:table-cell>
          <table:table-cell office:value-type="float" office:value="0.293256180335066" calcext:value-type="float">
            <text:p>0.293256180335066</text:p>
          </table:table-cell>
          <table:table-cell office:value-type="float" office:value="0.284265356598841" calcext:value-type="float">
            <text:p>0.284265356598841</text:p>
          </table:table-cell>
          <table:table-cell office:value-type="float" office:value="0.302793493812744" calcext:value-type="float">
            <text:p>0.302793493812744</text:p>
          </table:table-cell>
          <table:table-cell office:value-type="float" office:value="0.304337318241238" calcext:value-type="float">
            <text:p>0.304337318241238</text:p>
          </table:table-cell>
          <table:table-cell office:value-type="float" office:value="0.302002658502994" calcext:value-type="float">
            <text:p>0.302002658502994</text:p>
          </table:table-cell>
          <table:table-cell office:value-type="float" office:value="0.301525220978208" calcext:value-type="float">
            <text:p>0.301525220978208</text:p>
          </table:table-cell>
          <table:table-cell office:value-type="float" office:value="0.300574732676806" calcext:value-type="float">
            <text:p>0.300574732676806</text:p>
          </table:table-cell>
          <table:table-cell office:value-type="float" office:value="0.298082392867689" calcext:value-type="float">
            <text:p>0.298082392867689</text:p>
          </table:table-cell>
          <table:table-cell office:value-type="float" office:value="0.296112920577109" calcext:value-type="float">
            <text:p>0.296112920577109</text:p>
          </table:table-cell>
          <table:table-cell office:value-type="float" office:value="0.317580381916073" calcext:value-type="float">
            <text:p>0.317580381916073</text:p>
          </table:table-cell>
          <table:table-cell office:value-type="float" office:value="0.327256765848942" calcext:value-type="float">
            <text:p>0.327256765848942</text:p>
          </table:table-cell>
          <table:table-cell office:value-type="float" office:value="0.329945852150635" calcext:value-type="float">
            <text:p>0.329945852150635</text:p>
          </table:table-cell>
          <table:table-cell office:value-type="float" office:value="0.328124001465313" calcext:value-type="float">
            <text:p>0.328124001465313</text:p>
          </table:table-cell>
          <table:table-cell office:value-type="float" office:value="0.322901551632973" calcext:value-type="float">
            <text:p>0.322901551632973</text:p>
          </table:table-cell>
          <table:table-cell office:value-type="float" office:value="0.320807530133517" calcext:value-type="float">
            <text:p>0.320807530133517</text:p>
          </table:table-cell>
          <table:table-cell office:value-type="float" office:value="0.302695517277072" calcext:value-type="float">
            <text:p>0.302695517277072</text:p>
          </table:table-cell>
          <table:table-cell office:value-type="float" office:value="0.311716900758691" calcext:value-type="float">
            <text:p>0.311716900758691</text:p>
          </table:table-cell>
          <table:table-cell office:value-type="float" office:value="0.300186015111005" calcext:value-type="float">
            <text:p>0.300186015111005</text:p>
          </table:table-cell>
          <table:table-cell office:value-type="float" office:value="0.300331430646491" calcext:value-type="float">
            <text:p>0.300331430646491</text:p>
          </table:table-cell>
          <table:table-cell office:value-type="float" office:value="0.296666315005506" calcext:value-type="float">
            <text:p>0.296666315005506</text:p>
          </table:table-cell>
          <table:table-cell office:value-type="float" office:value="0.295031467934721" calcext:value-type="float">
            <text:p>0.295031467934721</text:p>
          </table:table-cell>
          <table:table-cell office:value-type="float" office:value="0.292824630218751" calcext:value-type="float">
            <text:p>0.292824630218751</text:p>
          </table:table-cell>
          <table:table-cell office:value-type="float" office:value="0.291419946530427" calcext:value-type="float">
            <text:p>0.291419946530427</text:p>
          </table:table-cell>
          <table:table-cell office:value-type="float" office:value="0.290928318991638" calcext:value-type="float">
            <text:p>0.290928318991638</text:p>
          </table:table-cell>
          <table:table-cell office:value-type="float" office:value="0.291760116980061" calcext:value-type="float">
            <text:p>0.291760116980061</text:p>
          </table:table-cell>
          <table:table-cell office:value-type="float" office:value="0.291539398940678" calcext:value-type="float">
            <text:p>0.291539398940678</text:p>
          </table:table-cell>
          <table:table-cell office:value-type="float" office:value="0.291603698367048" calcext:value-type="float">
            <text:p>0.291603698367048</text:p>
          </table:table-cell>
          <table:table-cell office:value-type="float" office:value="0.292096553908989" calcext:value-type="float">
            <text:p>0.292096553908989</text:p>
          </table:table-cell>
          <table:table-cell office:value-type="float" office:value="0.292238626180514" calcext:value-type="float">
            <text:p>0.292238626180514</text:p>
          </table:table-cell>
          <table:table-cell office:value-type="float" office:value="0.292269632221344" calcext:value-type="float">
            <text:p>0.292269632221344</text:p>
          </table:table-cell>
          <table:table-cell office:value-type="float" office:value="0.292302940528274" calcext:value-type="float">
            <text:p>0.292302940528274</text:p>
          </table:table-cell>
          <table:table-cell office:value-type="float" office:value="0.292449819459547" calcext:value-type="float">
            <text:p>0.292449819459547</text:p>
          </table:table-cell>
          <table:table-cell office:value-type="float" office:value="0.292565034093797" calcext:value-type="float">
            <text:p>0.292565034093797</text:p>
          </table:table-cell>
          <table:table-cell office:value-type="float" office:value="0.292513022864802" calcext:value-type="float">
            <text:p>0.292513022864802</text:p>
          </table:table-cell>
          <table:table-cell office:value-type="float" office:value="0.292373421474836" calcext:value-type="float">
            <text:p>0.292373421474836</text:p>
          </table:table-cell>
          <table:table-cell office:value-type="float" office:value="0.292393483888643" calcext:value-type="float">
            <text:p>0.292393483888643</text:p>
          </table:table-cell>
          <table:table-cell office:value-type="float" office:value="0.29250445900026" calcext:value-type="float">
            <text:p>0.29250445900026</text:p>
          </table:table-cell>
          <table:table-cell office:value-type="float" office:value="0.292505049435563" calcext:value-type="float">
            <text:p>0.292505049435563</text:p>
          </table:table-cell>
          <table:table-cell office:value-type="float" office:value="0.292396929401504" calcext:value-type="float">
            <text:p>0.292396929401504</text:p>
          </table:table-cell>
          <table:table-cell office:value-type="float" office:value="0.292488905539915" calcext:value-type="float">
            <text:p>0.292488905539915</text:p>
          </table:table-cell>
          <table:table-cell office:value-type="float" office:value="0.292488997562598" calcext:value-type="float">
            <text:p>0.292488997562598</text:p>
          </table:table-cell>
          <table:table-cell office:value-type="float" office:value="0.292486050327421" calcext:value-type="float">
            <text:p>0.292486050327421</text:p>
          </table:table-cell>
          <table:table-cell office:value-type="float" office:value="0.292465756631279" calcext:value-type="float">
            <text:p>0.292465756631279</text:p>
          </table:table-cell>
          <table:table-cell office:value-type="float" office:value="0.292429964473726" calcext:value-type="float">
            <text:p>0.292429964473726</text:p>
          </table:table-cell>
          <table:table-cell office:value-type="float" office:value="0.292517624746006" calcext:value-type="float">
            <text:p>0.292517624746006</text:p>
          </table:table-cell>
          <table:table-cell office:value-type="float" office:value="0.292499729687364" calcext:value-type="float">
            <text:p>0.292499729687364</text:p>
          </table:table-cell>
          <table:table-cell office:value-type="float" office:value="0.29248907462775" calcext:value-type="float">
            <text:p>0.29248907462775</text:p>
          </table:table-cell>
          <table:table-cell office:value-type="float" office:value="0.292481102344495" calcext:value-type="float">
            <text:p>0.292481102344495</text:p>
          </table:table-cell>
          <table:table-cell office:value-type="float" office:value="0.292518630022149" calcext:value-type="float">
            <text:p>0.292518630022149</text:p>
          </table:table-cell>
          <table:table-cell office:value-type="float" office:value="0.292529535625221" calcext:value-type="float">
            <text:p>0.292529535625221</text:p>
          </table:table-cell>
          <table:table-cell office:value-type="float" office:value="0.292493478599361" calcext:value-type="float">
            <text:p>0.292493478599361</text:p>
          </table:table-cell>
          <table:table-cell office:value-type="float" office:value="0.292489699830713" calcext:value-type="float">
            <text:p>0.292489699830713</text:p>
          </table:table-cell>
          <table:table-cell office:value-type="float" office:value="0.292519743123766" calcext:value-type="float">
            <text:p>0.292519743123766</text:p>
          </table:table-cell>
          <table:table-cell office:value-type="float" office:value="0.292466415281158" calcext:value-type="float">
            <text:p>0.292466415281158</text:p>
          </table:table-cell>
          <table:table-cell office:value-type="float" office:value="0.292512130495581" calcext:value-type="float">
            <text:p>0.292512130495581</text:p>
          </table:table-cell>
          <table:table-cell office:value-type="float" office:value="0.292507365180719" calcext:value-type="float">
            <text:p>0.292507365180719</text:p>
          </table:table-cell>
          <table:table-cell office:value-type="float" office:value="0.292513718959279" calcext:value-type="float">
            <text:p>0.292513718959279</text:p>
          </table:table-cell>
          <table:table-cell office:value-type="float" office:value="0.292503399063219" calcext:value-type="float">
            <text:p>0.292503399063219</text:p>
          </table:table-cell>
          <table:table-cell office:value-type="float" office:value="0.292543476907817" calcext:value-type="float">
            <text:p>0.292543476907817</text:p>
          </table:table-cell>
          <table:table-cell office:value-type="float" office:value="0.292532874885706" calcext:value-type="float">
            <text:p>0.292532874885706</text:p>
          </table:table-cell>
          <table:table-cell office:value-type="float" office:value="0.292511521615345" calcext:value-type="float">
            <text:p>0.292511521615345</text:p>
          </table:table-cell>
          <table:table-cell office:value-type="float" office:value="0.292509575296686" calcext:value-type="float">
            <text:p>0.292509575296686</text:p>
          </table:table-cell>
          <table:table-cell office:value-type="float" office:value="0.292507395706576" calcext:value-type="float">
            <text:p>0.292507395706576</text:p>
          </table:table-cell>
          <table:table-cell office:value-type="float" office:value="0.292517926828895" calcext:value-type="float">
            <text:p>0.292517926828895</text:p>
          </table:table-cell>
          <table:table-cell office:value-type="float" office:value="0.292531077201718" calcext:value-type="float">
            <text:p>0.292531077201718</text:p>
          </table:table-cell>
          <table:table-cell office:value-type="float" office:value="0.292496641676784" calcext:value-type="float">
            <text:p>0.292496641676784</text:p>
          </table:table-cell>
          <table:table-cell office:value-type="float" office:value="0.29252763298693" calcext:value-type="float">
            <text:p>0.29252763298693</text:p>
          </table:table-cell>
          <table:table-cell office:value-type="float" office:value="0.29250247799224" calcext:value-type="float">
            <text:p>0.29250247799224</text:p>
          </table:table-cell>
          <table:table-cell office:value-type="float" office:value="0.292510103434838" calcext:value-type="float">
            <text:p>0.292510103434838</text:p>
          </table:table-cell>
          <table:table-cell office:value-type="float" office:value="0.292498783379581" calcext:value-type="float">
            <text:p>0.292498783379581</text:p>
          </table:table-cell>
          <table:table-cell office:value-type="float" office:value="0.292516888188202" calcext:value-type="float">
            <text:p>0.292516888188202</text:p>
          </table:table-cell>
          <table:table-cell office:value-type="float" office:value="0.292491674780361" calcext:value-type="float">
            <text:p>0.292491674780361</text:p>
          </table:table-cell>
          <table:table-cell office:value-type="float" office:value="0.292524146042045" calcext:value-type="float">
            <text:p>0.292524146042045</text:p>
          </table:table-cell>
          <table:table-cell office:value-type="float" office:value="0.292504498547557" calcext:value-type="float">
            <text:p>0.292504498547557</text:p>
          </table:table-cell>
          <table:table-cell office:value-type="float" office:value="0.292514277688133" calcext:value-type="float">
            <text:p>0.292514277688133</text:p>
          </table:table-cell>
          <table:table-cell office:value-type="float" office:value="0.292524605128745" calcext:value-type="float">
            <text:p>0.292524605128745</text:p>
          </table:table-cell>
          <table:table-cell office:value-type="float" office:value="0.292527473747077" calcext:value-type="float">
            <text:p>0.292527473747077</text:p>
          </table:table-cell>
          <table:table-cell office:value-type="float" office:value="0.292528411549464" calcext:value-type="float">
            <text:p>0.292528411549464</text:p>
          </table:table-cell>
          <table:table-cell office:value-type="float" office:value="0.292521430884427" calcext:value-type="float">
            <text:p>0.292521430884427</text:p>
          </table:table-cell>
          <table:table-cell office:value-type="float" office:value="0.292503620586612" calcext:value-type="float">
            <text:p>0.292503620586612</text:p>
          </table:table-cell>
          <table:table-cell office:value-type="float" office:value="0.2925156805171" calcext:value-type="float">
            <text:p>0.2925156805171</text:p>
          </table:table-cell>
          <table:table-cell office:value-type="float" office:value="0.292482606506787" calcext:value-type="float">
            <text:p>0.292482606506787</text:p>
          </table:table-cell>
          <table:table-cell office:value-type="float" office:value="0.29249605374769" calcext:value-type="float">
            <text:p>0.29249605374769</text:p>
          </table:table-cell>
          <table:table-cell office:value-type="float" office:value="0.292524201870395" calcext:value-type="float">
            <text:p>0.292524201870395</text:p>
          </table:table-cell>
          <table:table-cell office:value-type="float" office:value="0.292514263284045" calcext:value-type="float">
            <text:p>0.292514263284045</text:p>
          </table:table-cell>
          <table:table-cell office:value-type="float" office:value="0.292497273241353" calcext:value-type="float">
            <text:p>0.292497273241353</text:p>
          </table:table-cell>
          <table:table-cell office:value-type="float" office:value="0.292495542568894" calcext:value-type="float">
            <text:p>0.292495542568894</text:p>
          </table:table-cell>
          <table:table-cell office:value-type="float" office:value="0.292507766355496" calcext:value-type="float">
            <text:p>0.292507766355496</text:p>
          </table:table-cell>
          <table:table-cell office:value-type="float" office:value="0.292493356604609" calcext:value-type="float">
            <text:p>0.292493356604609</text:p>
          </table:table-cell>
          <table:table-cell office:value-type="float" office:value="0.292529648705066" calcext:value-type="float">
            <text:p>0.292529648705066</text:p>
          </table:table-cell>
          <table:table-cell office:value-type="float" office:value="0.292492663082515" calcext:value-type="float">
            <text:p>0.292492663082515</text:p>
          </table:table-cell>
          <table:table-cell office:value-type="float" office:value="0.292540877120914" calcext:value-type="float">
            <text:p>0.292540877120914</text:p>
          </table:table-cell>
          <table:table-cell office:value-type="float" office:value="0.292513341127073" calcext:value-type="float">
            <text:p>0.292513341127073</text:p>
          </table:table-cell>
          <table:table-cell office:value-type="float" office:value="0.292514887672837" calcext:value-type="float">
            <text:p>0.292514887672837</text:p>
          </table:table-cell>
          <table:table-cell office:value-type="float" office:value="0.292499461213505" calcext:value-type="float">
            <text:p>0.292499461213505</text:p>
          </table:table-cell>
          <table:table-cell office:value-type="float" office:value="0.292522232339411" calcext:value-type="float">
            <text:p>0.292522232339411</text:p>
          </table:table-cell>
          <table:table-cell office:value-type="float" office:value="0.292513186468841" calcext:value-type="float">
            <text:p>0.292513186468841</text:p>
          </table:table-cell>
          <table:table-cell office:value-type="float" office:value="0.292527115772297" calcext:value-type="float">
            <text:p>0.292527115772297</text:p>
          </table:table-cell>
          <table:table-cell office:value-type="float" office:value="0.292514391873172" calcext:value-type="float">
            <text:p>0.292514391873172</text:p>
          </table:table-cell>
          <table:table-cell office:value-type="float" office:value="0.292493873509273" calcext:value-type="float">
            <text:p>0.292493873509273</text:p>
          </table:table-cell>
          <table:table-cell office:value-type="float" office:value="0.292507450965984" calcext:value-type="float">
            <text:p>0.292507450965984</text:p>
          </table:table-cell>
          <table:table-cell office:value-type="float" office:value="0.292499987650906" calcext:value-type="float">
            <text:p>0.292499987650906</text:p>
          </table:table-cell>
          <table:table-cell office:value-type="float" office:value="0.29252265873247" calcext:value-type="float">
            <text:p>0.29252265873247</text:p>
          </table:table-cell>
          <table:table-cell office:value-type="float" office:value="0.292509271689218" calcext:value-type="float">
            <text:p>0.292509271689218</text:p>
          </table:table-cell>
          <table:table-cell office:value-type="float" office:value="0.292516582504911" calcext:value-type="float">
            <text:p>0.292516582504911</text:p>
          </table:table-cell>
          <table:table-cell office:value-type="float" office:value="0.292531307363043" calcext:value-type="float">
            <text:p>0.292531307363043</text:p>
          </table:table-cell>
          <table:table-cell office:value-type="float" office:value="0.292548149036966" calcext:value-type="float">
            <text:p>0.292548149036966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5330737134878" calcext:value-type="float">
            <text:p>-0.405330737134878</text:p>
          </table:table-cell>
          <table:table-cell office:value-type="float" office:value="-0.405484717051486" calcext:value-type="float">
            <text:p>-0.405484717051486</text:p>
          </table:table-cell>
          <table:table-cell office:value-type="float" office:value="-0.405922945681029" calcext:value-type="float">
            <text:p>-0.405922945681029</text:p>
          </table:table-cell>
          <table:table-cell office:value-type="float" office:value="-0.40615789680978" calcext:value-type="float">
            <text:p>-0.40615789680978</text:p>
          </table:table-cell>
          <table:table-cell office:value-type="float" office:value="-0.406084268884267" calcext:value-type="float">
            <text:p>-0.406084268884267</text:p>
          </table:table-cell>
          <table:table-cell office:value-type="float" office:value="-0.406031945181938" calcext:value-type="float">
            <text:p>-0.406031945181938</text:p>
          </table:table-cell>
          <table:table-cell office:value-type="float" office:value="-0.406035593344755" calcext:value-type="float">
            <text:p>-0.406035593344755</text:p>
          </table:table-cell>
          <table:table-cell office:value-type="float" office:value="-0.405260110638244" calcext:value-type="float">
            <text:p>-0.405260110638244</text:p>
          </table:table-cell>
          <table:table-cell office:value-type="float" office:value="-0.406079364862604" calcext:value-type="float">
            <text:p>-0.406079364862604</text:p>
          </table:table-cell>
          <table:table-cell office:value-type="float" office:value="-0.405824785829349" calcext:value-type="float">
            <text:p>-0.405824785829349</text:p>
          </table:table-cell>
          <table:table-cell office:value-type="float" office:value="-0.405478172864575" calcext:value-type="float">
            <text:p>-0.405478172864575</text:p>
          </table:table-cell>
          <table:table-cell office:value-type="float" office:value="-0.405953900733152" calcext:value-type="float">
            <text:p>-0.405953900733152</text:p>
          </table:table-cell>
          <table:table-cell office:value-type="float" office:value="-0.406911551512032" calcext:value-type="float">
            <text:p>-0.406911551512032</text:p>
          </table:table-cell>
          <table:table-cell office:value-type="float" office:value="-0.406043132086695" calcext:value-type="float">
            <text:p>-0.406043132086695</text:p>
          </table:table-cell>
          <table:table-cell office:value-type="float" office:value="-0.406611030090209" calcext:value-type="float">
            <text:p>-0.406611030090209</text:p>
          </table:table-cell>
          <table:table-cell office:value-type="float" office:value="-0.405696300388805" calcext:value-type="float">
            <text:p>-0.405696300388805</text:p>
          </table:table-cell>
          <table:table-cell office:value-type="float" office:value="-0.40522594587897" calcext:value-type="float">
            <text:p>-0.40522594587897</text:p>
          </table:table-cell>
          <table:table-cell office:value-type="float" office:value="-0.405455882676802" calcext:value-type="float">
            <text:p>-0.405455882676802</text:p>
          </table:table-cell>
          <table:table-cell office:value-type="float" office:value="-0.406134674758129" calcext:value-type="float">
            <text:p>-0.406134674758129</text:p>
          </table:table-cell>
          <table:table-cell office:value-type="float" office:value="-0.405737279444051" calcext:value-type="float">
            <text:p>-0.405737279444051</text:p>
          </table:table-cell>
          <table:table-cell office:value-type="float" office:value="-0.406197017781328" calcext:value-type="float">
            <text:p>-0.406197017781328</text:p>
          </table:table-cell>
          <table:table-cell office:value-type="float" office:value="-0.404552432868979" calcext:value-type="float">
            <text:p>-0.404552432868979</text:p>
          </table:table-cell>
          <table:table-cell office:value-type="float" office:value="-0.405557980291335" calcext:value-type="float">
            <text:p>-0.405557980291335</text:p>
          </table:table-cell>
          <table:table-cell office:value-type="float" office:value="-0.406911058743457" calcext:value-type="float">
            <text:p>-0.406911058743457</text:p>
          </table:table-cell>
          <table:table-cell office:value-type="float" office:value="-0.408596213170246" calcext:value-type="float">
            <text:p>-0.408596213170246</text:p>
          </table:table-cell>
          <table:table-cell office:value-type="float" office:value="-0.410581602465685" calcext:value-type="float">
            <text:p>-0.410581602465685</text:p>
          </table:table-cell>
          <table:table-cell office:value-type="float" office:value="-0.409839554660071" calcext:value-type="float">
            <text:p>-0.409839554660071</text:p>
          </table:table-cell>
          <table:table-cell office:value-type="float" office:value="-0.409613327706182" calcext:value-type="float">
            <text:p>-0.409613327706182</text:p>
          </table:table-cell>
          <table:table-cell office:value-type="float" office:value="-0.405303527130931" calcext:value-type="float">
            <text:p>-0.405303527130931</text:p>
          </table:table-cell>
          <table:table-cell office:value-type="float" office:value="-0.398902240874994" calcext:value-type="float">
            <text:p>-0.398902240874994</text:p>
          </table:table-cell>
          <table:table-cell office:value-type="float" office:value="-0.391068845796312" calcext:value-type="float">
            <text:p>-0.391068845796312</text:p>
          </table:table-cell>
          <table:table-cell office:value-type="float" office:value="-0.407117529365069" calcext:value-type="float">
            <text:p>-0.407117529365069</text:p>
          </table:table-cell>
          <table:table-cell office:value-type="float" office:value="-0.418434820724631" calcext:value-type="float">
            <text:p>-0.418434820724631</text:p>
          </table:table-cell>
          <table:table-cell office:value-type="float" office:value="-0.432106781107315" calcext:value-type="float">
            <text:p>-0.432106781107315</text:p>
          </table:table-cell>
          <table:table-cell office:value-type="float" office:value="-0.415098906967511" calcext:value-type="float">
            <text:p>-0.415098906967511</text:p>
          </table:table-cell>
          <table:table-cell office:value-type="float" office:value="-0.405790819097616" calcext:value-type="float">
            <text:p>-0.405790819097616</text:p>
          </table:table-cell>
          <table:table-cell office:value-type="float" office:value="-0.413779073922474" calcext:value-type="float">
            <text:p>-0.413779073922474</text:p>
          </table:table-cell>
          <table:table-cell office:value-type="float" office:value="-0.399743662062751" calcext:value-type="float">
            <text:p>-0.399743662062751</text:p>
          </table:table-cell>
          <table:table-cell office:value-type="float" office:value="-0.374396325490576" calcext:value-type="float">
            <text:p>-0.374396325490576</text:p>
          </table:table-cell>
          <table:table-cell office:value-type="float" office:value="-0.420842395498518" calcext:value-type="float">
            <text:p>-0.420842395498518</text:p>
          </table:table-cell>
          <table:table-cell office:value-type="float" office:value="-0.433199350196254" calcext:value-type="float">
            <text:p>-0.433199350196254</text:p>
          </table:table-cell>
          <table:table-cell office:value-type="float" office:value="-0.429284098883986" calcext:value-type="float">
            <text:p>-0.429284098883986</text:p>
          </table:table-cell>
          <table:table-cell office:value-type="float" office:value="-0.420504592479651" calcext:value-type="float">
            <text:p>-0.420504592479651</text:p>
          </table:table-cell>
          <table:table-cell office:value-type="float" office:value="-0.420014174717612" calcext:value-type="float">
            <text:p>-0.420014174717612</text:p>
          </table:table-cell>
          <table:table-cell office:value-type="float" office:value="-0.403773845977294" calcext:value-type="float">
            <text:p>-0.403773845977294</text:p>
          </table:table-cell>
          <table:table-cell office:value-type="float" office:value="-0.407020245222658" calcext:value-type="float">
            <text:p>-0.407020245222658</text:p>
          </table:table-cell>
          <table:table-cell office:value-type="float" office:value="-0.41865408622704" calcext:value-type="float">
            <text:p>-0.41865408622704</text:p>
          </table:table-cell>
          <table:table-cell office:value-type="float" office:value="-0.439982961178496" calcext:value-type="float">
            <text:p>-0.439982961178496</text:p>
          </table:table-cell>
          <table:table-cell office:value-type="float" office:value="-0.460150553927939" calcext:value-type="float">
            <text:p>-0.460150553927939</text:p>
          </table:table-cell>
          <table:table-cell office:value-type="float" office:value="-0.440436569662563" calcext:value-type="float">
            <text:p>-0.440436569662563</text:p>
          </table:table-cell>
          <table:table-cell office:value-type="float" office:value="-0.433546286129558" calcext:value-type="float">
            <text:p>-0.433546286129558</text:p>
          </table:table-cell>
          <table:table-cell office:value-type="float" office:value="-0.378188949775308" calcext:value-type="float">
            <text:p>-0.378188949775308</text:p>
          </table:table-cell>
          <table:table-cell office:value-type="float" office:value="-0.372733620056584" calcext:value-type="float">
            <text:p>-0.372733620056584</text:p>
          </table:table-cell>
          <table:table-cell office:value-type="float" office:value="-0.393985989868227" calcext:value-type="float">
            <text:p>-0.393985989868227</text:p>
          </table:table-cell>
          <table:table-cell office:value-type="float" office:value="-0.409728728699992" calcext:value-type="float">
            <text:p>-0.409728728699992</text:p>
          </table:table-cell>
          <table:table-cell office:value-type="float" office:value="-0.424589079047737" calcext:value-type="float">
            <text:p>-0.424589079047737</text:p>
          </table:table-cell>
          <table:table-cell office:value-type="float" office:value="-0.421665380531334" calcext:value-type="float">
            <text:p>-0.421665380531334</text:p>
          </table:table-cell>
          <table:table-cell office:value-type="float" office:value="-0.416694787591341" calcext:value-type="float">
            <text:p>-0.416694787591341</text:p>
          </table:table-cell>
          <table:table-cell office:value-type="float" office:value="-0.424539504279538" calcext:value-type="float">
            <text:p>-0.424539504279538</text:p>
          </table:table-cell>
          <table:table-cell office:value-type="float" office:value="-0.414556099197282" calcext:value-type="float">
            <text:p>-0.414556099197282</text:p>
          </table:table-cell>
          <table:table-cell office:value-type="float" office:value="-0.407754831420858" calcext:value-type="float">
            <text:p>-0.407754831420858</text:p>
          </table:table-cell>
          <table:table-cell office:value-type="float" office:value="-0.408852906752332" calcext:value-type="float">
            <text:p>-0.408852906752332</text:p>
          </table:table-cell>
          <table:table-cell office:value-type="float" office:value="-0.400136869713124" calcext:value-type="float">
            <text:p>-0.400136869713124</text:p>
          </table:table-cell>
          <table:table-cell office:value-type="float" office:value="-0.404677932710444" calcext:value-type="float">
            <text:p>-0.404677932710444</text:p>
          </table:table-cell>
          <table:table-cell office:value-type="float" office:value="-0.397231458221784" calcext:value-type="float">
            <text:p>-0.397231458221784</text:p>
          </table:table-cell>
          <table:table-cell office:value-type="float" office:value="-0.416835335245199" calcext:value-type="float">
            <text:p>-0.416835335245199</text:p>
          </table:table-cell>
          <table:table-cell office:value-type="float" office:value="-0.41907126776448" calcext:value-type="float">
            <text:p>-0.41907126776448</text:p>
          </table:table-cell>
          <table:table-cell office:value-type="float" office:value="-0.409419246484824" calcext:value-type="float">
            <text:p>-0.409419246484824</text:p>
          </table:table-cell>
          <table:table-cell office:value-type="float" office:value="-0.404306368083433" calcext:value-type="float">
            <text:p>-0.404306368083433</text:p>
          </table:table-cell>
          <table:table-cell office:value-type="float" office:value="-0.400833855479965" calcext:value-type="float">
            <text:p>-0.400833855479965</text:p>
          </table:table-cell>
          <table:table-cell office:value-type="float" office:value="-0.398026957453677" calcext:value-type="float">
            <text:p>-0.398026957453677</text:p>
          </table:table-cell>
          <table:table-cell office:value-type="float" office:value="-0.397669839127214" calcext:value-type="float">
            <text:p>-0.397669839127214</text:p>
          </table:table-cell>
          <table:table-cell office:value-type="float" office:value="-0.365005070450945" calcext:value-type="float">
            <text:p>-0.365005070450945</text:p>
          </table:table-cell>
          <table:table-cell office:value-type="float" office:value="-0.36315558115119" calcext:value-type="float">
            <text:p>-0.36315558115119</text:p>
          </table:table-cell>
          <table:table-cell office:value-type="float" office:value="-0.360686986233357" calcext:value-type="float">
            <text:p>-0.360686986233357</text:p>
          </table:table-cell>
          <table:table-cell office:value-type="float" office:value="-0.406519546993526" calcext:value-type="float">
            <text:p>-0.406519546993526</text:p>
          </table:table-cell>
          <table:table-cell office:value-type="float" office:value="-0.40554180978671" calcext:value-type="float">
            <text:p>-0.40554180978671</text:p>
          </table:table-cell>
          <table:table-cell office:value-type="float" office:value="-0.394323617426766" calcext:value-type="float">
            <text:p>-0.394323617426766</text:p>
          </table:table-cell>
          <table:table-cell office:value-type="float" office:value="-0.39206787117645" calcext:value-type="float">
            <text:p>-0.39206787117645</text:p>
          </table:table-cell>
          <table:table-cell office:value-type="float" office:value="-0.388013746696073" calcext:value-type="float">
            <text:p>-0.388013746696073</text:p>
          </table:table-cell>
          <table:table-cell office:value-type="float" office:value="-0.389351277892497" calcext:value-type="float">
            <text:p>-0.389351277892497</text:p>
          </table:table-cell>
          <table:table-cell office:value-type="float" office:value="-0.386768003310276" calcext:value-type="float">
            <text:p>-0.386768003310276</text:p>
          </table:table-cell>
          <table:table-cell office:value-type="float" office:value="-0.378451531039479" calcext:value-type="float">
            <text:p>-0.378451531039479</text:p>
          </table:table-cell>
          <table:table-cell office:value-type="float" office:value="-0.380144361922784" calcext:value-type="float">
            <text:p>-0.380144361922784</text:p>
          </table:table-cell>
          <table:table-cell office:value-type="float" office:value="-0.392868612603521" calcext:value-type="float">
            <text:p>-0.392868612603521</text:p>
          </table:table-cell>
          <table:table-cell office:value-type="float" office:value="-0.451760967225707" calcext:value-type="float">
            <text:p>-0.451760967225707</text:p>
          </table:table-cell>
          <table:table-cell office:value-type="float" office:value="-0.450891589084652" calcext:value-type="float">
            <text:p>-0.450891589084652</text:p>
          </table:table-cell>
          <table:table-cell office:value-type="float" office:value="-0.445504400274292" calcext:value-type="float">
            <text:p>-0.445504400274292</text:p>
          </table:table-cell>
          <table:table-cell office:value-type="float" office:value="-0.419442023684934" calcext:value-type="float">
            <text:p>-0.419442023684934</text:p>
          </table:table-cell>
          <table:table-cell office:value-type="float" office:value="-0.406870695119017" calcext:value-type="float">
            <text:p>-0.406870695119017</text:p>
          </table:table-cell>
          <table:table-cell office:value-type="float" office:value="-0.348207500982411" calcext:value-type="float">
            <text:p>-0.348207500982411</text:p>
          </table:table-cell>
          <table:table-cell office:value-type="float" office:value="-0.346977948590854" calcext:value-type="float">
            <text:p>-0.346977948590854</text:p>
          </table:table-cell>
          <table:table-cell office:value-type="float" office:value="-0.35525337406465" calcext:value-type="float">
            <text:p>-0.35525337406465</text:p>
          </table:table-cell>
          <table:table-cell office:value-type="float" office:value="-0.372454149571879" calcext:value-type="float">
            <text:p>-0.372454149571879</text:p>
          </table:table-cell>
          <table:table-cell office:value-type="float" office:value="-0.388392737812853" calcext:value-type="float">
            <text:p>-0.388392737812853</text:p>
          </table:table-cell>
          <table:table-cell office:value-type="float" office:value="-0.400612326392655" calcext:value-type="float">
            <text:p>-0.400612326392655</text:p>
          </table:table-cell>
          <table:table-cell office:value-type="float" office:value="-0.403220040757561" calcext:value-type="float">
            <text:p>-0.403220040757561</text:p>
          </table:table-cell>
          <table:table-cell office:value-type="float" office:value="-0.403264537959676" calcext:value-type="float">
            <text:p>-0.403264537959676</text:p>
          </table:table-cell>
          <table:table-cell office:value-type="float" office:value="-0.404439443272953" calcext:value-type="float">
            <text:p>-0.404439443272953</text:p>
          </table:table-cell>
          <table:table-cell office:value-type="float" office:value="-0.3997374174912" calcext:value-type="float">
            <text:p>-0.3997374174912</text:p>
          </table:table-cell>
          <table:table-cell office:value-type="float" office:value="-0.394247451733763" calcext:value-type="float">
            <text:p>-0.394247451733763</text:p>
          </table:table-cell>
          <table:table-cell office:value-type="float" office:value="-0.385791828207076" calcext:value-type="float">
            <text:p>-0.385791828207076</text:p>
          </table:table-cell>
          <table:table-cell office:value-type="float" office:value="-0.379337047543534" calcext:value-type="float">
            <text:p>-0.379337047543534</text:p>
          </table:table-cell>
          <table:table-cell office:value-type="float" office:value="-0.374661867786508" calcext:value-type="float">
            <text:p>-0.374661867786508</text:p>
          </table:table-cell>
          <table:table-cell office:value-type="float" office:value="-0.395804998221671" calcext:value-type="float">
            <text:p>-0.395804998221671</text:p>
          </table:table-cell>
          <table:table-cell office:value-type="float" office:value="-0.395328115710608" calcext:value-type="float">
            <text:p>-0.395328115710608</text:p>
          </table:table-cell>
          <table:table-cell office:value-type="float" office:value="-0.392345195853363" calcext:value-type="float">
            <text:p>-0.392345195853363</text:p>
          </table:table-cell>
          <table:table-cell office:value-type="float" office:value="-0.413141644089368" calcext:value-type="float">
            <text:p>-0.413141644089368</text:p>
          </table:table-cell>
          <table:table-cell office:value-type="float" office:value="-0.413131091363346" calcext:value-type="float">
            <text:p>-0.413131091363346</text:p>
          </table:table-cell>
          <table:table-cell office:value-type="float" office:value="-0.396700856205361" calcext:value-type="float">
            <text:p>-0.396700856205361</text:p>
          </table:table-cell>
          <table:table-cell office:value-type="float" office:value="-0.389661610109621" calcext:value-type="float">
            <text:p>-0.389661610109621</text:p>
          </table:table-cell>
          <table:table-cell office:value-type="float" office:value="-0.364691910934009" calcext:value-type="float">
            <text:p>-0.364691910934009</text:p>
          </table:table-cell>
          <table:table-cell office:value-type="float" office:value="-0.368146210552395" calcext:value-type="float">
            <text:p>-0.368146210552395</text:p>
          </table:table-cell>
          <table:table-cell office:value-type="float" office:value="-0.411551584612145" calcext:value-type="float">
            <text:p>-0.411551584612145</text:p>
          </table:table-cell>
          <table:table-cell office:value-type="float" office:value="-0.40890326397568" calcext:value-type="float">
            <text:p>-0.40890326397568</text:p>
          </table:table-cell>
          <table:table-cell office:value-type="float" office:value="-0.39672142254523" calcext:value-type="float">
            <text:p>-0.39672142254523</text:p>
          </table:table-cell>
          <table:table-cell office:value-type="float" office:value="-0.38994696181475" calcext:value-type="float">
            <text:p>-0.38994696181475</text:p>
          </table:table-cell>
          <table:table-cell office:value-type="float" office:value="-0.386478801526939" calcext:value-type="float">
            <text:p>-0.386478801526939</text:p>
          </table:table-cell>
          <table:table-cell office:value-type="float" office:value="-0.387150073111086" calcext:value-type="float">
            <text:p>-0.387150073111086</text:p>
          </table:table-cell>
          <table:table-cell office:value-type="float" office:value="-0.3911094104382" calcext:value-type="float">
            <text:p>-0.3911094104382</text:p>
          </table:table-cell>
          <table:table-cell office:value-type="float" office:value="-0.396765490272252" calcext:value-type="float">
            <text:p>-0.396765490272252</text:p>
          </table:table-cell>
          <table:table-cell office:value-type="float" office:value="-0.409648957752642" calcext:value-type="float">
            <text:p>-0.409648957752642</text:p>
          </table:table-cell>
          <table:table-cell office:value-type="float" office:value="-0.465465219952242" calcext:value-type="float">
            <text:p>-0.465465219952242</text:p>
          </table:table-cell>
          <table:table-cell office:value-type="float" office:value="-0.454072457662661" calcext:value-type="float">
            <text:p>-0.454072457662661</text:p>
          </table:table-cell>
          <table:table-cell office:value-type="float" office:value="-0.426785989853914" calcext:value-type="float">
            <text:p>-0.426785989853914</text:p>
          </table:table-cell>
          <table:table-cell office:value-type="float" office:value="-0.415103629530488" calcext:value-type="float">
            <text:p>-0.415103629530488</text:p>
          </table:table-cell>
          <table:table-cell office:value-type="float" office:value="-0.367870943131974" calcext:value-type="float">
            <text:p>-0.367870943131974</text:p>
          </table:table-cell>
          <table:table-cell office:value-type="float" office:value="-0.356243487404602" calcext:value-type="float">
            <text:p>-0.356243487404602</text:p>
          </table:table-cell>
          <table:table-cell office:value-type="float" office:value="-0.362398109393769" calcext:value-type="float">
            <text:p>-0.362398109393769</text:p>
          </table:table-cell>
          <table:table-cell office:value-type="float" office:value="-0.366399301457639" calcext:value-type="float">
            <text:p>-0.366399301457639</text:p>
          </table:table-cell>
          <table:table-cell office:value-type="float" office:value="-0.386508350157249" calcext:value-type="float">
            <text:p>-0.386508350157249</text:p>
          </table:table-cell>
          <table:table-cell office:value-type="float" office:value="-0.402639156377897" calcext:value-type="float">
            <text:p>-0.402639156377897</text:p>
          </table:table-cell>
          <table:table-cell office:value-type="float" office:value="-0.415688995383627" calcext:value-type="float">
            <text:p>-0.415688995383627</text:p>
          </table:table-cell>
          <table:table-cell office:value-type="float" office:value="-0.41307036446375" calcext:value-type="float">
            <text:p>-0.41307036446375</text:p>
          </table:table-cell>
          <table:table-cell office:value-type="float" office:value="-0.412459874217656" calcext:value-type="float">
            <text:p>-0.412459874217656</text:p>
          </table:table-cell>
          <table:table-cell office:value-type="float" office:value="-0.403511741791299" calcext:value-type="float">
            <text:p>-0.403511741791299</text:p>
          </table:table-cell>
          <table:table-cell office:value-type="float" office:value="-0.372341708965441" calcext:value-type="float">
            <text:p>-0.372341708965441</text:p>
          </table:table-cell>
          <table:table-cell office:value-type="float" office:value="-0.392053445927073" calcext:value-type="float">
            <text:p>-0.392053445927073</text:p>
          </table:table-cell>
          <table:table-cell office:value-type="float" office:value="-0.390742703084762" calcext:value-type="float">
            <text:p>-0.390742703084762</text:p>
          </table:table-cell>
          <table:table-cell office:value-type="float" office:value="-0.410787748251983" calcext:value-type="float">
            <text:p>-0.410787748251983</text:p>
          </table:table-cell>
          <table:table-cell office:value-type="float" office:value="-0.427210528593747" calcext:value-type="float">
            <text:p>-0.427210528593747</text:p>
          </table:table-cell>
          <table:table-cell office:value-type="float" office:value="-0.424386275088728" calcext:value-type="float">
            <text:p>-0.424386275088728</text:p>
          </table:table-cell>
          <table:table-cell office:value-type="float" office:value="-0.420288006018689" calcext:value-type="float">
            <text:p>-0.420288006018689</text:p>
          </table:table-cell>
          <table:table-cell office:value-type="float" office:value="-0.417958587559196" calcext:value-type="float">
            <text:p>-0.417958587559196</text:p>
          </table:table-cell>
          <table:table-cell office:value-type="float" office:value="-0.415246501611039" calcext:value-type="float">
            <text:p>-0.415246501611039</text:p>
          </table:table-cell>
          <table:table-cell office:value-type="float" office:value="-0.357533405071605" calcext:value-type="float">
            <text:p>-0.357533405071605</text:p>
          </table:table-cell>
          <table:table-cell office:value-type="float" office:value="-0.373404176556203" calcext:value-type="float">
            <text:p>-0.373404176556203</text:p>
          </table:table-cell>
          <table:table-cell office:value-type="float" office:value="-0.341821614771045" calcext:value-type="float">
            <text:p>-0.341821614771045</text:p>
          </table:table-cell>
          <table:table-cell office:value-type="float" office:value="-0.418198608809172" calcext:value-type="float">
            <text:p>-0.418198608809172</text:p>
          </table:table-cell>
          <table:table-cell office:value-type="float" office:value="-0.412671589951924" calcext:value-type="float">
            <text:p>-0.412671589951924</text:p>
          </table:table-cell>
          <table:table-cell office:value-type="float" office:value="-0.405417886365618" calcext:value-type="float">
            <text:p>-0.405417886365618</text:p>
          </table:table-cell>
          <table:table-cell office:value-type="float" office:value="-0.393413252709914" calcext:value-type="float">
            <text:p>-0.393413252709914</text:p>
          </table:table-cell>
          <table:table-cell office:value-type="float" office:value="-0.384213426244924" calcext:value-type="float">
            <text:p>-0.384213426244924</text:p>
          </table:table-cell>
          <table:table-cell office:value-type="float" office:value="-0.38638068320114" calcext:value-type="float">
            <text:p>-0.38638068320114</text:p>
          </table:table-cell>
          <table:table-cell office:value-type="float" office:value="-0.395392852405635" calcext:value-type="float">
            <text:p>-0.395392852405635</text:p>
          </table:table-cell>
          <table:table-cell office:value-type="float" office:value="-0.452775194688645" calcext:value-type="float">
            <text:p>-0.452775194688645</text:p>
          </table:table-cell>
          <table:table-cell office:value-type="float" office:value="-0.436957055387607" calcext:value-type="float">
            <text:p>-0.436957055387607</text:p>
          </table:table-cell>
          <table:table-cell office:value-type="float" office:value="-0.416791807939413" calcext:value-type="float">
            <text:p>-0.416791807939413</text:p>
          </table:table-cell>
          <table:table-cell office:value-type="float" office:value="-0.378445874309934" calcext:value-type="float">
            <text:p>-0.378445874309934</text:p>
          </table:table-cell>
          <table:table-cell office:value-type="float" office:value="-0.356298864169336" calcext:value-type="float">
            <text:p>-0.356298864169336</text:p>
          </table:table-cell>
          <table:table-cell office:value-type="float" office:value="-0.386658838491982" calcext:value-type="float">
            <text:p>-0.386658838491982</text:p>
          </table:table-cell>
          <table:table-cell office:value-type="float" office:value="-0.403640260208121" calcext:value-type="float">
            <text:p>-0.403640260208121</text:p>
          </table:table-cell>
          <table:table-cell office:value-type="float" office:value="-0.410873966600041" calcext:value-type="float">
            <text:p>-0.410873966600041</text:p>
          </table:table-cell>
          <table:table-cell office:value-type="float" office:value="-0.410600733205734" calcext:value-type="float">
            <text:p>-0.410600733205734</text:p>
          </table:table-cell>
          <table:table-cell office:value-type="float" office:value="-0.412539209460388" calcext:value-type="float">
            <text:p>-0.412539209460388</text:p>
          </table:table-cell>
          <table:table-cell office:value-type="float" office:value="-0.405589700904999" calcext:value-type="float">
            <text:p>-0.405589700904999</text:p>
          </table:table-cell>
          <table:table-cell office:value-type="float" office:value="-0.388409917652731" calcext:value-type="float">
            <text:p>-0.388409917652731</text:p>
          </table:table-cell>
          <table:table-cell office:value-type="float" office:value="-0.370227910867924" calcext:value-type="float">
            <text:p>-0.370227910867924</text:p>
          </table:table-cell>
          <table:table-cell office:value-type="float" office:value="-0.386106060162443" calcext:value-type="float">
            <text:p>-0.386106060162443</text:p>
          </table:table-cell>
          <table:table-cell office:value-type="float" office:value="-0.38980052364262" calcext:value-type="float">
            <text:p>-0.38980052364262</text:p>
          </table:table-cell>
          <table:table-cell office:value-type="float" office:value="-0.389457924395925" calcext:value-type="float">
            <text:p>-0.389457924395925</text:p>
          </table:table-cell>
          <table:table-cell office:value-type="float" office:value="-0.400375075605839" calcext:value-type="float">
            <text:p>-0.400375075605839</text:p>
          </table:table-cell>
          <table:table-cell office:value-type="float" office:value="-0.410063588443996" calcext:value-type="float">
            <text:p>-0.410063588443996</text:p>
          </table:table-cell>
          <table:table-cell office:value-type="float" office:value="-0.428876329640989" calcext:value-type="float">
            <text:p>-0.428876329640989</text:p>
          </table:table-cell>
          <table:table-cell office:value-type="float" office:value="-0.43014517138673" calcext:value-type="float">
            <text:p>-0.43014517138673</text:p>
          </table:table-cell>
          <table:table-cell office:value-type="float" office:value="-0.425262138134889" calcext:value-type="float">
            <text:p>-0.425262138134889</text:p>
          </table:table-cell>
          <table:table-cell office:value-type="float" office:value="-0.417020794338657" calcext:value-type="float">
            <text:p>-0.417020794338657</text:p>
          </table:table-cell>
          <table:table-cell office:value-type="float" office:value="-0.419883096900509" calcext:value-type="float">
            <text:p>-0.419883096900509</text:p>
          </table:table-cell>
          <table:table-cell office:value-type="float" office:value="-0.379915001126167" calcext:value-type="float">
            <text:p>-0.379915001126167</text:p>
          </table:table-cell>
          <table:table-cell office:value-type="float" office:value="-0.381819267978321" calcext:value-type="float">
            <text:p>-0.381819267978321</text:p>
          </table:table-cell>
          <table:table-cell office:value-type="float" office:value="-0.37107648396658" calcext:value-type="float">
            <text:p>-0.37107648396658</text:p>
          </table:table-cell>
          <table:table-cell office:value-type="float" office:value="-0.353099528411349" calcext:value-type="float">
            <text:p>-0.353099528411349</text:p>
          </table:table-cell>
          <table:table-cell office:value-type="float" office:value="-0.3607691048705" calcext:value-type="float">
            <text:p>-0.3607691048705</text:p>
          </table:table-cell>
          <table:table-cell office:value-type="float" office:value="-0.431948438269199" calcext:value-type="float">
            <text:p>-0.431948438269199</text:p>
          </table:table-cell>
          <table:table-cell office:value-type="float" office:value="-0.437354989099801" calcext:value-type="float">
            <text:p>-0.437354989099801</text:p>
          </table:table-cell>
          <table:table-cell office:value-type="float" office:value="-0.430962962325462" calcext:value-type="float">
            <text:p>-0.430962962325462</text:p>
          </table:table-cell>
          <table:table-cell office:value-type="float" office:value="-0.424416150805503" calcext:value-type="float">
            <text:p>-0.424416150805503</text:p>
          </table:table-cell>
          <table:table-cell office:value-type="float" office:value="-0.421540527641598" calcext:value-type="float">
            <text:p>-0.421540527641598</text:p>
          </table:table-cell>
          <table:table-cell office:value-type="float" office:value="-0.428342780569738" calcext:value-type="float">
            <text:p>-0.428342780569738</text:p>
          </table:table-cell>
          <table:table-cell office:value-type="float" office:value="-0.472911791678831" calcext:value-type="float">
            <text:p>-0.472911791678831</text:p>
          </table:table-cell>
          <table:table-cell office:value-type="float" office:value="-0.453867334679835" calcext:value-type="float">
            <text:p>-0.453867334679835</text:p>
          </table:table-cell>
          <table:table-cell office:value-type="float" office:value="-0.424202476664343" calcext:value-type="float">
            <text:p>-0.424202476664343</text:p>
          </table:table-cell>
          <table:table-cell office:value-type="float" office:value="-0.379096266207889" calcext:value-type="float">
            <text:p>-0.379096266207889</text:p>
          </table:table-cell>
          <table:table-cell office:value-type="float" office:value="-0.363997755967148" calcext:value-type="float">
            <text:p>-0.363997755967148</text:p>
          </table:table-cell>
          <table:table-cell office:value-type="float" office:value="-0.377488419173273" calcext:value-type="float">
            <text:p>-0.377488419173273</text:p>
          </table:table-cell>
          <table:table-cell office:value-type="float" office:value="-0.390262269470657" calcext:value-type="float">
            <text:p>-0.390262269470657</text:p>
          </table:table-cell>
          <table:table-cell office:value-type="float" office:value="-0.39686507845953" calcext:value-type="float">
            <text:p>-0.39686507845953</text:p>
          </table:table-cell>
          <table:table-cell office:value-type="float" office:value="-0.409157038505252" calcext:value-type="float">
            <text:p>-0.409157038505252</text:p>
          </table:table-cell>
          <table:table-cell office:value-type="float" office:value="-0.416379263154762" calcext:value-type="float">
            <text:p>-0.416379263154762</text:p>
          </table:table-cell>
          <table:table-cell office:value-type="float" office:value="-0.418663990341323" calcext:value-type="float">
            <text:p>-0.418663990341323</text:p>
          </table:table-cell>
          <table:table-cell office:value-type="float" office:value="-0.418915995194769" calcext:value-type="float">
            <text:p>-0.418915995194769</text:p>
          </table:table-cell>
          <table:table-cell office:value-type="float" office:value="-0.419094789641907" calcext:value-type="float">
            <text:p>-0.419094789641907</text:p>
          </table:table-cell>
          <table:table-cell office:value-type="float" office:value="-0.41633695466449" calcext:value-type="float">
            <text:p>-0.41633695466449</text:p>
          </table:table-cell>
          <table:table-cell office:value-type="float" office:value="-0.415343433756394" calcext:value-type="float">
            <text:p>-0.415343433756394</text:p>
          </table:table-cell>
          <table:table-cell office:value-type="float" office:value="-0.404494306344314" calcext:value-type="float">
            <text:p>-0.404494306344314</text:p>
          </table:table-cell>
          <table:table-cell office:value-type="float" office:value="-0.395554437978045" calcext:value-type="float">
            <text:p>-0.395554437978045</text:p>
          </table:table-cell>
          <table:table-cell office:value-type="float" office:value="-0.405843426894872" calcext:value-type="float">
            <text:p>-0.405843426894872</text:p>
          </table:table-cell>
          <table:table-cell office:value-type="float" office:value="-0.387383410504234" calcext:value-type="float">
            <text:p>-0.387383410504234</text:p>
          </table:table-cell>
          <table:table-cell office:value-type="float" office:value="-0.398734916343848" calcext:value-type="float">
            <text:p>-0.398734916343848</text:p>
          </table:table-cell>
          <table:table-cell office:value-type="float" office:value="-0.423541074005295" calcext:value-type="float">
            <text:p>-0.423541074005295</text:p>
          </table:table-cell>
          <table:table-cell office:value-type="float" office:value="-0.425933448100646" calcext:value-type="float">
            <text:p>-0.425933448100646</text:p>
          </table:table-cell>
          <table:table-cell office:value-type="float" office:value="-0.421365752513496" calcext:value-type="float">
            <text:p>-0.421365752513496</text:p>
          </table:table-cell>
          <table:table-cell office:value-type="float" office:value="-0.419823135068672" calcext:value-type="float">
            <text:p>-0.419823135068672</text:p>
          </table:table-cell>
          <table:table-cell office:value-type="float" office:value="-0.420168537104678" calcext:value-type="float">
            <text:p>-0.420168537104678</text:p>
          </table:table-cell>
          <table:table-cell office:value-type="float" office:value="-0.421646201572375" calcext:value-type="float">
            <text:p>-0.421646201572375</text:p>
          </table:table-cell>
          <table:table-cell office:value-type="float" office:value="-0.389980127302741" calcext:value-type="float">
            <text:p>-0.389980127302741</text:p>
          </table:table-cell>
          <table:table-cell office:value-type="float" office:value="-0.376606713457233" calcext:value-type="float">
            <text:p>-0.376606713457233</text:p>
          </table:table-cell>
          <table:table-cell office:value-type="float" office:value="-0.382207816641138" calcext:value-type="float">
            <text:p>-0.382207816641138</text:p>
          </table:table-cell>
          <table:table-cell office:value-type="float" office:value="-0.366840601278594" calcext:value-type="float">
            <text:p>-0.366840601278594</text:p>
          </table:table-cell>
          <table:table-cell office:value-type="float" office:value="-0.414407053755247" calcext:value-type="float">
            <text:p>-0.414407053755247</text:p>
          </table:table-cell>
          <table:table-cell office:value-type="float" office:value="-0.446194543945618" calcext:value-type="float">
            <text:p>-0.446194543945618</text:p>
          </table:table-cell>
          <table:table-cell office:value-type="float" office:value="-0.437065893986098" calcext:value-type="float">
            <text:p>-0.437065893986098</text:p>
          </table:table-cell>
          <table:table-cell office:value-type="float" office:value="-0.414845600800849" calcext:value-type="float">
            <text:p>-0.414845600800849</text:p>
          </table:table-cell>
          <table:table-cell office:value-type="float" office:value="-0.407484265871119" calcext:value-type="float">
            <text:p>-0.407484265871119</text:p>
          </table:table-cell>
          <table:table-cell office:value-type="float" office:value="-0.407866395912803" calcext:value-type="float">
            <text:p>-0.407866395912803</text:p>
          </table:table-cell>
          <table:table-cell office:value-type="float" office:value="-0.408991519382664" calcext:value-type="float">
            <text:p>-0.408991519382664</text:p>
          </table:table-cell>
          <table:table-cell office:value-type="float" office:value="-0.410613761706113" calcext:value-type="float">
            <text:p>-0.410613761706113</text:p>
          </table:table-cell>
          <table:table-cell office:value-type="float" office:value="-0.41385726885423" calcext:value-type="float">
            <text:p>-0.41385726885423</text:p>
          </table:table-cell>
          <table:table-cell office:value-type="float" office:value="-0.441735740870722" calcext:value-type="float">
            <text:p>-0.441735740870722</text:p>
          </table:table-cell>
          <table:table-cell office:value-type="float" office:value="-0.462599959597956" calcext:value-type="float">
            <text:p>-0.462599959597956</text:p>
          </table:table-cell>
          <table:table-cell office:value-type="float" office:value="-0.451959383787572" calcext:value-type="float">
            <text:p>-0.451959383787572</text:p>
          </table:table-cell>
          <table:table-cell office:value-type="float" office:value="-0.433848292442189" calcext:value-type="float">
            <text:p>-0.433848292442189</text:p>
          </table:table-cell>
          <table:table-cell office:value-type="float" office:value="-0.373665237436297" calcext:value-type="float">
            <text:p>-0.373665237436297</text:p>
          </table:table-cell>
          <table:table-cell office:value-type="float" office:value="-0.374491476714663" calcext:value-type="float">
            <text:p>-0.374491476714663</text:p>
          </table:table-cell>
          <table:table-cell office:value-type="float" office:value="-0.38414603534668" calcext:value-type="float">
            <text:p>-0.38414603534668</text:p>
          </table:table-cell>
          <table:table-cell office:value-type="float" office:value="-0.400099649008744" calcext:value-type="float">
            <text:p>-0.400099649008744</text:p>
          </table:table-cell>
          <table:table-cell office:value-type="float" office:value="-0.41255722328892" calcext:value-type="float">
            <text:p>-0.41255722328892</text:p>
          </table:table-cell>
          <table:table-cell office:value-type="float" office:value="-0.413328740715902" calcext:value-type="float">
            <text:p>-0.413328740715902</text:p>
          </table:table-cell>
          <table:table-cell office:value-type="float" office:value="-0.409646382564661" calcext:value-type="float">
            <text:p>-0.409646382564661</text:p>
          </table:table-cell>
          <table:table-cell office:value-type="float" office:value="-0.391280206533697" calcext:value-type="float">
            <text:p>-0.391280206533697</text:p>
          </table:table-cell>
          <table:table-cell office:value-type="float" office:value="-0.365743974298654" calcext:value-type="float">
            <text:p>-0.365743974298654</text:p>
          </table:table-cell>
          <table:table-cell office:value-type="float" office:value="-0.409097624436918" calcext:value-type="float">
            <text:p>-0.409097624436918</text:p>
          </table:table-cell>
          <table:table-cell office:value-type="float" office:value="-0.419930132658587" calcext:value-type="float">
            <text:p>-0.419930132658587</text:p>
          </table:table-cell>
          <table:table-cell office:value-type="float" office:value="-0.423181350975734" calcext:value-type="float">
            <text:p>-0.423181350975734</text:p>
          </table:table-cell>
          <table:table-cell office:value-type="float" office:value="-0.426815685444942" calcext:value-type="float">
            <text:p>-0.426815685444942</text:p>
          </table:table-cell>
          <table:table-cell office:value-type="float" office:value="-0.42260352453074" calcext:value-type="float">
            <text:p>-0.42260352453074</text:p>
          </table:table-cell>
          <table:table-cell office:value-type="float" office:value="-0.418517834067462" calcext:value-type="float">
            <text:p>-0.418517834067462</text:p>
          </table:table-cell>
          <table:table-cell office:value-type="float" office:value="-0.384225389925124" calcext:value-type="float">
            <text:p>-0.384225389925124</text:p>
          </table:table-cell>
          <table:table-cell office:value-type="float" office:value="-0.377885773905672" calcext:value-type="float">
            <text:p>-0.377885773905672</text:p>
          </table:table-cell>
          <table:table-cell office:value-type="float" office:value="-0.42524528133428" calcext:value-type="float">
            <text:p>-0.42524528133428</text:p>
          </table:table-cell>
          <table:table-cell office:value-type="float" office:value="-0.418160964571297" calcext:value-type="float">
            <text:p>-0.418160964571297</text:p>
          </table:table-cell>
          <table:table-cell office:value-type="float" office:value="-0.397078547776731" calcext:value-type="float">
            <text:p>-0.397078547776731</text:p>
          </table:table-cell>
          <table:table-cell office:value-type="float" office:value="-0.387694435015381" calcext:value-type="float">
            <text:p>-0.387694435015381</text:p>
          </table:table-cell>
          <table:table-cell office:value-type="float" office:value="-0.372188150426908" calcext:value-type="float">
            <text:p>-0.372188150426908</text:p>
          </table:table-cell>
          <table:table-cell office:value-type="float" office:value="-0.369441319467555" calcext:value-type="float">
            <text:p>-0.369441319467555</text:p>
          </table:table-cell>
          <table:table-cell office:value-type="float" office:value="-0.376624910572046" calcext:value-type="float">
            <text:p>-0.376624910572046</text:p>
          </table:table-cell>
          <table:table-cell office:value-type="float" office:value="-0.385987908259631" calcext:value-type="float">
            <text:p>-0.385987908259631</text:p>
          </table:table-cell>
          <table:table-cell office:value-type="float" office:value="-0.389960047215658" calcext:value-type="float">
            <text:p>-0.389960047215658</text:p>
          </table:table-cell>
          <table:table-cell office:value-type="float" office:value="-0.392464613995508" calcext:value-type="float">
            <text:p>-0.392464613995508</text:p>
          </table:table-cell>
          <table:table-cell office:value-type="float" office:value="-0.393390314207741" calcext:value-type="float">
            <text:p>-0.393390314207741</text:p>
          </table:table-cell>
          <table:table-cell office:value-type="float" office:value="-0.392889254909708" calcext:value-type="float">
            <text:p>-0.392889254909708</text:p>
          </table:table-cell>
          <table:table-cell office:value-type="float" office:value="-0.391995463026293" calcext:value-type="float">
            <text:p>-0.391995463026293</text:p>
          </table:table-cell>
          <table:table-cell office:value-type="float" office:value="-0.392609795748374" calcext:value-type="float">
            <text:p>-0.392609795748374</text:p>
          </table:table-cell>
          <table:table-cell office:value-type="float" office:value="-0.391739047156524" calcext:value-type="float">
            <text:p>-0.391739047156524</text:p>
          </table:table-cell>
          <table:table-cell office:value-type="float" office:value="-0.390819106177292" calcext:value-type="float">
            <text:p>-0.390819106177292</text:p>
          </table:table-cell>
          <table:table-cell office:value-type="float" office:value="-0.392034792065669" calcext:value-type="float">
            <text:p>-0.392034792065669</text:p>
          </table:table-cell>
          <table:table-cell office:value-type="float" office:value="-0.391744439155245" calcext:value-type="float">
            <text:p>-0.391744439155245</text:p>
          </table:table-cell>
          <table:table-cell office:value-type="float" office:value="-0.391257738330912" calcext:value-type="float">
            <text:p>-0.391257738330912</text:p>
          </table:table-cell>
          <table:table-cell office:value-type="float" office:value="-0.39288858049682" calcext:value-type="float">
            <text:p>-0.39288858049682</text:p>
          </table:table-cell>
          <table:table-cell office:value-type="float" office:value="-0.392362777262959" calcext:value-type="float">
            <text:p>-0.392362777262959</text:p>
          </table:table-cell>
          <table:table-cell office:value-type="float" office:value="-0.391717140608775" calcext:value-type="float">
            <text:p>-0.391717140608775</text:p>
          </table:table-cell>
          <table:table-cell office:value-type="float" office:value="-0.392514893664626" calcext:value-type="float">
            <text:p>-0.392514893664626</text:p>
          </table:table-cell>
          <table:table-cell office:value-type="float" office:value="-0.392017233219894" calcext:value-type="float">
            <text:p>-0.392017233219894</text:p>
          </table:table-cell>
          <table:table-cell office:value-type="float" office:value="-0.392795081186339" calcext:value-type="float">
            <text:p>-0.392795081186339</text:p>
          </table:table-cell>
          <table:table-cell office:value-type="float" office:value="-0.391804521701875" calcext:value-type="float">
            <text:p>-0.391804521701875</text:p>
          </table:table-cell>
          <table:table-cell office:value-type="float" office:value="-0.391355077147507" calcext:value-type="float">
            <text:p>-0.391355077147507</text:p>
          </table:table-cell>
          <table:table-cell office:value-type="float" office:value="-0.392809007660868" calcext:value-type="float">
            <text:p>-0.392809007660868</text:p>
          </table:table-cell>
          <table:table-cell office:value-type="float" office:value="-0.392164755914342" calcext:value-type="float">
            <text:p>-0.392164755914342</text:p>
          </table:table-cell>
          <table:table-cell office:value-type="float" office:value="-0.391773796688563" calcext:value-type="float">
            <text:p>-0.391773796688563</text:p>
          </table:table-cell>
          <table:table-cell office:value-type="float" office:value="-0.391683123572246" calcext:value-type="float">
            <text:p>-0.391683123572246</text:p>
          </table:table-cell>
          <table:table-cell office:value-type="float" office:value="-0.392004931901175" calcext:value-type="float">
            <text:p>-0.392004931901175</text:p>
          </table:table-cell>
          <table:table-cell office:value-type="float" office:value="-0.393234138158855" calcext:value-type="float">
            <text:p>-0.393234138158855</text:p>
          </table:table-cell>
          <table:table-cell office:value-type="float" office:value="-0.392553723960504" calcext:value-type="float">
            <text:p>-0.392553723960504</text:p>
          </table:table-cell>
          <table:table-cell office:value-type="float" office:value="-0.391907824894624" calcext:value-type="float">
            <text:p>-0.391907824894624</text:p>
          </table:table-cell>
          <table:table-cell office:value-type="float" office:value="-0.393160729085971" calcext:value-type="float">
            <text:p>-0.393160729085971</text:p>
          </table:table-cell>
          <table:table-cell office:value-type="float" office:value="-0.391372550380295" calcext:value-type="float">
            <text:p>-0.391372550380295</text:p>
          </table:table-cell>
          <table:table-cell office:value-type="float" office:value="-0.392828849939515" calcext:value-type="float">
            <text:p>-0.392828849939515</text:p>
          </table:table-cell>
          <table:table-cell office:value-type="float" office:value="-0.392302688248008" calcext:value-type="float">
            <text:p>-0.392302688248008</text:p>
          </table:table-cell>
          <table:table-cell office:value-type="float" office:value="-0.392318802509905" calcext:value-type="float">
            <text:p>-0.392318802509905</text:p>
          </table:table-cell>
          <table:table-cell office:value-type="float" office:value="-0.392619789180574" calcext:value-type="float">
            <text:p>-0.392619789180574</text:p>
          </table:table-cell>
          <table:table-cell office:value-type="float" office:value="-0.392774266718531" calcext:value-type="float">
            <text:p>-0.392774266718531</text:p>
          </table:table-cell>
          <table:table-cell office:value-type="float" office:value="-0.392591178540346" calcext:value-type="float">
            <text:p>-0.392591178540346</text:p>
          </table:table-cell>
          <table:table-cell office:value-type="float" office:value="-0.392448216547283" calcext:value-type="float">
            <text:p>-0.392448216547283</text:p>
          </table:table-cell>
          <table:table-cell office:value-type="float" office:value="-0.39285855338513" calcext:value-type="float">
            <text:p>-0.39285855338513</text:p>
          </table:table-cell>
          <table:table-cell office:value-type="float" office:value="-0.39252873192923" calcext:value-type="float">
            <text:p>-0.39252873192923</text:p>
          </table:table-cell>
          <table:table-cell office:value-type="float" office:value="-0.393046147889468" calcext:value-type="float">
            <text:p>-0.393046147889468</text:p>
          </table:table-cell>
          <table:table-cell office:value-type="float" office:value="-0.392418211771378" calcext:value-type="float">
            <text:p>-0.392418211771378</text:p>
          </table:table-cell>
          <table:table-cell office:value-type="float" office:value="-0.391996913370116" calcext:value-type="float">
            <text:p>-0.391996913370116</text:p>
          </table:table-cell>
          <table:table-cell office:value-type="float" office:value="-0.393202526787573" calcext:value-type="float">
            <text:p>-0.393202526787573</text:p>
          </table:table-cell>
          <table:table-cell office:value-type="float" office:value="-0.392432771807203" calcext:value-type="float">
            <text:p>-0.392432771807203</text:p>
          </table:table-cell>
          <table:table-cell office:value-type="float" office:value="-0.39207224467381" calcext:value-type="float">
            <text:p>-0.39207224467381</text:p>
          </table:table-cell>
          <table:table-cell office:value-type="float" office:value="-0.391692213058177" calcext:value-type="float">
            <text:p>-0.391692213058177</text:p>
          </table:table-cell>
          <table:table-cell office:value-type="float" office:value="-0.392247554575869" calcext:value-type="float">
            <text:p>-0.392247554575869</text:p>
          </table:table-cell>
          <table:table-cell office:value-type="float" office:value="-0.391373717773043" calcext:value-type="float">
            <text:p>-0.391373717773043</text:p>
          </table:table-cell>
          <table:table-cell office:value-type="float" office:value="-0.393015581752642" calcext:value-type="float">
            <text:p>-0.393015581752642</text:p>
          </table:table-cell>
          <table:table-cell office:value-type="float" office:value="-0.392112314776133" calcext:value-type="float">
            <text:p>-0.392112314776133</text:p>
          </table:table-cell>
          <table:table-cell office:value-type="float" office:value="-0.392184969572694" calcext:value-type="float">
            <text:p>-0.392184969572694</text:p>
          </table:table-cell>
          <table:table-cell office:value-type="float" office:value="-0.392779097661371" calcext:value-type="float">
            <text:p>-0.392779097661371</text:p>
          </table:table-cell>
          <table:table-cell office:value-type="float" office:value="-0.392282348480272" calcext:value-type="float">
            <text:p>-0.392282348480272</text:p>
          </table:table-cell>
          <table:table-cell office:value-type="float" office:value="-0.392985906675911" calcext:value-type="float">
            <text:p>-0.392985906675911</text:p>
          </table:table-cell>
          <table:table-cell office:value-type="float" office:value="-0.392304540976978" calcext:value-type="float">
            <text:p>-0.392304540976978</text:p>
          </table:table-cell>
          <table:table-cell office:value-type="float" office:value="-0.392579821195547" calcext:value-type="float">
            <text:p>-0.392579821195547</text:p>
          </table:table-cell>
          <table:table-cell office:value-type="float" office:value="-0.392543181276119" calcext:value-type="float">
            <text:p>-0.392543181276119</text:p>
          </table:table-cell>
          <table:table-cell office:value-type="float" office:value="-0.392281785106274" calcext:value-type="float">
            <text:p>-0.392281785106274</text:p>
          </table:table-cell>
          <table:table-cell office:value-type="float" office:value="-0.392209194416215" calcext:value-type="float">
            <text:p>-0.392209194416215</text:p>
          </table:table-cell>
          <table:table-cell office:value-type="float" office:value="-0.392699715734281" calcext:value-type="float">
            <text:p>-0.392699715734281</text:p>
          </table:table-cell>
          <table:table-cell office:value-type="float" office:value="-0.392423790112227" calcext:value-type="float">
            <text:p>-0.392423790112227</text:p>
          </table:table-cell>
          <table:table-cell office:value-type="float" office:value="-0.392052061974955" calcext:value-type="float">
            <text:p>-0.392052061974955</text:p>
          </table:table-cell>
          <table:table-cell office:value-type="float" office:value="-0.392144486733906" calcext:value-type="float">
            <text:p>-0.392144486733906</text:p>
          </table:table-cell>
          <table:table-cell office:value-type="float" office:value="-0.391761527151284" calcext:value-type="float">
            <text:p>-0.391761527151284</text:p>
          </table:table-cell>
          <table:table-cell office:value-type="float" office:value="-0.391868183513381" calcext:value-type="float">
            <text:p>-0.391868183513381</text:p>
          </table:table-cell>
          <table:table-cell office:value-type="float" office:value="-0.392294180971865" calcext:value-type="float">
            <text:p>-0.392294180971865</text:p>
          </table:table-cell>
          <table:table-cell office:value-type="float" office:value="-0.391335395189254" calcext:value-type="float">
            <text:p>-0.391335395189254</text:p>
          </table:table-cell>
          <table:table-cell office:value-type="float" office:value="-0.393240124536242" calcext:value-type="float">
            <text:p>-0.393240124536242</text:p>
          </table:table-cell>
          <table:table-cell office:value-type="float" office:value="-0.392423067508265" calcext:value-type="float">
            <text:p>-0.392423067508265</text:p>
          </table:table-cell>
          <table:table-cell office:value-type="float" office:value="-0.392223417499357" calcext:value-type="float">
            <text:p>-0.392223417499357</text:p>
          </table:table-cell>
          <table:table-cell office:value-type="float" office:value="-0.392590260538933" calcext:value-type="float">
            <text:p>-0.392590260538933</text:p>
          </table:table-cell>
          <table:table-cell office:value-type="float" office:value="-0.392328082917968" calcext:value-type="float">
            <text:p>-0.392328082917968</text:p>
          </table:table-cell>
          <table:table-cell office:value-type="float" office:value="-0.393312982978776" calcext:value-type="float">
            <text:p>-0.393312982978776</text:p>
          </table:table-cell>
          <table:table-cell office:value-type="float" office:value="-0.392759422986516" calcext:value-type="float">
            <text:p>-0.392759422986516</text:p>
          </table:table-cell>
          <table:table-cell office:value-type="float" office:value="-0.39235681748723" calcext:value-type="float">
            <text:p>-0.39235681748723</text:p>
          </table:table-cell>
          <table:table-cell office:value-type="float" office:value="-0.391893578300901" calcext:value-type="float">
            <text:p>-0.391893578300901</text:p>
          </table:table-cell>
          <table:table-cell office:value-type="float" office:value="-0.392062216589616" calcext:value-type="float">
            <text:p>-0.392062216589616</text:p>
          </table:table-cell>
          <table:table-cell office:value-type="float" office:value="-0.392433415181392" calcext:value-type="float">
            <text:p>-0.392433415181392</text:p>
          </table:table-cell>
          <table:table-cell office:value-type="float" office:value="-0.392894169043964" calcext:value-type="float">
            <text:p>-0.392894169043964</text:p>
          </table:table-cell>
          <table:table-cell office:value-type="float" office:value="-0.392067564503581" calcext:value-type="float">
            <text:p>-0.392067564503581</text:p>
          </table:table-cell>
          <table:table-cell office:value-type="float" office:value="-0.393038364080627" calcext:value-type="float">
            <text:p>-0.393038364080627</text:p>
          </table:table-cell>
          <table:table-cell office:value-type="float" office:value="-0.392723800555165" calcext:value-type="float">
            <text:p>-0.392723800555165</text:p>
          </table:table-cell>
          <table:table-cell office:value-type="float" office:value="-0.392758618377742" calcext:value-type="float">
            <text:p>-0.392758618377742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09259918745219" calcext:value-type="float">
            <text:p>-1.09259918745219E-05</text:p>
          </table:table-cell>
          <table:table-cell office:value-type="float" office:value="0.00000566107625815659" calcext:value-type="float">
            <text:p>5.66107625815659E-06</text:p>
          </table:table-cell>
          <table:table-cell office:value-type="float" office:value="-0.0000104397587927241" calcext:value-type="float">
            <text:p>-1.04397587927241E-05</text:p>
          </table:table-cell>
          <table:table-cell office:value-type="float" office:value="0.0000062773978526387" calcext:value-type="float">
            <text:p>6.2773978526387E-06</text:p>
          </table:table-cell>
          <table:table-cell office:value-type="float" office:value="-0.0000112472900583582" calcext:value-type="float">
            <text:p>-1.12472900583582E-05</text:p>
          </table:table-cell>
          <table:table-cell office:value-type="float" office:value="0.00000066128552311806" calcext:value-type="float">
            <text:p>6.6128552311806E-07</text:p>
          </table:table-cell>
          <table:table-cell office:value-type="float" office:value="0.0000139385602462294" calcext:value-type="float">
            <text:p>1.39385602462294E-05</text:p>
          </table:table-cell>
          <table:table-cell office:value-type="float" office:value="-0.00000921244268203836" calcext:value-type="float">
            <text:p>-9.21244268203836E-06</text:p>
          </table:table-cell>
          <table:table-cell office:value-type="float" office:value="-0.00000290692021770456" calcext:value-type="float">
            <text:p>-2.90692021770456E-06</text:p>
          </table:table-cell>
          <table:table-cell office:value-type="float" office:value="0.00000459958307197361" calcext:value-type="float">
            <text:p>4.59958307197361E-06</text:p>
          </table:table-cell>
          <table:table-cell office:value-type="float" office:value="-0.0000182798591374933" calcext:value-type="float">
            <text:p>-1.82798591374933E-05</text:p>
          </table:table-cell>
          <table:table-cell office:value-type="float" office:value="0.000021785638320948" calcext:value-type="float">
            <text:p>2.1785638320948E-05</text:p>
          </table:table-cell>
          <table:table-cell office:value-type="float" office:value="0.0000145633266319667" calcext:value-type="float">
            <text:p>1.45633266319667E-05</text:p>
          </table:table-cell>
          <table:table-cell office:value-type="float" office:value="-0.000017864946659174" calcext:value-type="float">
            <text:p>-1.7864946659174E-05</text:p>
          </table:table-cell>
          <table:table-cell office:value-type="float" office:value="0.00000854946204131846" calcext:value-type="float">
            <text:p>8.54946204131846E-06</text:p>
          </table:table-cell>
          <table:table-cell office:value-type="float" office:value="-0.000014430872928739" calcext:value-type="float">
            <text:p>-1.4430872928739E-05</text:p>
          </table:table-cell>
          <table:table-cell office:value-type="float" office:value="-0.00000654930791416097" calcext:value-type="float">
            <text:p>-6.54930791416097E-06</text:p>
          </table:table-cell>
          <table:table-cell office:value-type="float" office:value="-0.00000680306036093814" calcext:value-type="float">
            <text:p>-6.80306036093814E-06</text:p>
          </table:table-cell>
          <table:table-cell office:value-type="float" office:value="-0.0000239698752361739" calcext:value-type="float">
            <text:p>-2.39698752361739E-05</text:p>
          </table:table-cell>
          <table:table-cell office:value-type="float" office:value="0.0000156788183409695" calcext:value-type="float">
            <text:p>1.56788183409695E-05</text:p>
          </table:table-cell>
          <table:table-cell office:value-type="float" office:value="-0.0000079639176676638" calcext:value-type="float">
            <text:p>-7.9639176676638E-06</text:p>
          </table:table-cell>
          <table:table-cell office:value-type="float" office:value="-0.000465226101208249" calcext:value-type="float">
            <text:p>-0.000465226101208</text:p>
          </table:table-cell>
          <table:table-cell office:value-type="float" office:value="0.0000499727586999454" calcext:value-type="float">
            <text:p>4.99727586999454E-05</text:p>
          </table:table-cell>
          <table:table-cell office:value-type="float" office:value="-0.000398322344715096" calcext:value-type="float">
            <text:p>-0.000398322344715</text:p>
          </table:table-cell>
          <table:table-cell office:value-type="float" office:value="0.000157099836571639" calcext:value-type="float">
            <text:p>0.000157099836572</text:p>
          </table:table-cell>
          <table:table-cell office:value-type="float" office:value="0.000614273935865717" calcext:value-type="float">
            <text:p>0.000614273935866</text:p>
          </table:table-cell>
          <table:table-cell office:value-type="float" office:value="-0.0000572815083415001" calcext:value-type="float">
            <text:p>-5.72815083415001E-05</text:p>
          </table:table-cell>
          <table:table-cell office:value-type="float" office:value="0.000483739313084264" calcext:value-type="float">
            <text:p>0.000483739313084</text:p>
          </table:table-cell>
          <table:table-cell office:value-type="float" office:value="-0.000923481884060329" calcext:value-type="float">
            <text:p>-0.00092348188406</text:p>
          </table:table-cell>
          <table:table-cell office:value-type="float" office:value="-0.0000246295217329329" calcext:value-type="float">
            <text:p>-2.46295217329329E-05</text:p>
          </table:table-cell>
          <table:table-cell office:value-type="float" office:value="-0.00106550781812681" calcext:value-type="float">
            <text:p>-0.001065507818127</text:p>
          </table:table-cell>
          <table:table-cell office:value-type="float" office:value="0.00789825206043976" calcext:value-type="float">
            <text:p>0.00789825206044</text:p>
          </table:table-cell>
          <table:table-cell office:value-type="float" office:value="0.011571021487332" calcext:value-type="float">
            <text:p>0.011571021487332</text:p>
          </table:table-cell>
          <table:table-cell office:value-type="float" office:value="0.00631746042372172" calcext:value-type="float">
            <text:p>0.006317460423722</text:p>
          </table:table-cell>
          <table:table-cell office:value-type="float" office:value="0.00954171962375794" calcext:value-type="float">
            <text:p>0.009541719623758</text:p>
          </table:table-cell>
          <table:table-cell office:value-type="float" office:value="0.000408106490349502" calcext:value-type="float">
            <text:p>0.00040810649035</text:p>
          </table:table-cell>
          <table:table-cell office:value-type="float" office:value="-0.00773905379967682" calcext:value-type="float">
            <text:p>-0.007739053799677</text:p>
          </table:table-cell>
          <table:table-cell office:value-type="float" office:value="-0.0237474509402911" calcext:value-type="float">
            <text:p>-0.023747450940291</text:p>
          </table:table-cell>
          <table:table-cell office:value-type="float" office:value="0.00013741785328264" calcext:value-type="float">
            <text:p>0.000137417853283</text:p>
          </table:table-cell>
          <table:table-cell office:value-type="float" office:value="-0.00162853916475958" calcext:value-type="float">
            <text:p>-0.00162853916476</text:p>
          </table:table-cell>
          <table:table-cell office:value-type="float" office:value="-0.00289743163331907" calcext:value-type="float">
            <text:p>-0.002897431633319</text:p>
          </table:table-cell>
          <table:table-cell office:value-type="float" office:value="-0.00381808520704591" calcext:value-type="float">
            <text:p>-0.003818085207046</text:p>
          </table:table-cell>
          <table:table-cell office:value-type="float" office:value="-0.0028527585279432" calcext:value-type="float">
            <text:p>-0.002852758527943</text:p>
          </table:table-cell>
          <table:table-cell office:value-type="float" office:value="-0.00313055209137897" calcext:value-type="float">
            <text:p>-0.003130552091379</text:p>
          </table:table-cell>
          <table:table-cell office:value-type="float" office:value="-0.00411573632832235" calcext:value-type="float">
            <text:p>-0.004115736328322</text:p>
          </table:table-cell>
          <table:table-cell office:value-type="float" office:value="-0.00167297565165453" calcext:value-type="float">
            <text:p>-0.001672975651655</text:p>
          </table:table-cell>
          <table:table-cell office:value-type="float" office:value="-0.000980916381387586" calcext:value-type="float">
            <text:p>-0.000980916381388</text:p>
          </table:table-cell>
          <table:table-cell office:value-type="float" office:value="0.000507945468304516" calcext:value-type="float">
            <text:p>0.000507945468305</text:p>
          </table:table-cell>
          <table:table-cell office:value-type="float" office:value="0.0151149922590528" calcext:value-type="float">
            <text:p>0.015114992259053</text:p>
          </table:table-cell>
          <table:table-cell office:value-type="float" office:value="0.00824960021870158" calcext:value-type="float">
            <text:p>0.008249600218702</text:p>
          </table:table-cell>
          <table:table-cell office:value-type="float" office:value="0.00734497192486067" calcext:value-type="float">
            <text:p>0.007344971924861</text:p>
          </table:table-cell>
          <table:table-cell office:value-type="float" office:value="-0.0478460030842635" calcext:value-type="float">
            <text:p>-0.047846003084264</text:p>
          </table:table-cell>
          <table:table-cell office:value-type="float" office:value="0.000826778096818526" calcext:value-type="float">
            <text:p>0.000826778096819</text:p>
          </table:table-cell>
          <table:table-cell office:value-type="float" office:value="0.0305613909909427" calcext:value-type="float">
            <text:p>0.030561390990943</text:p>
          </table:table-cell>
          <table:table-cell office:value-type="float" office:value="0.00797698575729744" calcext:value-type="float">
            <text:p>0.007976985757297</text:p>
          </table:table-cell>
          <table:table-cell office:value-type="float" office:value="-0.00255777336794211" calcext:value-type="float">
            <text:p>-0.002557773367942</text:p>
          </table:table-cell>
          <table:table-cell office:value-type="float" office:value="-0.00262996672973087" calcext:value-type="float">
            <text:p>-0.002629966729731</text:p>
          </table:table-cell>
          <table:table-cell office:value-type="float" office:value="-0.00118442305429922" calcext:value-type="float">
            <text:p>-0.001184423054299</text:p>
          </table:table-cell>
          <table:table-cell office:value-type="float" office:value="-0.00293910843042022" calcext:value-type="float">
            <text:p>-0.00293910843042</text:p>
          </table:table-cell>
          <table:table-cell office:value-type="float" office:value="-0.00247806961659325" calcext:value-type="float">
            <text:p>-0.002478069616593</text:p>
          </table:table-cell>
          <table:table-cell office:value-type="float" office:value="0.00078921496495088" calcext:value-type="float">
            <text:p>0.000789214964951</text:p>
          </table:table-cell>
          <table:table-cell office:value-type="float" office:value="0.000554010765803026" calcext:value-type="float">
            <text:p>0.000554010765803</text:p>
          </table:table-cell>
          <table:table-cell office:value-type="float" office:value="0.00816408031397881" calcext:value-type="float">
            <text:p>0.008164080313979</text:p>
          </table:table-cell>
          <table:table-cell office:value-type="float" office:value="0.00362788644511447" calcext:value-type="float">
            <text:p>0.003627886445114</text:p>
          </table:table-cell>
          <table:table-cell office:value-type="float" office:value="0.00405108373604651" calcext:value-type="float">
            <text:p>0.004051083736047</text:p>
          </table:table-cell>
          <table:table-cell office:value-type="float" office:value="0.00553778640852159" calcext:value-type="float">
            <text:p>0.005537786408522</text:p>
          </table:table-cell>
          <table:table-cell office:value-type="float" office:value="0.00569803906202104" calcext:value-type="float">
            <text:p>0.005698039062021</text:p>
          </table:table-cell>
          <table:table-cell office:value-type="float" office:value="0.0038518481621217" calcext:value-type="float">
            <text:p>0.003851848162122</text:p>
          </table:table-cell>
          <table:table-cell office:value-type="float" office:value="0.00166568704010472" calcext:value-type="float">
            <text:p>0.001665687040105</text:p>
          </table:table-cell>
          <table:table-cell office:value-type="float" office:value="0.000651213252176874" calcext:value-type="float">
            <text:p>0.000651213252177</text:p>
          </table:table-cell>
          <table:table-cell office:value-type="float" office:value="-0.000608933138078582" calcext:value-type="float">
            <text:p>-0.000608933138079</text:p>
          </table:table-cell>
          <table:table-cell office:value-type="float" office:value="-0.00224493863049607" calcext:value-type="float">
            <text:p>-0.002244938630496</text:p>
          </table:table-cell>
          <table:table-cell office:value-type="float" office:value="-0.0143534722638276" calcext:value-type="float">
            <text:p>-0.014353472263828</text:p>
          </table:table-cell>
          <table:table-cell office:value-type="float" office:value="-0.00257429683466664" calcext:value-type="float">
            <text:p>-0.002574296834667</text:p>
          </table:table-cell>
          <table:table-cell office:value-type="float" office:value="-0.00518247128094662" calcext:value-type="float">
            <text:p>-0.005182471280947</text:p>
          </table:table-cell>
          <table:table-cell office:value-type="float" office:value="-0.000877796720221646" calcext:value-type="float">
            <text:p>-0.000877796720222</text:p>
          </table:table-cell>
          <table:table-cell office:value-type="float" office:value="-0.00043869320058304" calcext:value-type="float">
            <text:p>-0.000438693200583</text:p>
          </table:table-cell>
          <table:table-cell office:value-type="float" office:value="0.000398017530391981" calcext:value-type="float">
            <text:p>0.000398017530392</text:p>
          </table:table-cell>
          <table:table-cell office:value-type="float" office:value="-0.00115477642009737" calcext:value-type="float">
            <text:p>-0.001154776420097</text:p>
          </table:table-cell>
          <table:table-cell office:value-type="float" office:value="-0.000874004523970628" calcext:value-type="float">
            <text:p>-0.000874004523971</text:p>
          </table:table-cell>
          <table:table-cell office:value-type="float" office:value="-0.000869885959556394" calcext:value-type="float">
            <text:p>-0.000869885959556</text:p>
          </table:table-cell>
          <table:table-cell office:value-type="float" office:value="-0.00193662748392481" calcext:value-type="float">
            <text:p>-0.001936627483925</text:p>
          </table:table-cell>
          <table:table-cell office:value-type="float" office:value="-0.00358447363020525" calcext:value-type="float">
            <text:p>-0.003584473630205</text:p>
          </table:table-cell>
          <table:table-cell office:value-type="float" office:value="-0.00213398570164702" calcext:value-type="float">
            <text:p>-0.002133985701647</text:p>
          </table:table-cell>
          <table:table-cell office:value-type="float" office:value="-0.000074723015445477" calcext:value-type="float">
            <text:p>-7.4723015445477E-05</text:p>
          </table:table-cell>
          <table:table-cell office:value-type="float" office:value="0.0247862515071541" calcext:value-type="float">
            <text:p>0.024786251507154</text:p>
          </table:table-cell>
          <table:table-cell office:value-type="float" office:value="0.00516004309051266" calcext:value-type="float">
            <text:p>0.005160043090513</text:p>
          </table:table-cell>
          <table:table-cell office:value-type="float" office:value="0.00436719664794388" calcext:value-type="float">
            <text:p>0.004367196647944</text:p>
          </table:table-cell>
          <table:table-cell office:value-type="float" office:value="0.00593233332770826" calcext:value-type="float">
            <text:p>0.005932333327708</text:p>
          </table:table-cell>
          <table:table-cell office:value-type="float" office:value="-0.000314750674469011" calcext:value-type="float">
            <text:p>-0.000314750674469</text:p>
          </table:table-cell>
          <table:table-cell office:value-type="float" office:value="-0.0530439258039306" calcext:value-type="float">
            <text:p>-0.053043925803931</text:p>
          </table:table-cell>
          <table:table-cell office:value-type="float" office:value="0.000361586125497027" calcext:value-type="float">
            <text:p>0.000361586125497</text:p>
          </table:table-cell>
          <table:table-cell office:value-type="float" office:value="0.000258379559797961" calcext:value-type="float">
            <text:p>0.000258379559798</text:p>
          </table:table-cell>
          <table:table-cell office:value-type="float" office:value="0.0198404969684065" calcext:value-type="float">
            <text:p>0.019840496968407</text:p>
          </table:table-cell>
          <table:table-cell office:value-type="float" office:value="0.00647760087922028" calcext:value-type="float">
            <text:p>0.00647760087922</text:p>
          </table:table-cell>
          <table:table-cell office:value-type="float" office:value="0.0000122152775159923" calcext:value-type="float">
            <text:p>1.22152775159923E-05</text:p>
          </table:table-cell>
          <table:table-cell office:value-type="float" office:value="-0.00220004541469904" calcext:value-type="float">
            <text:p>-0.002200045414699</text:p>
          </table:table-cell>
          <table:table-cell office:value-type="float" office:value="-0.000839786476053372" calcext:value-type="float">
            <text:p>-0.000839786476053</text:p>
          </table:table-cell>
          <table:table-cell office:value-type="float" office:value="-0.00050161289868722" calcext:value-type="float">
            <text:p>-0.000501612898687</text:p>
          </table:table-cell>
          <table:table-cell office:value-type="float" office:value="-0.00100780575040571" calcext:value-type="float">
            <text:p>-0.001007805750406</text:p>
          </table:table-cell>
          <table:table-cell office:value-type="float" office:value="-0.00131700708360677" calcext:value-type="float">
            <text:p>-0.001317007083607</text:p>
          </table:table-cell>
          <table:table-cell office:value-type="float" office:value="-0.00112667425978041" calcext:value-type="float">
            <text:p>-0.00112667425978</text:p>
          </table:table-cell>
          <table:table-cell office:value-type="float" office:value="-0.00106349678339601" calcext:value-type="float">
            <text:p>-0.001063496783396</text:p>
          </table:table-cell>
          <table:table-cell office:value-type="float" office:value="0.00467118915160725" calcext:value-type="float">
            <text:p>0.004671189151607</text:p>
          </table:table-cell>
          <table:table-cell office:value-type="float" office:value="0.0127538271459905" calcext:value-type="float">
            <text:p>0.012753827145991</text:p>
          </table:table-cell>
          <table:table-cell office:value-type="float" office:value="0.00303681631583019" calcext:value-type="float">
            <text:p>0.00303681631583</text:p>
          </table:table-cell>
          <table:table-cell office:value-type="float" office:value="-0.000676350244547264" calcext:value-type="float">
            <text:p>-0.000676350244547</text:p>
          </table:table-cell>
          <table:table-cell office:value-type="float" office:value="0.00169398931637832" calcext:value-type="float">
            <text:p>0.001693989316378</text:p>
          </table:table-cell>
          <table:table-cell office:value-type="float" office:value="0.0103321775091678" calcext:value-type="float">
            <text:p>0.010332177509168</text:p>
          </table:table-cell>
          <table:table-cell office:value-type="float" office:value="0.000352632526078866" calcext:value-type="float">
            <text:p>0.000352632526079</text:p>
          </table:table-cell>
          <table:table-cell office:value-type="float" office:value="-0.00748463449583081" calcext:value-type="float">
            <text:p>-0.007484634495831</text:p>
          </table:table-cell>
          <table:table-cell office:value-type="float" office:value="-0.0204094409752771" calcext:value-type="float">
            <text:p>-0.020409440975277</text:p>
          </table:table-cell>
          <table:table-cell office:value-type="float" office:value="0.00177702952093961" calcext:value-type="float">
            <text:p>0.00177702952094</text:p>
          </table:table-cell>
          <table:table-cell office:value-type="float" office:value="-0.000955478090579276" calcext:value-type="float">
            <text:p>-0.000955478090579</text:p>
          </table:table-cell>
          <table:table-cell office:value-type="float" office:value="-0.00019812714577977" calcext:value-type="float">
            <text:p>-0.00019812714578</text:p>
          </table:table-cell>
          <table:table-cell office:value-type="float" office:value="-0.00334693964525112" calcext:value-type="float">
            <text:p>-0.003346939645251</text:p>
          </table:table-cell>
          <table:table-cell office:value-type="float" office:value="-0.00331924099209718" calcext:value-type="float">
            <text:p>-0.003319240992097</text:p>
          </table:table-cell>
          <table:table-cell office:value-type="float" office:value="-0.00195858619555422" calcext:value-type="float">
            <text:p>-0.001958586195554</text:p>
          </table:table-cell>
          <table:table-cell office:value-type="float" office:value="-0.00332736228256497" calcext:value-type="float">
            <text:p>-0.003327362282565</text:p>
          </table:table-cell>
          <table:table-cell office:value-type="float" office:value="-0.00132681409347918" calcext:value-type="float">
            <text:p>-0.001326814093479</text:p>
          </table:table-cell>
          <table:table-cell office:value-type="float" office:value="-0.000564161816889452" calcext:value-type="float">
            <text:p>-0.000564161816889</text:p>
          </table:table-cell>
          <table:table-cell office:value-type="float" office:value="-0.00022794628149353" calcext:value-type="float">
            <text:p>-0.000227946281494</text:p>
          </table:table-cell>
          <table:table-cell office:value-type="float" office:value="0.0258815873667869" calcext:value-type="float">
            <text:p>0.025881587366787</text:p>
          </table:table-cell>
          <table:table-cell office:value-type="float" office:value="0.00861398852127049" calcext:value-type="float">
            <text:p>0.00861398852127</text:p>
          </table:table-cell>
          <table:table-cell office:value-type="float" office:value="0.00659029659783522" calcext:value-type="float">
            <text:p>0.006590296597835</text:p>
          </table:table-cell>
          <table:table-cell office:value-type="float" office:value="0.000313948066711978" calcext:value-type="float">
            <text:p>0.000313948066712</text:p>
          </table:table-cell>
          <table:table-cell office:value-type="float" office:value="-0.048226604255278" calcext:value-type="float">
            <text:p>-0.048226604255278</text:p>
          </table:table-cell>
          <table:table-cell office:value-type="float" office:value="-0.00306159705862413" calcext:value-type="float">
            <text:p>-0.003061597058624</text:p>
          </table:table-cell>
          <table:table-cell office:value-type="float" office:value="-0.0000409489881952885" calcext:value-type="float">
            <text:p>-4.09489881952885E-05</text:p>
          </table:table-cell>
          <table:table-cell office:value-type="float" office:value="0.000132686899989909" calcext:value-type="float">
            <text:p>0.00013268689999</text:p>
          </table:table-cell>
          <table:table-cell office:value-type="float" office:value="0.0275527003190698" calcext:value-type="float">
            <text:p>0.02755270031907</text:p>
          </table:table-cell>
          <table:table-cell office:value-type="float" office:value="0.0030299735394772" calcext:value-type="float">
            <text:p>0.003029973539477</text:p>
          </table:table-cell>
          <table:table-cell office:value-type="float" office:value="-0.0012798453655305" calcext:value-type="float">
            <text:p>-0.001279845365531</text:p>
          </table:table-cell>
          <table:table-cell office:value-type="float" office:value="-0.00254566377219034" calcext:value-type="float">
            <text:p>-0.00254566377219</text:p>
          </table:table-cell>
          <table:table-cell office:value-type="float" office:value="0.000270321927876682" calcext:value-type="float">
            <text:p>0.000270321927877</text:p>
          </table:table-cell>
          <table:table-cell office:value-type="float" office:value="-0.00223443611056057" calcext:value-type="float">
            <text:p>-0.002234436110561</text:p>
          </table:table-cell>
          <table:table-cell office:value-type="float" office:value="-0.00573546637823563" calcext:value-type="float">
            <text:p>-0.005735466378236</text:p>
          </table:table-cell>
          <table:table-cell office:value-type="float" office:value="0.0227405506106156" calcext:value-type="float">
            <text:p>0.022740550610616</text:p>
          </table:table-cell>
          <table:table-cell office:value-type="float" office:value="-0.000681864543842892" calcext:value-type="float">
            <text:p>-0.000681864543843</text:p>
          </table:table-cell>
          <table:table-cell office:value-type="float" office:value="0.000306838266079856" calcext:value-type="float">
            <text:p>0.00030683826608</text:p>
          </table:table-cell>
          <table:table-cell office:value-type="float" office:value="0.0106801023140294" calcext:value-type="float">
            <text:p>0.010680102314029</text:p>
          </table:table-cell>
          <table:table-cell office:value-type="float" office:value="0.00319464682514037" calcext:value-type="float">
            <text:p>0.00319464682514</text:p>
          </table:table-cell>
          <table:table-cell office:value-type="float" office:value="0.000395421085732206" calcext:value-type="float">
            <text:p>0.000395421085732</text:p>
          </table:table-cell>
          <table:table-cell office:value-type="float" office:value="-0.00110558237618175" calcext:value-type="float">
            <text:p>-0.001105582376182</text:p>
          </table:table-cell>
          <table:table-cell office:value-type="float" office:value="-0.00601137769249127" calcext:value-type="float">
            <text:p>-0.006011377692491</text:p>
          </table:table-cell>
          <table:table-cell office:value-type="float" office:value="-0.0375023991233511" calcext:value-type="float">
            <text:p>-0.037502399123351</text:p>
          </table:table-cell>
          <table:table-cell office:value-type="float" office:value="0.0171464327140782" calcext:value-type="float">
            <text:p>0.017146432714078</text:p>
          </table:table-cell>
          <table:table-cell office:value-type="float" office:value="0.00176326226475398" calcext:value-type="float">
            <text:p>0.001763262264754</text:p>
          </table:table-cell>
          <table:table-cell office:value-type="float" office:value="-0.00478118712064601" calcext:value-type="float">
            <text:p>-0.004781187120646</text:p>
          </table:table-cell>
          <table:table-cell office:value-type="float" office:value="-0.00179811388998508" calcext:value-type="float">
            <text:p>-0.001798113889985</text:p>
          </table:table-cell>
          <table:table-cell office:value-type="float" office:value="-0.00144901049497059" calcext:value-type="float">
            <text:p>-0.001449010494971</text:p>
          </table:table-cell>
          <table:table-cell office:value-type="float" office:value="-0.00415322712426169" calcext:value-type="float">
            <text:p>-0.004153227124262</text:p>
          </table:table-cell>
          <table:table-cell office:value-type="float" office:value="-0.0026470702935798" calcext:value-type="float">
            <text:p>-0.00264707029358</text:p>
          </table:table-cell>
          <table:table-cell office:value-type="float" office:value="-0.00191567200398224" calcext:value-type="float">
            <text:p>-0.001915672003982</text:p>
          </table:table-cell>
          <table:table-cell office:value-type="float" office:value="-0.00148867100057515" calcext:value-type="float">
            <text:p>-0.001488671000575</text:p>
          </table:table-cell>
          <table:table-cell office:value-type="float" office:value="0.0332032715809948" calcext:value-type="float">
            <text:p>0.033203271580995</text:p>
          </table:table-cell>
          <table:table-cell office:value-type="float" office:value="0.00790548897542404" calcext:value-type="float">
            <text:p>0.007905488975424</text:p>
          </table:table-cell>
          <table:table-cell office:value-type="float" office:value="0.00170788296583047" calcext:value-type="float">
            <text:p>0.00170788296583</text:p>
          </table:table-cell>
          <table:table-cell office:value-type="float" office:value="-0.0492362681498346" calcext:value-type="float">
            <text:p>-0.049236268149835</text:p>
          </table:table-cell>
          <table:table-cell office:value-type="float" office:value="-0.00468731636381831" calcext:value-type="float">
            <text:p>-0.004687316363818</text:p>
          </table:table-cell>
          <table:table-cell office:value-type="float" office:value="0.0295035694190604" calcext:value-type="float">
            <text:p>0.02950356941906</text:p>
          </table:table-cell>
          <table:table-cell office:value-type="float" office:value="0.000948200706421876" calcext:value-type="float">
            <text:p>0.000948200706422</text:p>
          </table:table-cell>
          <table:table-cell office:value-type="float" office:value="-0.00180405301070879" calcext:value-type="float">
            <text:p>-0.001804053010709</text:p>
          </table:table-cell>
          <table:table-cell office:value-type="float" office:value="-0.00105013863893016" calcext:value-type="float">
            <text:p>-0.00105013863893</text:p>
          </table:table-cell>
          <table:table-cell office:value-type="float" office:value="-0.00089995156825301" calcext:value-type="float">
            <text:p>-0.000899951568253</text:p>
          </table:table-cell>
          <table:table-cell office:value-type="float" office:value="-0.00173100632594669" calcext:value-type="float">
            <text:p>-0.001731006325947</text:p>
          </table:table-cell>
          <table:table-cell office:value-type="float" office:value="-0.00334609905223077" calcext:value-type="float">
            <text:p>-0.003346099052231</text:p>
          </table:table-cell>
          <table:table-cell office:value-type="float" office:value="0.000324318080084152" calcext:value-type="float">
            <text:p>0.000324318080084</text:p>
          </table:table-cell>
          <table:table-cell office:value-type="float" office:value="0.0142047705558674" calcext:value-type="float">
            <text:p>0.014204770555867</text:p>
          </table:table-cell>
          <table:table-cell office:value-type="float" office:value="0.00379981945700047" calcext:value-type="float">
            <text:p>0.003799819457</text:p>
          </table:table-cell>
          <table:table-cell office:value-type="float" office:value="-0.000390490747603611" calcext:value-type="float">
            <text:p>-0.000390490747604</text:p>
          </table:table-cell>
          <table:table-cell office:value-type="float" office:value="-0.00110139900264905" calcext:value-type="float">
            <text:p>-0.001101399002649</text:p>
          </table:table-cell>
          <table:table-cell office:value-type="float" office:value="0.000229010039150268" calcext:value-type="float">
            <text:p>0.00022901003915</text:p>
          </table:table-cell>
          <table:table-cell office:value-type="float" office:value="0.00450604840253904" calcext:value-type="float">
            <text:p>0.004506048402539</text:p>
          </table:table-cell>
          <table:table-cell office:value-type="float" office:value="0.00495341255099785" calcext:value-type="float">
            <text:p>0.004953412550998</text:p>
          </table:table-cell>
          <table:table-cell office:value-type="float" office:value="0.00327574230846261" calcext:value-type="float">
            <text:p>0.003275742308463</text:p>
          </table:table-cell>
          <table:table-cell office:value-type="float" office:value="-0.00182106175782493" calcext:value-type="float">
            <text:p>-0.001821061757825</text:p>
          </table:table-cell>
          <table:table-cell office:value-type="float" office:value="-0.00291958787642427" calcext:value-type="float">
            <text:p>-0.002919587876424</text:p>
          </table:table-cell>
          <table:table-cell office:value-type="float" office:value="-0.0393583830730137" calcext:value-type="float">
            <text:p>-0.039358383073014</text:p>
          </table:table-cell>
          <table:table-cell office:value-type="float" office:value="0.00775246942719321" calcext:value-type="float">
            <text:p>0.007752469427193</text:p>
          </table:table-cell>
          <table:table-cell office:value-type="float" office:value="0.00555656191388987" calcext:value-type="float">
            <text:p>0.00555656191389</text:p>
          </table:table-cell>
          <table:table-cell office:value-type="float" office:value="0.00489911879187355" calcext:value-type="float">
            <text:p>0.004899118791874</text:p>
          </table:table-cell>
          <table:table-cell office:value-type="float" office:value="-0.000393078885410292" calcext:value-type="float">
            <text:p>-0.00039307888541</text:p>
          </table:table-cell>
          <table:table-cell office:value-type="float" office:value="-0.000354080748334928" calcext:value-type="float">
            <text:p>-0.000354080748335</text:p>
          </table:table-cell>
          <table:table-cell office:value-type="float" office:value="-0.00722673715732464" calcext:value-type="float">
            <text:p>-0.007226737157325</text:p>
          </table:table-cell>
          <table:table-cell office:value-type="float" office:value="-0.00206241961882164" calcext:value-type="float">
            <text:p>-0.002062419618822</text:p>
          </table:table-cell>
          <table:table-cell office:value-type="float" office:value="-0.00171247099747263" calcext:value-type="float">
            <text:p>-0.001712470997473</text:p>
          </table:table-cell>
          <table:table-cell office:value-type="float" office:value="-0.002875402980338" calcext:value-type="float">
            <text:p>-0.002875402980338</text:p>
          </table:table-cell>
          <table:table-cell office:value-type="float" office:value="-0.00255125763725445" calcext:value-type="float">
            <text:p>-0.002551257637254</text:p>
          </table:table-cell>
          <table:table-cell office:value-type="float" office:value="0.0261627374703018" calcext:value-type="float">
            <text:p>0.026162737470302</text:p>
          </table:table-cell>
          <table:table-cell office:value-type="float" office:value="0.0101490172153986" calcext:value-type="float">
            <text:p>0.010149017215399</text:p>
          </table:table-cell>
          <table:table-cell office:value-type="float" office:value="0.00837373737574643" calcext:value-type="float">
            <text:p>0.008373737375746</text:p>
          </table:table-cell>
          <table:table-cell office:value-type="float" office:value="-0.0465587745236818" calcext:value-type="float">
            <text:p>-0.046558774523682</text:p>
          </table:table-cell>
          <table:table-cell office:value-type="float" office:value="-0.00636718563359085" calcext:value-type="float">
            <text:p>-0.006367185633591</text:p>
          </table:table-cell>
          <table:table-cell office:value-type="float" office:value="0.000919765755738766" calcext:value-type="float">
            <text:p>0.000919765755739</text:p>
          </table:table-cell>
          <table:table-cell office:value-type="float" office:value="0.0225949636795774" calcext:value-type="float">
            <text:p>0.022594963679577</text:p>
          </table:table-cell>
          <table:table-cell office:value-type="float" office:value="0.00422135242262234" calcext:value-type="float">
            <text:p>0.004221352422622</text:p>
          </table:table-cell>
          <table:table-cell office:value-type="float" office:value="0.0012248695520688" calcext:value-type="float">
            <text:p>0.001224869552069</text:p>
          </table:table-cell>
          <table:table-cell office:value-type="float" office:value="-0.000448924475062951" calcext:value-type="float">
            <text:p>-0.000448924475063</text:p>
          </table:table-cell>
          <table:table-cell office:value-type="float" office:value="-0.000999509114747055" calcext:value-type="float">
            <text:p>-0.000999509114747</text:p>
          </table:table-cell>
          <table:table-cell office:value-type="float" office:value="-0.00146052394047347" calcext:value-type="float">
            <text:p>-0.001460523940473</text:p>
          </table:table-cell>
          <table:table-cell office:value-type="float" office:value="-0.000643338754410916" calcext:value-type="float">
            <text:p>-0.000643338754411</text:p>
          </table:table-cell>
          <table:table-cell office:value-type="float" office:value="-0.000453787152145779" calcext:value-type="float">
            <text:p>-0.000453787152146</text:p>
          </table:table-cell>
          <table:table-cell office:value-type="float" office:value="-0.00164146594708081" calcext:value-type="float">
            <text:p>-0.001641465947081</text:p>
          </table:table-cell>
          <table:table-cell office:value-type="float" office:value="-0.00143198249304327" calcext:value-type="float">
            <text:p>-0.001431982493043</text:p>
          </table:table-cell>
          <table:table-cell office:value-type="float" office:value="-0.00182916678700762" calcext:value-type="float">
            <text:p>-0.001829166787008</text:p>
          </table:table-cell>
          <table:table-cell office:value-type="float" office:value="0.000347886171910505" calcext:value-type="float">
            <text:p>0.000347886171911</text:p>
          </table:table-cell>
          <table:table-cell office:value-type="float" office:value="0.0126204025364389" calcext:value-type="float">
            <text:p>0.012620402536439</text:p>
          </table:table-cell>
          <table:table-cell office:value-type="float" office:value="0.00523295851908978" calcext:value-type="float">
            <text:p>0.00523295851909</text:p>
          </table:table-cell>
          <table:table-cell office:value-type="float" office:value="0.0025291841468475" calcext:value-type="float">
            <text:p>0.002529184146848</text:p>
          </table:table-cell>
          <table:table-cell office:value-type="float" office:value="0.0084979784382313" calcext:value-type="float">
            <text:p>0.008497978438231</text:p>
          </table:table-cell>
          <table:table-cell office:value-type="float" office:value="0.00127808763153187" calcext:value-type="float">
            <text:p>0.001278087631532</text:p>
          </table:table-cell>
          <table:table-cell office:value-type="float" office:value="-0.00127902814782327" calcext:value-type="float">
            <text:p>-0.001279028147823</text:p>
          </table:table-cell>
          <table:table-cell office:value-type="float" office:value="-0.00206683536163471" calcext:value-type="float">
            <text:p>-0.002066835361635</text:p>
          </table:table-cell>
          <table:table-cell office:value-type="float" office:value="-0.00382507765443513" calcext:value-type="float">
            <text:p>-0.003825077654435</text:p>
          </table:table-cell>
          <table:table-cell office:value-type="float" office:value="-0.027702668338924" calcext:value-type="float">
            <text:p>-0.027702668338924</text:p>
          </table:table-cell>
          <table:table-cell office:value-type="float" office:value="-0.00484910911578274" calcext:value-type="float">
            <text:p>-0.004849109115783</text:p>
          </table:table-cell>
          <table:table-cell office:value-type="float" office:value="0.0164476339386638" calcext:value-type="float">
            <text:p>0.016447633938664</text:p>
          </table:table-cell>
          <table:table-cell office:value-type="float" office:value="0.00303755972691078" calcext:value-type="float">
            <text:p>0.003037559726911</text:p>
          </table:table-cell>
          <table:table-cell office:value-type="float" office:value="-0.00295105568594489" calcext:value-type="float">
            <text:p>-0.002951055685945</text:p>
          </table:table-cell>
          <table:table-cell office:value-type="float" office:value="-0.0019553012472574" calcext:value-type="float">
            <text:p>-0.001955301247257</text:p>
          </table:table-cell>
          <table:table-cell office:value-type="float" office:value="-0.00198224128183888" calcext:value-type="float">
            <text:p>-0.001982241281839</text:p>
          </table:table-cell>
          <table:table-cell office:value-type="float" office:value="-0.00413272516810975" calcext:value-type="float">
            <text:p>-0.00413272516811</text:p>
          </table:table-cell>
          <table:table-cell office:value-type="float" office:value="-0.00336620077626282" calcext:value-type="float">
            <text:p>-0.003366200776263</text:p>
          </table:table-cell>
          <table:table-cell office:value-type="float" office:value="-0.000727228280977876" calcext:value-type="float">
            <text:p>-0.000727228280978</text:p>
          </table:table-cell>
          <table:table-cell office:value-type="float" office:value="-0.00105139296972279" calcext:value-type="float">
            <text:p>-0.001051392969723</text:p>
          </table:table-cell>
          <table:table-cell office:value-type="float" office:value="-0.000277918912191755" calcext:value-type="float">
            <text:p>-0.000277918912192</text:p>
          </table:table-cell>
          <table:table-cell office:value-type="float" office:value="-0.000426058767401538" calcext:value-type="float">
            <text:p>-0.000426058767402</text:p>
          </table:table-cell>
          <table:table-cell office:value-type="float" office:value="0.00168379646511785" calcext:value-type="float">
            <text:p>0.001683796465118</text:p>
          </table:table-cell>
          <table:table-cell office:value-type="float" office:value="0.0321397620352967" calcext:value-type="float">
            <text:p>0.032139762035297</text:p>
          </table:table-cell>
          <table:table-cell office:value-type="float" office:value="0.00838067983612323" calcext:value-type="float">
            <text:p>0.008380679836123</text:p>
          </table:table-cell>
          <table:table-cell office:value-type="float" office:value="0.00275811810194237" calcext:value-type="float">
            <text:p>0.002758118101942</text:p>
          </table:table-cell>
          <table:table-cell office:value-type="float" office:value="-0.0409220925799327" calcext:value-type="float">
            <text:p>-0.040922092579933</text:p>
          </table:table-cell>
          <table:table-cell office:value-type="float" office:value="-0.00899082373622495" calcext:value-type="float">
            <text:p>-0.008990823736225</text:p>
          </table:table-cell>
          <table:table-cell office:value-type="float" office:value="0.0185281372139031" calcext:value-type="float">
            <text:p>0.018528137213903</text:p>
          </table:table-cell>
          <table:table-cell office:value-type="float" office:value="0.00154382442849388" calcext:value-type="float">
            <text:p>0.001543824428494</text:p>
          </table:table-cell>
          <table:table-cell office:value-type="float" office:value="-0.00233465973824459" calcext:value-type="float">
            <text:p>-0.002334659738245</text:p>
          </table:table-cell>
          <table:table-cell office:value-type="float" office:value="-0.000477437524785518" calcext:value-type="float">
            <text:p>-0.000477437524786</text:p>
          </table:table-cell>
          <table:table-cell office:value-type="float" office:value="-0.000950488301402097" calcext:value-type="float">
            <text:p>-0.000950488301402</text:p>
          </table:table-cell>
          <table:table-cell office:value-type="float" office:value="-0.00249233980911717" calcext:value-type="float">
            <text:p>-0.002492339809117</text:p>
          </table:table-cell>
          <table:table-cell office:value-type="float" office:value="-0.00196947229057981" calcext:value-type="float">
            <text:p>-0.00196947229058</text:p>
          </table:table-cell>
          <table:table-cell office:value-type="float" office:value="0.0214674613389635" calcext:value-type="float">
            <text:p>0.021467461338964</text:p>
          </table:table-cell>
          <table:table-cell office:value-type="float" office:value="0.00967638393286985" calcext:value-type="float">
            <text:p>0.00967638393287</text:p>
          </table:table-cell>
          <table:table-cell office:value-type="float" office:value="0.0026890863016924" calcext:value-type="float">
            <text:p>0.002689086301692</text:p>
          </table:table-cell>
          <table:table-cell office:value-type="float" office:value="-0.00182185068532126" calcext:value-type="float">
            <text:p>-0.001821850685321</text:p>
          </table:table-cell>
          <table:table-cell office:value-type="float" office:value="-0.00522244983234094" calcext:value-type="float">
            <text:p>-0.005222449832341</text:p>
          </table:table-cell>
          <table:table-cell office:value-type="float" office:value="-0.0020940214994552" calcext:value-type="float">
            <text:p>-0.002094021499455</text:p>
          </table:table-cell>
          <table:table-cell office:value-type="float" office:value="-0.0181120128564458" calcext:value-type="float">
            <text:p>-0.018112012856446</text:p>
          </table:table-cell>
          <table:table-cell office:value-type="float" office:value="0.00902138348161929" calcext:value-type="float">
            <text:p>0.009021383481619</text:p>
          </table:table-cell>
          <table:table-cell office:value-type="float" office:value="-0.0115308856476858" calcext:value-type="float">
            <text:p>-0.011530885647686</text:p>
          </table:table-cell>
          <table:table-cell office:value-type="float" office:value="0.000145415535486138" calcext:value-type="float">
            <text:p>0.000145415535486</text:p>
          </table:table-cell>
          <table:table-cell office:value-type="float" office:value="-0.00366511564098559" calcext:value-type="float">
            <text:p>-0.003665115640986</text:p>
          </table:table-cell>
          <table:table-cell office:value-type="float" office:value="-0.00163484707078498" calcext:value-type="float">
            <text:p>-0.001634847070785</text:p>
          </table:table-cell>
          <table:table-cell office:value-type="float" office:value="-0.00220683771597002" calcext:value-type="float">
            <text:p>-0.00220683771597</text:p>
          </table:table-cell>
          <table:table-cell office:value-type="float" office:value="-0.00140468368832386" calcext:value-type="float">
            <text:p>-0.001404683688324</text:p>
          </table:table-cell>
          <table:table-cell office:value-type="float" office:value="-0.000491627538788841" calcext:value-type="float">
            <text:p>-0.000491627538789</text:p>
          </table:table-cell>
          <table:table-cell office:value-type="float" office:value="0.000831797988423477" calcext:value-type="float">
            <text:p>0.000831797988423</text:p>
          </table:table-cell>
          <table:table-cell office:value-type="float" office:value="-0.000220718039383561" calcext:value-type="float">
            <text:p>-0.000220718039384</text:p>
          </table:table-cell>
          <table:table-cell office:value-type="float" office:value="0.0000642994263704288" calcext:value-type="float">
            <text:p>6.42994263704288E-05</text:p>
          </table:table-cell>
          <table:table-cell office:value-type="float" office:value="0.000492855541940784" calcext:value-type="float">
            <text:p>0.000492855541941</text:p>
          </table:table-cell>
          <table:table-cell office:value-type="float" office:value="0.000142072271524518" calcext:value-type="float">
            <text:p>0.000142072271525</text:p>
          </table:table-cell>
          <table:table-cell office:value-type="float" office:value="0.0000310060408304502" calcext:value-type="float">
            <text:p>3.10060408304502E-05</text:p>
          </table:table-cell>
          <table:table-cell office:value-type="float" office:value="0.0000333083069299911" calcext:value-type="float">
            <text:p>3.33083069299911E-05</text:p>
          </table:table-cell>
          <table:table-cell office:value-type="float" office:value="0.000146878931273242" calcext:value-type="float">
            <text:p>0.000146878931273</text:p>
          </table:table-cell>
          <table:table-cell office:value-type="float" office:value="0.000115214634250127" calcext:value-type="float">
            <text:p>0.00011521463425</text:p>
          </table:table-cell>
          <table:table-cell office:value-type="float" office:value="-0.0000520112289952301" calcext:value-type="float">
            <text:p>-5.20112289952301E-05</text:p>
          </table:table-cell>
          <table:table-cell office:value-type="float" office:value="-0.000139601389966104" calcext:value-type="float">
            <text:p>-0.000139601389966</text:p>
          </table:table-cell>
          <table:table-cell office:value-type="float" office:value="0.000020062413806754" calcext:value-type="float">
            <text:p>2.0062413806754E-05</text:p>
          </table:table-cell>
          <table:table-cell office:value-type="float" office:value="0.000110975111617728" calcext:value-type="float">
            <text:p>0.000110975111618</text:p>
          </table:table-cell>
          <table:table-cell office:value-type="float" office:value="0.000000590435302150194" calcext:value-type="float">
            <text:p>5.90435302150194E-07</text:p>
          </table:table-cell>
          <table:table-cell office:value-type="float" office:value="-0.000108120034058634" calcext:value-type="float">
            <text:p>-0.000108120034059</text:p>
          </table:table-cell>
          <table:table-cell office:value-type="float" office:value="0.0000919761384106654" calcext:value-type="float">
            <text:p>9.19761384106654E-05</text:p>
          </table:table-cell>
          <table:table-cell office:value-type="float" office:value="0.0000000920226830847248" calcext:value-type="float">
            <text:p>9.20226830847248E-08</text:p>
          </table:table-cell>
          <table:table-cell office:value-type="float" office:value="-0.00000294723517718642" calcext:value-type="float">
            <text:p>-2.94723517718642E-06</text:p>
          </table:table-cell>
          <table:table-cell office:value-type="float" office:value="-0.0000202936961415934" calcext:value-type="float">
            <text:p>-2.02936961415934E-05</text:p>
          </table:table-cell>
          <table:table-cell office:value-type="float" office:value="-0.0000357921575530606" calcext:value-type="float">
            <text:p>-3.57921575530606E-05</text:p>
          </table:table-cell>
          <table:table-cell office:value-type="float" office:value="0.0000876602722796882" calcext:value-type="float">
            <text:p>8.76602722796882E-05</text:p>
          </table:table-cell>
          <table:table-cell office:value-type="float" office:value="-0.0000178950586417481" calcext:value-type="float">
            <text:p>-1.78950586417481E-05</text:p>
          </table:table-cell>
          <table:table-cell office:value-type="float" office:value="-0.0000106550596140065" calcext:value-type="float">
            <text:p>-1.06550596140065E-05</text:p>
          </table:table-cell>
          <table:table-cell office:value-type="float" office:value="-0.0000079722832551643" calcext:value-type="float">
            <text:p>-7.9722832551643E-06</text:p>
          </table:table-cell>
          <table:table-cell office:value-type="float" office:value="0.0000375276776543032" calcext:value-type="float">
            <text:p>3.75276776543032E-05</text:p>
          </table:table-cell>
          <table:table-cell office:value-type="float" office:value="0.0000109056030720978" calcext:value-type="float">
            <text:p>1.09056030720978E-05</text:p>
          </table:table-cell>
          <table:table-cell office:value-type="float" office:value="-0.0000360570258602366" calcext:value-type="float">
            <text:p>-3.60570258602366E-05</text:p>
          </table:table-cell>
          <table:table-cell office:value-type="float" office:value="-0.00000377876864737781" calcext:value-type="float">
            <text:p>-3.77876864737781E-06</text:p>
          </table:table-cell>
          <table:table-cell office:value-type="float" office:value="0.0000300432930526728" calcext:value-type="float">
            <text:p>3.00432930526728E-05</text:p>
          </table:table-cell>
          <table:table-cell office:value-type="float" office:value="-0.0000533278426081973" calcext:value-type="float">
            <text:p>-5.33278426081973E-05</text:p>
          </table:table-cell>
          <table:table-cell office:value-type="float" office:value="0.0000457152144229811" calcext:value-type="float">
            <text:p>4.57152144229811E-05</text:p>
          </table:table-cell>
          <table:table-cell office:value-type="float" office:value="-0.0000047653148619875" calcext:value-type="float">
            <text:p>-4.7653148619875E-06</text:p>
          </table:table-cell>
          <table:table-cell office:value-type="float" office:value="0.00000635377856050834" calcext:value-type="float">
            <text:p>6.35377856050834E-06</text:p>
          </table:table-cell>
          <table:table-cell office:value-type="float" office:value="-0.000010319896060873" calcext:value-type="float">
            <text:p>-1.0319896060873E-05</text:p>
          </table:table-cell>
          <table:table-cell office:value-type="float" office:value="0.0000400778445981964" calcext:value-type="float">
            <text:p>4.00778445981964E-05</text:p>
          </table:table-cell>
          <table:table-cell office:value-type="float" office:value="-0.0000106020221107284" calcext:value-type="float">
            <text:p>-1.06020221107284E-05</text:p>
          </table:table-cell>
          <table:table-cell office:value-type="float" office:value="-0.0000213532703610686" calcext:value-type="float">
            <text:p>-2.13532703610686E-05</text:p>
          </table:table-cell>
          <table:table-cell office:value-type="float" office:value="-0.0000019463186594626" calcext:value-type="float">
            <text:p>-1.9463186594626E-06</text:p>
          </table:table-cell>
          <table:table-cell office:value-type="float" office:value="-0.00000217959010934132" calcext:value-type="float">
            <text:p>-2.17959010934132E-06</text:p>
          </table:table-cell>
          <table:table-cell office:value-type="float" office:value="0.0000105311223190241" calcext:value-type="float">
            <text:p>1.05311223190241E-05</text:p>
          </table:table-cell>
          <table:table-cell office:value-type="float" office:value="0.0000131503728223459" calcext:value-type="float">
            <text:p>1.31503728223459E-05</text:p>
          </table:table-cell>
          <table:table-cell office:value-type="float" office:value="-0.0000344355249330963" calcext:value-type="float">
            <text:p>-3.44355249330963E-05</text:p>
          </table:table-cell>
          <table:table-cell office:value-type="float" office:value="0.0000309913101458892" calcext:value-type="float">
            <text:p>3.09913101458892E-05</text:p>
          </table:table-cell>
          <table:table-cell office:value-type="float" office:value="-0.0000251549946907459" calcext:value-type="float">
            <text:p>-2.51549946907459E-05</text:p>
          </table:table-cell>
          <table:table-cell office:value-type="float" office:value="0.00000762544259880205" calcext:value-type="float">
            <text:p>7.62544259880205E-06</text:p>
          </table:table-cell>
          <table:table-cell office:value-type="float" office:value="-0.0000113200552572801" calcext:value-type="float">
            <text:p>-1.13200552572801E-05</text:p>
          </table:table-cell>
          <table:table-cell office:value-type="float" office:value="0.0000181048086211333" calcext:value-type="float">
            <text:p>1.81048086211333E-05</text:p>
          </table:table-cell>
          <table:table-cell office:value-type="float" office:value="-0.0000252134078410071" calcext:value-type="float">
            <text:p>-2.52134078410071E-05</text:p>
          </table:table-cell>
          <table:table-cell office:value-type="float" office:value="0.0000324712616835421" calcext:value-type="float">
            <text:p>3.24712616835421E-05</text:p>
          </table:table-cell>
          <table:table-cell office:value-type="float" office:value="-0.000019647494487296" calcext:value-type="float">
            <text:p>-1.9647494487296E-05</text:p>
          </table:table-cell>
          <table:table-cell office:value-type="float" office:value="0.00000977914057592733" calcext:value-type="float">
            <text:p>9.77914057592733E-06</text:p>
          </table:table-cell>
          <table:table-cell office:value-type="float" office:value="0.0000103274406114129" calcext:value-type="float">
            <text:p>1.03274406114129E-05</text:p>
          </table:table-cell>
          <table:table-cell office:value-type="float" office:value="0.00000286861833254104" calcext:value-type="float">
            <text:p>2.86861833254104E-06</text:p>
          </table:table-cell>
          <table:table-cell office:value-type="float" office:value="0.000000937802386524744" calcext:value-type="float">
            <text:p>9.37802386524744E-07</text:p>
          </table:table-cell>
          <table:table-cell office:value-type="float" office:value="-0.00000698066503701522" calcext:value-type="float">
            <text:p>-6.98066503701522E-06</text:p>
          </table:table-cell>
          <table:table-cell office:value-type="float" office:value="-0.0000178102978152794" calcext:value-type="float">
            <text:p>-1.78102978152794E-05</text:p>
          </table:table-cell>
          <table:table-cell office:value-type="float" office:value="0.0000120599304888613" calcext:value-type="float">
            <text:p>1.20599304888613E-05</text:p>
          </table:table-cell>
          <table:table-cell office:value-type="float" office:value="-0.0000330740103132165" calcext:value-type="float">
            <text:p>-3.30740103132165E-05</text:p>
          </table:table-cell>
          <table:table-cell office:value-type="float" office:value="0.0000134472409025199" calcext:value-type="float">
            <text:p>1.34472409025199E-05</text:p>
          </table:table-cell>
          <table:table-cell office:value-type="float" office:value="0.000028148122705296" calcext:value-type="float">
            <text:p>2.8148122705296E-05</text:p>
          </table:table-cell>
          <table:table-cell office:value-type="float" office:value="-0.00000993858635028877" calcext:value-type="float">
            <text:p>-9.93858635028877E-06</text:p>
          </table:table-cell>
          <table:table-cell office:value-type="float" office:value="-0.000016990042691567" calcext:value-type="float">
            <text:p>-1.6990042691567E-05</text:p>
          </table:table-cell>
          <table:table-cell office:value-type="float" office:value="-0.00000173067245912151" calcext:value-type="float">
            <text:p>-1.73067245912151E-06</text:p>
          </table:table-cell>
          <table:table-cell office:value-type="float" office:value="0.0000122237866017616" calcext:value-type="float">
            <text:p>1.22237866017616E-05</text:p>
          </table:table-cell>
          <table:table-cell office:value-type="float" office:value="-0.0000144097508863461" calcext:value-type="float">
            <text:p>-1.44097508863461E-05</text:p>
          </table:table-cell>
          <table:table-cell office:value-type="float" office:value="0.0000362921004562478" calcext:value-type="float">
            <text:p>3.62921004562478E-05</text:p>
          </table:table-cell>
          <table:table-cell office:value-type="float" office:value="-0.0000369856225508336" calcext:value-type="float">
            <text:p>-3.69856225508336E-05</text:p>
          </table:table-cell>
          <table:table-cell office:value-type="float" office:value="0.0000482140383994412" calcext:value-type="float">
            <text:p>4.82140383994412E-05</text:p>
          </table:table-cell>
          <table:table-cell office:value-type="float" office:value="-0.000027535993841532" calcext:value-type="float">
            <text:p>-2.7535993841532E-05</text:p>
          </table:table-cell>
          <table:table-cell office:value-type="float" office:value="0.00000154654576406399" calcext:value-type="float">
            <text:p>1.54654576406399E-06</text:p>
          </table:table-cell>
          <table:table-cell office:value-type="float" office:value="-0.0000154264593314468" calcext:value-type="float">
            <text:p>-1.54264593314468E-05</text:p>
          </table:table-cell>
          <table:table-cell office:value-type="float" office:value="0.0000227711259060404" calcext:value-type="float">
            <text:p>2.27711259060404E-05</text:p>
          </table:table-cell>
          <table:table-cell office:value-type="float" office:value="-0.00000904587057082296" calcext:value-type="float">
            <text:p>-9.04587057082296E-06</text:p>
          </table:table-cell>
          <table:table-cell office:value-type="float" office:value="0.0000139293034561172" calcext:value-type="float">
            <text:p>1.39293034561172E-05</text:p>
          </table:table-cell>
          <table:table-cell office:value-type="float" office:value="-0.0000127238991250445" calcext:value-type="float">
            <text:p>-1.27238991250445E-05</text:p>
          </table:table-cell>
          <table:table-cell office:value-type="float" office:value="-0.0000205183638986028" calcext:value-type="float">
            <text:p>-2.05183638986028E-05</text:p>
          </table:table-cell>
          <table:table-cell office:value-type="float" office:value="0.0000135774567106006" calcext:value-type="float">
            <text:p>1.35774567106006E-05</text:p>
          </table:table-cell>
          <table:table-cell office:value-type="float" office:value="-0.00000746331507772702" calcext:value-type="float">
            <text:p>-7.46331507772702E-06</text:p>
          </table:table-cell>
          <table:table-cell office:value-type="float" office:value="0.0000226710815640629" calcext:value-type="float">
            <text:p>2.26710815640629E-05</text:p>
          </table:table-cell>
          <table:table-cell office:value-type="float" office:value="-0.0000133870432515448" calcext:value-type="float">
            <text:p>-1.33870432515448E-05</text:p>
          </table:table-cell>
          <table:table-cell office:value-type="float" office:value="0.00000731081569266268" calcext:value-type="float">
            <text:p>7.31081569266268E-06</text:p>
          </table:table-cell>
          <table:table-cell office:value-type="float" office:value="0.0000147248581318649" calcext:value-type="float">
            <text:p>1.47248581318649E-05</text:p>
          </table:table-cell>
          <table:table-cell office:value-type="float" office:value="0.0000168416739234067" calcext:value-type="float">
            <text:p>1.68416739234067E-05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6591303010486" calcext:value-type="float">
            <text:p>1.46591303010486</text:p>
          </table:table-cell>
          <table:table-cell table:formula="of:=[.B9]*9.8" office:value-type="float" office:value="14.3659476950276" calcext:value-type="float">
            <text:p>14.3659476950276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1.30087327957153" calcext:value-type="float">
            <text:p>1.30087327957153</text:p>
          </table:table-cell>
          <table:table-cell office:value-type="float" office:value="19.0133836269379" calcext:value-type="float">
            <text:p>19.0133836269379</text:p>
          </table:table-cell>
          <table:table-cell table:formula="of:=[.C10]-[.B10]" office:value-type="float" office:value="17.7125103473664" calcext:value-type="float">
            <text:p>17.7125103473664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6250079595126" calcext:value-type="float">
            <text:p>1.36250079595126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70370086633915" calcext:value-type="float">
            <text:p>1.70370086633915E-06</text:p>
          </table:table-cell>
          <table:table-cell table:formula="of:=0.5*[.D12]*(([.D5]-[.C5])/([.D1]-[.C1]))^2" office:value-type="float" office:value="0.000001997419845663" calcext:value-type="float">
            <text:p>1.997419845663E-06</text:p>
          </table:table-cell>
          <table:table-cell table:formula="of:=0.5*[.E12]*(([.E5]-[.D5])/([.E1]-[.D1]))^2" office:value-type="float" office:value="0.000000000548841576949551" calcext:value-type="float">
            <text:p>5.48841576949551E-10</text:p>
          </table:table-cell>
          <table:table-cell table:formula="of:=0.5*[.F12]*(([.F5]-[.E5])/([.F1]-[.E1]))^2" office:value-type="float" office:value="0.000000141369804504693" calcext:value-type="float">
            <text:p>1.41369804504693E-07</text:p>
          </table:table-cell>
          <table:table-cell table:formula="of:=0.5*[.G12]*(([.G5]-[.F5])/([.G1]-[.F1]))^2" office:value-type="float" office:value="0.000000212506229055548" calcext:value-type="float">
            <text:p>2.12506229055548E-07</text:p>
          </table:table-cell>
          <table:table-cell table:formula="of:=0.5*[.H12]*(([.H5]-[.G5])/([.H1]-[.G1]))^2" office:value-type="float" office:value="0.000000723375852096847" calcext:value-type="float">
            <text:p>7.23375852096847E-07</text:p>
          </table:table-cell>
          <table:table-cell table:formula="of:=0.5*[.I12]*(([.I5]-[.H5])/([.I1]-[.H1]))^2" office:value-type="float" office:value="0.00000692349790414775" calcext:value-type="float">
            <text:p>6.92349790414775E-06</text:p>
          </table:table-cell>
          <table:table-cell table:formula="of:=0.5*[.J12]*(([.J5]-[.I5])/([.J1]-[.I1]))^2" office:value-type="float" office:value="0.00000977266440976955" calcext:value-type="float">
            <text:p>9.77266440976955E-06</text:p>
          </table:table-cell>
          <table:table-cell table:formula="of:=0.5*[.K12]*(([.K5]-[.J5])/([.K1]-[.J1]))^2" office:value-type="float" office:value="0.00000161420660739877" calcext:value-type="float">
            <text:p>1.61420660739877E-06</text:p>
          </table:table-cell>
          <table:table-cell table:formula="of:=0.5*[.L12]*(([.L5]-[.K5])/([.L1]-[.K1]))^2" office:value-type="float" office:value="0.00000122771829208665" calcext:value-type="float">
            <text:p>1.22771829208665E-06</text:p>
          </table:table-cell>
          <table:table-cell table:formula="of:=0.5*[.M12]*(([.M5]-[.L5])/([.M1]-[.L1]))^2" office:value-type="float" office:value="0.00000729092388938857" calcext:value-type="float">
            <text:p>7.29092388938857E-06</text:p>
          </table:table-cell>
          <table:table-cell table:formula="of:=0.5*[.N12]*(([.N5]-[.M5])/([.N1]-[.M1]))^2" office:value-type="float" office:value="0.0000139726009730592" calcext:value-type="float">
            <text:p>1.39726009730592E-05</text:p>
          </table:table-cell>
          <table:table-cell table:formula="of:=0.5*[.O12]*(([.O5]-[.N5])/([.O1]-[.N1]))^2" office:value-type="float" office:value="0.0000110712192918594" calcext:value-type="float">
            <text:p>1.10712192918594E-05</text:p>
          </table:table-cell>
          <table:table-cell table:formula="of:=0.5*[.P12]*(([.P5]-[.O5])/([.P1]-[.O1]))^2" office:value-type="float" office:value="0.00000737580810837931" calcext:value-type="float">
            <text:p>7.37580810837931E-06</text:p>
          </table:table-cell>
          <table:table-cell table:formula="of:=0.5*[.Q12]*(([.Q5]-[.P5])/([.Q1]-[.P1]))^2" office:value-type="float" office:value="0.0000702945941079522" calcext:value-type="float">
            <text:p>7.02945941079522E-05</text:p>
          </table:table-cell>
          <table:table-cell table:formula="of:=0.5*[.R12]*(([.R5]-[.Q5])/([.R1]-[.Q1]))^2" office:value-type="float" office:value="0.000030755839594505" calcext:value-type="float">
            <text:p>3.0755839594505E-05</text:p>
          </table:table-cell>
          <table:table-cell table:formula="of:=0.5*[.S12]*(([.S5]-[.R5])/([.S1]-[.R1]))^2" office:value-type="float" office:value="0.00000173255146153996" calcext:value-type="float">
            <text:p>1.73255146153996E-06</text:p>
          </table:table-cell>
          <table:table-cell table:formula="of:=0.5*[.T12]*(([.T5]-[.S5])/([.T1]-[.S1]))^2" office:value-type="float" office:value="0.0000498637253234939" calcext:value-type="float">
            <text:p>4.98637253234939E-05</text:p>
          </table:table-cell>
          <table:table-cell table:formula="of:=0.5*[.U12]*(([.U5]-[.T5])/([.U1]-[.T1]))^2" office:value-type="float" office:value="0.0000314314338543163" calcext:value-type="float">
            <text:p>3.14314338543163E-05</text:p>
          </table:table-cell>
          <table:table-cell table:formula="of:=0.5*[.V12]*(([.V5]-[.U5])/([.V1]-[.U1]))^2" office:value-type="float" office:value="0.00000661274650654097" calcext:value-type="float">
            <text:p>6.61274650654097E-06</text:p>
          </table:table-cell>
          <table:table-cell table:formula="of:=0.5*[.W12]*(([.W5]-[.V5])/([.W1]-[.V1]))^2" office:value-type="float" office:value="0.0000427890510116679" calcext:value-type="float">
            <text:p>4.27890510116679E-05</text:p>
          </table:table-cell>
          <table:table-cell table:formula="of:=0.5*[.X12]*(([.X5]-[.W5])/([.X1]-[.W1]))^2" office:value-type="float" office:value="0.000210863335867182" calcext:value-type="float">
            <text:p>0.000210863335867</text:p>
          </table:table-cell>
          <table:table-cell table:formula="of:=0.5*[.Y12]*(([.Y5]-[.X5])/([.Y1]-[.X1]))^2" office:value-type="float" office:value="0.00000000677465907107567" calcext:value-type="float">
            <text:p>6.77465907107567E-09</text:p>
          </table:table-cell>
          <table:table-cell table:formula="of:=0.5*[.Z12]*(([.Z5]-[.Y5])/([.Z1]-[.Y1]))^2" office:value-type="float" office:value="0.0000022787086448762" calcext:value-type="float">
            <text:p>2.2787086448762E-06</text:p>
          </table:table-cell>
          <table:table-cell table:formula="of:=0.5*[.AA12]*(([.AA5]-[.Z5])/([.AA1]-[.Z1]))^2" office:value-type="float" office:value="0.0000790896529414427" calcext:value-type="float">
            <text:p>7.90896529414427E-05</text:p>
          </table:table-cell>
          <table:table-cell table:formula="of:=0.5*[.AB12]*(([.AB5]-[.AA5])/([.AB1]-[.AA1]))^2" office:value-type="float" office:value="0.0000339925689422654" calcext:value-type="float">
            <text:p>3.39925689422654E-05</text:p>
          </table:table-cell>
          <table:table-cell table:formula="of:=0.5*[.AC12]*(([.AC5]-[.AB5])/([.AC1]-[.AB1]))^2" office:value-type="float" office:value="0.000229735360206674" calcext:value-type="float">
            <text:p>0.000229735360207</text:p>
          </table:table-cell>
          <table:table-cell table:formula="of:=0.5*[.AD12]*(([.AD5]-[.AC5])/([.AD1]-[.AC1]))^2" office:value-type="float" office:value="0.00000301999087276436" calcext:value-type="float">
            <text:p>3.01999087276436E-06</text:p>
          </table:table-cell>
          <table:table-cell table:formula="of:=0.5*[.AE12]*(([.AE5]-[.AD5])/([.AE1]-[.AD1]))^2" office:value-type="float" office:value="0.000988664811079142" calcext:value-type="float">
            <text:p>0.000988664811079</text:p>
          </table:table-cell>
          <table:table-cell table:formula="of:=0.5*[.AF12]*(([.AF5]-[.AE5])/([.AF1]-[.AE1]))^2" office:value-type="float" office:value="0.000224674674794937" calcext:value-type="float">
            <text:p>0.000224674674795</text:p>
          </table:table-cell>
          <table:table-cell table:formula="of:=0.5*[.AG12]*(([.AG5]-[.AF5])/([.AG1]-[.AF1]))^2" office:value-type="float" office:value="0.0421345861249616" calcext:value-type="float">
            <text:p>0.042134586124962</text:p>
          </table:table-cell>
          <table:table-cell table:formula="of:=0.5*[.AH12]*(([.AH5]-[.AG5])/([.AH1]-[.AG1]))^2" office:value-type="float" office:value="0.0744292569570321" calcext:value-type="float">
            <text:p>0.074429256957032</text:p>
          </table:table-cell>
          <table:table-cell table:formula="of:=0.5*[.AI12]*(([.AI5]-[.AH5])/([.AI1]-[.AH1]))^2" office:value-type="float" office:value="0.0423252469573428" calcext:value-type="float">
            <text:p>0.042325246957343</text:p>
          </table:table-cell>
          <table:table-cell table:formula="of:=0.5*[.AJ12]*(([.AJ5]-[.AI5])/([.AJ1]-[.AI1]))^2" office:value-type="float" office:value="0.0219462843415705" calcext:value-type="float">
            <text:p>0.021946284341571</text:p>
          </table:table-cell>
          <table:table-cell table:formula="of:=0.5*[.AK12]*(([.AK5]-[.AJ5])/([.AK1]-[.AJ1]))^2" office:value-type="float" office:value="0.00157363401921851" calcext:value-type="float">
            <text:p>0.001573634019219</text:p>
          </table:table-cell>
          <table:table-cell table:formula="of:=0.5*[.AL12]*(([.AL5]-[.AK5])/([.AL1]-[.AK1]))^2" office:value-type="float" office:value="0.00759759357087094" calcext:value-type="float">
            <text:p>0.007597593570871</text:p>
          </table:table-cell>
          <table:table-cell table:formula="of:=0.5*[.AM12]*(([.AM5]-[.AL5])/([.AM1]-[.AL1]))^2" office:value-type="float" office:value="0.0364871823563709" calcext:value-type="float">
            <text:p>0.036487182356371</text:p>
          </table:table-cell>
          <table:table-cell table:formula="of:=0.5*[.AN12]*(([.AN5]-[.AM5])/([.AN1]-[.AM1]))^2" office:value-type="float" office:value="0.0144964862379618" calcext:value-type="float">
            <text:p>0.014496486237962</text:p>
          </table:table-cell>
          <table:table-cell table:formula="of:=0.5*[.AO12]*(([.AO5]-[.AN5])/([.AO1]-[.AN1]))^2" office:value-type="float" office:value="0.0602298087150653" calcext:value-type="float">
            <text:p>0.060229808715065</text:p>
          </table:table-cell>
          <table:table-cell table:formula="of:=0.5*[.AP12]*(([.AP5]-[.AO5])/([.AP1]-[.AO1]))^2" office:value-type="float" office:value="0.000247023120949878" calcext:value-type="float">
            <text:p>0.00024702312095</text:p>
          </table:table-cell>
          <table:table-cell table:formula="of:=0.5*[.AQ12]*(([.AQ5]-[.AP5])/([.AQ1]-[.AP1]))^2" office:value-type="float" office:value="0.000125913603665714" calcext:value-type="float">
            <text:p>0.000125913603666</text:p>
          </table:table-cell>
          <table:table-cell table:formula="of:=0.5*[.AR12]*(([.AR5]-[.AQ5])/([.AR1]-[.AQ1]))^2" office:value-type="float" office:value="0.00105973955292338" calcext:value-type="float">
            <text:p>0.001059739552923</text:p>
          </table:table-cell>
          <table:table-cell table:formula="of:=0.5*[.AS12]*(([.AS5]-[.AR5])/([.AS1]-[.AR1]))^2" office:value-type="float" office:value="0.00827370477853665" calcext:value-type="float">
            <text:p>0.008273704778537</text:p>
          </table:table-cell>
          <table:table-cell table:formula="of:=0.5*[.AT12]*(([.AT5]-[.AS5])/([.AT1]-[.AS1]))^2" office:value-type="float" office:value="0.0000333724204534011" calcext:value-type="float">
            <text:p>3.33724204534011E-05</text:p>
          </table:table-cell>
          <table:table-cell table:formula="of:=0.5*[.AU12]*(([.AU5]-[.AT5])/([.AU1]-[.AT1]))^2" office:value-type="float" office:value="0.0000169278762230622" calcext:value-type="float">
            <text:p>1.69278762230622E-05</text:p>
          </table:table-cell>
          <table:table-cell table:formula="of:=0.5*[.AV12]*(([.AV5]-[.AU5])/([.AV1]-[.AU1]))^2" office:value-type="float" office:value="0.0000137890814901153" calcext:value-type="float">
            <text:p>1.37890814901153E-05</text:p>
          </table:table-cell>
          <table:table-cell table:formula="of:=0.5*[.AW12]*(([.AW5]-[.AV5])/([.AW1]-[.AV1]))^2" office:value-type="float" office:value="0.00411384477023497" calcext:value-type="float">
            <text:p>0.004113844770235</text:p>
          </table:table-cell>
          <table:table-cell table:formula="of:=0.5*[.AX12]*(([.AX5]-[.AW5])/([.AX1]-[.AW1]))^2" office:value-type="float" office:value="0.000235306531161047" calcext:value-type="float">
            <text:p>0.000235306531161</text:p>
          </table:table-cell>
          <table:table-cell table:formula="of:=0.5*[.AY12]*(([.AY5]-[.AX5])/([.AY1]-[.AX1]))^2" office:value-type="float" office:value="0.00745205608707304" calcext:value-type="float">
            <text:p>0.007452056087073</text:p>
          </table:table-cell>
          <table:table-cell table:formula="of:=0.5*[.AZ12]*(([.AZ5]-[.AY5])/([.AZ1]-[.AY1]))^2" office:value-type="float" office:value="0.0000737170843807481" calcext:value-type="float">
            <text:p>7.37170843807481E-05</text:p>
          </table:table-cell>
          <table:table-cell table:formula="of:=0.5*[.BA12]*(([.BA5]-[.AZ5])/([.BA1]-[.AZ1]))^2" office:value-type="float" office:value="0.0155294081817306" calcext:value-type="float">
            <text:p>0.015529408181731</text:p>
          </table:table-cell>
          <table:table-cell table:formula="of:=0.5*[.BB12]*(([.BB5]-[.BA5])/([.BB1]-[.BA1]))^2" office:value-type="float" office:value="0.00776092681322953" calcext:value-type="float">
            <text:p>0.00776092681323</text:p>
          </table:table-cell>
          <table:table-cell table:formula="of:=0.5*[.BC12]*(([.BC5]-[.BB5])/([.BC1]-[.BB1]))^2" office:value-type="float" office:value="0.00470658272466188" calcext:value-type="float">
            <text:p>0.004706582724662</text:p>
          </table:table-cell>
          <table:table-cell table:formula="of:=0.5*[.BD12]*(([.BD5]-[.BC5])/([.BD1]-[.BC1]))^2" office:value-type="float" office:value="0.0186746368661787" calcext:value-type="float">
            <text:p>0.018674636866179</text:p>
          </table:table-cell>
          <table:table-cell table:formula="of:=0.5*[.BE12]*(([.BE5]-[.BD5])/([.BE1]-[.BD1]))^2" office:value-type="float" office:value="0.00529662529672166" calcext:value-type="float">
            <text:p>0.005296625296722</text:p>
          </table:table-cell>
          <table:table-cell table:formula="of:=0.5*[.BF12]*(([.BF5]-[.BE5])/([.BF1]-[.BE1]))^2" office:value-type="float" office:value="0.000299456691810422" calcext:value-type="float">
            <text:p>0.00029945669181</text:p>
          </table:table-cell>
          <table:table-cell table:formula="of:=0.5*[.BG12]*(([.BG5]-[.BF5])/([.BG1]-[.BF1]))^2" office:value-type="float" office:value="0.0000439320750301023" calcext:value-type="float">
            <text:p>4.39320750301023E-05</text:p>
          </table:table-cell>
          <table:table-cell table:formula="of:=0.5*[.BH12]*(([.BH5]-[.BG5])/([.BH1]-[.BG1]))^2" office:value-type="float" office:value="0.000657221548607932" calcext:value-type="float">
            <text:p>0.000657221548608</text:p>
          </table:table-cell>
          <table:table-cell table:formula="of:=0.5*[.BI12]*(([.BI5]-[.BH5])/([.BI1]-[.BH1]))^2" office:value-type="float" office:value="0.00906432254914973" calcext:value-type="float">
            <text:p>0.00906432254915</text:p>
          </table:table-cell>
          <table:table-cell table:formula="of:=0.5*[.BJ12]*(([.BJ5]-[.BI5])/([.BJ1]-[.BI1]))^2" office:value-type="float" office:value="0.00147048221411528" calcext:value-type="float">
            <text:p>0.001470482214115</text:p>
          </table:table-cell>
          <table:table-cell table:formula="of:=0.5*[.BK12]*(([.BK5]-[.BJ5])/([.BK1]-[.BJ1]))^2" office:value-type="float" office:value="0.00519274495031193" calcext:value-type="float">
            <text:p>0.005192744950312</text:p>
          </table:table-cell>
          <table:table-cell table:formula="of:=0.5*[.BL12]*(([.BL5]-[.BK5])/([.BL1]-[.BK1]))^2" office:value-type="float" office:value="0.0103509302869864" calcext:value-type="float">
            <text:p>0.010350930286987</text:p>
          </table:table-cell>
          <table:table-cell table:formula="of:=0.5*[.BM12]*(([.BM5]-[.BL5])/([.BM1]-[.BL1]))^2" office:value-type="float" office:value="0.0537417412722048" calcext:value-type="float">
            <text:p>0.053741741272205</text:p>
          </table:table-cell>
          <table:table-cell table:formula="of:=0.5*[.BN12]*(([.BN5]-[.BM5])/([.BN1]-[.BM1]))^2" office:value-type="float" office:value="0.0528502691996583" calcext:value-type="float">
            <text:p>0.052850269199658</text:p>
          </table:table-cell>
          <table:table-cell table:formula="of:=0.5*[.BO12]*(([.BO5]-[.BN5])/([.BO1]-[.BN1]))^2" office:value-type="float" office:value="0.0360179310348655" calcext:value-type="float">
            <text:p>0.036017931034866</text:p>
          </table:table-cell>
          <table:table-cell table:formula="of:=0.5*[.BP12]*(([.BP5]-[.BO5])/([.BP1]-[.BO1]))^2" office:value-type="float" office:value="0.00182791582326166" calcext:value-type="float">
            <text:p>0.001827915823262</text:p>
          </table:table-cell>
          <table:table-cell table:formula="of:=0.5*[.BQ12]*(([.BQ5]-[.BP5])/([.BQ1]-[.BP1]))^2" office:value-type="float" office:value="0.0269201400012151" calcext:value-type="float">
            <text:p>0.026920140001215</text:p>
          </table:table-cell>
          <table:table-cell table:formula="of:=0.5*[.BR12]*(([.BR5]-[.BQ5])/([.BR1]-[.BQ1]))^2" office:value-type="float" office:value="0.00677009949038316" calcext:value-type="float">
            <text:p>0.006770099490383</text:p>
          </table:table-cell>
          <table:table-cell table:formula="of:=0.5*[.BS12]*(([.BS5]-[.BR5])/([.BS1]-[.BR1]))^2" office:value-type="float" office:value="0.000100849360344002" calcext:value-type="float">
            <text:p>0.000100849360344</text:p>
          </table:table-cell>
          <table:table-cell table:formula="of:=0.5*[.BT12]*(([.BT5]-[.BS5])/([.BT1]-[.BS1]))^2" office:value-type="float" office:value="0.00000953759246506191" calcext:value-type="float">
            <text:p>9.53759246506191E-06</text:p>
          </table:table-cell>
          <table:table-cell table:formula="of:=0.5*[.BU12]*(([.BU5]-[.BT5])/([.BU1]-[.BT1]))^2" office:value-type="float" office:value="0.012494693038813" calcext:value-type="float">
            <text:p>0.012494693038813</text:p>
          </table:table-cell>
          <table:table-cell table:formula="of:=0.5*[.BV12]*(([.BV5]-[.BU5])/([.BV1]-[.BU1]))^2" office:value-type="float" office:value="0.0219164185013634" calcext:value-type="float">
            <text:p>0.021916418501364</text:p>
          </table:table-cell>
          <table:table-cell table:formula="of:=0.5*[.BW12]*(([.BW5]-[.BV5])/([.BW1]-[.BV1]))^2" office:value-type="float" office:value="0.0116547037985141" calcext:value-type="float">
            <text:p>0.011654703798514</text:p>
          </table:table-cell>
          <table:table-cell table:formula="of:=0.5*[.BX12]*(([.BX5]-[.BW5])/([.BX1]-[.BW1]))^2" office:value-type="float" office:value="0.00503854162754453" calcext:value-type="float">
            <text:p>0.005038541627545</text:p>
          </table:table-cell>
          <table:table-cell table:formula="of:=0.5*[.BY12]*(([.BY5]-[.BX5])/([.BY1]-[.BX1]))^2" office:value-type="float" office:value="0.0393970081372558" calcext:value-type="float">
            <text:p>0.039397008137256</text:p>
          </table:table-cell>
          <table:table-cell table:formula="of:=0.5*[.BZ12]*(([.BZ5]-[.BY5])/([.BZ1]-[.BY1]))^2" office:value-type="float" office:value="0.00000612052899454234" calcext:value-type="float">
            <text:p>6.12052899454234E-06</text:p>
          </table:table-cell>
          <table:table-cell table:formula="of:=0.5*[.CA12]*(([.CA5]-[.BZ5])/([.CA1]-[.BZ1]))^2" office:value-type="float" office:value="0.0000196949598228887" calcext:value-type="float">
            <text:p>1.96949598228887E-05</text:p>
          </table:table-cell>
          <table:table-cell table:formula="of:=0.5*[.CB12]*(([.CB5]-[.CA5])/([.CB1]-[.CA1]))^2" office:value-type="float" office:value="0.00184002144474193" calcext:value-type="float">
            <text:p>0.001840021444742</text:p>
          </table:table-cell>
          <table:table-cell table:formula="of:=0.5*[.CC12]*(([.CC5]-[.CB5])/([.CC1]-[.CB1]))^2" office:value-type="float" office:value="0.0000725657127808468" calcext:value-type="float">
            <text:p>7.25657127808468E-05</text:p>
          </table:table-cell>
          <table:table-cell table:formula="of:=0.5*[.CD12]*(([.CD5]-[.CC5])/([.CD1]-[.CC1]))^2" office:value-type="float" office:value="0.00763016389480504" calcext:value-type="float">
            <text:p>0.007630163894805</text:p>
          </table:table-cell>
          <table:table-cell table:formula="of:=0.5*[.CE12]*(([.CE5]-[.CD5])/([.CE1]-[.CD1]))^2" office:value-type="float" office:value="0.00299384564290628" calcext:value-type="float">
            <text:p>0.002993845642906</text:p>
          </table:table-cell>
          <table:table-cell table:formula="of:=0.5*[.CF12]*(([.CF5]-[.CE5])/([.CF1]-[.CE1]))^2" office:value-type="float" office:value="0.0000340361140413319" calcext:value-type="float">
            <text:p>3.40361140413319E-05</text:p>
          </table:table-cell>
          <table:table-cell table:formula="of:=0.5*[.CG12]*(([.CG5]-[.CF5])/([.CG1]-[.CF1]))^2" office:value-type="float" office:value="0.000918581085451283" calcext:value-type="float">
            <text:p>0.000918581085451</text:p>
          </table:table-cell>
          <table:table-cell table:formula="of:=0.5*[.CH12]*(([.CH5]-[.CG5])/([.CH1]-[.CG1]))^2" office:value-type="float" office:value="0.000300765702862655" calcext:value-type="float">
            <text:p>0.000300765702863</text:p>
          </table:table-cell>
          <table:table-cell table:formula="of:=0.5*[.CI12]*(([.CI5]-[.CH5])/([.CI1]-[.CH1]))^2" office:value-type="float" office:value="0.00145046458692125" calcext:value-type="float">
            <text:p>0.001450464586921</text:p>
          </table:table-cell>
          <table:table-cell table:formula="of:=0.5*[.CJ12]*(([.CJ5]-[.CI5])/([.CJ1]-[.CI1]))^2" office:value-type="float" office:value="0.000000999475119037261" calcext:value-type="float">
            <text:p>9.99475119037261E-07</text:p>
          </table:table-cell>
          <table:table-cell table:formula="of:=0.5*[.CK12]*(([.CK5]-[.CJ5])/([.CK1]-[.CJ1]))^2" office:value-type="float" office:value="0.000959477169956054" calcext:value-type="float">
            <text:p>0.000959477169956</text:p>
          </table:table-cell>
          <table:table-cell table:formula="of:=0.5*[.CL12]*(([.CL5]-[.CK5])/([.CL1]-[.CK1]))^2" office:value-type="float" office:value="0.00164591720709986" calcext:value-type="float">
            <text:p>0.0016459172071</text:p>
          </table:table-cell>
          <table:table-cell table:formula="of:=0.5*[.CM12]*(([.CM5]-[.CL5])/([.CM1]-[.CL1]))^2" office:value-type="float" office:value="0.000929540210215352" calcext:value-type="float">
            <text:p>0.000929540210215</text:p>
          </table:table-cell>
          <table:table-cell table:formula="of:=0.5*[.CN12]*(([.CN5]-[.CM5])/([.CN1]-[.CM1]))^2" office:value-type="float" office:value="0.00019543269078189" calcext:value-type="float">
            <text:p>0.000195432690782</text:p>
          </table:table-cell>
          <table:table-cell table:formula="of:=0.5*[.CO12]*(([.CO5]-[.CN5])/([.CO1]-[.CN1]))^2" office:value-type="float" office:value="0.0254749803144962" calcext:value-type="float">
            <text:p>0.025474980314496</text:p>
          </table:table-cell>
          <table:table-cell table:formula="of:=0.5*[.CP12]*(([.CP5]-[.CO5])/([.CP1]-[.CO1]))^2" office:value-type="float" office:value="0.0225032300107556" calcext:value-type="float">
            <text:p>0.022503230010756</text:p>
          </table:table-cell>
          <table:table-cell table:formula="of:=0.5*[.CQ12]*(([.CQ5]-[.CP5])/([.CQ1]-[.CP1]))^2" office:value-type="float" office:value="0.000921875489414749" calcext:value-type="float">
            <text:p>0.000921875489415</text:p>
          </table:table-cell>
          <table:table-cell table:formula="of:=0.5*[.CR12]*(([.CR5]-[.CQ5])/([.CR1]-[.CQ1]))^2" office:value-type="float" office:value="0.00240358888972629" calcext:value-type="float">
            <text:p>0.002403588889726</text:p>
          </table:table-cell>
          <table:table-cell table:formula="of:=0.5*[.CS12]*(([.CS5]-[.CR5])/([.CS1]-[.CR1]))^2" office:value-type="float" office:value="0.00473120845277787" calcext:value-type="float">
            <text:p>0.004731208452778</text:p>
          </table:table-cell>
          <table:table-cell table:formula="of:=0.5*[.CT12]*(([.CT5]-[.CS5])/([.CT1]-[.CS1]))^2" office:value-type="float" office:value="0.00220040115256272" calcext:value-type="float">
            <text:p>0.002200401152563</text:p>
          </table:table-cell>
          <table:table-cell table:formula="of:=0.5*[.CU12]*(([.CU5]-[.CT5])/([.CU1]-[.CT1]))^2" office:value-type="float" office:value="0.000248417170861803" calcext:value-type="float">
            <text:p>0.000248417170862</text:p>
          </table:table-cell>
          <table:table-cell table:formula="of:=0.5*[.CV12]*(([.CV5]-[.CU5])/([.CV1]-[.CU1]))^2" office:value-type="float" office:value="0.000547584567570376" calcext:value-type="float">
            <text:p>0.00054758456757</text:p>
          </table:table-cell>
          <table:table-cell table:formula="of:=0.5*[.CW12]*(([.CW5]-[.CV5])/([.CW1]-[.CV1]))^2" office:value-type="float" office:value="0.00109164935643906" calcext:value-type="float">
            <text:p>0.001091649356439</text:p>
          </table:table-cell>
          <table:table-cell table:formula="of:=0.5*[.CX12]*(([.CX5]-[.CW5])/([.CX1]-[.CW1]))^2" office:value-type="float" office:value="0.00318274144224016" calcext:value-type="float">
            <text:p>0.00318274144224</text:p>
          </table:table-cell>
          <table:table-cell table:formula="of:=0.5*[.CY12]*(([.CY5]-[.CX5])/([.CY1]-[.CX1]))^2" office:value-type="float" office:value="0.00576726216959384" calcext:value-type="float">
            <text:p>0.005767262169594</text:p>
          </table:table-cell>
          <table:table-cell table:formula="of:=0.5*[.CZ12]*(([.CZ5]-[.CY5])/([.CZ1]-[.CY1]))^2" office:value-type="float" office:value="0.0000179118642636376" calcext:value-type="float">
            <text:p>1.79118642636376E-05</text:p>
          </table:table-cell>
          <table:table-cell table:formula="of:=0.5*[.DA12]*(([.DA5]-[.CZ5])/([.DA1]-[.CZ1]))^2" office:value-type="float" office:value="0.0052994031827216" calcext:value-type="float">
            <text:p>0.005299403182722</text:p>
          </table:table-cell>
          <table:table-cell table:formula="of:=0.5*[.DB12]*(([.DB5]-[.DA5])/([.DB1]-[.DA1]))^2" office:value-type="float" office:value="0.0643441324395694" calcext:value-type="float">
            <text:p>0.06434413243957</text:p>
          </table:table-cell>
          <table:table-cell table:formula="of:=0.5*[.DC12]*(([.DC5]-[.DB5])/([.DC1]-[.DB1]))^2" office:value-type="float" office:value="0.0694934180716616" calcext:value-type="float">
            <text:p>0.069493418071662</text:p>
          </table:table-cell>
          <table:table-cell table:formula="of:=0.5*[.DD12]*(([.DD5]-[.DC5])/([.DD1]-[.DC1]))^2" office:value-type="float" office:value="0.0818177953250672" calcext:value-type="float">
            <text:p>0.081817795325067</text:p>
          </table:table-cell>
          <table:table-cell table:formula="of:=0.5*[.DE12]*(([.DE5]-[.DD5])/([.DE1]-[.DD1]))^2" office:value-type="float" office:value="0.0656191234164272" calcext:value-type="float">
            <text:p>0.065619123416427</text:p>
          </table:table-cell>
          <table:table-cell table:formula="of:=0.5*[.DF12]*(([.DF5]-[.DE5])/([.DF1]-[.DE1]))^2" office:value-type="float" office:value="0.0000377425107613003" calcext:value-type="float">
            <text:p>3.77425107613003E-05</text:p>
          </table:table-cell>
          <table:table-cell table:formula="of:=0.5*[.DG12]*(([.DG5]-[.DF5])/([.DG1]-[.DF1]))^2" office:value-type="float" office:value="0.000029923788366691" calcext:value-type="float">
            <text:p>2.9923788366691E-05</text:p>
          </table:table-cell>
          <table:table-cell table:formula="of:=0.5*[.DH12]*(([.DH5]-[.DG5])/([.DH1]-[.DG1]))^2" office:value-type="float" office:value="0.00867356781668146" calcext:value-type="float">
            <text:p>0.008673567816681</text:p>
          </table:table-cell>
          <table:table-cell table:formula="of:=0.5*[.DI12]*(([.DI5]-[.DH5])/([.DI1]-[.DH1]))^2" office:value-type="float" office:value="0.0353075104528793" calcext:value-type="float">
            <text:p>0.035307510452879</text:p>
          </table:table-cell>
          <table:table-cell table:formula="of:=0.5*[.DJ12]*(([.DJ5]-[.DI5])/([.DJ1]-[.DI1]))^2" office:value-type="float" office:value="0.00260192881355268" calcext:value-type="float">
            <text:p>0.002601928813553</text:p>
          </table:table-cell>
          <table:table-cell table:formula="of:=0.5*[.DK12]*(([.DK5]-[.DJ5])/([.DK1]-[.DJ1]))^2" office:value-type="float" office:value="0.0885734495934826" calcext:value-type="float">
            <text:p>0.088573449593483</text:p>
          </table:table-cell>
          <table:table-cell table:formula="of:=0.5*[.DL12]*(([.DL5]-[.DK5])/([.DL1]-[.DK1]))^2" office:value-type="float" office:value="0.000632127665759278" calcext:value-type="float">
            <text:p>0.000632127665759</text:p>
          </table:table-cell>
          <table:table-cell table:formula="of:=0.5*[.DM12]*(([.DM5]-[.DL5])/([.DM1]-[.DL1]))^2" office:value-type="float" office:value="0.000210720408475473" calcext:value-type="float">
            <text:p>0.000210720408475</text:p>
          </table:table-cell>
          <table:table-cell table:formula="of:=0.5*[.DN12]*(([.DN5]-[.DM5])/([.DN1]-[.DM1]))^2" office:value-type="float" office:value="0.00385910679437055" calcext:value-type="float">
            <text:p>0.003859106794371</text:p>
          </table:table-cell>
          <table:table-cell table:formula="of:=0.5*[.DO12]*(([.DO5]-[.DN5])/([.DO1]-[.DN1]))^2" office:value-type="float" office:value="0.00130484884316192" calcext:value-type="float">
            <text:p>0.001304848843162</text:p>
          </table:table-cell>
          <table:table-cell table:formula="of:=0.5*[.DP12]*(([.DP5]-[.DO5])/([.DP1]-[.DO1]))^2" office:value-type="float" office:value="0.0000299268365738204" calcext:value-type="float">
            <text:p>2.99268365738204E-05</text:p>
          </table:table-cell>
          <table:table-cell table:formula="of:=0.5*[.DQ12]*(([.DQ5]-[.DP5])/([.DQ1]-[.DP1]))^2" office:value-type="float" office:value="0.00254497707042883" calcext:value-type="float">
            <text:p>0.002544977070429</text:p>
          </table:table-cell>
          <table:table-cell table:formula="of:=0.5*[.DR12]*(([.DR5]-[.DQ5])/([.DR1]-[.DQ1]))^2" office:value-type="float" office:value="0.000618005607636902" calcext:value-type="float">
            <text:p>0.000618005607637</text:p>
          </table:table-cell>
          <table:table-cell table:formula="of:=0.5*[.DS12]*(([.DS5]-[.DR5])/([.DS1]-[.DR1]))^2" office:value-type="float" office:value="0.00102583445237913" calcext:value-type="float">
            <text:p>0.001025834452379</text:p>
          </table:table-cell>
          <table:table-cell table:formula="of:=0.5*[.DT12]*(([.DT5]-[.DS5])/([.DT1]-[.DS1]))^2" office:value-type="float" office:value="0.0000713503411971679" calcext:value-type="float">
            <text:p>7.13503411971679E-05</text:p>
          </table:table-cell>
          <table:table-cell table:formula="of:=0.5*[.DU12]*(([.DU5]-[.DT5])/([.DU1]-[.DT1]))^2" office:value-type="float" office:value="0.000756722845300248" calcext:value-type="float">
            <text:p>0.0007567228453</text:p>
          </table:table-cell>
          <table:table-cell table:formula="of:=0.5*[.DV12]*(([.DV5]-[.DU5])/([.DV1]-[.DU1]))^2" office:value-type="float" office:value="0.00733645889331998" calcext:value-type="float">
            <text:p>0.00733645889332</text:p>
          </table:table-cell>
          <table:table-cell table:formula="of:=0.5*[.DW12]*(([.DW5]-[.DV5])/([.DW1]-[.DV1]))^2" office:value-type="float" office:value="0.00179443542418164" calcext:value-type="float">
            <text:p>0.001794435424182</text:p>
          </table:table-cell>
          <table:table-cell table:formula="of:=0.5*[.DX12]*(([.DX5]-[.DW5])/([.DX1]-[.DW1]))^2" office:value-type="float" office:value="0.0000396185499083175" calcext:value-type="float">
            <text:p>3.96185499083175E-05</text:p>
          </table:table-cell>
          <table:table-cell table:formula="of:=0.5*[.DY12]*(([.DY5]-[.DX5])/([.DY1]-[.DX1]))^2" office:value-type="float" office:value="0.0656208648634712" calcext:value-type="float">
            <text:p>0.065620864863471</text:p>
          </table:table-cell>
          <table:table-cell table:formula="of:=0.5*[.DZ12]*(([.DZ5]-[.DY5])/([.DZ1]-[.DY1]))^2" office:value-type="float" office:value="0.0305365957638672" calcext:value-type="float">
            <text:p>0.030536595763867</text:p>
          </table:table-cell>
          <table:table-cell table:formula="of:=0.5*[.EA12]*(([.EA5]-[.DZ5])/([.EA1]-[.DZ1]))^2" office:value-type="float" office:value="0.0415917061467205" calcext:value-type="float">
            <text:p>0.041591706146721</text:p>
          </table:table-cell>
          <table:table-cell table:formula="of:=0.5*[.EB12]*(([.EB5]-[.EA5])/([.EB1]-[.EA1]))^2" office:value-type="float" office:value="0.00284211276028527" calcext:value-type="float">
            <text:p>0.002842112760285</text:p>
          </table:table-cell>
          <table:table-cell table:formula="of:=0.5*[.EC12]*(([.EC5]-[.EB5])/([.EC1]-[.EB1]))^2" office:value-type="float" office:value="0.0312991776709016" calcext:value-type="float">
            <text:p>0.031299177670902</text:p>
          </table:table-cell>
          <table:table-cell table:formula="of:=0.5*[.ED12]*(([.ED5]-[.EC5])/([.ED1]-[.EC1]))^2" office:value-type="float" office:value="0.00152048736218744" calcext:value-type="float">
            <text:p>0.001520487362187</text:p>
          </table:table-cell>
          <table:table-cell table:formula="of:=0.5*[.EE12]*(([.EE5]-[.ED5])/([.EE1]-[.ED1]))^2" office:value-type="float" office:value="0.000226544388387073" calcext:value-type="float">
            <text:p>0.000226544388387</text:p>
          </table:table-cell>
          <table:table-cell table:formula="of:=0.5*[.EF12]*(([.EF5]-[.EE5])/([.EF1]-[.EE1]))^2" office:value-type="float" office:value="0.000109828075768085" calcext:value-type="float">
            <text:p>0.000109828075768</text:p>
          </table:table-cell>
          <table:table-cell table:formula="of:=0.5*[.EG12]*(([.EG5]-[.EF5])/([.EG1]-[.EF1]))^2" office:value-type="float" office:value="0.00457379028283291" calcext:value-type="float">
            <text:p>0.004573790282833</text:p>
          </table:table-cell>
          <table:table-cell table:formula="of:=0.5*[.EH12]*(([.EH5]-[.EG5])/([.EH1]-[.EG1]))^2" office:value-type="float" office:value="0.00712166944675546" calcext:value-type="float">
            <text:p>0.007121669446755</text:p>
          </table:table-cell>
          <table:table-cell table:formula="of:=0.5*[.EI12]*(([.EI5]-[.EH5])/([.EI1]-[.EH1]))^2" office:value-type="float" office:value="0.0326096332743951" calcext:value-type="float">
            <text:p>0.032609633274395</text:p>
          </table:table-cell>
          <table:table-cell table:formula="of:=0.5*[.EJ12]*(([.EJ5]-[.EI5])/([.EJ1]-[.EI1]))^2" office:value-type="float" office:value="0.0699821018370896" calcext:value-type="float">
            <text:p>0.06998210183709</text:p>
          </table:table-cell>
          <table:table-cell table:formula="of:=0.5*[.EK12]*(([.EK5]-[.EJ5])/([.EK1]-[.EJ1]))^2" office:value-type="float" office:value="0.0755318560428879" calcext:value-type="float">
            <text:p>0.075531856042888</text:p>
          </table:table-cell>
          <table:table-cell table:formula="of:=0.5*[.EL12]*(([.EL5]-[.EK5])/([.EL1]-[.EK1]))^2" office:value-type="float" office:value="0.0169237539033139" calcext:value-type="float">
            <text:p>0.016923753903314</text:p>
          </table:table-cell>
          <table:table-cell table:formula="of:=0.5*[.EM12]*(([.EM5]-[.EL5])/([.EM1]-[.EL1]))^2" office:value-type="float" office:value="0.00213166802051642" calcext:value-type="float">
            <text:p>0.002131668020516</text:p>
          </table:table-cell>
          <table:table-cell table:formula="of:=0.5*[.EN12]*(([.EN5]-[.EM5])/([.EN1]-[.EM1]))^2" office:value-type="float" office:value="0.0010237910353207" calcext:value-type="float">
            <text:p>0.001023791035321</text:p>
          </table:table-cell>
          <table:table-cell table:formula="of:=0.5*[.EO12]*(([.EO5]-[.EN5])/([.EO1]-[.EN1]))^2" office:value-type="float" office:value="0.000130585862396202" calcext:value-type="float">
            <text:p>0.000130585862396</text:p>
          </table:table-cell>
          <table:table-cell table:formula="of:=0.5*[.EP12]*(([.EP5]-[.EO5])/([.EP1]-[.EO1]))^2" office:value-type="float" office:value="0.00441843107610354" calcext:value-type="float">
            <text:p>0.004418431076104</text:p>
          </table:table-cell>
          <table:table-cell table:formula="of:=0.5*[.EQ12]*(([.EQ5]-[.EP5])/([.EQ1]-[.EP1]))^2" office:value-type="float" office:value="0.0173350245893047" calcext:value-type="float">
            <text:p>0.017335024589305</text:p>
          </table:table-cell>
          <table:table-cell table:formula="of:=0.5*[.ER12]*(([.ER5]-[.EQ5])/([.ER1]-[.EQ1]))^2" office:value-type="float" office:value="0.000204972179168813" calcext:value-type="float">
            <text:p>0.000204972179169</text:p>
          </table:table-cell>
          <table:table-cell table:formula="of:=0.5*[.ES12]*(([.ES5]-[.ER5])/([.ES1]-[.ER1]))^2" office:value-type="float" office:value="0.318982477212024" calcext:value-type="float">
            <text:p>0.318982477212024</text:p>
          </table:table-cell>
          <table:table-cell table:formula="of:=0.5*[.ET12]*(([.ET5]-[.ES5])/([.ET1]-[.ES1]))^2" office:value-type="float" office:value="0.0628166692631397" calcext:value-type="float">
            <text:p>0.06281666926314</text:p>
          </table:table-cell>
          <table:table-cell table:formula="of:=0.5*[.EU12]*(([.EU5]-[.ET5])/([.EU1]-[.ET1]))^2" office:value-type="float" office:value="0.00285819031025014" calcext:value-type="float">
            <text:p>0.00285819031025</text:p>
          </table:table-cell>
          <table:table-cell table:formula="of:=0.5*[.EV12]*(([.EV5]-[.EU5])/([.EV1]-[.EU1]))^2" office:value-type="float" office:value="0.0115187283155566" calcext:value-type="float">
            <text:p>0.011518728315557</text:p>
          </table:table-cell>
          <table:table-cell table:formula="of:=0.5*[.EW12]*(([.EW5]-[.EV5])/([.EW1]-[.EV1]))^2" office:value-type="float" office:value="0.00139729725705309" calcext:value-type="float">
            <text:p>0.001397297257053</text:p>
          </table:table-cell>
          <table:table-cell table:formula="of:=0.5*[.EX12]*(([.EX5]-[.EW5])/([.EX1]-[.EW1]))^2" office:value-type="float" office:value="0.000000330320738759038" calcext:value-type="float">
            <text:p>3.30320738759038E-07</text:p>
          </table:table-cell>
          <table:table-cell table:formula="of:=0.5*[.EY12]*(([.EY5]-[.EX5])/([.EY1]-[.EX1]))^2" office:value-type="float" office:value="0.000000248228025734557" calcext:value-type="float">
            <text:p>2.48228025734557E-07</text:p>
          </table:table-cell>
          <table:table-cell table:formula="of:=0.5*[.EZ12]*(([.EZ5]-[.EY5])/([.EZ1]-[.EY1]))^2" office:value-type="float" office:value="0.000260938219141547" calcext:value-type="float">
            <text:p>0.000260938219142</text:p>
          </table:table-cell>
          <table:table-cell table:formula="of:=0.5*[.FA12]*(([.FA5]-[.EZ5])/([.FA1]-[.EZ1]))^2" office:value-type="float" office:value="0.00258048314113481" calcext:value-type="float">
            <text:p>0.002580483141135</text:p>
          </table:table-cell>
          <table:table-cell table:formula="of:=0.5*[.FB12]*(([.FB5]-[.FA5])/([.FB1]-[.FA1]))^2" office:value-type="float" office:value="0.00797603839872441" calcext:value-type="float">
            <text:p>0.007976038398724</text:p>
          </table:table-cell>
          <table:table-cell table:formula="of:=0.5*[.FC12]*(([.FC5]-[.FB5])/([.FC1]-[.FB1]))^2" office:value-type="float" office:value="0.00033303568289029" calcext:value-type="float">
            <text:p>0.00033303568289</text:p>
          </table:table-cell>
          <table:table-cell table:formula="of:=0.5*[.FD12]*(([.FD5]-[.FC5])/([.FD1]-[.FC1]))^2" office:value-type="float" office:value="0.00156408550982302" calcext:value-type="float">
            <text:p>0.001564085509823</text:p>
          </table:table-cell>
          <table:table-cell table:formula="of:=0.5*[.FE12]*(([.FE5]-[.FD5])/([.FE1]-[.FD1]))^2" office:value-type="float" office:value="0.0272643955269939" calcext:value-type="float">
            <text:p>0.027264395526994</text:p>
          </table:table-cell>
          <table:table-cell table:formula="of:=0.5*[.FF12]*(([.FF5]-[.FE5])/([.FF1]-[.FE1]))^2" office:value-type="float" office:value="0.000449494211090138" calcext:value-type="float">
            <text:p>0.00044949421109</text:p>
          </table:table-cell>
          <table:table-cell table:formula="of:=0.5*[.FG12]*(([.FG5]-[.FF5])/([.FG1]-[.FF1]))^2" office:value-type="float" office:value="0.0133253618108954" calcext:value-type="float">
            <text:p>0.013325361810895</text:p>
          </table:table-cell>
          <table:table-cell table:formula="of:=0.5*[.FH12]*(([.FH5]-[.FG5])/([.FH1]-[.FG1]))^2" office:value-type="float" office:value="0.000000058245764185405" calcext:value-type="float">
            <text:p>5.8245764185405E-08</text:p>
          </table:table-cell>
          <table:table-cell table:formula="of:=0.5*[.FI12]*(([.FI5]-[.FH5])/([.FI1]-[.FH1]))^2" office:value-type="float" office:value="0.000405534181560756" calcext:value-type="float">
            <text:p>0.000405534181561</text:p>
          </table:table-cell>
          <table:table-cell table:formula="of:=0.5*[.FJ12]*(([.FJ5]-[.FI5])/([.FJ1]-[.FI1]))^2" office:value-type="float" office:value="0.000402243326207637" calcext:value-type="float">
            <text:p>0.000402243326208</text:p>
          </table:table-cell>
          <table:table-cell table:formula="of:=0.5*[.FK12]*(([.FK5]-[.FJ5])/([.FK1]-[.FJ1]))^2" office:value-type="float" office:value="0.00263464686888595" calcext:value-type="float">
            <text:p>0.002634646868886</text:p>
          </table:table-cell>
          <table:table-cell table:formula="of:=0.5*[.FL12]*(([.FL5]-[.FK5])/([.FL1]-[.FK1]))^2" office:value-type="float" office:value="0.00864867511941668" calcext:value-type="float">
            <text:p>0.008648675119417</text:p>
          </table:table-cell>
          <table:table-cell table:formula="of:=0.5*[.FM12]*(([.FM5]-[.FL5])/([.FM1]-[.FL1]))^2" office:value-type="float" office:value="0.0108707160084424" calcext:value-type="float">
            <text:p>0.010870716008442</text:p>
          </table:table-cell>
          <table:table-cell table:formula="of:=0.5*[.FN12]*(([.FN5]-[.FM5])/([.FN1]-[.FM1]))^2" office:value-type="float" office:value="0.0367271483521658" calcext:value-type="float">
            <text:p>0.036727148352166</text:p>
          </table:table-cell>
          <table:table-cell table:formula="of:=0.5*[.FO12]*(([.FO5]-[.FN5])/([.FO1]-[.FN1]))^2" office:value-type="float" office:value="0.0432993908900181" calcext:value-type="float">
            <text:p>0.043299390890018</text:p>
          </table:table-cell>
          <table:table-cell table:formula="of:=0.5*[.FP12]*(([.FP5]-[.FO5])/([.FP1]-[.FO1]))^2" office:value-type="float" office:value="0.0800417089412149" calcext:value-type="float">
            <text:p>0.080041708941215</text:p>
          </table:table-cell>
          <table:table-cell table:formula="of:=0.5*[.FQ12]*(([.FQ5]-[.FP5])/([.FQ1]-[.FP1]))^2" office:value-type="float" office:value="0.13843714551237" calcext:value-type="float">
            <text:p>0.13843714551237</text:p>
          </table:table-cell>
          <table:table-cell table:formula="of:=0.5*[.FR12]*(([.FR5]-[.FQ5])/([.FR1]-[.FQ1]))^2" office:value-type="float" office:value="0.0680852935879487" calcext:value-type="float">
            <text:p>0.068085293587949</text:p>
          </table:table-cell>
          <table:table-cell table:formula="of:=0.5*[.FS12]*(([.FS5]-[.FR5])/([.FS1]-[.FR1]))^2" office:value-type="float" office:value="0.0827930333466936" calcext:value-type="float">
            <text:p>0.082793033346694</text:p>
          </table:table-cell>
          <table:table-cell table:formula="of:=0.5*[.FT12]*(([.FT5]-[.FS5])/([.FT1]-[.FS1]))^2" office:value-type="float" office:value="0.00113420446547875" calcext:value-type="float">
            <text:p>0.001134204465479</text:p>
          </table:table-cell>
          <table:table-cell table:formula="of:=0.5*[.FU12]*(([.FU5]-[.FT5])/([.FU1]-[.FT1]))^2" office:value-type="float" office:value="0.00420316957966242" calcext:value-type="float">
            <text:p>0.004203169579662</text:p>
          </table:table-cell>
          <table:table-cell table:formula="of:=0.5*[.FV12]*(([.FV5]-[.FU5])/([.FV1]-[.FU1]))^2" office:value-type="float" office:value="0.000564255131750412" calcext:value-type="float">
            <text:p>0.00056425513175</text:p>
          </table:table-cell>
          <table:table-cell table:formula="of:=0.5*[.FW12]*(([.FW5]-[.FV5])/([.FW1]-[.FV1]))^2" office:value-type="float" office:value="0.0130417368808095" calcext:value-type="float">
            <text:p>0.01304173688081</text:p>
          </table:table-cell>
          <table:table-cell table:formula="of:=0.5*[.FX12]*(([.FX5]-[.FW5])/([.FX1]-[.FW1]))^2" office:value-type="float" office:value="0.00880073247196511" calcext:value-type="float">
            <text:p>0.008800732471965</text:p>
          </table:table-cell>
          <table:table-cell table:formula="of:=0.5*[.FY12]*(([.FY5]-[.FX5])/([.FY1]-[.FX1]))^2" office:value-type="float" office:value="0.00981667711010205" calcext:value-type="float">
            <text:p>0.009816677110102</text:p>
          </table:table-cell>
          <table:table-cell table:formula="of:=0.5*[.FZ12]*(([.FZ5]-[.FY5])/([.FZ1]-[.FY1]))^2" office:value-type="float" office:value="0.053644671749287" calcext:value-type="float">
            <text:p>0.053644671749287</text:p>
          </table:table-cell>
          <table:table-cell table:formula="of:=0.5*[.GA12]*(([.GA5]-[.FZ5])/([.GA1]-[.FZ1]))^2" office:value-type="float" office:value="0.0538472157580931" calcext:value-type="float">
            <text:p>0.053847215758093</text:p>
          </table:table-cell>
          <table:table-cell table:formula="of:=0.5*[.GB12]*(([.GB5]-[.GA5])/([.GB1]-[.GA1]))^2" office:value-type="float" office:value="0.0120561073308046" calcext:value-type="float">
            <text:p>0.012056107330805</text:p>
          </table:table-cell>
          <table:table-cell table:formula="of:=0.5*[.GC12]*(([.GC5]-[.GB5])/([.GC1]-[.GB1]))^2" office:value-type="float" office:value="0.0380949018469783" calcext:value-type="float">
            <text:p>0.038094901846978</text:p>
          </table:table-cell>
          <table:table-cell table:formula="of:=0.5*[.GD12]*(([.GD5]-[.GC5])/([.GD1]-[.GC1]))^2" office:value-type="float" office:value="0.00285820607438189" calcext:value-type="float">
            <text:p>0.002858206074382</text:p>
          </table:table-cell>
          <table:table-cell table:formula="of:=0.5*[.GE12]*(([.GE5]-[.GD5])/([.GE1]-[.GD1]))^2" office:value-type="float" office:value="0.0156205485405721" calcext:value-type="float">
            <text:p>0.015620548540572</text:p>
          </table:table-cell>
          <table:table-cell table:formula="of:=0.5*[.GF12]*(([.GF5]-[.GE5])/([.GF1]-[.GE1]))^2" office:value-type="float" office:value="0.000957853112557885" calcext:value-type="float">
            <text:p>0.000957853112558</text:p>
          </table:table-cell>
          <table:table-cell table:formula="of:=0.5*[.GG12]*(([.GG5]-[.GF5])/([.GG1]-[.GF1]))^2" office:value-type="float" office:value="0.0000662035274108865" calcext:value-type="float">
            <text:p>6.62035274108865E-05</text:p>
          </table:table-cell>
          <table:table-cell table:formula="of:=0.5*[.GH12]*(([.GH5]-[.GG5])/([.GH1]-[.GG1]))^2" office:value-type="float" office:value="0.00082907854959529" calcext:value-type="float">
            <text:p>0.000829078549595</text:p>
          </table:table-cell>
          <table:table-cell table:formula="of:=0.5*[.GI12]*(([.GI5]-[.GH5])/([.GI1]-[.GH1]))^2" office:value-type="float" office:value="0.000244306402406539" calcext:value-type="float">
            <text:p>0.000244306402407</text:p>
          </table:table-cell>
          <table:table-cell table:formula="of:=0.5*[.GJ12]*(([.GJ5]-[.GI5])/([.GJ1]-[.GI1]))^2" office:value-type="float" office:value="0.00225244195063083" calcext:value-type="float">
            <text:p>0.002252441950631</text:p>
          </table:table-cell>
          <table:table-cell table:formula="of:=0.5*[.GK12]*(([.GK5]-[.GJ5])/([.GK1]-[.GJ1]))^2" office:value-type="float" office:value="0.00119823767831895" calcext:value-type="float">
            <text:p>0.001198237678319</text:p>
          </table:table-cell>
          <table:table-cell table:formula="of:=0.5*[.GL12]*(([.GL5]-[.GK5])/([.GL1]-[.GK1]))^2" office:value-type="float" office:value="0.000582413023374094" calcext:value-type="float">
            <text:p>0.000582413023374</text:p>
          </table:table-cell>
          <table:table-cell table:formula="of:=0.5*[.GM12]*(([.GM5]-[.GL5])/([.GM1]-[.GL1]))^2" office:value-type="float" office:value="0.0189281385763746" calcext:value-type="float">
            <text:p>0.018928138576375</text:p>
          </table:table-cell>
          <table:table-cell table:formula="of:=0.5*[.GN12]*(([.GN5]-[.GM5])/([.GN1]-[.GM1]))^2" office:value-type="float" office:value="0.00891017453479444" calcext:value-type="float">
            <text:p>0.008910174534794</text:p>
          </table:table-cell>
          <table:table-cell table:formula="of:=0.5*[.GO12]*(([.GO5]-[.GN5])/([.GO1]-[.GN1]))^2" office:value-type="float" office:value="0.0015560616474634" calcext:value-type="float">
            <text:p>0.001556061647463</text:p>
          </table:table-cell>
          <table:table-cell table:formula="of:=0.5*[.GP12]*(([.GP5]-[.GO5])/([.GP1]-[.GO1]))^2" office:value-type="float" office:value="0.0236259695551448" calcext:value-type="float">
            <text:p>0.023625969555145</text:p>
          </table:table-cell>
          <table:table-cell table:formula="of:=0.5*[.GQ12]*(([.GQ5]-[.GP5])/([.GQ1]-[.GP1]))^2" office:value-type="float" office:value="0.0188407508327566" calcext:value-type="float">
            <text:p>0.018840750832757</text:p>
          </table:table-cell>
          <table:table-cell table:formula="of:=0.5*[.GR12]*(([.GR5]-[.GQ5])/([.GR1]-[.GQ1]))^2" office:value-type="float" office:value="0.000329704767864074" calcext:value-type="float">
            <text:p>0.000329704767864</text:p>
          </table:table-cell>
          <table:table-cell table:formula="of:=0.5*[.GS12]*(([.GS5]-[.GR5])/([.GS1]-[.GR1]))^2" office:value-type="float" office:value="0.000112768130667777" calcext:value-type="float">
            <text:p>0.000112768130668</text:p>
          </table:table-cell>
          <table:table-cell table:formula="of:=0.5*[.GT12]*(([.GT5]-[.GS5])/([.GT1]-[.GS1]))^2" office:value-type="float" office:value="0.000291174397241151" calcext:value-type="float">
            <text:p>0.000291174397241</text:p>
          </table:table-cell>
          <table:table-cell table:formula="of:=0.5*[.GU12]*(([.GU5]-[.GT5])/([.GU1]-[.GT1]))^2" office:value-type="float" office:value="0.0000970404708416939" calcext:value-type="float">
            <text:p>9.70404708416939E-05</text:p>
          </table:table-cell>
          <table:table-cell table:formula="of:=0.5*[.GV12]*(([.GV5]-[.GU5])/([.GV1]-[.GU1]))^2" office:value-type="float" office:value="0.00267803923930207" calcext:value-type="float">
            <text:p>0.002678039239302</text:p>
          </table:table-cell>
          <table:table-cell table:formula="of:=0.5*[.GW12]*(([.GW5]-[.GV5])/([.GW1]-[.GV1]))^2" office:value-type="float" office:value="0.00242300177794045" calcext:value-type="float">
            <text:p>0.00242300177794</text:p>
          </table:table-cell>
          <table:table-cell table:formula="of:=0.5*[.GX12]*(([.GX5]-[.GW5])/([.GX1]-[.GW1]))^2" office:value-type="float" office:value="0.0192685578089888" calcext:value-type="float">
            <text:p>0.019268557808989</text:p>
          </table:table-cell>
          <table:table-cell table:formula="of:=0.5*[.GY12]*(([.GY5]-[.GX5])/([.GY1]-[.GX1]))^2" office:value-type="float" office:value="0.011508670318937" calcext:value-type="float">
            <text:p>0.011508670318937</text:p>
          </table:table-cell>
          <table:table-cell table:formula="of:=0.5*[.GZ12]*(([.GZ5]-[.GY5])/([.GZ1]-[.GY1]))^2" office:value-type="float" office:value="0.000132129325318605" calcext:value-type="float">
            <text:p>0.000132129325319</text:p>
          </table:table-cell>
          <table:table-cell table:formula="of:=0.5*[.HA12]*(([.HA5]-[.GZ5])/([.HA1]-[.GZ1]))^2" office:value-type="float" office:value="0.00177102027688107" calcext:value-type="float">
            <text:p>0.001771020276881</text:p>
          </table:table-cell>
          <table:table-cell table:formula="of:=0.5*[.HB12]*(([.HB5]-[.HA5])/([.HB1]-[.HA1]))^2" office:value-type="float" office:value="0.078697525513449" calcext:value-type="float">
            <text:p>0.078697525513449</text:p>
          </table:table-cell>
          <table:table-cell table:formula="of:=0.5*[.HC12]*(([.HC5]-[.HB5])/([.HC1]-[.HB1]))^2" office:value-type="float" office:value="0.0899887550916345" calcext:value-type="float">
            <text:p>0.089988755091635</text:p>
          </table:table-cell>
          <table:table-cell table:formula="of:=0.5*[.HD12]*(([.HD5]-[.HC5])/([.HD1]-[.HC1]))^2" office:value-type="float" office:value="0.0110486136225092" calcext:value-type="float">
            <text:p>0.011048613622509</text:p>
          </table:table-cell>
          <table:table-cell table:formula="of:=0.5*[.HE12]*(([.HE5]-[.HD5])/([.HE1]-[.HD1]))^2" office:value-type="float" office:value="0.000427969465364414" calcext:value-type="float">
            <text:p>0.000427969465364</text:p>
          </table:table-cell>
          <table:table-cell table:formula="of:=0.5*[.HF12]*(([.HF5]-[.HE5])/([.HF1]-[.HE1]))^2" office:value-type="float" office:value="0.00292747632590237" calcext:value-type="float">
            <text:p>0.002927476325902</text:p>
          </table:table-cell>
          <table:table-cell table:formula="of:=0.5*[.HG12]*(([.HG5]-[.HF5])/([.HG1]-[.HF1]))^2" office:value-type="float" office:value="0.00300634362798409" calcext:value-type="float">
            <text:p>0.003006343627984</text:p>
          </table:table-cell>
          <table:table-cell table:formula="of:=0.5*[.HH12]*(([.HH5]-[.HG5])/([.HH1]-[.HG1]))^2" office:value-type="float" office:value="0.00751273159616896" calcext:value-type="float">
            <text:p>0.007512731596169</text:p>
          </table:table-cell>
          <table:table-cell table:formula="of:=0.5*[.HI12]*(([.HI5]-[.HH5])/([.HI1]-[.HH1]))^2" office:value-type="float" office:value="0.017082014724062" calcext:value-type="float">
            <text:p>0.017082014724062</text:p>
          </table:table-cell>
          <table:table-cell table:formula="of:=0.5*[.HJ12]*(([.HJ5]-[.HI5])/([.HJ1]-[.HI1]))^2" office:value-type="float" office:value="0.0245393726958433" calcext:value-type="float">
            <text:p>0.024539372695843</text:p>
          </table:table-cell>
          <table:table-cell table:formula="of:=0.5*[.HK12]*(([.HK5]-[.HJ5])/([.HK1]-[.HJ1]))^2" office:value-type="float" office:value="0.0114019033106721" calcext:value-type="float">
            <text:p>0.011401903310672</text:p>
          </table:table-cell>
          <table:table-cell table:formula="of:=0.5*[.HL12]*(([.HL5]-[.HK5])/([.HL1]-[.HK1]))^2" office:value-type="float" office:value="0.127158493508426" calcext:value-type="float">
            <text:p>0.127158493508426</text:p>
          </table:table-cell>
          <table:table-cell table:formula="of:=0.5*[.HM12]*(([.HM5]-[.HL5])/([.HM1]-[.HL1]))^2" office:value-type="float" office:value="0.0848231295436225" calcext:value-type="float">
            <text:p>0.084823129543623</text:p>
          </table:table-cell>
          <table:table-cell table:formula="of:=0.5*[.HN12]*(([.HN5]-[.HM5])/([.HN1]-[.HM1]))^2" office:value-type="float" office:value="0.0172423448543618" calcext:value-type="float">
            <text:p>0.017242344854362</text:p>
          </table:table-cell>
          <table:table-cell table:formula="of:=0.5*[.HO12]*(([.HO5]-[.HN5])/([.HO1]-[.HN1]))^2" office:value-type="float" office:value="0.00539517346036323" calcext:value-type="float">
            <text:p>0.005395173460363</text:p>
          </table:table-cell>
          <table:table-cell table:formula="of:=0.5*[.HP12]*(([.HP5]-[.HO5])/([.HP1]-[.HO1]))^2" office:value-type="float" office:value="0.00156603026918607" calcext:value-type="float">
            <text:p>0.001566030269186</text:p>
          </table:table-cell>
          <table:table-cell table:formula="of:=0.5*[.HQ12]*(([.HQ5]-[.HP5])/([.HQ1]-[.HP1]))^2" office:value-type="float" office:value="0.00187412153267579" calcext:value-type="float">
            <text:p>0.001874121532676</text:p>
          </table:table-cell>
          <table:table-cell table:formula="of:=0.5*[.HR12]*(([.HR5]-[.HQ5])/([.HR1]-[.HQ1]))^2" office:value-type="float" office:value="0.00106212807676437" calcext:value-type="float">
            <text:p>0.001062128076764</text:p>
          </table:table-cell>
          <table:table-cell table:formula="of:=0.5*[.HS12]*(([.HS5]-[.HR5])/([.HS1]-[.HR1]))^2" office:value-type="float" office:value="0.00121604698801167" calcext:value-type="float">
            <text:p>0.001216046988012</text:p>
          </table:table-cell>
          <table:table-cell table:formula="of:=0.5*[.HT12]*(([.HT5]-[.HS5])/([.HT1]-[.HS1]))^2" office:value-type="float" office:value="0.000275205342875015" calcext:value-type="float">
            <text:p>0.000275205342875</text:p>
          </table:table-cell>
          <table:table-cell table:formula="of:=0.5*[.HU12]*(([.HU5]-[.HT5])/([.HU1]-[.HT1]))^2" office:value-type="float" office:value="0.000209572568834349" calcext:value-type="float">
            <text:p>0.000209572568834</text:p>
          </table:table-cell>
          <table:table-cell table:formula="of:=0.5*[.HV12]*(([.HV5]-[.HU5])/([.HV1]-[.HU1]))^2" office:value-type="float" office:value="0.0315379688555222" calcext:value-type="float">
            <text:p>0.031537968855522</text:p>
          </table:table-cell>
          <table:table-cell table:formula="of:=0.5*[.HW12]*(([.HW5]-[.HV5])/([.HW1]-[.HV1]))^2" office:value-type="float" office:value="0.0152542790020792" calcext:value-type="float">
            <text:p>0.015254279002079</text:p>
          </table:table-cell>
          <table:table-cell table:formula="of:=0.5*[.HX12]*(([.HX5]-[.HW5])/([.HX1]-[.HW1]))^2" office:value-type="float" office:value="0.00228906331673166" calcext:value-type="float">
            <text:p>0.002289063316732</text:p>
          </table:table-cell>
          <table:table-cell table:formula="of:=0.5*[.HY12]*(([.HY5]-[.HX5])/([.HY1]-[.HX1]))^2" office:value-type="float" office:value="0.000719989958268907" calcext:value-type="float">
            <text:p>0.000719989958269</text:p>
          </table:table-cell>
          <table:table-cell table:formula="of:=0.5*[.HZ12]*(([.HZ5]-[.HY5])/([.HZ1]-[.HY1]))^2" office:value-type="float" office:value="0.0000907036894994642" calcext:value-type="float">
            <text:p>9.07036894994642E-05</text:p>
          </table:table-cell>
          <table:table-cell table:formula="of:=0.5*[.IA12]*(([.IA5]-[.HZ5])/([.IA1]-[.HZ1]))^2" office:value-type="float" office:value="0.00112822853305655" calcext:value-type="float">
            <text:p>0.001128228533057</text:p>
          </table:table-cell>
          <table:table-cell table:formula="of:=0.5*[.IB12]*(([.IB5]-[.IA5])/([.IB1]-[.IA1]))^2" office:value-type="float" office:value="0.000000464519807676759" calcext:value-type="float">
            <text:p>4.64519807676759E-07</text:p>
          </table:table-cell>
          <table:table-cell table:formula="of:=0.5*[.IC12]*(([.IC5]-[.IB5])/([.IC1]-[.IB1]))^2" office:value-type="float" office:value="0.0183810516586277" calcext:value-type="float">
            <text:p>0.018381051658628</text:p>
          </table:table-cell>
          <table:table-cell table:formula="of:=0.5*[.ID12]*(([.ID5]-[.IC5])/([.ID1]-[.IC1]))^2" office:value-type="float" office:value="0.00335632168384175" calcext:value-type="float">
            <text:p>0.003356321683842</text:p>
          </table:table-cell>
          <table:table-cell table:formula="of:=0.5*[.IE12]*(([.IE5]-[.ID5])/([.IE1]-[.ID1]))^2" office:value-type="float" office:value="0.000398278729274353" calcext:value-type="float">
            <text:p>0.000398278729274</text:p>
          </table:table-cell>
          <table:table-cell table:formula="of:=0.5*[.IF12]*(([.IF5]-[.IE5])/([.IF1]-[.IE1]))^2" office:value-type="float" office:value="0.000287082981829937" calcext:value-type="float">
            <text:p>0.00028708298183</text:p>
          </table:table-cell>
          <table:table-cell table:formula="of:=0.5*[.IG12]*(([.IG5]-[.IF5])/([.IG1]-[.IF1]))^2" office:value-type="float" office:value="0.00616251300396224" calcext:value-type="float">
            <text:p>0.006162513003962</text:p>
          </table:table-cell>
          <table:table-cell table:formula="of:=0.5*[.IH12]*(([.IH5]-[.IG5])/([.IH1]-[.IG1]))^2" office:value-type="float" office:value="0.013883871254994" calcext:value-type="float">
            <text:p>0.013883871254994</text:p>
          </table:table-cell>
          <table:table-cell table:formula="of:=0.5*[.II12]*(([.II5]-[.IH5])/([.II1]-[.IH1]))^2" office:value-type="float" office:value="0.063253555437202" calcext:value-type="float">
            <text:p>0.063253555437202</text:p>
          </table:table-cell>
          <table:table-cell table:formula="of:=0.5*[.IJ12]*(([.IJ5]-[.II5])/([.IJ1]-[.II1]))^2" office:value-type="float" office:value="0.0351825848130911" calcext:value-type="float">
            <text:p>0.035182584813091</text:p>
          </table:table-cell>
          <table:table-cell table:formula="of:=0.5*[.IK12]*(([.IK5]-[.IJ5])/([.IK1]-[.IJ1]))^2" office:value-type="float" office:value="0.00843673767569474" calcext:value-type="float">
            <text:p>0.008436737675695</text:p>
          </table:table-cell>
          <table:table-cell table:formula="of:=0.5*[.IL12]*(([.IL5]-[.IK5])/([.IL1]-[.IK1]))^2" office:value-type="float" office:value="0.000010443872236174" calcext:value-type="float">
            <text:p>1.0443872236174E-05</text:p>
          </table:table-cell>
          <table:table-cell table:formula="of:=0.5*[.IM12]*(([.IM5]-[.IL5])/([.IM1]-[.IL1]))^2" office:value-type="float" office:value="0.000104351508022552" calcext:value-type="float">
            <text:p>0.000104351508023</text:p>
          </table:table-cell>
          <table:table-cell table:formula="of:=0.5*[.IN12]*(([.IN5]-[.IM5])/([.IN1]-[.IM1]))^2" office:value-type="float" office:value="0.00602099930415498" calcext:value-type="float">
            <text:p>0.006020999304155</text:p>
          </table:table-cell>
          <table:table-cell table:formula="of:=0.5*[.IO12]*(([.IO5]-[.IN5])/([.IO1]-[.IN1]))^2" office:value-type="float" office:value="0.00587867601080695" calcext:value-type="float">
            <text:p>0.005878676010807</text:p>
          </table:table-cell>
          <table:table-cell table:formula="of:=0.5*[.IP12]*(([.IP5]-[.IO5])/([.IP1]-[.IO1]))^2" office:value-type="float" office:value="0.0317190504320779" calcext:value-type="float">
            <text:p>0.031719050432078</text:p>
          </table:table-cell>
          <table:table-cell table:formula="of:=0.5*[.IQ12]*(([.IQ5]-[.IP5])/([.IQ1]-[.IP1]))^2" office:value-type="float" office:value="0.0987338800103652" calcext:value-type="float">
            <text:p>0.098733880010365</text:p>
          </table:table-cell>
          <table:table-cell table:formula="of:=0.5*[.IR12]*(([.IR5]-[.IQ5])/([.IR1]-[.IQ1]))^2" office:value-type="float" office:value="0.0159296582960769" calcext:value-type="float">
            <text:p>0.015929658296077</text:p>
          </table:table-cell>
          <table:table-cell table:formula="of:=0.5*[.IS12]*(([.IS5]-[.IR5])/([.IS1]-[.IR1]))^2" office:value-type="float" office:value="0.00766662609991625" calcext:value-type="float">
            <text:p>0.007666626099916</text:p>
          </table:table-cell>
          <table:table-cell table:formula="of:=0.5*[.IT12]*(([.IT5]-[.IS5])/([.IT1]-[.IS1]))^2" office:value-type="float" office:value="0.000277755116255595" calcext:value-type="float">
            <text:p>0.000277755116256</text:p>
          </table:table-cell>
          <table:table-cell table:formula="of:=0.5*[.IU12]*(([.IU5]-[.IT5])/([.IU1]-[.IT1]))^2" office:value-type="float" office:value="0.0000305004661794274" calcext:value-type="float">
            <text:p>3.05004661794274E-05</text:p>
          </table:table-cell>
          <table:table-cell table:formula="of:=0.5*[.IV12]*(([.IV5]-[.IU5])/([.IV1]-[.IU1]))^2" office:value-type="float" office:value="0.000621419614924733" calcext:value-type="float">
            <text:p>0.000621419614925</text:p>
          </table:table-cell>
          <table:table-cell table:formula="of:=0.5*[.IW12]*(([.IW5]-[.IV5])/([.IW1]-[.IV1]))^2" office:value-type="float" office:value="0.00134401270740265" calcext:value-type="float">
            <text:p>0.001344012707403</text:p>
          </table:table-cell>
          <table:table-cell table:formula="of:=0.5*[.IX12]*(([.IX5]-[.IW5])/([.IX1]-[.IW1]))^2" office:value-type="float" office:value="0.00011885474573273" calcext:value-type="float">
            <text:p>0.000118854745733</text:p>
          </table:table-cell>
          <table:table-cell table:formula="of:=0.5*[.IY12]*(([.IY5]-[.IX5])/([.IY1]-[.IX1]))^2" office:value-type="float" office:value="0.00000233946651974599" calcext:value-type="float">
            <text:p>2.33946651974599E-06</text:p>
          </table:table-cell>
          <table:table-cell table:formula="of:=0.5*[.IZ12]*(([.IZ5]-[.IY5])/([.IZ1]-[.IY1]))^2" office:value-type="float" office:value="0.000341191413926705" calcext:value-type="float">
            <text:p>0.000341191413927</text:p>
          </table:table-cell>
          <table:table-cell table:formula="of:=0.5*[.JA12]*(([.JA5]-[.IZ5])/([.JA1]-[.IZ1]))^2" office:value-type="float" office:value="0.00000933121220452018" calcext:value-type="float">
            <text:p>9.33121220452018E-06</text:p>
          </table:table-cell>
          <table:table-cell table:formula="of:=0.5*[.JB12]*(([.JB5]-[.JA5])/([.JB1]-[.JA1]))^2" office:value-type="float" office:value="0.00000090129372897601" calcext:value-type="float">
            <text:p>9.0129372897601E-07</text:p>
          </table:table-cell>
          <table:table-cell table:formula="of:=0.5*[.JC12]*(([.JC5]-[.JB5])/([.JC1]-[.JB1]))^2" office:value-type="float" office:value="0.000000015294014803425" calcext:value-type="float">
            <text:p>1.5294014803425E-08</text:p>
          </table:table-cell>
          <table:table-cell table:formula="of:=0.5*[.JD12]*(([.JD5]-[.JC5])/([.JD1]-[.JC1]))^2" office:value-type="float" office:value="0.000129794985024389" calcext:value-type="float">
            <text:p>0.000129794985024</text:p>
          </table:table-cell>
          <table:table-cell table:formula="of:=0.5*[.JE12]*(([.JE5]-[.JD5])/([.JE1]-[.JD1]))^2" office:value-type="float" office:value="0.000173188120902542" calcext:value-type="float">
            <text:p>0.000173188120903</text:p>
          </table:table-cell>
          <table:table-cell table:formula="of:=0.5*[.JF12]*(([.JF5]-[.JE5])/([.JF1]-[.JE1]))^2" office:value-type="float" office:value="0.000000934623613737754" calcext:value-type="float">
            <text:p>9.34623613737754E-07</text:p>
          </table:table-cell>
          <table:table-cell table:formula="of:=0.5*[.JG12]*(([.JG5]-[.JF5])/([.JG1]-[.JF1]))^2" office:value-type="float" office:value="0.0000413343236478358" calcext:value-type="float">
            <text:p>4.13343236478358E-05</text:p>
          </table:table-cell>
          <table:table-cell table:formula="of:=0.5*[.JH12]*(([.JH5]-[.JG5])/([.JH1]-[.JG1]))^2" office:value-type="float" office:value="0.000000261278736510524" calcext:value-type="float">
            <text:p>2.61278736510524E-07</text:p>
          </table:table-cell>
          <table:table-cell table:formula="of:=0.5*[.JI12]*(([.JI5]-[.JH5])/([.JI1]-[.JH1]))^2" office:value-type="float" office:value="0.000000389342054138126" calcext:value-type="float">
            <text:p>3.89342054138126E-07</text:p>
          </table:table-cell>
          <table:table-cell table:formula="of:=0.5*[.JJ12]*(([.JJ5]-[.JI5])/([.JJ1]-[.JI1]))^2" office:value-type="float" office:value="0.0000619662491665493" calcext:value-type="float">
            <text:p>6.19662491665493E-05</text:p>
          </table:table-cell>
          <table:table-cell table:formula="of:=0.5*[.JK12]*(([.JK5]-[.JJ5])/([.JK1]-[.JJ1]))^2" office:value-type="float" office:value="0.00000203179295976196" calcext:value-type="float">
            <text:p>2.03179295976196E-06</text:p>
          </table:table-cell>
          <table:table-cell table:formula="of:=0.5*[.JL12]*(([.JL5]-[.JK5])/([.JL1]-[.JK1]))^2" office:value-type="float" office:value="0.00000724675974324378" calcext:value-type="float">
            <text:p>7.24675974324378E-06</text:p>
          </table:table-cell>
          <table:table-cell table:formula="of:=0.5*[.JM12]*(([.JM5]-[.JL5])/([.JM1]-[.JL1]))^2" office:value-type="float" office:value="0.0000378055400612827" calcext:value-type="float">
            <text:p>3.78055400612827E-05</text:p>
          </table:table-cell>
          <table:table-cell table:formula="of:=0.5*[.JN12]*(([.JN5]-[.JM5])/([.JN1]-[.JM1]))^2" office:value-type="float" office:value="0.00000530008978672441" calcext:value-type="float">
            <text:p>5.30008978672441E-06</text:p>
          </table:table-cell>
          <table:table-cell table:formula="of:=0.5*[.JO12]*(([.JO5]-[.JN5])/([.JO1]-[.JN1]))^2" office:value-type="float" office:value="0.0000246789602043488" calcext:value-type="float">
            <text:p>2.46789602043488E-05</text:p>
          </table:table-cell>
          <table:table-cell table:formula="of:=0.5*[.JP12]*(([.JP5]-[.JO5])/([.JP1]-[.JO1]))^2" office:value-type="float" office:value="0.0000615442081883322" calcext:value-type="float">
            <text:p>6.15442081883322E-05</text:p>
          </table:table-cell>
          <table:table-cell table:formula="of:=0.5*[.JQ12]*(([.JQ5]-[.JP5])/([.JQ1]-[.JP1]))^2" office:value-type="float" office:value="0.0000257755533020168" calcext:value-type="float">
            <text:p>2.57755533020168E-05</text:p>
          </table:table-cell>
          <table:table-cell table:formula="of:=0.5*[.JR12]*(([.JR5]-[.JQ5])/([.JR1]-[.JQ1]))^2" office:value-type="float" office:value="0.000048134795333057" calcext:value-type="float">
            <text:p>4.8134795333057E-05</text:p>
          </table:table-cell>
          <table:table-cell table:formula="of:=0.5*[.JS12]*(([.JS5]-[.JR5])/([.JS1]-[.JR1]))^2" office:value-type="float" office:value="0.0000166132328219096" calcext:value-type="float">
            <text:p>1.66132328219096E-05</text:p>
          </table:table-cell>
          <table:table-cell table:formula="of:=0.5*[.JT12]*(([.JT5]-[.JS5])/([.JT1]-[.JS1]))^2" office:value-type="float" office:value="0.000029668613000166" calcext:value-type="float">
            <text:p>2.9668613000166E-05</text:p>
          </table:table-cell>
          <table:table-cell table:formula="of:=0.5*[.JU12]*(([.JU5]-[.JT5])/([.JU1]-[.JT1]))^2" office:value-type="float" office:value="0.0000000378848400449236" calcext:value-type="float">
            <text:p>3.78848400449236E-08</text:p>
          </table:table-cell>
          <table:table-cell table:formula="of:=0.5*[.JV12]*(([.JV5]-[.JU5])/([.JV1]-[.JU1]))^2" office:value-type="float" office:value="0.0000325756761954253" calcext:value-type="float">
            <text:p>3.25756761954253E-05</text:p>
          </table:table-cell>
          <table:table-cell table:formula="of:=0.5*[.JW12]*(([.JW5]-[.JV5])/([.JW1]-[.JV1]))^2" office:value-type="float" office:value="0.0000317167603650674" calcext:value-type="float">
            <text:p>3.17167603650674E-05</text:p>
          </table:table-cell>
          <table:table-cell table:formula="of:=0.5*[.JX12]*(([.JX5]-[.JW5])/([.JX1]-[.JW1]))^2" office:value-type="float" office:value="0.0000137391082094426" calcext:value-type="float">
            <text:p>1.37391082094426E-05</text:p>
          </table:table-cell>
          <table:table-cell table:formula="of:=0.5*[.JY12]*(([.JY5]-[.JX5])/([.JY1]-[.JX1]))^2" office:value-type="float" office:value="0.0000534361855719713" calcext:value-type="float">
            <text:p>5.34361855719713E-05</text:p>
          </table:table-cell>
          <table:table-cell table:formula="of:=0.5*[.JZ12]*(([.JZ5]-[.JY5])/([.JZ1]-[.JY1]))^2" office:value-type="float" office:value="0.000194167007679131" calcext:value-type="float">
            <text:p>0.000194167007679</text:p>
          </table:table-cell>
          <table:table-cell table:formula="of:=0.5*[.KA12]*(([.KA5]-[.JZ5])/([.KA1]-[.JZ1]))^2" office:value-type="float" office:value="0.000334726365661272" calcext:value-type="float">
            <text:p>0.000334726365661</text:p>
          </table:table-cell>
          <table:table-cell table:formula="of:=0.5*[.KB12]*(([.KB5]-[.KA5])/([.KB1]-[.KA1]))^2" office:value-type="float" office:value="0.0000539382031582395" calcext:value-type="float">
            <text:p>5.39382031582395E-05</text:p>
          </table:table-cell>
          <table:table-cell table:formula="of:=0.5*[.KC12]*(([.KC5]-[.KB5])/([.KC1]-[.KB1]))^2" office:value-type="float" office:value="0.00000722988188605267" calcext:value-type="float">
            <text:p>7.22988188605267E-06</text:p>
          </table:table-cell>
          <table:table-cell table:formula="of:=0.5*[.KD12]*(([.KD5]-[.KC5])/([.KD1]-[.KC1]))^2" office:value-type="float" office:value="0.000000759454809019285" calcext:value-type="float">
            <text:p>7.59454809019285E-07</text:p>
          </table:table-cell>
          <table:table-cell table:formula="of:=0.5*[.KE12]*(([.KE5]-[.KD5])/([.KE1]-[.KD1]))^2" office:value-type="float" office:value="0.000000187814114791978" calcext:value-type="float">
            <text:p>1.87814114791978E-07</text:p>
          </table:table-cell>
          <table:table-cell table:formula="of:=0.5*[.KF12]*(([.KF5]-[.KE5])/([.KF1]-[.KE1]))^2" office:value-type="float" office:value="0.000017548675911356" calcext:value-type="float">
            <text:p>1.7548675911356E-05</text:p>
          </table:table-cell>
          <table:table-cell table:formula="of:=0.5*[.KG12]*(([.KG5]-[.KF5])/([.KG1]-[.KF1]))^2" office:value-type="float" office:value="0.00000107798618039708" calcext:value-type="float">
            <text:p>1.07798618039708E-06</text:p>
          </table:table-cell>
          <table:table-cell table:formula="of:=0.5*[.KH12]*(([.KH5]-[.KG5])/([.KH1]-[.KG1]))^2" office:value-type="float" office:value="0.0000007665205863087" calcext:value-type="float">
            <text:p>7.665205863087E-07</text:p>
          </table:table-cell>
          <table:table-cell table:formula="of:=0.5*[.KI12]*(([.KI5]-[.KH5])/([.KI1]-[.KH1]))^2" office:value-type="float" office:value="0.0000160280068243464" calcext:value-type="float">
            <text:p>1.60280068243464E-05</text:p>
          </table:table-cell>
          <table:table-cell table:formula="of:=0.5*[.KJ12]*(([.KJ5]-[.KI5])/([.KJ1]-[.KI1]))^2" office:value-type="float" office:value="0.0000136845418257342" calcext:value-type="float">
            <text:p>1.36845418257342E-05</text:p>
          </table:table-cell>
          <table:table-cell table:formula="of:=0.5*[.KK12]*(([.KK5]-[.KJ5])/([.KK1]-[.KJ1]))^2" office:value-type="float" office:value="0.0000237533691817648" calcext:value-type="float">
            <text:p>2.37533691817648E-05</text:p>
          </table:table-cell>
          <table:table-cell table:formula="of:=0.5*[.KL12]*(([.KL5]-[.KK5])/([.KL1]-[.KK1]))^2" office:value-type="float" office:value="0.0000470082095395057" calcext:value-type="float">
            <text:p>4.70082095395057E-05</text:p>
          </table:table-cell>
          <table:table-cell table:formula="of:=0.5*[.KM12]*(([.KM5]-[.KL5])/([.KM1]-[.KL1]))^2" office:value-type="float" office:value="0.00000764107798237961" calcext:value-type="float">
            <text:p>7.64107798237961E-06</text:p>
          </table:table-cell>
          <table:table-cell table:formula="of:=0.5*[.KN12]*(([.KN5]-[.KM5])/([.KN1]-[.KM1]))^2" office:value-type="float" office:value="0.000105316344457914" calcext:value-type="float">
            <text:p>0.000105316344458</text:p>
          </table:table-cell>
          <table:table-cell table:formula="of:=0.5*[.KO12]*(([.KO5]-[.KN5])/([.KO1]-[.KN1]))^2" office:value-type="float" office:value="0.0000439599090229648" calcext:value-type="float">
            <text:p>4.39599090229648E-05</text:p>
          </table:table-cell>
          <table:table-cell table:formula="of:=0.5*[.KP12]*(([.KP5]-[.KO5])/([.KP1]-[.KO1]))^2" office:value-type="float" office:value="0.0000116085258407368" calcext:value-type="float">
            <text:p>1.16085258407368E-05</text:p>
          </table:table-cell>
          <table:table-cell table:formula="of:=0.5*[.KQ12]*(([.KQ5]-[.KP5])/([.KQ1]-[.KP1]))^2" office:value-type="float" office:value="0.00000844416728820609" calcext:value-type="float">
            <text:p>8.44416728820609E-06</text:p>
          </table:table-cell>
          <table:table-cell table:formula="of:=0.5*[.KR12]*(([.KR5]-[.KQ5])/([.KR1]-[.KQ1]))^2" office:value-type="float" office:value="0.0000177223217651045" calcext:value-type="float">
            <text:p>1.77223217651045E-05</text:p>
          </table:table-cell>
          <table:table-cell table:formula="of:=0.5*[.KS12]*(([.KS5]-[.KR5])/([.KS1]-[.KR1]))^2" office:value-type="float" office:value="0.0000164598605450972" calcext:value-type="float">
            <text:p>1.64598605450972E-05</text:p>
          </table:table-cell>
          <table:table-cell table:formula="of:=0.5*[.KT12]*(([.KT5]-[.KS5])/([.KT1]-[.KS1]))^2" office:value-type="float" office:value="0.0000643164647906605" calcext:value-type="float">
            <text:p>6.43164647906605E-05</text:p>
          </table:table-cell>
          <table:table-cell table:formula="of:=0.5*[.KU12]*(([.KU5]-[.KT5])/([.KU1]-[.KT1]))^2" office:value-type="float" office:value="0.0000201167662852796" calcext:value-type="float">
            <text:p>2.01167662852796E-05</text:p>
          </table:table-cell>
          <table:table-cell table:formula="of:=0.5*[.KV12]*(([.KV5]-[.KU5])/([.KV1]-[.KU1]))^2" office:value-type="float" office:value="0.000000208995438685348" calcext:value-type="float">
            <text:p>2.08995438685348E-07</text:p>
          </table:table-cell>
          <table:table-cell table:formula="of:=0.5*[.KW12]*(([.KW5]-[.KV5])/([.KW1]-[.KV1]))^2" office:value-type="float" office:value="0.000060877899068444" calcext:value-type="float">
            <text:p>6.0877899068444E-05</text:p>
          </table:table-cell>
          <table:table-cell table:formula="of:=0.5*[.KX12]*(([.KX5]-[.KW5])/([.KX1]-[.KW1]))^2" office:value-type="float" office:value="0.0000355228480330796" calcext:value-type="float">
            <text:p>3.55228480330796E-05</text:p>
          </table:table-cell>
          <table:table-cell table:formula="of:=0.5*[.KY12]*(([.KY5]-[.KX5])/([.KY1]-[.KX1]))^2" office:value-type="float" office:value="0.0000344035285123995" calcext:value-type="float">
            <text:p>3.44035285123995E-05</text:p>
          </table:table-cell>
          <table:table-cell table:formula="of:=0.5*[.KZ12]*(([.KZ5]-[.KY5])/([.KZ1]-[.KY1]))^2" office:value-type="float" office:value="0.00000813777050378544" calcext:value-type="float">
            <text:p>8.13777050378544E-06</text:p>
          </table:table-cell>
          <table:table-cell table:formula="of:=0.5*[.LA12]*(([.LA5]-[.KZ5])/([.LA1]-[.KZ1]))^2" office:value-type="float" office:value="0.00000159072739545764" calcext:value-type="float">
            <text:p>1.59072739545764E-06</text:p>
          </table:table-cell>
          <table:table-cell table:formula="of:=0.5*[.LB12]*(([.LB5]-[.LA5])/([.LB1]-[.LA1]))^2" office:value-type="float" office:value="0.00000161582893727953" calcext:value-type="float">
            <text:p>1.61582893727953E-06</text:p>
          </table:table-cell>
          <table:table-cell table:formula="of:=0.5*[.LC12]*(([.LC5]-[.LB5])/([.LC1]-[.LB1]))^2" office:value-type="float" office:value="0.0000064442926537434" calcext:value-type="float">
            <text:p>6.4442926537434E-06</text:p>
          </table:table-cell>
          <table:table-cell table:formula="of:=0.5*[.LD12]*(([.LD5]-[.LC5])/([.LD1]-[.LC1]))^2" office:value-type="float" office:value="0.000000117663742345623" calcext:value-type="float">
            <text:p>1.17663742345623E-07</text:p>
          </table:table-cell>
          <table:table-cell table:formula="of:=0.5*[.LE12]*(([.LE5]-[.LD5])/([.LE1]-[.LD1]))^2" office:value-type="float" office:value="0.000005198188843562" calcext:value-type="float">
            <text:p>5.198188843562E-06</text:p>
          </table:table-cell>
          <table:table-cell table:formula="of:=0.5*[.LF12]*(([.LF5]-[.LE5])/([.LF1]-[.LE1]))^2" office:value-type="float" office:value="0.00000421689881205059" calcext:value-type="float">
            <text:p>4.21689881205059E-06</text:p>
          </table:table-cell>
          <table:table-cell table:formula="of:=0.5*[.LG12]*(([.LG5]-[.LF5])/([.LG1]-[.LF1]))^2" office:value-type="float" office:value="0.0000123464512101789" calcext:value-type="float">
            <text:p>1.23464512101789E-05</text:p>
          </table:table-cell>
          <table:table-cell table:formula="of:=0.5*[.LH12]*(([.LH5]-[.LG5])/([.LH1]-[.LG1]))^2" office:value-type="float" office:value="0.000000261016580875527" calcext:value-type="float">
            <text:p>2.61016580875527E-07</text:p>
          </table:table-cell>
          <table:table-cell table:formula="of:=0.5*[.LI12]*(([.LI5]-[.LH5])/([.LI1]-[.LH1]))^2" office:value-type="float" office:value="0.0000019353104745497" calcext:value-type="float">
            <text:p>1.9353104745497E-06</text:p>
          </table:table-cell>
          <table:table-cell table:formula="of:=0.5*[.LJ12]*(([.LJ5]-[.LI5])/([.LJ1]-[.LI1]))^2" office:value-type="float" office:value="0.000000407042111123446" calcext:value-type="float">
            <text:p>4.07042111123446E-07</text:p>
          </table:table-cell>
          <table:table-cell table:formula="of:=0.5*[.LK12]*(([.LK5]-[.LJ5])/([.LK1]-[.LJ1]))^2" office:value-type="float" office:value="0.00000594372728449054" calcext:value-type="float">
            <text:p>5.94372728449054E-06</text:p>
          </table:table-cell>
          <table:table-cell table:formula="of:=0.5*[.LL12]*(([.LL5]-[.LK5])/([.LL1]-[.LK1]))^2" office:value-type="float" office:value="0.0000213868211779329" calcext:value-type="float">
            <text:p>2.13868211779329E-05</text:p>
          </table:table-cell>
          <table:table-cell table:formula="of:=0.5*[.LM12]*(([.LM5]-[.LL5])/([.LM1]-[.LL1]))^2" office:value-type="float" office:value="0.0000833639111239445" calcext:value-type="float">
            <text:p>8.33639111239445E-05</text:p>
          </table:table-cell>
          <table:table-cell table:formula="of:=0.5*[.LN12]*(([.LN5]-[.LM5])/([.LN1]-[.LM1]))^2" office:value-type="float" office:value="0.0000174588925266085" calcext:value-type="float">
            <text:p>1.74588925266085E-05</text:p>
          </table:table-cell>
          <table:table-cell table:formula="of:=0.5*[.LO12]*(([.LO5]-[.LN5])/([.LO1]-[.LN1]))^2" office:value-type="float" office:value="0.00000163254078939" calcext:value-type="float">
            <text:p>1.63254078939E-06</text:p>
          </table:table-cell>
          <table:table-cell table:formula="of:=0.5*[.LP12]*(([.LP5]-[.LO5])/([.LP1]-[.LO1]))^2" office:value-type="float" office:value="0.00000379038706361691" calcext:value-type="float">
            <text:p>3.79038706361691E-06</text:p>
          </table:table-cell>
          <table:table-cell table:formula="of:=0.5*[.LQ12]*(([.LQ5]-[.LP5])/([.LQ1]-[.LP1]))^2" office:value-type="float" office:value="0.000000585750299306634" calcext:value-type="float">
            <text:p>5.85750299306634E-07</text:p>
          </table:table-cell>
          <table:table-cell table:formula="of:=0.5*[.LR12]*(([.LR5]-[.LQ5])/([.LR1]-[.LQ1]))^2" office:value-type="float" office:value="0.0000515428952395859" calcext:value-type="float">
            <text:p>5.15428952395859E-05</text:p>
          </table:table-cell>
          <table:table-cell table:formula="of:=0.5*[.LS12]*(([.LS5]-[.LR5])/([.LS1]-[.LR1]))^2" office:value-type="float" office:value="0.00000442897632039257" calcext:value-type="float">
            <text:p>4.42897632039257E-06</text:p>
          </table:table-cell>
          <table:table-cell table:formula="of:=0.5*[.LT12]*(([.LT5]-[.LS5])/([.LT1]-[.LS1]))^2" office:value-type="float" office:value="0.00000511850514439472" calcext:value-type="float">
            <text:p>5.11850514439472E-06</text:p>
          </table:table-cell>
          <table:table-cell table:formula="of:=0.5*[.LU12]*(([.LU5]-[.LT5])/([.LU1]-[.LT1]))^2" office:value-type="float" office:value="0.00000295424064083736" calcext:value-type="float">
            <text:p>2.95424064083736E-06</text:p>
          </table:table-cell>
          <table:table-cell table:formula="of:=0.5*[.LV12]*(([.LV5]-[.LU5])/([.LV1]-[.LU1]))^2" office:value-type="float" office:value="0.00000308338349303773" calcext:value-type="float">
            <text:p>3.08338349303773E-06</text:p>
          </table:table-cell>
          <table:table-cell table:formula="of:=0.5*[.LW12]*(([.LW5]-[.LV5])/([.LW1]-[.LV1]))^2" office:value-type="float" office:value="0.0000150993531636627" calcext:value-type="float">
            <text:p>1.50993531636627E-05</text:p>
          </table:table-cell>
          <table:table-cell table:formula="of:=0.5*[.LX12]*(([.LX5]-[.LW5])/([.LX1]-[.LW1]))^2" office:value-type="float" office:value="0.0000145024479807789" calcext:value-type="float">
            <text:p>1.45024479807789E-05</text:p>
          </table:table-cell>
          <table:table-cell table:formula="of:=0.5*[.LY12]*(([.LY5]-[.LX5])/([.LY1]-[.LX1]))^2" office:value-type="float" office:value="0.0000782713928246224" calcext:value-type="float">
            <text:p>7.82713928246224E-05</text:p>
          </table:table-cell>
          <table:table-cell table:formula="of:=0.5*[.LZ12]*(([.LZ5]-[.LY5])/([.LZ1]-[.LY1]))^2" office:value-type="float" office:value="0.000100240802183394" calcext:value-type="float">
            <text:p>0.000100240802183</text:p>
          </table:table-cell>
          <table:table-cell table:formula="of:=0.5*[.MA12]*(([.MA5]-[.LZ5])/([.MA1]-[.LZ1]))^2" office:value-type="float" office:value="0.00000745273306392174" calcext:value-type="float">
            <text:p>7.45273306392174E-06</text:p>
          </table:table-cell>
          <table:table-cell table:formula="of:=0.5*[.MB12]*(([.MB5]-[.MA5])/([.MB1]-[.MA1]))^2" office:value-type="float" office:value="0.000000932731156776872" calcext:value-type="float">
            <text:p>9.32731156776872E-07</text:p>
          </table:table-cell>
          <table:table-cell table:formula="of:=0.5*[.MC12]*(([.MC5]-[.MB5])/([.MC1]-[.MB1]))^2" office:value-type="float" office:value="0.000146247180526824" calcext:value-type="float">
            <text:p>0.000146247180527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04089930197003" calcext:value-type="float">
            <text:p>5.04089930197003E-08</text:p>
          </table:table-cell>
          <table:table-cell table:formula="of:=0.5*[.D12]*(([.D6]-[.C6])/([.D1]-[.C1]))^2" office:value-type="float" office:value="0.0000000428582124877456" calcext:value-type="float">
            <text:p>4.28582124877456E-08</text:p>
          </table:table-cell>
          <table:table-cell table:formula="of:=0.5*[.E12]*(([.E6]-[.D6])/([.E1]-[.D1]))^2" office:value-type="float" office:value="0.00000001549585478553" calcext:value-type="float">
            <text:p>1.549585478553E-08</text:p>
          </table:table-cell>
          <table:table-cell table:formula="of:=0.5*[.F12]*(([.F6]-[.E6])/([.F1]-[.E1]))^2" office:value-type="float" office:value="0.000000198981184143923" calcext:value-type="float">
            <text:p>1.98981184143923E-07</text:p>
          </table:table-cell>
          <table:table-cell table:formula="of:=0.5*[.G12]*(([.G6]-[.F6])/([.G1]-[.F1]))^2" office:value-type="float" office:value="0.000000000171962701534398" calcext:value-type="float">
            <text:p>1.71962701534398E-10</text:p>
          </table:table-cell>
          <table:table-cell table:formula="of:=0.5*[.H12]*(([.H6]-[.G6])/([.H1]-[.G1]))^2" office:value-type="float" office:value="0.0000000763997719230947" calcext:value-type="float">
            <text:p>7.63997719230947E-08</text:p>
          </table:table-cell>
          <table:table-cell table:formula="of:=0.5*[.I12]*(([.I6]-[.H6])/([.I1]-[.H1]))^2" office:value-type="float" office:value="0.0000000148329470872801" calcext:value-type="float">
            <text:p>1.48329470872801E-08</text:p>
          </table:table-cell>
          <table:table-cell table:formula="of:=0.5*[.J12]*(([.J6]-[.I6])/([.J1]-[.I1]))^2" office:value-type="float" office:value="0.00000000332296340068993" calcext:value-type="float">
            <text:p>3.32296340068993E-09</text:p>
          </table:table-cell>
          <table:table-cell table:formula="of:=0.5*[.K12]*(([.K6]-[.J6])/([.K1]-[.J1]))^2" office:value-type="float" office:value="0.00000000831954109510142" calcext:value-type="float">
            <text:p>8.31954109510142E-09</text:p>
          </table:table-cell>
          <table:table-cell table:formula="of:=0.5*[.L12]*(([.L6]-[.K6])/([.L1]-[.K1]))^2" office:value-type="float" office:value="0.000000131402922033214" calcext:value-type="float">
            <text:p>1.31402922033214E-07</text:p>
          </table:table-cell>
          <table:table-cell table:formula="of:=0.5*[.M12]*(([.M6]-[.L6])/([.M1]-[.L1]))^2" office:value-type="float" office:value="0.000000186639265314234" calcext:value-type="float">
            <text:p>1.86639265314234E-07</text:p>
          </table:table-cell>
          <table:table-cell table:formula="of:=0.5*[.N12]*(([.N6]-[.M6])/([.N1]-[.M1]))^2" office:value-type="float" office:value="0.0000000833938357958146" calcext:value-type="float">
            <text:p>8.33938357958146E-08</text:p>
          </table:table-cell>
          <table:table-cell table:formula="of:=0.5*[.O12]*(([.O6]-[.N6])/([.O1]-[.N1]))^2" office:value-type="float" office:value="0.000000125491154103808" calcext:value-type="float">
            <text:p>1.25491154103808E-07</text:p>
          </table:table-cell>
          <table:table-cell table:formula="of:=0.5*[.P12]*(([.P6]-[.O6])/([.P1]-[.O1]))^2" office:value-type="float" office:value="0.0000000287402371045375" calcext:value-type="float">
            <text:p>2.87402371045375E-08</text:p>
          </table:table-cell>
          <table:table-cell table:formula="of:=0.5*[.Q12]*(([.Q6]-[.P6])/([.Q1]-[.P1]))^2" office:value-type="float" office:value="0.00000032753518949513" calcext:value-type="float">
            <text:p>3.2753518949513E-07</text:p>
          </table:table-cell>
          <table:table-cell table:formula="of:=0.5*[.R12]*(([.R6]-[.Q6])/([.R1]-[.Q1]))^2" office:value-type="float" office:value="0.0000000674617140195234" calcext:value-type="float">
            <text:p>6.74617140195234E-08</text:p>
          </table:table-cell>
          <table:table-cell table:formula="of:=0.5*[.S12]*(([.S6]-[.R6])/([.S1]-[.R1]))^2" office:value-type="float" office:value="0.0000000181979060466176" calcext:value-type="float">
            <text:p>1.81979060466176E-08</text:p>
          </table:table-cell>
          <table:table-cell table:formula="of:=0.5*[.T12]*(([.T6]-[.S6])/([.T1]-[.S1]))^2" office:value-type="float" office:value="0.00000090367135610407" calcext:value-type="float">
            <text:p>9.0367135610407E-07</text:p>
          </table:table-cell>
          <table:table-cell table:formula="of:=0.5*[.U12]*(([.U6]-[.T6])/([.U1]-[.T1]))^2" office:value-type="float" office:value="0.000000386633443788923" calcext:value-type="float">
            <text:p>3.86633443788923E-07</text:p>
          </table:table-cell>
          <table:table-cell table:formula="of:=0.5*[.V12]*(([.V6]-[.U6])/([.V1]-[.U1]))^2" office:value-type="float" office:value="0.0000000249382683024472" calcext:value-type="float">
            <text:p>2.49382683024472E-08</text:p>
          </table:table-cell>
          <table:table-cell table:formula="of:=0.5*[.W12]*(([.W6]-[.V6])/([.W1]-[.V1]))^2" office:value-type="float" office:value="0.000037823571580491" calcext:value-type="float">
            <text:p>3.7823571580491E-05</text:p>
          </table:table-cell>
          <table:table-cell table:formula="of:=0.5*[.X12]*(([.X6]-[.W6])/([.X1]-[.W1]))^2" office:value-type="float" office:value="0.00000392770996949418" calcext:value-type="float">
            <text:p>3.92770996949418E-06</text:p>
          </table:table-cell>
          <table:table-cell table:formula="of:=0.5*[.Y12]*(([.Y6]-[.X6])/([.Y1]-[.X1]))^2" office:value-type="float" office:value="0.0000623852772294428" calcext:value-type="float">
            <text:p>6.23852772294428E-05</text:p>
          </table:table-cell>
          <table:table-cell table:formula="of:=0.5*[.Z12]*(([.Z6]-[.Y6])/([.Z1]-[.Y1]))^2" office:value-type="float" office:value="0.000009704369864655" calcext:value-type="float">
            <text:p>9.704369864655E-06</text:p>
          </table:table-cell>
          <table:table-cell table:formula="of:=0.5*[.AA12]*(([.AA6]-[.Z6])/([.AA1]-[.Z1]))^2" office:value-type="float" office:value="0.000148368994912607" calcext:value-type="float">
            <text:p>0.000148368994913</text:p>
          </table:table-cell>
          <table:table-cell table:formula="of:=0.5*[.AB12]*(([.AB6]-[.AA6])/([.AB1]-[.AA1]))^2" office:value-type="float" office:value="0.00000129016354029671" calcext:value-type="float">
            <text:p>1.29016354029671E-06</text:p>
          </table:table-cell>
          <table:table-cell table:formula="of:=0.5*[.AC12]*(([.AC6]-[.AB6])/([.AC1]-[.AB1]))^2" office:value-type="float" office:value="0.000368045690302886" calcext:value-type="float">
            <text:p>0.000368045690303</text:p>
          </table:table-cell>
          <table:table-cell table:formula="of:=0.5*[.AD12]*(([.AD6]-[.AC6])/([.AD1]-[.AC1]))^2" office:value-type="float" office:value="0.000335332571083399" calcext:value-type="float">
            <text:p>0.000335332571083</text:p>
          </table:table-cell>
          <table:table-cell table:formula="of:=0.5*[.AE12]*(([.AE6]-[.AD6])/([.AE1]-[.AD1]))^2" office:value-type="float" office:value="0.000000954093477128754" calcext:value-type="float">
            <text:p>9.54093477128754E-07</text:p>
          </table:table-cell>
          <table:table-cell table:formula="of:=0.5*[.AF12]*(([.AF6]-[.AE6])/([.AF1]-[.AE1]))^2" office:value-type="float" office:value="0.000446417871147674" calcext:value-type="float">
            <text:p>0.000446417871148</text:p>
          </table:table-cell>
          <table:table-cell table:formula="of:=0.5*[.AG12]*(([.AG6]-[.AF6])/([.AG1]-[.AF1]))^2" office:value-type="float" office:value="0.0245294135638337" calcext:value-type="float">
            <text:p>0.024529413563834</text:p>
          </table:table-cell>
          <table:table-cell table:formula="of:=0.5*[.AH12]*(([.AH6]-[.AG6])/([.AH1]-[.AG1]))^2" office:value-type="float" office:value="0.0526471413940047" calcext:value-type="float">
            <text:p>0.052647141394005</text:p>
          </table:table-cell>
          <table:table-cell table:formula="of:=0.5*[.AI12]*(([.AI6]-[.AH6])/([.AI1]-[.AH1]))^2" office:value-type="float" office:value="0.00251094059123505" calcext:value-type="float">
            <text:p>0.002510940591235</text:p>
          </table:table-cell>
          <table:table-cell table:formula="of:=0.5*[.AJ12]*(([.AJ6]-[.AI6])/([.AJ1]-[.AI1]))^2" office:value-type="float" office:value="0.0358003935760592" calcext:value-type="float">
            <text:p>0.035800393576059</text:p>
          </table:table-cell>
          <table:table-cell table:formula="of:=0.5*[.AK12]*(([.AK6]-[.AJ6])/([.AK1]-[.AJ1]))^2" office:value-type="float" office:value="0.000261962055560185" calcext:value-type="float">
            <text:p>0.00026196205556</text:p>
          </table:table-cell>
          <table:table-cell table:formula="of:=0.5*[.AL12]*(([.AL6]-[.AK6])/([.AL1]-[.AK1]))^2" office:value-type="float" office:value="0.010467157216283" calcext:value-type="float">
            <text:p>0.010467157216283</text:p>
          </table:table-cell>
          <table:table-cell table:formula="of:=0.5*[.AM12]*(([.AM6]-[.AL6])/([.AM1]-[.AL1]))^2" office:value-type="float" office:value="0.0554381215202018" calcext:value-type="float">
            <text:p>0.055438121520202</text:p>
          </table:table-cell>
          <table:table-cell table:formula="of:=0.5*[.AN12]*(([.AN6]-[.AM6])/([.AN1]-[.AM1]))^2" office:value-type="float" office:value="0.000000825054140755057" calcext:value-type="float">
            <text:p>8.25054140755057E-07</text:p>
          </table:table-cell>
          <table:table-cell table:formula="of:=0.5*[.AO12]*(([.AO6]-[.AN6])/([.AO1]-[.AN1]))^2" office:value-type="float" office:value="0.000085131085941361" calcext:value-type="float">
            <text:p>8.5131085941361E-05</text:p>
          </table:table-cell>
          <table:table-cell table:formula="of:=0.5*[.AP12]*(([.AP6]-[.AO6])/([.AP1]-[.AO1]))^2" office:value-type="float" office:value="0.00330102244266744" calcext:value-type="float">
            <text:p>0.003301022442667</text:p>
          </table:table-cell>
          <table:table-cell table:formula="of:=0.5*[.AQ12]*(([.AQ6]-[.AP6])/([.AQ1]-[.AP1]))^2" office:value-type="float" office:value="0.0229282126975918" calcext:value-type="float">
            <text:p>0.022928212697592</text:p>
          </table:table-cell>
          <table:table-cell table:formula="of:=0.5*[.AR12]*(([.AR6]-[.AQ6])/([.AR1]-[.AQ1]))^2" office:value-type="float" office:value="0.0128001542288008" calcext:value-type="float">
            <text:p>0.012800154228801</text:p>
          </table:table-cell>
          <table:table-cell table:formula="of:=0.5*[.AS12]*(([.AS6]-[.AR6])/([.AS1]-[.AR1]))^2" office:value-type="float" office:value="0.015414194649089" calcext:value-type="float">
            <text:p>0.015414194649089</text:p>
          </table:table-cell>
          <table:table-cell table:formula="of:=0.5*[.AT12]*(([.AT6]-[.AS6])/([.AT1]-[.AS1]))^2" office:value-type="float" office:value="0.00666065855167267" calcext:value-type="float">
            <text:p>0.006660658551673</text:p>
          </table:table-cell>
          <table:table-cell table:formula="of:=0.5*[.AU12]*(([.AU6]-[.AT6])/([.AU1]-[.AT1]))^2" office:value-type="float" office:value="0.00110052070785784" calcext:value-type="float">
            <text:p>0.001100520707858</text:p>
          </table:table-cell>
          <table:table-cell table:formula="of:=0.5*[.AV12]*(([.AV6]-[.AU6])/([.AV1]-[.AU1]))^2" office:value-type="float" office:value="0.000378346012558545" calcext:value-type="float">
            <text:p>0.000378346012559</text:p>
          </table:table-cell>
          <table:table-cell table:formula="of:=0.5*[.AW12]*(([.AW6]-[.AV6])/([.AW1]-[.AV1]))^2" office:value-type="float" office:value="0.000405806835398118" calcext:value-type="float">
            <text:p>0.000405806835398</text:p>
          </table:table-cell>
          <table:table-cell table:formula="of:=0.5*[.AX12]*(([.AX6]-[.AW6])/([.AX1]-[.AW1]))^2" office:value-type="float" office:value="0.0898334213982223" calcext:value-type="float">
            <text:p>0.089833421398222</text:p>
          </table:table-cell>
          <table:table-cell table:formula="of:=0.5*[.AY12]*(([.AY6]-[.AX6])/([.AY1]-[.AX1]))^2" office:value-type="float" office:value="0.0267603008872615" calcext:value-type="float">
            <text:p>0.026760300887262</text:p>
          </table:table-cell>
          <table:table-cell table:formula="of:=0.5*[.AZ12]*(([.AZ6]-[.AY6])/([.AZ1]-[.AY1]))^2" office:value-type="float" office:value="0.0212133164657698" calcext:value-type="float">
            <text:p>0.02121331646577</text:p>
          </table:table-cell>
          <table:table-cell table:formula="of:=0.5*[.BA12]*(([.BA6]-[.AZ6])/([.BA1]-[.AZ1]))^2" office:value-type="float" office:value="0.0444525127915356" calcext:value-type="float">
            <text:p>0.044452512791536</text:p>
          </table:table-cell>
          <table:table-cell table:formula="of:=0.5*[.BB12]*(([.BB6]-[.BA6])/([.BB1]-[.BA1]))^2" office:value-type="float" office:value="0.00107519673545621" calcext:value-type="float">
            <text:p>0.001075196735456</text:p>
          </table:table-cell>
          <table:table-cell table:formula="of:=0.5*[.BC12]*(([.BC6]-[.BB6])/([.BC1]-[.BB1]))^2" office:value-type="float" office:value="0.0918210959068816" calcext:value-type="float">
            <text:p>0.091821095906882</text:p>
          </table:table-cell>
          <table:table-cell table:formula="of:=0.5*[.BD12]*(([.BD6]-[.BC6])/([.BD1]-[.BC1]))^2" office:value-type="float" office:value="0.02502286117776" calcext:value-type="float">
            <text:p>0.02502286117776</text:p>
          </table:table-cell>
          <table:table-cell table:formula="of:=0.5*[.BE12]*(([.BE6]-[.BD6])/([.BE1]-[.BD1]))^2" office:value-type="float" office:value="0.0025726478980422" calcext:value-type="float">
            <text:p>0.002572647898042</text:p>
          </table:table-cell>
          <table:table-cell table:formula="of:=0.5*[.BF12]*(([.BF6]-[.BE6])/([.BF1]-[.BE1]))^2" office:value-type="float" office:value="0.00271996268862975" calcext:value-type="float">
            <text:p>0.00271996268863</text:p>
          </table:table-cell>
          <table:table-cell table:formula="of:=0.5*[.BG12]*(([.BG6]-[.BF6])/([.BG1]-[.BF1]))^2" office:value-type="float" office:value="0.000551665902628443" calcext:value-type="float">
            <text:p>0.000551665902628</text:p>
          </table:table-cell>
          <table:table-cell table:formula="of:=0.5*[.BH12]*(([.BH6]-[.BG6])/([.BH1]-[.BG1]))^2" office:value-type="float" office:value="0.0135877465441956" calcext:value-type="float">
            <text:p>0.013587746544196</text:p>
          </table:table-cell>
          <table:table-cell table:formula="of:=0.5*[.BI12]*(([.BI6]-[.BH6])/([.BI1]-[.BH1]))^2" office:value-type="float" office:value="0.00965938407301992" calcext:value-type="float">
            <text:p>0.00965938407302</text:p>
          </table:table-cell>
          <table:table-cell table:formula="of:=0.5*[.BJ12]*(([.BJ6]-[.BI6])/([.BJ1]-[.BI1]))^2" office:value-type="float" office:value="0.000244936248008326" calcext:value-type="float">
            <text:p>0.000244936248008</text:p>
          </table:table-cell>
          <table:table-cell table:formula="of:=0.5*[.BK12]*(([.BK6]-[.BJ6])/([.BK1]-[.BJ1]))^2" office:value-type="float" office:value="0.000120697658793975" calcext:value-type="float">
            <text:p>0.000120697658794</text:p>
          </table:table-cell>
          <table:table-cell table:formula="of:=0.5*[.BL12]*(([.BL6]-[.BK6])/([.BL1]-[.BK1]))^2" office:value-type="float" office:value="0.0262107880615376" calcext:value-type="float">
            <text:p>0.026210788061538</text:p>
          </table:table-cell>
          <table:table-cell table:formula="of:=0.5*[.BM12]*(([.BM6]-[.BL6])/([.BM1]-[.BL1]))^2" office:value-type="float" office:value="0.020703129918257" calcext:value-type="float">
            <text:p>0.020703129918257</text:p>
          </table:table-cell>
          <table:table-cell table:formula="of:=0.5*[.BN12]*(([.BN6]-[.BM6])/([.BN1]-[.BM1]))^2" office:value-type="float" office:value="0.00286831272022145" calcext:value-type="float">
            <text:p>0.002868312720221</text:p>
          </table:table-cell>
          <table:table-cell table:formula="of:=0.5*[.BO12]*(([.BO6]-[.BN6])/([.BO1]-[.BN1]))^2" office:value-type="float" office:value="0.012059826182493" calcext:value-type="float">
            <text:p>0.012059826182493</text:p>
          </table:table-cell>
          <table:table-cell table:formula="of:=0.5*[.BP12]*(([.BP6]-[.BO6])/([.BP1]-[.BO1]))^2" office:value-type="float" office:value="0.0510708720027514" calcext:value-type="float">
            <text:p>0.051070872002751</text:p>
          </table:table-cell>
          <table:table-cell table:formula="of:=0.5*[.BQ12]*(([.BQ6]-[.BP6])/([.BQ1]-[.BP1]))^2" office:value-type="float" office:value="0.0233381784273564" calcext:value-type="float">
            <text:p>0.023338178427357</text:p>
          </table:table-cell>
          <table:table-cell table:formula="of:=0.5*[.BR12]*(([.BR6]-[.BQ6])/([.BR1]-[.BQ1]))^2" office:value-type="float" office:value="0.00436412141998324" calcext:value-type="float">
            <text:p>0.004364121419983</text:p>
          </table:table-cell>
          <table:table-cell table:formula="of:=0.5*[.BS12]*(([.BS6]-[.BR6])/([.BS1]-[.BR1]))^2" office:value-type="float" office:value="0.000667056591523211" calcext:value-type="float">
            <text:p>0.000667056591523</text:p>
          </table:table-cell>
          <table:table-cell table:formula="of:=0.5*[.BT12]*(([.BT6]-[.BS6])/([.BT1]-[.BS1]))^2" office:value-type="float" office:value="0.000583250927664506" calcext:value-type="float">
            <text:p>0.000583250927665</text:p>
          </table:table-cell>
          <table:table-cell table:formula="of:=0.5*[.BU12]*(([.BU6]-[.BT6])/([.BU1]-[.BT1]))^2" office:value-type="float" office:value="0.00792729768054089" calcext:value-type="float">
            <text:p>0.007927297680541</text:p>
          </table:table-cell>
          <table:table-cell table:formula="of:=0.5*[.BV12]*(([.BV6]-[.BU6])/([.BV1]-[.BU1]))^2" office:value-type="float" office:value="0.0202538987381017" calcext:value-type="float">
            <text:p>0.020253898738102</text:p>
          </table:table-cell>
          <table:table-cell table:formula="of:=0.5*[.BW12]*(([.BW6]-[.BV6])/([.BW1]-[.BV1]))^2" office:value-type="float" office:value="0.0104239775092449" calcext:value-type="float">
            <text:p>0.010423977509245</text:p>
          </table:table-cell>
          <table:table-cell table:formula="of:=0.5*[.BX12]*(([.BX6]-[.BW6])/([.BX1]-[.BW1]))^2" office:value-type="float" office:value="0.0422464312992185" calcext:value-type="float">
            <text:p>0.042246431299219</text:p>
          </table:table-cell>
          <table:table-cell table:formula="of:=0.5*[.BY12]*(([.BY6]-[.BX6])/([.BY1]-[.BX1]))^2" office:value-type="float" office:value="0.0000149631337618096" calcext:value-type="float">
            <text:p>1.49631337618096E-05</text:p>
          </table:table-cell>
          <table:table-cell table:formula="of:=0.5*[.BZ12]*(([.BZ6]-[.BY6])/([.BZ1]-[.BY1]))^2" office:value-type="float" office:value="0.000302722175207322" calcext:value-type="float">
            <text:p>0.000302722175207</text:p>
          </table:table-cell>
          <table:table-cell table:formula="of:=0.5*[.CA12]*(([.CA6]-[.BZ6])/([.CA1]-[.BZ1]))^2" office:value-type="float" office:value="0.0000622969578057528" calcext:value-type="float">
            <text:p>6.22969578057528E-05</text:p>
          </table:table-cell>
          <table:table-cell table:formula="of:=0.5*[.CB12]*(([.CB6]-[.CA6])/([.CB1]-[.CA1]))^2" office:value-type="float" office:value="0.00209757859909418" calcext:value-type="float">
            <text:p>0.002097578599094</text:p>
          </table:table-cell>
          <table:table-cell table:formula="of:=0.5*[.CC12]*(([.CC6]-[.CB6])/([.CC1]-[.CB1]))^2" office:value-type="float" office:value="0.001201571974103" calcext:value-type="float">
            <text:p>0.001201571974103</text:p>
          </table:table-cell>
          <table:table-cell table:formula="of:=0.5*[.CD12]*(([.CD6]-[.CC6])/([.CD1]-[.CC1]))^2" office:value-type="float" office:value="0.00119029135640343" calcext:value-type="float">
            <text:p>0.001190291356403</text:p>
          </table:table-cell>
          <table:table-cell table:formula="of:=0.5*[.CE12]*(([.CE6]-[.CD6])/([.CE1]-[.CD1]))^2" office:value-type="float" office:value="0.00589949192124743" calcext:value-type="float">
            <text:p>0.005899491921247</text:p>
          </table:table-cell>
          <table:table-cell table:formula="of:=0.5*[.CF12]*(([.CF6]-[.CE6])/([.CF1]-[.CE1]))^2" office:value-type="float" office:value="0.00505265244722885" calcext:value-type="float">
            <text:p>0.005052652447229</text:p>
          </table:table-cell>
          <table:table-cell table:formula="of:=0.5*[.CG12]*(([.CG6]-[.CF6])/([.CG1]-[.CF1]))^2" office:value-type="float" office:value="0.00179081884818296" calcext:value-type="float">
            <text:p>0.001790818848183</text:p>
          </table:table-cell>
          <table:table-cell table:formula="of:=0.5*[.CH12]*(([.CH6]-[.CG6])/([.CH1]-[.CG1]))^2" office:value-type="float" office:value="0.00000219559680892903" calcext:value-type="float">
            <text:p>2.19559680892903E-06</text:p>
          </table:table-cell>
          <table:table-cell table:formula="of:=0.5*[.CI12]*(([.CI6]-[.CH6])/([.CI1]-[.CH1]))^2" office:value-type="float" office:value="0.0603958471093185" calcext:value-type="float">
            <text:p>0.060395847109319</text:p>
          </table:table-cell>
          <table:table-cell table:formula="of:=0.5*[.CJ12]*(([.CJ6]-[.CI6])/([.CJ1]-[.CI1]))^2" office:value-type="float" office:value="0.0418803651797159" calcext:value-type="float">
            <text:p>0.041880365179716</text:p>
          </table:table-cell>
          <table:table-cell table:formula="of:=0.5*[.CK12]*(([.CK6]-[.CJ6])/([.CK1]-[.CJ1]))^2" office:value-type="float" office:value="0.0299996030078237" calcext:value-type="float">
            <text:p>0.029999603007824</text:p>
          </table:table-cell>
          <table:table-cell table:formula="of:=0.5*[.CL12]*(([.CL6]-[.CK6])/([.CL1]-[.CK1]))^2" office:value-type="float" office:value="0.0138387864205967" calcext:value-type="float">
            <text:p>0.013838786420597</text:p>
          </table:table-cell>
          <table:table-cell table:formula="of:=0.5*[.CM12]*(([.CM6]-[.CL6])/([.CM1]-[.CL1]))^2" office:value-type="float" office:value="0.000155827229957221" calcext:value-type="float">
            <text:p>0.000155827229957</text:p>
          </table:table-cell>
          <table:table-cell table:formula="of:=0.5*[.CN12]*(([.CN6]-[.CM6])/([.CN1]-[.CM1]))^2" office:value-type="float" office:value="0.0903206435576072" calcext:value-type="float">
            <text:p>0.090320643557607</text:p>
          </table:table-cell>
          <table:table-cell table:formula="of:=0.5*[.CO12]*(([.CO6]-[.CN6])/([.CO1]-[.CN1]))^2" office:value-type="float" office:value="0.000205652279238544" calcext:value-type="float">
            <text:p>0.000205652279239</text:p>
          </table:table-cell>
          <table:table-cell table:formula="of:=0.5*[.CP12]*(([.CP6]-[.CO6])/([.CP1]-[.CO1]))^2" office:value-type="float" office:value="0.00010501045210794" calcext:value-type="float">
            <text:p>0.000105010452108</text:p>
          </table:table-cell>
          <table:table-cell table:formula="of:=0.5*[.CQ12]*(([.CQ6]-[.CP6])/([.CQ1]-[.CP1]))^2" office:value-type="float" office:value="0.0687981458355778" calcext:value-type="float">
            <text:p>0.068798145835578</text:p>
          </table:table-cell>
          <table:table-cell table:formula="of:=0.5*[.CR12]*(([.CR6]-[.CQ6])/([.CR1]-[.CQ1]))^2" office:value-type="float" office:value="0.0165000248923669" calcext:value-type="float">
            <text:p>0.016500024892367</text:p>
          </table:table-cell>
          <table:table-cell table:formula="of:=0.5*[.CS12]*(([.CS6]-[.CR6])/([.CS1]-[.CR1]))^2" office:value-type="float" office:value="0.000000234705299823639" calcext:value-type="float">
            <text:p>2.34705299823639E-07</text:p>
          </table:table-cell>
          <table:table-cell table:formula="of:=0.5*[.CT12]*(([.CT6]-[.CS6])/([.CT1]-[.CS1]))^2" office:value-type="float" office:value="0.0019033537879608" calcext:value-type="float">
            <text:p>0.001903353787961</text:p>
          </table:table-cell>
          <table:table-cell table:formula="of:=0.5*[.CU12]*(([.CU6]-[.CT6])/([.CU1]-[.CT1]))^2" office:value-type="float" office:value="0.00110931266981087" calcext:value-type="float">
            <text:p>0.001109312669811</text:p>
          </table:table-cell>
          <table:table-cell table:formula="of:=0.5*[.CV12]*(([.CV6]-[.CU6])/([.CV1]-[.CU1]))^2" office:value-type="float" office:value="0.0000989329248409536" calcext:value-type="float">
            <text:p>9.89329248409536E-05</text:p>
          </table:table-cell>
          <table:table-cell table:formula="of:=0.5*[.CW12]*(([.CW6]-[.CV6])/([.CW1]-[.CV1]))^2" office:value-type="float" office:value="0.000399296075398121" calcext:value-type="float">
            <text:p>0.000399296075398</text:p>
          </table:table-cell>
          <table:table-cell table:formula="of:=0.5*[.CX12]*(([.CX6]-[.CW6])/([.CX1]-[.CW1]))^2" office:value-type="float" office:value="0.00272760007952121" calcext:value-type="float">
            <text:p>0.002727600079521</text:p>
          </table:table-cell>
          <table:table-cell table:formula="of:=0.5*[.CY12]*(([.CY6]-[.CX6])/([.CY1]-[.CX1]))^2" office:value-type="float" office:value="0.00199618697558933" calcext:value-type="float">
            <text:p>0.001996186975589</text:p>
          </table:table-cell>
          <table:table-cell table:formula="of:=0.5*[.CZ12]*(([.CZ6]-[.CY6])/([.CZ1]-[.CY1]))^2" office:value-type="float" office:value="0.000444642155749039" calcext:value-type="float">
            <text:p>0.000444642155749</text:p>
          </table:table-cell>
          <table:table-cell table:formula="of:=0.5*[.DA12]*(([.DA6]-[.CZ6])/([.DA1]-[.CZ1]))^2" office:value-type="float" office:value="0.0343130544958304" calcext:value-type="float">
            <text:p>0.03431305449583</text:p>
          </table:table-cell>
          <table:table-cell table:formula="of:=0.5*[.DB12]*(([.DB6]-[.DA6])/([.DB1]-[.DA1]))^2" office:value-type="float" office:value="0.0639464181255348" calcext:value-type="float">
            <text:p>0.063946418125535</text:p>
          </table:table-cell>
          <table:table-cell table:formula="of:=0.5*[.DC12]*(([.DC6]-[.DB6])/([.DC1]-[.DB1]))^2" office:value-type="float" office:value="0.0145022475150691" calcext:value-type="float">
            <text:p>0.014502247515069</text:p>
          </table:table-cell>
          <table:table-cell table:formula="of:=0.5*[.DD12]*(([.DD6]-[.DC6])/([.DD1]-[.DC1]))^2" office:value-type="float" office:value="0.00017983676123321" calcext:value-type="float">
            <text:p>0.000179836761233</text:p>
          </table:table-cell>
          <table:table-cell table:formula="of:=0.5*[.DE12]*(([.DE6]-[.DD6])/([.DE1]-[.DD1]))^2" office:value-type="float" office:value="0.00112812313019578" calcext:value-type="float">
            <text:p>0.001128123130196</text:p>
          </table:table-cell>
          <table:table-cell table:formula="of:=0.5*[.DF12]*(([.DF6]-[.DE6])/([.DF1]-[.DE1]))^2" office:value-type="float" office:value="0.0419674594754379" calcext:value-type="float">
            <text:p>0.041967459475438</text:p>
          </table:table-cell>
          <table:table-cell table:formula="of:=0.5*[.DG12]*(([.DG6]-[.DF6])/([.DG1]-[.DF1]))^2" office:value-type="float" office:value="0.0000217266223212153" calcext:value-type="float">
            <text:p>2.17266223212153E-05</text:p>
          </table:table-cell>
          <table:table-cell table:formula="of:=0.5*[.DH12]*(([.DH6]-[.DG6])/([.DH1]-[.DG1]))^2" office:value-type="float" office:value="0.0220226793658394" calcext:value-type="float">
            <text:p>0.02202267936584</text:p>
          </table:table-cell>
          <table:table-cell table:formula="of:=0.5*[.DI12]*(([.DI6]-[.DH6])/([.DI1]-[.DH1]))^2" office:value-type="float" office:value="0.0409379917030573" calcext:value-type="float">
            <text:p>0.040937991703057</text:p>
          </table:table-cell>
          <table:table-cell table:formula="of:=0.5*[.DJ12]*(([.DJ6]-[.DI6])/([.DJ1]-[.DI1]))^2" office:value-type="float" office:value="0.000551732398198659" calcext:value-type="float">
            <text:p>0.000551732398199</text:p>
          </table:table-cell>
          <table:table-cell table:formula="of:=0.5*[.DK12]*(([.DK6]-[.DJ6])/([.DK1]-[.DJ1]))^2" office:value-type="float" office:value="0.0000224364248097882" calcext:value-type="float">
            <text:p>2.24364248097882E-05</text:p>
          </table:table-cell>
          <table:table-cell table:formula="of:=0.5*[.DL12]*(([.DL6]-[.DK6])/([.DL1]-[.DK1]))^2" office:value-type="float" office:value="0.0000154360039983644" calcext:value-type="float">
            <text:p>1.54360039983644E-05</text:p>
          </table:table-cell>
          <table:table-cell table:formula="of:=0.5*[.DM12]*(([.DM6]-[.DL6])/([.DM1]-[.DL1]))^2" office:value-type="float" office:value="0.00195777718903261" calcext:value-type="float">
            <text:p>0.001957777189033</text:p>
          </table:table-cell>
          <table:table-cell table:formula="of:=0.5*[.DN12]*(([.DN6]-[.DM6])/([.DN1]-[.DM1]))^2" office:value-type="float" office:value="0.00433242142947965" calcext:value-type="float">
            <text:p>0.00433242142948</text:p>
          </table:table-cell>
          <table:table-cell table:formula="of:=0.5*[.DO12]*(([.DO6]-[.DN6])/([.DO1]-[.DN1]))^2" office:value-type="float" office:value="0.00603386223462446" calcext:value-type="float">
            <text:p>0.006033862234624</text:p>
          </table:table-cell>
          <table:table-cell table:formula="of:=0.5*[.DP12]*(([.DP6]-[.DO6])/([.DP1]-[.DO1]))^2" office:value-type="float" office:value="0.00435364790678627" calcext:value-type="float">
            <text:p>0.004353647906786</text:p>
          </table:table-cell>
          <table:table-cell table:formula="of:=0.5*[.DQ12]*(([.DQ6]-[.DP6])/([.DQ1]-[.DP1]))^2" office:value-type="float" office:value="0.00276908554294319" calcext:value-type="float">
            <text:p>0.002769085542943</text:p>
          </table:table-cell>
          <table:table-cell table:formula="of:=0.5*[.DR12]*(([.DR6]-[.DQ6])/([.DR1]-[.DQ1]))^2" office:value-type="float" office:value="0.000500637755614167" calcext:value-type="float">
            <text:p>0.000500637755614</text:p>
          </table:table-cell>
          <table:table-cell table:formula="of:=0.5*[.DS12]*(([.DS6]-[.DR6])/([.DS1]-[.DR1]))^2" office:value-type="float" office:value="0.0000817299520509875" calcext:value-type="float">
            <text:p>8.17299520509875E-05</text:p>
          </table:table-cell>
          <table:table-cell table:formula="of:=0.5*[.DT12]*(([.DT6]-[.DS6])/([.DT1]-[.DS1]))^2" office:value-type="float" office:value="0.117072671497342" calcext:value-type="float">
            <text:p>0.117072671497342</text:p>
          </table:table-cell>
          <table:table-cell table:formula="of:=0.5*[.DU12]*(([.DU6]-[.DT6])/([.DU1]-[.DT1]))^2" office:value-type="float" office:value="0.0291786239130903" calcext:value-type="float">
            <text:p>0.02917862391309</text:p>
          </table:table-cell>
          <table:table-cell table:formula="of:=0.5*[.DV12]*(([.DV6]-[.DU6])/([.DV1]-[.DU1]))^2" office:value-type="float" office:value="0.0170792680415914" calcext:value-type="float">
            <text:p>0.017079268041591</text:p>
          </table:table-cell>
          <table:table-cell table:formula="of:=0.5*[.DW12]*(([.DW6]-[.DV6])/([.DW1]-[.DV1]))^2" office:value-type="float" office:value="0.0000387589367684735" calcext:value-type="float">
            <text:p>3.87589367684735E-05</text:p>
          </table:table-cell>
          <table:table-cell table:formula="of:=0.5*[.DX12]*(([.DX6]-[.DW6])/([.DX1]-[.DW1]))^2" office:value-type="float" office:value="0.146320399272052" calcext:value-type="float">
            <text:p>0.146320399272052</text:p>
          </table:table-cell>
          <table:table-cell table:formula="of:=0.5*[.DY12]*(([.DY6]-[.DX6])/([.DY1]-[.DX1]))^2" office:value-type="float" office:value="0.0147420000613803" calcext:value-type="float">
            <text:p>0.01474200006138</text:p>
          </table:table-cell>
          <table:table-cell table:formula="of:=0.5*[.DZ12]*(([.DZ6]-[.DY6])/([.DZ1]-[.DY1]))^2" office:value-type="float" office:value="0.0000026371466360651" calcext:value-type="float">
            <text:p>2.6371466360651E-06</text:p>
          </table:table-cell>
          <table:table-cell table:formula="of:=0.5*[.EA12]*(([.EA6]-[.DZ6])/([.EA1]-[.DZ1]))^2" office:value-type="float" office:value="0.0000276895845678453" calcext:value-type="float">
            <text:p>2.76895845678453E-05</text:p>
          </table:table-cell>
          <table:table-cell table:formula="of:=0.5*[.EB12]*(([.EB6]-[.EA6])/([.EB1]-[.EA1]))^2" office:value-type="float" office:value="0.0746223117721694" calcext:value-type="float">
            <text:p>0.074622311772169</text:p>
          </table:table-cell>
          <table:table-cell table:formula="of:=0.5*[.EC12]*(([.EC6]-[.EB6])/([.EC1]-[.EB1]))^2" office:value-type="float" office:value="0.00360970588034987" calcext:value-type="float">
            <text:p>0.00360970588035</text:p>
          </table:table-cell>
          <table:table-cell table:formula="of:=0.5*[.ED12]*(([.ED6]-[.EC6])/([.ED1]-[.EC1]))^2" office:value-type="float" office:value="0.000644043725736805" calcext:value-type="float">
            <text:p>0.000644043725737</text:p>
          </table:table-cell>
          <table:table-cell table:formula="of:=0.5*[.EE12]*(([.EE6]-[.ED6])/([.EE1]-[.ED1]))^2" office:value-type="float" office:value="0.00254801768251893" calcext:value-type="float">
            <text:p>0.002548017682519</text:p>
          </table:table-cell>
          <table:table-cell table:formula="of:=0.5*[.EF12]*(([.EF6]-[.EE6])/([.EF1]-[.EE1]))^2" office:value-type="float" office:value="0.0000287315993295666" calcext:value-type="float">
            <text:p>2.87315993295666E-05</text:p>
          </table:table-cell>
          <table:table-cell table:formula="of:=0.5*[.EG12]*(([.EG6]-[.EF6])/([.EG1]-[.EF1]))^2" office:value-type="float" office:value="0.00196307203387323" calcext:value-type="float">
            <text:p>0.001963072033873</text:p>
          </table:table-cell>
          <table:table-cell table:formula="of:=0.5*[.EH12]*(([.EH6]-[.EG6])/([.EH1]-[.EG1]))^2" office:value-type="float" office:value="0.00574851027223747" calcext:value-type="float">
            <text:p>0.005748510272237</text:p>
          </table:table-cell>
          <table:table-cell table:formula="of:=0.5*[.EI12]*(([.EI6]-[.EH6])/([.EI1]-[.EH1]))^2" office:value-type="float" office:value="0.0508325988575083" calcext:value-type="float">
            <text:p>0.050832598857508</text:p>
          </table:table-cell>
          <table:table-cell table:formula="of:=0.5*[.EJ12]*(([.EJ6]-[.EI6])/([.EJ1]-[.EI1]))^2" office:value-type="float" office:value="0.000182808577746757" calcext:value-type="float">
            <text:p>0.000182808577747</text:p>
          </table:table-cell>
          <table:table-cell table:formula="of:=0.5*[.EK12]*(([.EK6]-[.EJ6])/([.EK1]-[.EJ1]))^2" office:value-type="float" office:value="0.0000370148451544747" calcext:value-type="float">
            <text:p>3.70148451544747E-05</text:p>
          </table:table-cell>
          <table:table-cell table:formula="of:=0.5*[.EL12]*(([.EL6]-[.EK6])/([.EL1]-[.EK1]))^2" office:value-type="float" office:value="0.0448443489685756" calcext:value-type="float">
            <text:p>0.044844348968576</text:p>
          </table:table-cell>
          <table:table-cell table:formula="of:=0.5*[.EM12]*(([.EM6]-[.EL6])/([.EM1]-[.EL1]))^2" office:value-type="float" office:value="0.0160493107686277" calcext:value-type="float">
            <text:p>0.016049310768628</text:p>
          </table:table-cell>
          <table:table-cell table:formula="of:=0.5*[.EN12]*(([.EN6]-[.EM6])/([.EN1]-[.EM1]))^2" office:value-type="float" office:value="0.00024588754841436" calcext:value-type="float">
            <text:p>0.000245887548414</text:p>
          </table:table-cell>
          <table:table-cell table:formula="of:=0.5*[.EO12]*(([.EO6]-[.EN6])/([.EO1]-[.EN1]))^2" office:value-type="float" office:value="0.00192220234452667" calcext:value-type="float">
            <text:p>0.001922202344527</text:p>
          </table:table-cell>
          <table:table-cell table:formula="of:=0.5*[.EP12]*(([.EP6]-[.EO6])/([.EP1]-[.EO1]))^2" office:value-type="float" office:value="0.0142069817936593" calcext:value-type="float">
            <text:p>0.014206981793659</text:p>
          </table:table-cell>
          <table:table-cell table:formula="of:=0.5*[.EQ12]*(([.EQ6]-[.EP6])/([.EQ1]-[.EP1]))^2" office:value-type="float" office:value="0.0614366204219372" calcext:value-type="float">
            <text:p>0.061436620421937</text:p>
          </table:table-cell>
          <table:table-cell table:formula="of:=0.5*[.ER12]*(([.ER6]-[.EQ6])/([.ER1]-[.EQ1]))^2" office:value-type="float" office:value="0.115584966712533" calcext:value-type="float">
            <text:p>0.115584966712533</text:p>
          </table:table-cell>
          <table:table-cell table:formula="of:=0.5*[.ES12]*(([.ES6]-[.ER6])/([.ES1]-[.ER1]))^2" office:value-type="float" office:value="0.0048892055879349" calcext:value-type="float">
            <text:p>0.004889205587935</text:p>
          </table:table-cell>
          <table:table-cell table:formula="of:=0.5*[.ET12]*(([.ET6]-[.ES6])/([.ET1]-[.ES1]))^2" office:value-type="float" office:value="0.000561694097979841" calcext:value-type="float">
            <text:p>0.00056169409798</text:p>
          </table:table-cell>
          <table:table-cell table:formula="of:=0.5*[.EU12]*(([.EU6]-[.ET6])/([.EU1]-[.ET1]))^2" office:value-type="float" office:value="0.0012710975251433" calcext:value-type="float">
            <text:p>0.001271097525143</text:p>
          </table:table-cell>
          <table:table-cell table:formula="of:=0.5*[.EV12]*(([.EV6]-[.EU6])/([.EV1]-[.EU1]))^2" office:value-type="float" office:value="0.00330177545538106" calcext:value-type="float">
            <text:p>0.003301775455381</text:p>
          </table:table-cell>
          <table:table-cell table:formula="of:=0.5*[.EW12]*(([.EW6]-[.EV6])/([.EW1]-[.EV1]))^2" office:value-type="float" office:value="0.00678192671256891" calcext:value-type="float">
            <text:p>0.006781926712569</text:p>
          </table:table-cell>
          <table:table-cell table:formula="of:=0.5*[.EX12]*(([.EX6]-[.EW6])/([.EX1]-[.EW1]))^2" office:value-type="float" office:value="0.00275517967939219" calcext:value-type="float">
            <text:p>0.002755179679392</text:p>
          </table:table-cell>
          <table:table-cell table:formula="of:=0.5*[.EY12]*(([.EY6]-[.EX6])/([.EY1]-[.EX1]))^2" office:value-type="float" office:value="0.00144298322721494" calcext:value-type="float">
            <text:p>0.001442983227215</text:p>
          </table:table-cell>
          <table:table-cell table:formula="of:=0.5*[.EZ12]*(([.EZ6]-[.EY6])/([.EZ1]-[.EY1]))^2" office:value-type="float" office:value="0.000871397751368626" calcext:value-type="float">
            <text:p>0.000871397751369</text:p>
          </table:table-cell>
          <table:table-cell table:formula="of:=0.5*[.FA12]*(([.FA6]-[.EZ6])/([.FA1]-[.EZ1]))^2" office:value-type="float" office:value="0.0693584652365538" calcext:value-type="float">
            <text:p>0.069358465236554</text:p>
          </table:table-cell>
          <table:table-cell table:formula="of:=0.5*[.FB12]*(([.FB6]-[.FA6])/([.FB1]-[.FA1]))^2" office:value-type="float" office:value="0.0245740338921664" calcext:value-type="float">
            <text:p>0.024574033892166</text:p>
          </table:table-cell>
          <table:table-cell table:formula="of:=0.5*[.FC12]*(([.FC6]-[.FB6])/([.FC1]-[.FB1]))^2" office:value-type="float" office:value="0.00114692545628299" calcext:value-type="float">
            <text:p>0.001146925456283</text:p>
          </table:table-cell>
          <table:table-cell table:formula="of:=0.5*[.FD12]*(([.FD6]-[.FC6])/([.FD1]-[.FC1]))^2" office:value-type="float" office:value="0.105912631835668" calcext:value-type="float">
            <text:p>0.105912631835668</text:p>
          </table:table-cell>
          <table:table-cell table:formula="of:=0.5*[.FE12]*(([.FE6]-[.FD6])/([.FE1]-[.FD1]))^2" office:value-type="float" office:value="0.00863908031225602" calcext:value-type="float">
            <text:p>0.008639080312256</text:p>
          </table:table-cell>
          <table:table-cell table:formula="of:=0.5*[.FF12]*(([.FF6]-[.FE6])/([.FF1]-[.FE1]))^2" office:value-type="float" office:value="0.0547634205629615" calcext:value-type="float">
            <text:p>0.054763420562962</text:p>
          </table:table-cell>
          <table:table-cell table:formula="of:=0.5*[.FG12]*(([.FG6]-[.FF6])/([.FG1]-[.FF1]))^2" office:value-type="float" office:value="0.000353521981751582" calcext:value-type="float">
            <text:p>0.000353521981752</text:p>
          </table:table-cell>
          <table:table-cell table:formula="of:=0.5*[.FH12]*(([.FH6]-[.FG6])/([.FH1]-[.FG1]))^2" office:value-type="float" office:value="0.00127971854521238" calcext:value-type="float">
            <text:p>0.001279718545212</text:p>
          </table:table-cell>
          <table:table-cell table:formula="of:=0.5*[.FI12]*(([.FI6]-[.FH6])/([.FI1]-[.FH1]))^2" office:value-type="float" office:value="0.0017344669854632" calcext:value-type="float">
            <text:p>0.001734466985463</text:p>
          </table:table-cell>
          <table:table-cell table:formula="of:=0.5*[.FJ12]*(([.FJ6]-[.FI6])/([.FJ1]-[.FI1]))^2" office:value-type="float" office:value="0.000318459456973052" calcext:value-type="float">
            <text:p>0.000318459456973</text:p>
          </table:table-cell>
          <table:table-cell table:formula="of:=0.5*[.FK12]*(([.FK6]-[.FJ6])/([.FK1]-[.FJ1]))^2" office:value-type="float" office:value="0.00117817575089763" calcext:value-type="float">
            <text:p>0.001178175750898</text:p>
          </table:table-cell>
          <table:table-cell table:formula="of:=0.5*[.FL12]*(([.FL6]-[.FK6])/([.FL1]-[.FK1]))^2" office:value-type="float" office:value="0.00440244014320045" calcext:value-type="float">
            <text:p>0.0044024401432</text:p>
          </table:table-cell>
          <table:table-cell table:formula="of:=0.5*[.FM12]*(([.FM6]-[.FL6])/([.FM1]-[.FL1]))^2" office:value-type="float" office:value="0.0000413578729572725" calcext:value-type="float">
            <text:p>4.13578729572725E-05</text:p>
          </table:table-cell>
          <table:table-cell table:formula="of:=0.5*[.FN12]*(([.FN6]-[.FM6])/([.FN1]-[.FM1]))^2" office:value-type="float" office:value="0.0793391282764263" calcext:value-type="float">
            <text:p>0.079339128276426</text:p>
          </table:table-cell>
          <table:table-cell table:formula="of:=0.5*[.FO12]*(([.FO6]-[.FN6])/([.FO1]-[.FN1]))^2" office:value-type="float" office:value="0.0227093599451462" calcext:value-type="float">
            <text:p>0.022709359945146</text:p>
          </table:table-cell>
          <table:table-cell table:formula="of:=0.5*[.FP12]*(([.FP6]-[.FO6])/([.FP1]-[.FO1]))^2" office:value-type="float" office:value="0.0000599566515041111" calcext:value-type="float">
            <text:p>5.99566515041111E-05</text:p>
          </table:table-cell>
          <table:table-cell table:formula="of:=0.5*[.FQ12]*(([.FQ6]-[.FP6])/([.FQ1]-[.FP1]))^2" office:value-type="float" office:value="0.00190795587783932" calcext:value-type="float">
            <text:p>0.001907955877839</text:p>
          </table:table-cell>
          <table:table-cell table:formula="of:=0.5*[.FR12]*(([.FR6]-[.FQ6])/([.FR1]-[.FQ1]))^2" office:value-type="float" office:value="0.0000824862961713882" calcext:value-type="float">
            <text:p>8.24862961713882E-05</text:p>
          </table:table-cell>
          <table:table-cell table:formula="of:=0.5*[.FS12]*(([.FS6]-[.FR6])/([.FS1]-[.FR1]))^2" office:value-type="float" office:value="0.0319352760406677" calcext:value-type="float">
            <text:p>0.031935276040668</text:p>
          </table:table-cell>
          <table:table-cell table:formula="of:=0.5*[.FT12]*(([.FT6]-[.FS6])/([.FT1]-[.FS1]))^2" office:value-type="float" office:value="0.0385911721636244" calcext:value-type="float">
            <text:p>0.038591172163624</text:p>
          </table:table-cell>
          <table:table-cell table:formula="of:=0.5*[.FU12]*(([.FU6]-[.FT6])/([.FU1]-[.FT1]))^2" office:value-type="float" office:value="0.0168771235402537" calcext:value-type="float">
            <text:p>0.016877123540254</text:p>
          </table:table-cell>
          <table:table-cell table:formula="of:=0.5*[.FV12]*(([.FV6]-[.FU6])/([.FV1]-[.FU1]))^2" office:value-type="float" office:value="0.00130397218271435" calcext:value-type="float">
            <text:p>0.001303972182714</text:p>
          </table:table-cell>
          <table:table-cell table:formula="of:=0.5*[.FW12]*(([.FW6]-[.FV6])/([.FW1]-[.FV1]))^2" office:value-type="float" office:value="0.0134067055976126" calcext:value-type="float">
            <text:p>0.013406705597613</text:p>
          </table:table-cell>
          <table:table-cell table:formula="of:=0.5*[.FX12]*(([.FX6]-[.FW6])/([.FX1]-[.FW1]))^2" office:value-type="float" office:value="0.0497212809862959" calcext:value-type="float">
            <text:p>0.049721280986296</text:p>
          </table:table-cell>
          <table:table-cell table:formula="of:=0.5*[.FY12]*(([.FY6]-[.FX6])/([.FY1]-[.FX1]))^2" office:value-type="float" office:value="0.0945155401779905" calcext:value-type="float">
            <text:p>0.094515540177991</text:p>
          </table:table-cell>
          <table:table-cell table:formula="of:=0.5*[.FZ12]*(([.FZ6]-[.FY6])/([.FZ1]-[.FY1]))^2" office:value-type="float" office:value="0.0485551625082612" calcext:value-type="float">
            <text:p>0.048555162508261</text:p>
          </table:table-cell>
          <table:table-cell table:formula="of:=0.5*[.GA12]*(([.GA6]-[.FZ6])/([.GA1]-[.FZ1]))^2" office:value-type="float" office:value="0.00943624146076604" calcext:value-type="float">
            <text:p>0.009436241460766</text:p>
          </table:table-cell>
          <table:table-cell table:formula="of:=0.5*[.GB12]*(([.GB6]-[.GA6])/([.GB1]-[.GA1]))^2" office:value-type="float" office:value="0.0000607458102115748" calcext:value-type="float">
            <text:p>6.07458102115748E-05</text:p>
          </table:table-cell>
          <table:table-cell table:formula="of:=0.5*[.GC12]*(([.GC6]-[.GB6])/([.GC1]-[.GB1]))^2" office:value-type="float" office:value="0.00000402371499020328" calcext:value-type="float">
            <text:p>4.02371499020328E-06</text:p>
          </table:table-cell>
          <table:table-cell table:formula="of:=0.5*[.GD12]*(([.GD6]-[.GC6])/([.GD1]-[.GC1]))^2" office:value-type="float" office:value="0.0205326270937844" calcext:value-type="float">
            <text:p>0.020532627093784</text:p>
          </table:table-cell>
          <table:table-cell table:formula="of:=0.5*[.GE12]*(([.GE6]-[.GD6])/([.GE1]-[.GD1]))^2" office:value-type="float" office:value="0.00668905463319305" calcext:value-type="float">
            <text:p>0.006689054633193</text:p>
          </table:table-cell>
          <table:table-cell table:formula="of:=0.5*[.GF12]*(([.GF6]-[.GE6])/([.GF1]-[.GE1]))^2" office:value-type="float" office:value="0.00461172432300991" calcext:value-type="float">
            <text:p>0.00461172432301</text:p>
          </table:table-cell>
          <table:table-cell table:formula="of:=0.5*[.GG12]*(([.GG6]-[.GF6])/([.GG1]-[.GF1]))^2" office:value-type="float" office:value="0.00325048470121045" calcext:value-type="float">
            <text:p>0.00325048470121</text:p>
          </table:table-cell>
          <table:table-cell table:formula="of:=0.5*[.GH12]*(([.GH6]-[.GG6])/([.GH1]-[.GG1]))^2" office:value-type="float" office:value="0.00255897199281672" calcext:value-type="float">
            <text:p>0.002558971992817</text:p>
          </table:table-cell>
          <table:table-cell table:formula="of:=0.5*[.GI12]*(([.GI6]-[.GH6])/([.GI1]-[.GH1]))^2" office:value-type="float" office:value="0.0430562098320331" calcext:value-type="float">
            <text:p>0.043056209832033</text:p>
          </table:table-cell>
          <table:table-cell table:formula="of:=0.5*[.GJ12]*(([.GJ6]-[.GI6])/([.GJ1]-[.GI1]))^2" office:value-type="float" office:value="0.040495034334551" calcext:value-type="float">
            <text:p>0.040495034334551</text:p>
          </table:table-cell>
          <table:table-cell table:formula="of:=0.5*[.GK12]*(([.GK6]-[.GJ6])/([.GK1]-[.GJ1]))^2" office:value-type="float" office:value="0.0122532803077327" calcext:value-type="float">
            <text:p>0.012253280307733</text:p>
          </table:table-cell>
          <table:table-cell table:formula="of:=0.5*[.GL12]*(([.GL6]-[.GK6])/([.GL1]-[.GK1]))^2" office:value-type="float" office:value="0.0947014844334989" calcext:value-type="float">
            <text:p>0.094701484433499</text:p>
          </table:table-cell>
          <table:table-cell table:formula="of:=0.5*[.GM12]*(([.GM6]-[.GL6])/([.GM1]-[.GL1]))^2" office:value-type="float" office:value="0.0159401451917136" calcext:value-type="float">
            <text:p>0.015940145191714</text:p>
          </table:table-cell>
          <table:table-cell table:formula="of:=0.5*[.GN12]*(([.GN6]-[.GM6])/([.GN1]-[.GM1]))^2" office:value-type="float" office:value="0.00133049981017376" calcext:value-type="float">
            <text:p>0.001330499810174</text:p>
          </table:table-cell>
          <table:table-cell table:formula="of:=0.5*[.GO12]*(([.GO6]-[.GN6])/([.GO1]-[.GN1]))^2" office:value-type="float" office:value="0.0892143924372606" calcext:value-type="float">
            <text:p>0.089214392437261</text:p>
          </table:table-cell>
          <table:table-cell table:formula="of:=0.5*[.GP12]*(([.GP6]-[.GO6])/([.GP1]-[.GO1]))^2" office:value-type="float" office:value="0.0280257574229474" calcext:value-type="float">
            <text:p>0.028025757422947</text:p>
          </table:table-cell>
          <table:table-cell table:formula="of:=0.5*[.GQ12]*(([.GQ6]-[.GP6])/([.GQ1]-[.GP1]))^2" office:value-type="float" office:value="0.000589898004954875" calcext:value-type="float">
            <text:p>0.000589898004955</text:p>
          </table:table-cell>
          <table:table-cell table:formula="of:=0.5*[.GR12]*(([.GR6]-[.GQ6])/([.GR1]-[.GQ1]))^2" office:value-type="float" office:value="0.000316961790644694" calcext:value-type="float">
            <text:p>0.000316961790645</text:p>
          </table:table-cell>
          <table:table-cell table:formula="of:=0.5*[.GS12]*(([.GS6]-[.GR6])/([.GS1]-[.GR1]))^2" office:value-type="float" office:value="0.00157116373455354" calcext:value-type="float">
            <text:p>0.001571163734554</text:p>
          </table:table-cell>
          <table:table-cell table:formula="of:=0.5*[.GT12]*(([.GT6]-[.GS6])/([.GT1]-[.GS1]))^2" office:value-type="float" office:value="0.00335483756229282" calcext:value-type="float">
            <text:p>0.003354837562293</text:p>
          </table:table-cell>
          <table:table-cell table:formula="of:=0.5*[.GU12]*(([.GU6]-[.GT6])/([.GU1]-[.GT1]))^2" office:value-type="float" office:value="0.000162733392045151" calcext:value-type="float">
            <text:p>0.000162733392045</text:p>
          </table:table-cell>
          <table:table-cell table:formula="of:=0.5*[.GV12]*(([.GV6]-[.GU6])/([.GV1]-[.GU1]))^2" office:value-type="float" office:value="0.000323860907173991" calcext:value-type="float">
            <text:p>0.000323860907174</text:p>
          </table:table-cell>
          <table:table-cell table:formula="of:=0.5*[.GW12]*(([.GW6]-[.GV6])/([.GW1]-[.GV1]))^2" office:value-type="float" office:value="0.00423764039458444" calcext:value-type="float">
            <text:p>0.004237640394584</text:p>
          </table:table-cell>
          <table:table-cell table:formula="of:=0.5*[.GX12]*(([.GX6]-[.GW6])/([.GX1]-[.GW1]))^2" office:value-type="float" office:value="0.00322495267073977" calcext:value-type="float">
            <text:p>0.00322495267074</text:p>
          </table:table-cell>
          <table:table-cell table:formula="of:=0.5*[.GY12]*(([.GY6]-[.GX6])/([.GY1]-[.GX1]))^2" office:value-type="float" office:value="0.00526212003659198" calcext:value-type="float">
            <text:p>0.005262120036592</text:p>
          </table:table-cell>
          <table:table-cell table:formula="of:=0.5*[.GZ12]*(([.GZ6]-[.GY6])/([.GZ1]-[.GY1]))^2" office:value-type="float" office:value="0.0000475851652716108" calcext:value-type="float">
            <text:p>4.75851652716108E-05</text:p>
          </table:table-cell>
          <table:table-cell table:formula="of:=0.5*[.HA12]*(([.HA6]-[.GZ6])/([.HA1]-[.GZ1]))^2" office:value-type="float" office:value="0.0626235171824162" calcext:value-type="float">
            <text:p>0.062623517182416</text:p>
          </table:table-cell>
          <table:table-cell table:formula="of:=0.5*[.HB12]*(([.HB6]-[.HA6])/([.HB1]-[.HA1]))^2" office:value-type="float" office:value="0.00269167443747471" calcext:value-type="float">
            <text:p>0.002691674437475</text:p>
          </table:table-cell>
          <table:table-cell table:formula="of:=0.5*[.HC12]*(([.HC6]-[.HB6])/([.HC1]-[.HB1]))^2" office:value-type="float" office:value="0.00251508080695869" calcext:value-type="float">
            <text:p>0.002515080806959</text:p>
          </table:table-cell>
          <table:table-cell table:formula="of:=0.5*[.HD12]*(([.HD6]-[.HC6])/([.HD1]-[.HC1]))^2" office:value-type="float" office:value="0.0283933138292835" calcext:value-type="float">
            <text:p>0.028393313829284</text:p>
          </table:table-cell>
          <table:table-cell table:formula="of:=0.5*[.HE12]*(([.HE6]-[.HD6])/([.HE1]-[.HD1]))^2" office:value-type="float" office:value="0.0025690300990053" calcext:value-type="float">
            <text:p>0.002569030099005</text:p>
          </table:table-cell>
          <table:table-cell table:formula="of:=0.5*[.HF12]*(([.HF6]-[.HE6])/([.HF1]-[.HE1]))^2" office:value-type="float" office:value="0.00257281247450128" calcext:value-type="float">
            <text:p>0.002572812474501</text:p>
          </table:table-cell>
          <table:table-cell table:formula="of:=0.5*[.HG12]*(([.HG6]-[.HF6])/([.HG1]-[.HF1]))^2" office:value-type="float" office:value="0.0067183046725401" calcext:value-type="float">
            <text:p>0.00671830467254</text:p>
          </table:table-cell>
          <table:table-cell table:formula="of:=0.5*[.HH12]*(([.HH6]-[.HG6])/([.HH1]-[.HG1]))^2" office:value-type="float" office:value="0.0230102974660963" calcext:value-type="float">
            <text:p>0.023010297466096</text:p>
          </table:table-cell>
          <table:table-cell table:formula="of:=0.5*[.HI12]*(([.HI6]-[.HH6])/([.HI1]-[.HH1]))^2" office:value-type="float" office:value="0.0482780681364721" calcext:value-type="float">
            <text:p>0.048278068136472</text:p>
          </table:table-cell>
          <table:table-cell table:formula="of:=0.5*[.HJ12]*(([.HJ6]-[.HI6])/([.HJ1]-[.HI1]))^2" office:value-type="float" office:value="0.0369804202353417" calcext:value-type="float">
            <text:p>0.036980420235342</text:p>
          </table:table-cell>
          <table:table-cell table:formula="of:=0.5*[.HK12]*(([.HK6]-[.HJ6])/([.HK1]-[.HJ1]))^2" office:value-type="float" office:value="0.106364034070881" calcext:value-type="float">
            <text:p>0.106364034070881</text:p>
          </table:table-cell>
          <table:table-cell table:formula="of:=0.5*[.HL12]*(([.HL6]-[.HK6])/([.HL1]-[.HK1]))^2" office:value-type="float" office:value="0.0145108005431028" calcext:value-type="float">
            <text:p>0.014510800543103</text:p>
          </table:table-cell>
          <table:table-cell table:formula="of:=0.5*[.HM12]*(([.HM6]-[.HL6])/([.HM1]-[.HL1]))^2" office:value-type="float" office:value="0.000279513707122308" calcext:value-type="float">
            <text:p>0.000279513707122</text:p>
          </table:table-cell>
          <table:table-cell table:formula="of:=0.5*[.HN12]*(([.HN6]-[.HM6])/([.HN1]-[.HM1]))^2" office:value-type="float" office:value="0.00150322712538903" calcext:value-type="float">
            <text:p>0.001503227125389</text:p>
          </table:table-cell>
          <table:table-cell table:formula="of:=0.5*[.HO12]*(([.HO6]-[.HN6])/([.HO1]-[.HN1]))^2" office:value-type="float" office:value="0.0015449794195476" calcext:value-type="float">
            <text:p>0.001544979419548</text:p>
          </table:table-cell>
          <table:table-cell table:formula="of:=0.5*[.HP12]*(([.HP6]-[.HO6])/([.HP1]-[.HO1]))^2" office:value-type="float" office:value="0.00671547145820122" calcext:value-type="float">
            <text:p>0.006715471458201</text:p>
          </table:table-cell>
          <table:table-cell table:formula="of:=0.5*[.HQ12]*(([.HQ6]-[.HP6])/([.HQ1]-[.HP1]))^2" office:value-type="float" office:value="0.00445543074444843" calcext:value-type="float">
            <text:p>0.004455430744448</text:p>
          </table:table-cell>
          <table:table-cell table:formula="of:=0.5*[.HR12]*(([.HR6]-[.HQ6])/([.HR1]-[.HQ1]))^2" office:value-type="float" office:value="0.000831791121864547" calcext:value-type="float">
            <text:p>0.000831791121865</text:p>
          </table:table-cell>
          <table:table-cell table:formula="of:=0.5*[.HS12]*(([.HS6]-[.HR6])/([.HS1]-[.HR1]))^2" office:value-type="float" office:value="0.00173858805066494" calcext:value-type="float">
            <text:p>0.001738588050665</text:p>
          </table:table-cell>
          <table:table-cell table:formula="of:=0.5*[.HT12]*(([.HT6]-[.HS6])/([.HT1]-[.HS1]))^2" office:value-type="float" office:value="0.000121481169341969" calcext:value-type="float">
            <text:p>0.000121481169342</text:p>
          </table:table-cell>
          <table:table-cell table:formula="of:=0.5*[.HU12]*(([.HU6]-[.HT6])/([.HU1]-[.HT1]))^2" office:value-type="float" office:value="0.000285499640788431" calcext:value-type="float">
            <text:p>0.000285499640788</text:p>
          </table:table-cell>
          <table:table-cell table:formula="of:=0.5*[.HV12]*(([.HV6]-[.HU6])/([.HV1]-[.HU1]))^2" office:value-type="float" office:value="0.00445914862826959" calcext:value-type="float">
            <text:p>0.00445914862827</text:p>
          </table:table-cell>
          <table:table-cell table:formula="of:=0.5*[.HW12]*(([.HW6]-[.HV6])/([.HW1]-[.HV1]))^2" office:value-type="float" office:value="0.10153949244375" calcext:value-type="float">
            <text:p>0.10153949244375</text:p>
          </table:table-cell>
          <table:table-cell table:formula="of:=0.5*[.HX12]*(([.HX6]-[.HW6])/([.HX1]-[.HW1]))^2" office:value-type="float" office:value="0.0276164700021636" calcext:value-type="float">
            <text:p>0.027616470002164</text:p>
          </table:table-cell>
          <table:table-cell table:formula="of:=0.5*[.HY12]*(([.HY6]-[.HX6])/([.HY1]-[.HX1]))^2" office:value-type="float" office:value="0.00299115202881746" calcext:value-type="float">
            <text:p>0.002991152028817</text:p>
          </table:table-cell>
          <table:table-cell table:formula="of:=0.5*[.HZ12]*(([.HZ6]-[.HY6])/([.HZ1]-[.HY1]))^2" office:value-type="float" office:value="0.053751498296911" calcext:value-type="float">
            <text:p>0.053751498296911</text:p>
          </table:table-cell>
          <table:table-cell table:formula="of:=0.5*[.IA12]*(([.IA6]-[.HZ6])/([.IA1]-[.HZ1]))^2" office:value-type="float" office:value="0.0317842330792768" calcext:value-type="float">
            <text:p>0.031784233079277</text:p>
          </table:table-cell>
          <table:table-cell table:formula="of:=0.5*[.IB12]*(([.IB6]-[.IA6])/([.IB1]-[.IA1]))^2" office:value-type="float" office:value="0.0337437243288381" calcext:value-type="float">
            <text:p>0.033743724328838</text:p>
          </table:table-cell>
          <table:table-cell table:formula="of:=0.5*[.IC12]*(([.IC6]-[.IB6])/([.IC1]-[.IB1]))^2" office:value-type="float" office:value="0.00093708859085011" calcext:value-type="float">
            <text:p>0.00093708859085</text:p>
          </table:table-cell>
          <table:table-cell table:formula="of:=0.5*[.ID12]*(([.ID6]-[.IC6])/([.ID1]-[.IC1]))^2" office:value-type="float" office:value="0.000952459238420778" calcext:value-type="float">
            <text:p>0.000952459238421</text:p>
          </table:table-cell>
          <table:table-cell table:formula="of:=0.5*[.IE12]*(([.IE6]-[.ID6])/([.IE1]-[.ID1]))^2" office:value-type="float" office:value="0.00035848816298834" calcext:value-type="float">
            <text:p>0.000358488162988</text:p>
          </table:table-cell>
          <table:table-cell table:formula="of:=0.5*[.IF12]*(([.IF6]-[.IE6])/([.IF1]-[.IE1]))^2" office:value-type="float" office:value="0.000355204439321735" calcext:value-type="float">
            <text:p>0.000355204439322</text:p>
          </table:table-cell>
          <table:table-cell table:formula="of:=0.5*[.IG12]*(([.IG6]-[.IF6])/([.IG1]-[.IF1]))^2" office:value-type="float" office:value="0.00108545456692202" calcext:value-type="float">
            <text:p>0.001085454566922</text:p>
          </table:table-cell>
          <table:table-cell table:formula="of:=0.5*[.IH12]*(([.IH6]-[.IG6])/([.IH1]-[.IG1]))^2" office:value-type="float" office:value="0.00152504085656505" calcext:value-type="float">
            <text:p>0.001525040856565</text:p>
          </table:table-cell>
          <table:table-cell table:formula="of:=0.5*[.II12]*(([.II6]-[.IH6])/([.II1]-[.IH1]))^2" office:value-type="float" office:value="0.0113245661567881" calcext:value-type="float">
            <text:p>0.011324566156788</text:p>
          </table:table-cell>
          <table:table-cell table:formula="of:=0.5*[.IJ12]*(([.IJ6]-[.II6])/([.IJ1]-[.II1]))^2" office:value-type="float" office:value="0.0368133049419051" calcext:value-type="float">
            <text:p>0.036813304941905</text:p>
          </table:table-cell>
          <table:table-cell table:formula="of:=0.5*[.IK12]*(([.IK6]-[.IJ6])/([.IK1]-[.IJ1]))^2" office:value-type="float" office:value="0.00284307362055548" calcext:value-type="float">
            <text:p>0.002843073620555</text:p>
          </table:table-cell>
          <table:table-cell table:formula="of:=0.5*[.IL12]*(([.IL6]-[.IK6])/([.IL1]-[.IK1]))^2" office:value-type="float" office:value="0.00130499031824041" calcext:value-type="float">
            <text:p>0.00130499031824</text:p>
          </table:table-cell>
          <table:table-cell table:formula="of:=0.5*[.IM12]*(([.IM6]-[.IL6])/([.IM1]-[.IL1]))^2" office:value-type="float" office:value="0.0107235750278854" calcext:value-type="float">
            <text:p>0.010723575027885</text:p>
          </table:table-cell>
          <table:table-cell table:formula="of:=0.5*[.IN12]*(([.IN6]-[.IM6])/([.IN1]-[.IM1]))^2" office:value-type="float" office:value="0.00172406372309365" calcext:value-type="float">
            <text:p>0.001724063723094</text:p>
          </table:table-cell>
          <table:table-cell table:formula="of:=0.5*[.IO12]*(([.IO6]-[.IN6])/([.IO1]-[.IN1]))^2" office:value-type="float" office:value="0.032245271458431" calcext:value-type="float">
            <text:p>0.032245271458431</text:p>
          </table:table-cell>
          <table:table-cell table:formula="of:=0.5*[.IP12]*(([.IP6]-[.IO6])/([.IP1]-[.IO1]))^2" office:value-type="float" office:value="0.0319990680224359" calcext:value-type="float">
            <text:p>0.031999068022436</text:p>
          </table:table-cell>
          <table:table-cell table:formula="of:=0.5*[.IQ12]*(([.IQ6]-[.IP6])/([.IQ1]-[.IP1]))^2" office:value-type="float" office:value="0.00426757943106212" calcext:value-type="float">
            <text:p>0.004267579431062</text:p>
          </table:table-cell>
          <table:table-cell table:formula="of:=0.5*[.IR12]*(([.IR6]-[.IQ6])/([.IR1]-[.IQ1]))^2" office:value-type="float" office:value="0.00000831399101632888" calcext:value-type="float">
            <text:p>8.31399101632888E-06</text:p>
          </table:table-cell>
          <table:table-cell table:formula="of:=0.5*[.IS12]*(([.IS6]-[.IR6])/([.IS1]-[.IR1]))^2" office:value-type="float" office:value="0.00528164867183473" calcext:value-type="float">
            <text:p>0.005281648671835</text:p>
          </table:table-cell>
          <table:table-cell table:formula="of:=0.5*[.IT12]*(([.IT6]-[.IS6])/([.IT1]-[.IS1]))^2" office:value-type="float" office:value="0.00420341428104246" calcext:value-type="float">
            <text:p>0.004203414281042</text:p>
          </table:table-cell>
          <table:table-cell table:formula="of:=0.5*[.IU12]*(([.IU6]-[.IT6])/([.IU1]-[.IT1]))^2" office:value-type="float" office:value="0.00191483711372889" calcext:value-type="float">
            <text:p>0.001914837113729</text:p>
          </table:table-cell>
          <table:table-cell table:formula="of:=0.5*[.IV12]*(([.IV6]-[.IU6])/([.IV1]-[.IU1]))^2" office:value-type="float" office:value="0.000775797042576829" calcext:value-type="float">
            <text:p>0.000775797042577</text:p>
          </table:table-cell>
          <table:table-cell table:formula="of:=0.5*[.IW12]*(([.IW6]-[.IV6])/([.IW1]-[.IV1]))^2" office:value-type="float" office:value="0.0000950305943385833" calcext:value-type="float">
            <text:p>9.50305943385833E-05</text:p>
          </table:table-cell>
          <table:table-cell table:formula="of:=0.5*[.IX12]*(([.IX6]-[.IW6])/([.IX1]-[.IW1]))^2" office:value-type="float" office:value="0.000120902981762632" calcext:value-type="float">
            <text:p>0.000120902981763</text:p>
          </table:table-cell>
          <table:table-cell table:formula="of:=0.5*[.IY12]*(([.IY6]-[.IX6])/([.IY1]-[.IX1]))^2" office:value-type="float" office:value="0.0000191533600330823" calcext:value-type="float">
            <text:p>1.91533600330823E-05</text:p>
          </table:table-cell>
          <table:table-cell table:formula="of:=0.5*[.IZ12]*(([.IZ6]-[.IY6])/([.IZ1]-[.IY1]))^2" office:value-type="float" office:value="0.00000162548703528348" calcext:value-type="float">
            <text:p>1.62548703528348E-06</text:p>
          </table:table-cell>
          <table:table-cell table:formula="of:=0.5*[.JA12]*(([.JA6]-[.IZ6])/([.JA1]-[.IZ1]))^2" office:value-type="float" office:value="0.0000955004675289337" calcext:value-type="float">
            <text:p>9.55004675289337E-05</text:p>
          </table:table-cell>
          <table:table-cell table:formula="of:=0.5*[.JB12]*(([.JB6]-[.JA6])/([.JB1]-[.JA1]))^2" office:value-type="float" office:value="0.00000793574970145928" calcext:value-type="float">
            <text:p>7.93574970145928E-06</text:p>
          </table:table-cell>
          <table:table-cell table:formula="of:=0.5*[.JC12]*(([.JC6]-[.JB6])/([.JC1]-[.JB1]))^2" office:value-type="float" office:value="0.000000377971312000054" calcext:value-type="float">
            <text:p>3.77971312000054E-07</text:p>
          </table:table-cell>
          <table:table-cell table:formula="of:=0.5*[.JD12]*(([.JD6]-[.JC6])/([.JD1]-[.JC1]))^2" office:value-type="float" office:value="0.00000174475487391047" calcext:value-type="float">
            <text:p>1.74475487391047E-06</text:p>
          </table:table-cell>
          <table:table-cell table:formula="of:=0.5*[.JE12]*(([.JE6]-[.JD6])/([.JE1]-[.JD1]))^2" office:value-type="float" office:value="0.0000339272228896609" calcext:value-type="float">
            <text:p>3.39272228896609E-05</text:p>
          </table:table-cell>
          <table:table-cell table:formula="of:=0.5*[.JF12]*(([.JF6]-[.JE6])/([.JF1]-[.JE1]))^2" office:value-type="float" office:value="0.00000521889303777085" calcext:value-type="float">
            <text:p>5.21889303777085E-06</text:p>
          </table:table-cell>
          <table:table-cell table:formula="of:=0.5*[.JG12]*(([.JG6]-[.JF6])/([.JG1]-[.JF1]))^2" office:value-type="float" office:value="0.0000010635637949988" calcext:value-type="float">
            <text:p>1.0635637949988E-06</text:p>
          </table:table-cell>
          <table:table-cell table:formula="of:=0.5*[.JH12]*(([.JH6]-[.JG6])/([.JH1]-[.JG1]))^2" office:value-type="float" office:value="0.00000766200780209127" calcext:value-type="float">
            <text:p>7.66200780209127E-06</text:p>
          </table:table-cell>
          <table:table-cell table:formula="of:=0.5*[.JI12]*(([.JI6]-[.JH6])/([.JI1]-[.JH1]))^2" office:value-type="float" office:value="0.000000158247071145683" calcext:value-type="float">
            <text:p>1.58247071145683E-07</text:p>
          </table:table-cell>
          <table:table-cell table:formula="of:=0.5*[.JJ12]*(([.JJ6]-[.JI6])/([.JJ1]-[.JI1]))^2" office:value-type="float" office:value="0.0000048418829457843" calcext:value-type="float">
            <text:p>4.8418829457843E-06</text:p>
          </table:table-cell>
          <table:table-cell table:formula="of:=0.5*[.JK12]*(([.JK6]-[.JJ6])/([.JK1]-[.JJ1]))^2" office:value-type="float" office:value="0.000000000137059056691832" calcext:value-type="float">
            <text:p>1.37059056691832E-10</text:p>
          </table:table-cell>
          <table:table-cell table:formula="of:=0.5*[.JL12]*(([.JL6]-[.JK6])/([.JL1]-[.JK1]))^2" office:value-type="float" office:value="0.00000459595166551947" calcext:value-type="float">
            <text:p>4.59595166551947E-06</text:p>
          </table:table-cell>
          <table:table-cell table:formula="of:=0.5*[.JM12]*(([.JM6]-[.JL6])/([.JM1]-[.JL1]))^2" office:value-type="float" office:value="0.00000332595640792381" calcext:value-type="float">
            <text:p>3.32595640792381E-06</text:p>
          </table:table-cell>
          <table:table-cell table:formula="of:=0.5*[.JN12]*(([.JN6]-[.JM6])/([.JN1]-[.JM1]))^2" office:value-type="float" office:value="0.00000000000332925207829656" calcext:value-type="float">
            <text:p>3.32925207829656E-12</text:p>
          </table:table-cell>
          <table:table-cell table:formula="of:=0.5*[.JO12]*(([.JO6]-[.JN6])/([.JO1]-[.JN1]))^2" office:value-type="float" office:value="0.0000000136598670564613" calcext:value-type="float">
            <text:p>1.36598670564613E-08</text:p>
          </table:table-cell>
          <table:table-cell table:formula="of:=0.5*[.JP12]*(([.JP6]-[.JO6])/([.JP1]-[.JO1]))^2" office:value-type="float" office:value="0.000000647629733439146" calcext:value-type="float">
            <text:p>6.47629733439146E-07</text:p>
          </table:table-cell>
          <table:table-cell table:formula="of:=0.5*[.JQ12]*(([.JQ6]-[.JP6])/([.JQ1]-[.JP1]))^2" office:value-type="float" office:value="0.00000201461770054326" calcext:value-type="float">
            <text:p>2.01461770054326E-06</text:p>
          </table:table-cell>
          <table:table-cell table:formula="of:=0.5*[.JR12]*(([.JR6]-[.JQ6])/([.JR1]-[.JQ1]))^2" office:value-type="float" office:value="0.00000302103891623302" calcext:value-type="float">
            <text:p>3.02103891623302E-06</text:p>
          </table:table-cell>
          <table:table-cell table:formula="of:=0.5*[.JS12]*(([.JS6]-[.JR6])/([.JS1]-[.JR1]))^2" office:value-type="float" office:value="0.000000503597006897912" calcext:value-type="float">
            <text:p>5.03597006897912E-07</text:p>
          </table:table-cell>
          <table:table-cell table:formula="of:=0.5*[.JT12]*(([.JT6]-[.JS6])/([.JT1]-[.JS1]))^2" office:value-type="float" office:value="0.000000178534621986778" calcext:value-type="float">
            <text:p>1.78534621986778E-07</text:p>
          </table:table-cell>
          <table:table-cell table:formula="of:=0.5*[.JU12]*(([.JU6]-[.JT6])/([.JU1]-[.JT1]))^2" office:value-type="float" office:value="0.0000000249871158731137" calcext:value-type="float">
            <text:p>2.49871158731137E-08</text:p>
          </table:table-cell>
          <table:table-cell table:formula="of:=0.5*[.JV12]*(([.JV6]-[.JU6])/([.JV1]-[.JU1]))^2" office:value-type="float" office:value="0.00000221472734331324" calcext:value-type="float">
            <text:p>2.21472734331324E-06</text:p>
          </table:table-cell>
          <table:table-cell table:formula="of:=0.5*[.JW12]*(([.JW6]-[.JV6])/([.JW1]-[.JV1]))^2" office:value-type="float" office:value="0.0000000467570344977863" calcext:value-type="float">
            <text:p>4.67570344977863E-08</text:p>
          </table:table-cell>
          <table:table-cell table:formula="of:=0.5*[.JX12]*(([.JX6]-[.JW6])/([.JX1]-[.JW1]))^2" office:value-type="float" office:value="0.000000511128964324053" calcext:value-type="float">
            <text:p>5.11128964324053E-07</text:p>
          </table:table-cell>
          <table:table-cell table:formula="of:=0.5*[.JY12]*(([.JY6]-[.JX6])/([.JY1]-[.JX1]))^2" office:value-type="float" office:value="0.0000000224549083782637" calcext:value-type="float">
            <text:p>2.24549083782637E-08</text:p>
          </table:table-cell>
          <table:table-cell table:formula="of:=0.5*[.JZ12]*(([.JZ6]-[.JY6])/([.JZ1]-[.JY1]))^2" office:value-type="float" office:value="0.00000141942338699015" calcext:value-type="float">
            <text:p>1.41942338699015E-06</text:p>
          </table:table-cell>
          <table:table-cell table:formula="of:=0.5*[.KA12]*(([.KA6]-[.JZ6])/([.KA1]-[.JZ1]))^2" office:value-type="float" office:value="0.0000044721102524182" calcext:value-type="float">
            <text:p>4.4721102524182E-06</text:p>
          </table:table-cell>
          <table:table-cell table:formula="of:=0.5*[.KB12]*(([.KB6]-[.KA6])/([.KB1]-[.KA1]))^2" office:value-type="float" office:value="0.000000821622287442074" calcext:value-type="float">
            <text:p>8.21622287442074E-07</text:p>
          </table:table-cell>
          <table:table-cell table:formula="of:=0.5*[.KC12]*(([.KC6]-[.KB6])/([.KC1]-[.KB1]))^2" office:value-type="float" office:value="0.00000000892751910057242" calcext:value-type="float">
            <text:p>8.92751910057242E-09</text:p>
          </table:table-cell>
          <table:table-cell table:formula="of:=0.5*[.KD12]*(([.KD6]-[.KC6])/([.KD1]-[.KC1]))^2" office:value-type="float" office:value="0.0000000158712720154684" calcext:value-type="float">
            <text:p>1.58712720154684E-08</text:p>
          </table:table-cell>
          <table:table-cell table:formula="of:=0.5*[.KE12]*(([.KE6]-[.KD6])/([.KE1]-[.KD1]))^2" office:value-type="float" office:value="0.000000167479373226909" calcext:value-type="float">
            <text:p>1.67479373226909E-07</text:p>
          </table:table-cell>
          <table:table-cell table:formula="of:=0.5*[.KF12]*(([.KF6]-[.KE6])/([.KF1]-[.KE1]))^2" office:value-type="float" office:value="0.00000252591885339162" calcext:value-type="float">
            <text:p>2.52591885339162E-06</text:p>
          </table:table-cell>
          <table:table-cell table:formula="of:=0.5*[.KG12]*(([.KG6]-[.KF6])/([.KG1]-[.KF1]))^2" office:value-type="float" office:value="0.0000000441901012441658" calcext:value-type="float">
            <text:p>4.41901012441658E-08</text:p>
          </table:table-cell>
          <table:table-cell table:formula="of:=0.5*[.KH12]*(([.KH6]-[.KG6])/([.KH1]-[.KG1]))^2" office:value-type="float" office:value="0.000000179257106943108" calcext:value-type="float">
            <text:p>1.79257106943108E-07</text:p>
          </table:table-cell>
          <table:table-cell table:formula="of:=0.5*[.KI12]*(([.KI6]-[.KH6])/([.KI1]-[.KH1]))^2" office:value-type="float" office:value="0.00000000595808729303279" calcext:value-type="float">
            <text:p>5.95808729303279E-09</text:p>
          </table:table-cell>
          <table:table-cell table:formula="of:=0.5*[.KJ12]*(([.KJ6]-[.KI6])/([.KJ1]-[.KI1]))^2" office:value-type="float" office:value="0.00000000747196510600355" calcext:value-type="float">
            <text:p>7.47196510600355E-09</text:p>
          </table:table-cell>
          <table:table-cell table:formula="of:=0.5*[.KK12]*(([.KK6]-[.KJ6])/([.KK1]-[.KJ1]))^2" office:value-type="float" office:value="0.000000174432852864442" calcext:value-type="float">
            <text:p>1.74432852864442E-07</text:p>
          </table:table-cell>
          <table:table-cell table:formula="of:=0.5*[.KL12]*(([.KL6]-[.KK6])/([.KL1]-[.KK1]))^2" office:value-type="float" office:value="0.000000271995243258543" calcext:value-type="float">
            <text:p>2.71995243258543E-07</text:p>
          </table:table-cell>
          <table:table-cell table:formula="of:=0.5*[.KM12]*(([.KM6]-[.KL6])/([.KM1]-[.KL1]))^2" office:value-type="float" office:value="0.00000186505818403213" calcext:value-type="float">
            <text:p>1.86505818403213E-06</text:p>
          </table:table-cell>
          <table:table-cell table:formula="of:=0.5*[.KN12]*(([.KN6]-[.KM6])/([.KN1]-[.KM1]))^2" office:value-type="float" office:value="0.00000151065415798153" calcext:value-type="float">
            <text:p>1.51065415798153E-06</text:p>
          </table:table-cell>
          <table:table-cell table:formula="of:=0.5*[.KO12]*(([.KO6]-[.KN6])/([.KO1]-[.KN1]))^2" office:value-type="float" office:value="0.000000995239099222568" calcext:value-type="float">
            <text:p>9.95239099222568E-07</text:p>
          </table:table-cell>
          <table:table-cell table:formula="of:=0.5*[.KP12]*(([.KP6]-[.KO6])/([.KP1]-[.KO1]))^2" office:value-type="float" office:value="0.0000000914566501779782" calcext:value-type="float">
            <text:p>9.14566501779782E-08</text:p>
          </table:table-cell>
          <table:table-cell table:formula="of:=0.5*[.KQ12]*(([.KQ6]-[.KP6])/([.KQ1]-[.KP1]))^2" office:value-type="float" office:value="0.000000201546872369318" calcext:value-type="float">
            <text:p>2.01546872369318E-07</text:p>
          </table:table-cell>
          <table:table-cell table:formula="of:=0.5*[.KR12]*(([.KR6]-[.KQ6])/([.KR1]-[.KQ1]))^2" office:value-type="float" office:value="0.000000515552687015031" calcext:value-type="float">
            <text:p>5.15552687015031E-07</text:p>
          </table:table-cell>
          <table:table-cell table:formula="of:=0.5*[.KS12]*(([.KS6]-[.KR6])/([.KS1]-[.KR1]))^2" office:value-type="float" office:value="0.000000249968440081663" calcext:value-type="float">
            <text:p>2.49968440081663E-07</text:p>
          </table:table-cell>
          <table:table-cell table:formula="of:=0.5*[.KT12]*(([.KT6]-[.KS6])/([.KT1]-[.KS1]))^2" office:value-type="float" office:value="0.000000414594478391243" calcext:value-type="float">
            <text:p>4.14594478391243E-07</text:p>
          </table:table-cell>
          <table:table-cell table:formula="of:=0.5*[.KU12]*(([.KU6]-[.KT6])/([.KU1]-[.KT1]))^2" office:value-type="float" office:value="0.000000151787648729969" calcext:value-type="float">
            <text:p>1.51787648729969E-07</text:p>
          </table:table-cell>
          <table:table-cell table:formula="of:=0.5*[.KV12]*(([.KV6]-[.KU6])/([.KV1]-[.KU1]))^2" office:value-type="float" office:value="0.00000003760308364445" calcext:value-type="float">
            <text:p>3.760308364445E-08</text:p>
          </table:table-cell>
          <table:table-cell table:formula="of:=0.5*[.KW12]*(([.KW6]-[.KV6])/([.KW1]-[.KV1]))^2" office:value-type="float" office:value="0.000000167753113857477" calcext:value-type="float">
            <text:p>1.67753113857477E-07</text:p>
          </table:table-cell>
          <table:table-cell table:formula="of:=0.5*[.KX12]*(([.KX6]-[.KW6])/([.KX1]-[.KW1]))^2" office:value-type="float" office:value="0.000000012942873806359" calcext:value-type="float">
            <text:p>1.2942873806359E-08</text:p>
          </table:table-cell>
          <table:table-cell table:formula="of:=0.5*[.KY12]*(([.KY6]-[.KX6])/([.KY1]-[.KX1]))^2" office:value-type="float" office:value="0.00000000138327282614182" calcext:value-type="float">
            <text:p>1.38327282614182E-09</text:p>
          </table:table-cell>
          <table:table-cell table:formula="of:=0.5*[.KZ12]*(([.KZ6]-[.KY6])/([.KZ1]-[.KY1]))^2" office:value-type="float" office:value="0.0000000191610270877444" calcext:value-type="float">
            <text:p>1.91610270877444E-08</text:p>
          </table:table-cell>
          <table:table-cell table:formula="of:=0.5*[.LA12]*(([.LA6]-[.KZ6])/([.LA1]-[.KZ1]))^2" office:value-type="float" office:value="0.000000124729922901301" calcext:value-type="float">
            <text:p>1.24729922901301E-07</text:p>
          </table:table-cell>
          <table:table-cell table:formula="of:=0.5*[.LB12]*(([.LB6]-[.LA6])/([.LB1]-[.LA1]))^2" office:value-type="float" office:value="0.000000228757207864353" calcext:value-type="float">
            <text:p>2.28757207864353E-07</text:p>
          </table:table-cell>
          <table:table-cell table:formula="of:=0.5*[.LC12]*(([.LC6]-[.LB6])/([.LC1]-[.LB1]))^2" office:value-type="float" office:value="0.00000172051670169358" calcext:value-type="float">
            <text:p>1.72051670169358E-06</text:p>
          </table:table-cell>
          <table:table-cell table:formula="of:=0.5*[.LD12]*(([.LD6]-[.LC6])/([.LD1]-[.LC1]))^2" office:value-type="float" office:value="0.000000284414378488595" calcext:value-type="float">
            <text:p>2.84414378488595E-07</text:p>
          </table:table-cell>
          <table:table-cell table:formula="of:=0.5*[.LE12]*(([.LE6]-[.LD6])/([.LE1]-[.LD1]))^2" office:value-type="float" office:value="0.000000311549574073289" calcext:value-type="float">
            <text:p>3.11549574073289E-07</text:p>
          </table:table-cell>
          <table:table-cell table:formula="of:=0.5*[.LF12]*(([.LF6]-[.LE6])/([.LF1]-[.LE1]))^2" office:value-type="float" office:value="0.0000000388365168236129" calcext:value-type="float">
            <text:p>3.88365168236129E-08</text:p>
          </table:table-cell>
          <table:table-cell table:formula="of:=0.5*[.LG12]*(([.LG6]-[.LF6])/([.LG1]-[.LF1]))^2" office:value-type="float" office:value="0.000000453993134210815" calcext:value-type="float">
            <text:p>4.53993134210815E-07</text:p>
          </table:table-cell>
          <table:table-cell table:formula="of:=0.5*[.LH12]*(([.LH6]-[.LG6])/([.LH1]-[.LG1]))^2" office:value-type="float" office:value="0.00000000117767080925438" calcext:value-type="float">
            <text:p>1.17767080925438E-09</text:p>
          </table:table-cell>
          <table:table-cell table:formula="of:=0.5*[.LI12]*(([.LI6]-[.LH6])/([.LI1]-[.LH1]))^2" office:value-type="float" office:value="0.0000000587501214069363" calcext:value-type="float">
            <text:p>5.87501214069363E-08</text:p>
          </table:table-cell>
          <table:table-cell table:formula="of:=0.5*[.LJ12]*(([.LJ6]-[.LI6])/([.LJ1]-[.LI1]))^2" office:value-type="float" office:value="0.0000000816407697816339" calcext:value-type="float">
            <text:p>8.16407697816339E-08</text:p>
          </table:table-cell>
          <table:table-cell table:formula="of:=0.5*[.LK12]*(([.LK6]-[.LJ6])/([.LK1]-[.LJ1]))^2" office:value-type="float" office:value="0.000000517870840355856" calcext:value-type="float">
            <text:p>5.17870840355856E-07</text:p>
          </table:table-cell>
          <table:table-cell table:formula="of:=0.5*[.LL12]*(([.LL6]-[.LK6])/([.LL1]-[.LK1]))^2" office:value-type="float" office:value="0.000000537848561863089" calcext:value-type="float">
            <text:p>5.37848561863089E-07</text:p>
          </table:table-cell>
          <table:table-cell table:formula="of:=0.5*[.LM12]*(([.LM6]-[.LL6])/([.LM1]-[.LL1]))^2" office:value-type="float" office:value="0.000000913989410635454" calcext:value-type="float">
            <text:p>9.13989410635454E-07</text:p>
          </table:table-cell>
          <table:table-cell table:formula="of:=0.5*[.LN12]*(([.LN6]-[.LM6])/([.LN1]-[.LM1]))^2" office:value-type="float" office:value="0.000000298125250285828" calcext:value-type="float">
            <text:p>2.98125250285828E-07</text:p>
          </table:table-cell>
          <table:table-cell table:formula="of:=0.5*[.LO12]*(([.LO6]-[.LN6])/([.LO1]-[.LN1]))^2" office:value-type="float" office:value="0.000000000940415322874115" calcext:value-type="float">
            <text:p>9.40415322874115E-10</text:p>
          </table:table-cell>
          <table:table-cell table:formula="of:=0.5*[.LP12]*(([.LP6]-[.LO6])/([.LP1]-[.LO1]))^2" office:value-type="float" office:value="0.0000000935678525910184" calcext:value-type="float">
            <text:p>9.35678525910184E-08</text:p>
          </table:table-cell>
          <table:table-cell table:formula="of:=0.5*[.LQ12]*(([.LQ6]-[.LP6])/([.LQ1]-[.LP1]))^2" office:value-type="float" office:value="0.000000203876072416474" calcext:value-type="float">
            <text:p>2.03876072416474E-07</text:p>
          </table:table-cell>
          <table:table-cell table:formula="of:=0.5*[.LR12]*(([.LR6]-[.LQ6])/([.LR1]-[.LQ1]))^2" office:value-type="float" office:value="0.000000128692985350556" calcext:value-type="float">
            <text:p>1.28692985350556E-07</text:p>
          </table:table-cell>
          <table:table-cell table:formula="of:=0.5*[.LS12]*(([.LS6]-[.LR6])/([.LS1]-[.LR1]))^2" office:value-type="float" office:value="0.0000000762879682903959" calcext:value-type="float">
            <text:p>7.62879682903959E-08</text:p>
          </table:table-cell>
          <table:table-cell table:formula="of:=0.5*[.LT12]*(([.LT6]-[.LS6])/([.LT1]-[.LS1]))^2" office:value-type="float" office:value="0.0000000636553015659539" calcext:value-type="float">
            <text:p>6.36553015659539E-08</text:p>
          </table:table-cell>
          <table:table-cell table:formula="of:=0.5*[.LU12]*(([.LU6]-[.LT6])/([.LU1]-[.LT1]))^2" office:value-type="float" office:value="0.000000165532283090922" calcext:value-type="float">
            <text:p>1.65532283090922E-07</text:p>
          </table:table-cell>
          <table:table-cell table:formula="of:=0.5*[.LV12]*(([.LV6]-[.LU6])/([.LV1]-[.LU1]))^2" office:value-type="float" office:value="0.000000289924409990686" calcext:value-type="float">
            <text:p>2.89924409990686E-07</text:p>
          </table:table-cell>
          <table:table-cell table:formula="of:=0.5*[.LW12]*(([.LW6]-[.LV6])/([.LW1]-[.LV1]))^2" office:value-type="float" office:value="0.0000000876027399268651" calcext:value-type="float">
            <text:p>8.76027399268651E-08</text:p>
          </table:table-cell>
          <table:table-cell table:formula="of:=0.5*[.LX12]*(([.LX6]-[.LW6])/([.LX1]-[.LW1]))^2" office:value-type="float" office:value="0.00000080833690510418" calcext:value-type="float">
            <text:p>8.0833690510418E-07</text:p>
          </table:table-cell>
          <table:table-cell table:formula="of:=0.5*[.LY12]*(([.LY6]-[.LX6])/([.LY1]-[.LX1]))^2" office:value-type="float" office:value="0.000000281853524314257" calcext:value-type="float">
            <text:p>2.81853524314257E-07</text:p>
          </table:table-cell>
          <table:table-cell table:formula="of:=0.5*[.LZ12]*(([.LZ6]-[.LY6])/([.LZ1]-[.LY1]))^2" office:value-type="float" office:value="0.0000000840593073990824" calcext:value-type="float">
            <text:p>8.40593073990824E-08</text:p>
          </table:table-cell>
          <table:table-cell table:formula="of:=0.5*[.MA12]*(([.MA6]-[.LZ6])/([.MA1]-[.LZ1]))^2" office:value-type="float" office:value="0.000000341001567232624" calcext:value-type="float">
            <text:p>3.41001567232624E-07</text:p>
          </table:table-cell>
          <table:table-cell table:formula="of:=0.5*[.MB12]*(([.MB6]-[.MA6])/([.MB1]-[.MA1]))^2" office:value-type="float" office:value="0.00000044609221656198" calcext:value-type="float">
            <text:p>4.4609221656198E-07</text:p>
          </table:table-cell>
          <table:table-cell table:formula="of:=0.5*[.MC12]*(([.MC6]-[.MB6])/([.MC1]-[.MB1]))^2" office:value-type="float" office:value="0.000284369346260783" calcext:value-type="float">
            <text:p>0.000284369346261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B13])" office:value-type="float" office:value="3.7215505219199" calcext:value-type="float">
            <text:p>3.7215505219199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B14])" office:value-type="float" office:value="3.95310643156356" calcext:value-type="float">
            <text:p>3.95310643156356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67465695348345" calcext:value-type="float">
            <text:p>7.67465695348345</text:p>
          </table:table-cell>
          <table:table-cell table:formula="of:=[.B17]+[.C9]" office:value-type="float" office:value="22.0406046485111" calcext:value-type="float">
            <text:p>22.0406046485111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5:34.024773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5:54.908523744</dc:date>
    <meta:editing-duration>PT4M4S</meta:editing-duration>
    <meta:editing-cycles>6</meta:editing-cycles>
    <meta:generator>LibreOffice/6.4.7.2$Linux_X86_64 LibreOffice_project/40$Build-2</meta:generator>
    <meta:document-statistic meta:table-count="1" meta:cell-count="40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84cm" svg:height="14.967cm" xlink:href=".." xlink:type="simple" chart:class="chart:scatter" chart:row-mapping="0 1" chart:style-name="ch1">
        <chart:legend chart:legend-position="end" svg:x="23.309cm" svg:y="6.935cm" style:legend-expansion="high" chart:style-name="ch2"/>
        <chart:plot-area chart:style-name="ch3" table:cell-range-address="tfoot5.B1:tfoot5.MB1 tfoot5.A6:tfoot5.MB6 tfoot5.A8:tfoot5.MB8" chart:data-source-has-labels="both" svg:x="0.531cm" svg:y="0.299cm" svg:width="22.247cm" svg:height="14.369cm">
          <chartooo:coordinate-region svg:x="1.549cm" svg:y="0.498cm" svg:width="21.042cm" svg:height="13.971cm"/>
          <chart:axis chart:dimension="x" chart:name="primary-x" chart:style-name="ch4" chartooo:axis-type="auto">
            <chart:categories table:cell-range-address="tfoot5.B1:tfoot5.M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5.B6:tfoot5.MB6" chart:label-cell-address="tfoot5.A6:tfoot5.A6" chart:class="chart:scatter">
            <chart:domain table:cell-range-address="tfoot5.B1:tfoot5.MB1"/>
            <chart:data-point chart:repeated="339"/>
          </chart:series>
          <chart:series chart:style-name="ch7" chart:values-cell-range-address="tfoot5.B8:tfoot5.MB8" chart:label-cell-address="tfoot5.A8:tfoot5.A8" chart:class="chart:scatter">
            <chart:data-point chart:repeated="3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5.B1:tfoot5.MB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100065469741821">
                <text:p>0.100065469741821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00130462646484">
                <text:p>0.200130462646484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453186035">
                <text:p>0.333550453186035</text:p>
              </table:table-cell>
              <table:table-cell office:value-type="float" office:value="0.43361496925354">
                <text:p>0.43361496925354</text:p>
              </table:table-cell>
              <table:table-cell office:value-type="float" office:value="0.500324726104736">
                <text:p>0.500324726104736</text:p>
              </table:table-cell>
              <table:table-cell office:value-type="float" office:value="0.567034244537354">
                <text:p>0.567034244537354</text:p>
              </table:table-cell>
              <table:table-cell office:value-type="float" office:value="0.63374400138855">
                <text:p>0.63374400138855</text:p>
              </table:table-cell>
              <table:table-cell office:value-type="float" office:value="0.700453519821167">
                <text:p>0.700453519821167</text:p>
              </table:table-cell>
              <table:table-cell office:value-type="float" office:value="0.76716685295105">
                <text:p>0.76716685295105</text:p>
              </table:table-cell>
              <table:table-cell office:value-type="float" office:value="0.833880424499512">
                <text:p>0.833880424499512</text:p>
              </table:table-cell>
              <table:table-cell office:value-type="float" office:value="0.900593757629395">
                <text:p>0.900593757629395</text:p>
              </table:table-cell>
              <table:table-cell office:value-type="float" office:value="0.933950424194336">
                <text:p>0.933950424194336</text:p>
              </table:table-cell>
              <table:table-cell office:value-type="float" office:value="0.967307329177856">
                <text:p>0.967307329177856</text:p>
              </table:table-cell>
              <table:table-cell office:value-type="float" office:value="1.03402066230774">
                <text:p>1.03402066230774</text:p>
              </table:table-cell>
              <table:table-cell office:value-type="float" office:value="1.0673770904541">
                <text:p>1.0673770904541</text:p>
              </table:table-cell>
              <table:table-cell office:value-type="float" office:value="1.10073375701904">
                <text:p>1.10073375701904</text:p>
              </table:table-cell>
              <table:table-cell office:value-type="float" office:value="1.16744709014893">
                <text:p>1.16744709014893</text:p>
              </table:table-cell>
              <table:table-cell office:value-type="float" office:value="1.26751661300659">
                <text:p>1.26751661300659</text:p>
              </table:table-cell>
              <table:table-cell office:value-type="float" office:value="1.30087327957153">
                <text:p>1.30087327957153</text:p>
              </table:table-cell>
              <table:table-cell office:value-type="float" office:value="1.36758661270142">
                <text:p>1.36758661270142</text:p>
              </table:table-cell>
              <table:table-cell office:value-type="float" office:value="1.43429970741272">
                <text:p>1.43429970741272</text:p>
              </table:table-cell>
              <table:table-cell office:value-type="float" office:value="1.50101256370544">
                <text:p>1.50101256370544</text:p>
              </table:table-cell>
              <table:table-cell office:value-type="float" office:value="1.56772565841675">
                <text:p>1.56772565841675</text:p>
              </table:table-cell>
              <table:table-cell office:value-type="float" office:value="1.60108208656311">
                <text:p>1.60108208656311</text:p>
              </table:table-cell>
              <table:table-cell office:value-type="float" office:value="1.66779494285584">
                <text:p>1.66779494285584</text:p>
              </table:table-cell>
              <table:table-cell office:value-type="float" office:value="1.7011513710022">
                <text:p>1.7011513710022</text:p>
              </table:table-cell>
              <table:table-cell office:value-type="float" office:value="1.76786351203918">
                <text:p>1.76786351203918</text:p>
              </table:table-cell>
              <table:table-cell office:value-type="float" office:value="1.83457589149475">
                <text:p>1.83457589149475</text:p>
              </table:table-cell>
              <table:table-cell office:value-type="float" office:value="1.90128779411316">
                <text:p>1.90128779411316</text:p>
              </table:table-cell>
              <table:table-cell office:value-type="float" office:value="2.06806755065918">
                <text:p>2.06806755065918</text:p>
              </table:table-cell>
              <table:table-cell office:value-type="float" office:value="2.13477921485901">
                <text:p>2.13477921485901</text:p>
              </table:table-cell>
              <table:table-cell office:value-type="float" office:value="2.16813516616821">
                <text:p>2.16813516616821</text:p>
              </table:table-cell>
              <table:table-cell office:value-type="float" office:value="2.26820254325867">
                <text:p>2.26820254325867</text:p>
              </table:table-cell>
              <table:table-cell office:value-type="float" office:value="2.40162587165833">
                <text:p>2.40162587165833</text:p>
              </table:table-cell>
              <table:table-cell office:value-type="float" office:value="2.6017599105835">
                <text:p>2.6017599105835</text:p>
              </table:table-cell>
              <table:table-cell office:value-type="float" office:value="2.83525252342224">
                <text:p>2.83525252342224</text:p>
              </table:table-cell>
              <table:table-cell office:value-type="float" office:value="2.90196514129639">
                <text:p>2.90196514129639</text:p>
              </table:table-cell>
              <table:table-cell office:value-type="float" office:value="2.93532156944275">
                <text:p>2.93532156944275</text:p>
              </table:table-cell>
              <table:table-cell office:value-type="float" office:value="2.96867775917053">
                <text:p>2.96867775917053</text:p>
              </table:table-cell>
              <table:table-cell office:value-type="float" office:value="3.00203418731689">
                <text:p>3.00203418731689</text:p>
              </table:table-cell>
              <table:table-cell office:value-type="float" office:value="3.06874680519104">
                <text:p>3.06874680519104</text:p>
              </table:table-cell>
              <table:table-cell office:value-type="float" office:value="3.13545966148376">
                <text:p>3.13545966148376</text:p>
              </table:table-cell>
              <table:table-cell office:value-type="float" office:value="3.20217204093933">
                <text:p>3.20217204093933</text:p>
              </table:table-cell>
              <table:table-cell office:value-type="float" office:value="3.23552823066711">
                <text:p>3.23552823066711</text:p>
              </table:table-cell>
              <table:table-cell office:value-type="float" office:value="3.30224084854126">
                <text:p>3.30224084854126</text:p>
              </table:table-cell>
              <table:table-cell office:value-type="float" office:value="3.36895322799683">
                <text:p>3.36895322799683</text:p>
              </table:table-cell>
              <table:table-cell office:value-type="float" office:value="3.43566536903381">
                <text:p>3.43566536903381</text:p>
              </table:table-cell>
              <table:table-cell office:value-type="float" office:value="3.73586940765381">
                <text:p>3.73586940765381</text:p>
              </table:table-cell>
              <table:table-cell office:value-type="float" office:value="3.76922464370728">
                <text:p>3.76922464370728</text:p>
              </table:table-cell>
              <table:table-cell office:value-type="float" office:value="3.90264463424683">
                <text:p>3.90264463424683</text:p>
              </table:table-cell>
              <table:table-cell office:value-type="float" office:value="3.96935439109802">
                <text:p>3.96935439109802</text:p>
              </table:table-cell>
              <table:table-cell office:value-type="float" office:value="4.0360643863678">
                <text:p>4.0360643863678</text:p>
              </table:table-cell>
              <table:table-cell office:value-type="float" office:value="4.10277390480042">
                <text:p>4.10277390480042</text:p>
              </table:table-cell>
              <table:table-cell office:value-type="float" office:value="4.16948342323303">
                <text:p>4.16948342323303</text:p>
              </table:table-cell>
              <table:table-cell office:value-type="float" office:value="4.20283842086792">
                <text:p>4.20283842086792</text:p>
              </table:table-cell>
              <table:table-cell office:value-type="float" office:value="4.23619318008423">
                <text:p>4.23619318008423</text:p>
              </table:table-cell>
              <table:table-cell office:value-type="float" office:value="4.30290269851685">
                <text:p>4.30290269851685</text:p>
              </table:table-cell>
              <table:table-cell office:value-type="float" office:value="4.36961221694946">
                <text:p>4.36961221694946</text:p>
              </table:table-cell>
              <table:table-cell office:value-type="float" office:value="4.4363214969635">
                <text:p>4.4363214969635</text:p>
              </table:table-cell>
              <table:table-cell office:value-type="float" office:value="4.46967601776123">
                <text:p>4.46967601776123</text:p>
              </table:table-cell>
              <table:table-cell office:value-type="float" office:value="4.569739818573">
                <text:p>4.569739818573</text:p>
              </table:table-cell>
              <table:table-cell office:value-type="float" office:value="4.63644886016846">
                <text:p>4.63644886016846</text:p>
              </table:table-cell>
              <table:table-cell office:value-type="float" office:value="4.66980361938477">
                <text:p>4.66980361938477</text:p>
              </table:table-cell>
              <table:table-cell office:value-type="float" office:value="4.7031581401825">
                <text:p>4.7031581401825</text:p>
              </table:table-cell>
              <table:table-cell office:value-type="float" office:value="4.73651337623596">
                <text:p>4.73651337623596</text:p>
              </table:table-cell>
              <table:table-cell office:value-type="float" office:value="4.76986837387085">
                <text:p>4.76986837387085</text:p>
              </table:table-cell>
              <table:table-cell office:value-type="float" office:value="4.80322337150574">
                <text:p>4.80322337150574</text:p>
              </table:table-cell>
              <table:table-cell office:value-type="float" office:value="4.83657836914063">
                <text:p>4.83657836914063</text:p>
              </table:table-cell>
              <table:table-cell office:value-type="float" office:value="4.96999859809876">
                <text:p>4.96999859809876</text:p>
              </table:table-cell>
              <table:table-cell office:value-type="float" office:value="5.00335359573364">
                <text:p>5.00335359573364</text:p>
              </table:table-cell>
              <table:table-cell office:value-type="float" office:value="5.03670859336853">
                <text:p>5.03670859336853</text:p>
              </table:table-cell>
              <table:table-cell office:value-type="float" office:value="5.33690237998962">
                <text:p>5.33690237998962</text:p>
              </table:table-cell>
              <table:table-cell office:value-type="float" office:value="5.37025713920593">
                <text:p>5.37025713920593</text:p>
              </table:table-cell>
              <table:table-cell office:value-type="float" office:value="5.43696665763855">
                <text:p>5.43696665763855</text:p>
              </table:table-cell>
              <table:table-cell office:value-type="float" office:value="5.47032141685486">
                <text:p>5.47032141685486</text:p>
              </table:table-cell>
              <table:table-cell office:value-type="float" office:value="5.50367617607117">
                <text:p>5.50367617607117</text:p>
              </table:table-cell>
              <table:table-cell office:value-type="float" office:value="5.5370306968689">
                <text:p>5.5370306968689</text:p>
              </table:table-cell>
              <table:table-cell office:value-type="float" office:value="5.57038545608521">
                <text:p>5.57038545608521</text:p>
              </table:table-cell>
              <table:table-cell office:value-type="float" office:value="5.63709449768066">
                <text:p>5.63709449768066</text:p>
              </table:table-cell>
              <table:table-cell office:value-type="float" office:value="5.70380353927612">
                <text:p>5.70380353927612</text:p>
              </table:table-cell>
              <table:table-cell office:value-type="float" office:value="5.77051448822022">
                <text:p>5.77051448822022</text:p>
              </table:table-cell>
              <table:table-cell office:value-type="float" office:value="5.90393614768982">
                <text:p>5.90393614768982</text:p>
              </table:table-cell>
              <table:table-cell office:value-type="float" office:value="5.93729162216187">
                <text:p>5.93729162216187</text:p>
              </table:table-cell>
              <table:table-cell office:value-type="float" office:value="5.97064685821533">
                <text:p>5.97064685821533</text:p>
              </table:table-cell>
              <table:table-cell office:value-type="float" office:value="6.03735756874085">
                <text:p>6.03735756874085</text:p>
              </table:table-cell>
              <table:table-cell office:value-type="float" office:value="6.07071280479431">
                <text:p>6.07071280479431</text:p>
              </table:table-cell>
              <table:table-cell office:value-type="float" office:value="6.30419898033142">
                <text:p>6.30419898033142</text:p>
              </table:table-cell>
              <table:table-cell office:value-type="float" office:value="6.33755421638489">
                <text:p>6.33755421638489</text:p>
              </table:table-cell>
              <table:table-cell office:value-type="float" office:value="6.37090921401978">
                <text:p>6.37090921401978</text:p>
              </table:table-cell>
              <table:table-cell office:value-type="float" office:value="6.47097444534302">
                <text:p>6.47097444534302</text:p>
              </table:table-cell>
              <table:table-cell office:value-type="float" office:value="6.53768444061279">
                <text:p>6.53768444061279</text:p>
              </table:table-cell>
              <table:table-cell office:value-type="float" office:value="6.57103943824768">
                <text:p>6.57103943824768</text:p>
              </table:table-cell>
              <table:table-cell office:value-type="float" office:value="6.63774943351746">
                <text:p>6.63774943351746</text:p>
              </table:table-cell>
              <table:table-cell office:value-type="float" office:value="6.67110443115234">
                <text:p>6.67110443115234</text:p>
              </table:table-cell>
              <table:table-cell office:value-type="float" office:value="6.73781847953796">
                <text:p>6.73781847953796</text:p>
              </table:table-cell>
              <table:table-cell office:value-type="float" office:value="6.80453729629517">
                <text:p>6.80453729629517</text:p>
              </table:table-cell>
              <table:table-cell office:value-type="float" office:value="6.83789658546448">
                <text:p>6.83789658546448</text:p>
              </table:table-cell>
              <table:table-cell office:value-type="float" office:value="6.87125587463379">
                <text:p>6.87125587463379</text:p>
              </table:table-cell>
              <table:table-cell office:value-type="float" office:value="6.93797492980957">
                <text:p>6.93797492980957</text:p>
              </table:table-cell>
              <table:table-cell office:value-type="float" office:value="6.97133421897888">
                <text:p>6.97133421897888</text:p>
              </table:table-cell>
              <table:table-cell office:value-type="float" office:value="7.03805351257324">
                <text:p>7.03805351257324</text:p>
              </table:table-cell>
              <table:table-cell office:value-type="float" office:value="7.07141304016113">
                <text:p>7.07141304016113</text:p>
              </table:table-cell>
              <table:table-cell office:value-type="float" office:value="7.13813233375549">
                <text:p>7.13813233375549</text:p>
              </table:table-cell>
              <table:table-cell office:value-type="float" office:value="7.20485162734985">
                <text:p>7.20485162734985</text:p>
              </table:table-cell>
              <table:table-cell office:value-type="float" office:value="7.27157139778137">
                <text:p>7.27157139778137</text:p>
              </table:table-cell>
              <table:table-cell office:value-type="float" office:value="7.37165093421936">
                <text:p>7.37165093421936</text:p>
              </table:table-cell>
              <table:table-cell office:value-type="float" office:value="7.43837070465088">
                <text:p>7.43837070465088</text:p>
              </table:table-cell>
              <table:table-cell office:value-type="float" office:value="7.57181096076965">
                <text:p>7.57181096076965</text:p>
              </table:table-cell>
              <table:table-cell office:value-type="float" office:value="7.67189145088196">
                <text:p>7.67189145088196</text:p>
              </table:table-cell>
              <table:table-cell office:value-type="float" office:value="7.93873882293701">
                <text:p>7.93873882293701</text:p>
              </table:table-cell>
              <table:table-cell office:value-type="float" office:value="8.00544953346252">
                <text:p>8.00544953346252</text:p>
              </table:table-cell>
              <table:table-cell office:value-type="float" office:value="8.10551524162293">
                <text:p>8.10551524162293</text:p>
              </table:table-cell>
              <table:table-cell office:value-type="float" office:value="8.17222547531128">
                <text:p>8.17222547531128</text:p>
              </table:table-cell>
              <table:table-cell office:value-type="float" office:value="8.20558071136475">
                <text:p>8.20558071136475</text:p>
              </table:table-cell>
              <table:table-cell office:value-type="float" office:value="8.2722909450531">
                <text:p>8.2722909450531</text:p>
              </table:table-cell>
              <table:table-cell office:value-type="float" office:value="8.30564594268799">
                <text:p>8.30564594268799</text:p>
              </table:table-cell>
              <table:table-cell office:value-type="float" office:value="8.33900094032288">
                <text:p>8.33900094032288</text:p>
              </table:table-cell>
              <table:table-cell office:value-type="float" office:value="8.37235593795776">
                <text:p>8.37235593795776</text:p>
              </table:table-cell>
              <table:table-cell office:value-type="float" office:value="8.47242093086243">
                <text:p>8.47242093086243</text:p>
              </table:table-cell>
              <table:table-cell office:value-type="float" office:value="8.5391309261322">
                <text:p>8.5391309261322</text:p>
              </table:table-cell>
              <table:table-cell office:value-type="float" office:value="8.6058406829834">
                <text:p>8.6058406829834</text:p>
              </table:table-cell>
              <table:table-cell office:value-type="float" office:value="8.67255067825317">
                <text:p>8.67255067825317</text:p>
              </table:table-cell>
              <table:table-cell office:value-type="float" office:value="8.83933424949646">
                <text:p>8.83933424949646</text:p>
              </table:table-cell>
              <table:table-cell office:value-type="float" office:value="8.87269139289856">
                <text:p>8.87269139289856</text:p>
              </table:table-cell>
              <table:table-cell office:value-type="float" office:value="8.90604901313782">
                <text:p>8.90604901313782</text:p>
              </table:table-cell>
              <table:table-cell office:value-type="float" office:value="8.93940615653992">
                <text:p>8.93940615653992</text:p>
              </table:table-cell>
              <table:table-cell office:value-type="float" office:value="9.07283473014832">
                <text:p>9.07283473014832</text:p>
              </table:table-cell>
              <table:table-cell office:value-type="float" office:value="9.13954949378967">
                <text:p>9.13954949378967</text:p>
              </table:table-cell>
              <table:table-cell office:value-type="float" office:value="9.20626378059387">
                <text:p>9.20626378059387</text:p>
              </table:table-cell>
              <table:table-cell office:value-type="float" office:value="9.27297806739807">
                <text:p>9.27297806739807</text:p>
              </table:table-cell>
              <table:table-cell office:value-type="float" office:value="9.33969259262085">
                <text:p>9.33969259262085</text:p>
              </table:table-cell>
              <table:table-cell office:value-type="float" office:value="9.40640687942505">
                <text:p>9.40640687942505</text:p>
              </table:table-cell>
              <table:table-cell office:value-type="float" office:value="9.50647830963135">
                <text:p>9.50647830963135</text:p>
              </table:table-cell>
              <table:table-cell office:value-type="float" office:value="9.63990688323975">
                <text:p>9.63990688323975</text:p>
              </table:table-cell>
              <table:table-cell office:value-type="float" office:value="9.70662117004395">
                <text:p>9.70662117004395</text:p>
              </table:table-cell>
              <table:table-cell office:value-type="float" office:value="9.77333879470825">
                <text:p>9.77333879470825</text:p>
              </table:table-cell>
              <table:table-cell office:value-type="float" office:value="9.84005641937256">
                <text:p>9.84005641937256</text:p>
              </table:table-cell>
              <table:table-cell office:value-type="float" office:value="9.87341547012329">
                <text:p>9.87341547012329</text:p>
              </table:table-cell>
              <table:table-cell office:value-type="float" office:value="9.90677428245544">
                <text:p>9.90677428245544</text:p>
              </table:table-cell>
              <table:table-cell office:value-type="float" office:value="9.9401330947876">
                <text:p>9.9401330947876</text:p>
              </table:table-cell>
              <table:table-cell office:value-type="float" office:value="10.0068509578705">
                <text:p>10.0068509578705</text:p>
              </table:table-cell>
              <table:table-cell office:value-type="float" office:value="10.2070050239563">
                <text:p>10.2070050239563</text:p>
              </table:table-cell>
              <table:table-cell office:value-type="float" office:value="10.2737228870392">
                <text:p>10.2737228870392</text:p>
              </table:table-cell>
              <table:table-cell office:value-type="float" office:value="10.3070821762085">
                <text:p>10.3070821762085</text:p>
              </table:table-cell>
              <table:table-cell office:value-type="float" office:value="10.5739552974701">
                <text:p>10.5739552974701</text:p>
              </table:table-cell>
              <table:table-cell office:value-type="float" office:value="10.6406738758087">
                <text:p>10.6406738758087</text:p>
              </table:table-cell>
              <table:table-cell office:value-type="float" office:value="10.674033164978">
                <text:p>10.674033164978</text:p>
              </table:table-cell>
              <table:table-cell office:value-type="float" office:value="10.7407488822937">
                <text:p>10.7407488822937</text:p>
              </table:table-cell>
              <table:table-cell office:value-type="float" office:value="10.8074617385864">
                <text:p>10.8074617385864</text:p>
              </table:table-cell>
              <table:table-cell office:value-type="float" office:value="10.8741745948792">
                <text:p>10.8741745948792</text:p>
              </table:table-cell>
              <table:table-cell office:value-type="float" office:value="10.9408874511719">
                <text:p>10.9408874511719</text:p>
              </table:table-cell>
              <table:table-cell office:value-type="float" office:value="11.1076698303223">
                <text:p>11.1076698303223</text:p>
              </table:table-cell>
              <table:table-cell office:value-type="float" office:value="11.174382686615">
                <text:p>11.174382686615</text:p>
              </table:table-cell>
              <table:table-cell office:value-type="float" office:value="11.2410955429077">
                <text:p>11.2410955429077</text:p>
              </table:table-cell>
              <table:table-cell office:value-type="float" office:value="11.4412338733673">
                <text:p>11.4412338733673</text:p>
              </table:table-cell>
              <table:table-cell office:value-type="float" office:value="11.50794672966">
                <text:p>11.50794672966</text:p>
              </table:table-cell>
              <table:table-cell office:value-type="float" office:value="11.6747283935547">
                <text:p>11.6747283935547</text:p>
              </table:table-cell>
              <table:table-cell office:value-type="float" office:value="11.741441488266">
                <text:p>11.741441488266</text:p>
              </table:table-cell>
              <table:table-cell office:value-type="float" office:value="11.8081545829773">
                <text:p>11.8081545829773</text:p>
              </table:table-cell>
              <table:table-cell office:value-type="float" office:value="11.8415112495422">
                <text:p>11.8415112495422</text:p>
              </table:table-cell>
              <table:table-cell office:value-type="float" office:value="11.9082243442535">
                <text:p>11.9082243442535</text:p>
              </table:table-cell>
              <table:table-cell office:value-type="float" office:value="11.9749376773834">
                <text:p>11.9749376773834</text:p>
              </table:table-cell>
              <table:table-cell office:value-type="float" office:value="12.0416507720947">
                <text:p>12.0416507720947</text:p>
              </table:table-cell>
              <table:table-cell office:value-type="float" office:value="12.108363866806">
                <text:p>12.108363866806</text:p>
              </table:table-cell>
              <table:table-cell office:value-type="float" office:value="12.1750767230988">
                <text:p>12.1750767230988</text:p>
              </table:table-cell>
              <table:table-cell office:value-type="float" office:value="12.2084331512451">
                <text:p>12.2084331512451</text:p>
              </table:table-cell>
              <table:table-cell office:value-type="float" office:value="12.2751462459564">
                <text:p>12.2751462459564</text:p>
              </table:table-cell>
              <table:table-cell office:value-type="float" office:value="12.3085026741028">
                <text:p>12.3085026741028</text:p>
              </table:table-cell>
              <table:table-cell office:value-type="float" office:value="12.3418593406677">
                <text:p>12.3418593406677</text:p>
              </table:table-cell>
              <table:table-cell office:value-type="float" office:value="12.3752157688141">
                <text:p>12.3752157688141</text:p>
              </table:table-cell>
              <table:table-cell office:value-type="float" office:value="12.4085721969605">
                <text:p>12.4085721969605</text:p>
              </table:table-cell>
              <table:table-cell office:value-type="float" office:value="12.4419286251068">
                <text:p>12.4419286251068</text:p>
              </table:table-cell>
              <table:table-cell office:value-type="float" office:value="12.5086414813995">
                <text:p>12.5086414813995</text:p>
              </table:table-cell>
              <table:table-cell office:value-type="float" office:value="12.5419979095459">
                <text:p>12.5419979095459</text:p>
              </table:table-cell>
              <table:table-cell office:value-type="float" office:value="12.7754969596863">
                <text:p>12.7754969596863</text:p>
              </table:table-cell>
              <table:table-cell office:value-type="float" office:value="12.8088555335999">
                <text:p>12.8088555335999</text:p>
              </table:table-cell>
              <table:table-cell office:value-type="float" office:value="12.8422141075134">
                <text:p>12.8422141075134</text:p>
              </table:table-cell>
              <table:table-cell office:value-type="float" office:value="12.9089312553406">
                <text:p>12.9089312553406</text:p>
              </table:table-cell>
              <table:table-cell office:value-type="float" office:value="12.9756488800049">
                <text:p>12.9756488800049</text:p>
              </table:table-cell>
              <table:table-cell office:value-type="float" office:value="13.2091600894928">
                <text:p>13.2091600894928</text:p>
              </table:table-cell>
              <table:table-cell office:value-type="float" office:value="13.2758774757385">
                <text:p>13.2758774757385</text:p>
              </table:table-cell>
              <table:table-cell office:value-type="float" office:value="13.3092365264893">
                <text:p>13.3092365264893</text:p>
              </table:table-cell>
              <table:table-cell office:value-type="float" office:value="13.3425953388214">
                <text:p>13.3425953388214</text:p>
              </table:table-cell>
              <table:table-cell office:value-type="float" office:value="13.4093134403229">
                <text:p>13.4093134403229</text:p>
              </table:table-cell>
              <table:table-cell office:value-type="float" office:value="13.4760310649872">
                <text:p>13.4760310649872</text:p>
              </table:table-cell>
              <table:table-cell office:value-type="float" office:value="13.6428265571594">
                <text:p>13.6428265571594</text:p>
              </table:table-cell>
              <table:table-cell office:value-type="float" office:value="13.7095444202423">
                <text:p>13.7095444202423</text:p>
              </table:table-cell>
              <table:table-cell office:value-type="float" office:value="13.8096163272858">
                <text:p>13.8096163272858</text:p>
              </table:table-cell>
              <table:table-cell office:value-type="float" office:value="14.0097601413727">
                <text:p>14.0097601413727</text:p>
              </table:table-cell>
              <table:table-cell office:value-type="float" office:value="14.0764746665955">
                <text:p>14.0764746665955</text:p>
              </table:table-cell>
              <table:table-cell office:value-type="float" office:value="14.1098318099976">
                <text:p>14.1098318099976</text:p>
              </table:table-cell>
              <table:table-cell office:value-type="float" office:value="14.2099039554596">
                <text:p>14.2099039554596</text:p>
              </table:table-cell>
              <table:table-cell office:value-type="float" office:value="14.2432613372803">
                <text:p>14.2432613372803</text:p>
              </table:table-cell>
              <table:table-cell office:value-type="float" office:value="14.3099758625031">
                <text:p>14.3099758625031</text:p>
              </table:table-cell>
              <table:table-cell office:value-type="float" office:value="14.3433330059052">
                <text:p>14.3433330059052</text:p>
              </table:table-cell>
              <table:table-cell office:value-type="float" office:value="14.3766906261444">
                <text:p>14.3766906261444</text:p>
              </table:table-cell>
              <table:table-cell office:value-type="float" office:value="14.4100480079651">
                <text:p>14.4100480079651</text:p>
              </table:table-cell>
              <table:table-cell office:value-type="float" office:value="14.4767625331879">
                <text:p>14.4767625331879</text:p>
              </table:table-cell>
              <table:table-cell office:value-type="float" office:value="14.5101199150085">
                <text:p>14.5101199150085</text:p>
              </table:table-cell>
              <table:table-cell office:value-type="float" office:value="14.5434770584106">
                <text:p>14.5434770584106</text:p>
              </table:table-cell>
              <table:table-cell office:value-type="float" office:value="14.5768346786499">
                <text:p>14.5768346786499</text:p>
              </table:table-cell>
              <table:table-cell office:value-type="float" office:value="14.6101920604706">
                <text:p>14.6101920604706</text:p>
              </table:table-cell>
              <table:table-cell office:value-type="float" office:value="14.6769065856934">
                <text:p>14.6769065856934</text:p>
              </table:table-cell>
              <table:table-cell office:value-type="float" office:value="14.7436215877533">
                <text:p>14.7436215877533</text:p>
              </table:table-cell>
              <table:table-cell office:value-type="float" office:value="14.8770520687103">
                <text:p>14.8770520687103</text:p>
              </table:table-cell>
              <table:table-cell office:value-type="float" office:value="14.9437670707703">
                <text:p>14.9437670707703</text:p>
              </table:table-cell>
              <table:table-cell office:value-type="float" office:value="15.0104825496674">
                <text:p>15.0104825496674</text:p>
              </table:table-cell>
              <table:table-cell office:value-type="float" office:value="15.0438401699066">
                <text:p>15.0438401699066</text:p>
              </table:table-cell>
              <table:table-cell office:value-type="float" office:value="15.0771977901459">
                <text:p>15.0771977901459</text:p>
              </table:table-cell>
              <table:table-cell office:value-type="float" office:value="15.1105554103851">
                <text:p>15.1105554103851</text:p>
              </table:table-cell>
              <table:table-cell office:value-type="float" office:value="15.143913269043">
                <text:p>15.143913269043</text:p>
              </table:table-cell>
              <table:table-cell office:value-type="float" office:value="15.3107016086578">
                <text:p>15.3107016086578</text:p>
              </table:table-cell>
              <table:table-cell office:value-type="float" office:value="15.3440592288971">
                <text:p>15.3440592288971</text:p>
              </table:table-cell>
              <table:table-cell office:value-type="float" office:value="15.4107744693756">
                <text:p>15.4107744693756</text:p>
              </table:table-cell>
              <table:table-cell office:value-type="float" office:value="15.4441323280334">
                <text:p>15.4441323280334</text:p>
              </table:table-cell>
              <table:table-cell office:value-type="float" office:value="15.6776366233826">
                <text:p>15.6776366233826</text:p>
              </table:table-cell>
              <table:table-cell office:value-type="float" office:value="15.7443511486053">
                <text:p>15.7443511486053</text:p>
              </table:table-cell>
              <table:table-cell office:value-type="float" office:value="15.8110647201538">
                <text:p>15.8110647201538</text:p>
              </table:table-cell>
              <table:table-cell office:value-type="float" office:value="15.8777787685394">
                <text:p>15.8777787685394</text:p>
              </table:table-cell>
              <table:table-cell office:value-type="float" office:value="15.9444923400879">
                <text:p>15.9444923400879</text:p>
              </table:table-cell>
              <table:table-cell office:value-type="float" office:value="15.9778490066528">
                <text:p>15.9778490066528</text:p>
              </table:table-cell>
              <table:table-cell office:value-type="float" office:value="16.0112059116364">
                <text:p>16.0112059116364</text:p>
              </table:table-cell>
              <table:table-cell office:value-type="float" office:value="16.0445625782013">
                <text:p>16.0445625782013</text:p>
              </table:table-cell>
              <table:table-cell office:value-type="float" office:value="16.0779194831848">
                <text:p>16.0779194831848</text:p>
              </table:table-cell>
              <table:table-cell office:value-type="float" office:value="16.1112761497498">
                <text:p>16.1112761497498</text:p>
              </table:table-cell>
              <table:table-cell office:value-type="float" office:value="16.2447032928467">
                <text:p>16.2447032928467</text:p>
              </table:table-cell>
              <table:table-cell office:value-type="float" office:value="16.3114168643951">
                <text:p>16.3114168643951</text:p>
              </table:table-cell>
              <table:table-cell office:value-type="float" office:value="16.378130197525">
                <text:p>16.378130197525</text:p>
              </table:table-cell>
              <table:table-cell office:value-type="float" office:value="16.6116273403168">
                <text:p>16.6116273403168</text:p>
              </table:table-cell>
              <table:table-cell office:value-type="float" office:value="16.6783406734467">
                <text:p>16.6783406734467</text:p>
              </table:table-cell>
              <table:table-cell office:value-type="float" office:value="16.8117709159851">
                <text:p>16.8117709159851</text:p>
              </table:table-cell>
              <table:table-cell office:value-type="float" office:value="16.8784863948822">
                <text:p>16.8784863948822</text:p>
              </table:table-cell>
              <table:table-cell office:value-type="float" office:value="16.9785599708557">
                <text:p>16.9785599708557</text:p>
              </table:table-cell>
              <table:table-cell office:value-type="float" office:value="17.0119178295136">
                <text:p>17.0119178295136</text:p>
              </table:table-cell>
              <table:table-cell office:value-type="float" office:value="17.0786333084106">
                <text:p>17.0786333084106</text:p>
              </table:table-cell>
              <table:table-cell office:value-type="float" office:value="17.1787071228027">
                <text:p>17.1787071228027</text:p>
              </table:table-cell>
              <table:table-cell office:value-type="float" office:value="17.2454228401184">
                <text:p>17.2454228401184</text:p>
              </table:table-cell>
              <table:table-cell office:value-type="float" office:value="17.5122861862183">
                <text:p>17.5122861862183</text:p>
              </table:table-cell>
              <table:table-cell office:value-type="float" office:value="17.5790021419525">
                <text:p>17.5790021419525</text:p>
              </table:table-cell>
              <table:table-cell office:value-type="float" office:value="17.6457180976868">
                <text:p>17.6457180976868</text:p>
              </table:table-cell>
              <table:table-cell office:value-type="float" office:value="17.7124338150024">
                <text:p>17.7124338150024</text:p>
              </table:table-cell>
              <table:table-cell office:value-type="float" office:value="17.7791488170624">
                <text:p>17.7791488170624</text:p>
              </table:table-cell>
              <table:table-cell office:value-type="float" office:value="17.8458638191223">
                <text:p>17.8458638191223</text:p>
              </table:table-cell>
              <table:table-cell office:value-type="float" office:value="17.9792935848236">
                <text:p>17.9792935848236</text:p>
              </table:table-cell>
              <table:table-cell office:value-type="float" office:value="18.0460085868835">
                <text:p>18.0460085868835</text:p>
              </table:table-cell>
              <table:table-cell office:value-type="float" office:value="18.2795107364655">
                <text:p>18.2795107364655</text:p>
              </table:table-cell>
              <table:table-cell office:value-type="float" office:value="18.346225976944">
                <text:p>18.346225976944</text:p>
              </table:table-cell>
              <table:table-cell office:value-type="float" office:value="18.4129407405853">
                <text:p>18.4129407405853</text:p>
              </table:table-cell>
              <table:table-cell office:value-type="float" office:value="18.4462983608246">
                <text:p>18.4462983608246</text:p>
              </table:table-cell>
              <table:table-cell office:value-type="float" office:value="18.5130133628845">
                <text:p>18.5130133628845</text:p>
              </table:table-cell>
              <table:table-cell office:value-type="float" office:value="18.5797283649445">
                <text:p>18.5797283649445</text:p>
              </table:table-cell>
              <table:table-cell office:value-type="float" office:value="18.6464433670044">
                <text:p>18.6464433670044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333755493">
                <text:p>18.8132333755493</text:p>
              </table:table-cell>
              <table:table-cell office:value-type="float" office:value="18.8799500465393">
                <text:p>18.8799500465393</text:p>
              </table:table-cell>
              <table:table-cell office:value-type="float" office:value="18.9466669559479">
                <text:p>18.9466669559479</text:p>
              </table:table-cell>
              <table:table-cell office:value-type="float" office:value="19.0133836269379">
                <text:p>19.0133836269379</text:p>
              </table:table-cell>
              <table:table-cell office:value-type="float" office:value="19.0801005363464">
                <text:p>19.0801005363464</text:p>
              </table:table-cell>
              <table:table-cell office:value-type="float" office:value="19.1134588718414">
                <text:p>19.1134588718414</text:p>
              </table:table-cell>
              <table:table-cell office:value-type="float" office:value="19.1468172073364">
                <text:p>19.1468172073364</text:p>
              </table:table-cell>
              <table:table-cell office:value-type="float" office:value="19.2135343551636">
                <text:p>19.2135343551636</text:p>
              </table:table-cell>
              <table:table-cell office:value-type="float" office:value="19.2802510261536">
                <text:p>19.2802510261536</text:p>
              </table:table-cell>
              <table:table-cell office:value-type="float" office:value="19.3469681739807">
                <text:p>19.3469681739807</text:p>
              </table:table-cell>
              <table:table-cell office:value-type="float" office:value="19.4136848449707">
                <text:p>19.4136848449707</text:p>
              </table:table-cell>
              <table:table-cell office:value-type="float" office:value="19.4804019927979">
                <text:p>19.4804019927979</text:p>
              </table:table-cell>
              <table:table-cell office:value-type="float" office:value="19.547119140625">
                <text:p>19.547119140625</text:p>
              </table:table-cell>
              <table:table-cell office:value-type="float" office:value="19.6138362884521">
                <text:p>19.6138362884521</text:p>
              </table:table-cell>
              <table:table-cell office:value-type="float" office:value="19.6805531978607">
                <text:p>19.6805531978607</text:p>
              </table:table-cell>
              <table:table-cell office:value-type="float" office:value="19.747270822525">
                <text:p>19.747270822525</text:p>
              </table:table-cell>
              <table:table-cell office:value-type="float" office:value="19.7806296348572">
                <text:p>19.7806296348572</text:p>
              </table:table-cell>
              <table:table-cell office:value-type="float" office:value="19.8139889240265">
                <text:p>19.8139889240265</text:p>
              </table:table-cell>
              <table:table-cell office:value-type="float" office:value="19.8473477363586">
                <text:p>19.8473477363586</text:p>
              </table:table-cell>
              <table:table-cell office:value-type="float" office:value="19.9140658378601">
                <text:p>19.9140658378601</text:p>
              </table:table-cell>
              <table:table-cell office:value-type="float" office:value="19.9474246501923">
                <text:p>19.9474246501923</text:p>
              </table:table-cell>
              <table:table-cell office:value-type="float" office:value="19.980783700943">
                <text:p>19.980783700943</text:p>
              </table:table-cell>
              <table:table-cell office:value-type="float" office:value="20.0475018024445">
                <text:p>20.0475018024445</text:p>
              </table:table-cell>
              <table:table-cell office:value-type="float" office:value="20.0808606147766">
                <text:p>20.0808606147766</text:p>
              </table:table-cell>
              <table:table-cell office:value-type="float" office:value="20.1475789546967">
                <text:p>20.1475789546967</text:p>
              </table:table-cell>
              <table:table-cell office:value-type="float" office:value="20.2142970561981">
                <text:p>20.2142970561981</text:p>
              </table:table-cell>
              <table:table-cell office:value-type="float" office:value="20.2476561069489">
                <text:p>20.2476561069489</text:p>
              </table:table-cell>
              <table:table-cell office:value-type="float" office:value="20.281014919281">
                <text:p>20.281014919281</text:p>
              </table:table-cell>
              <table:table-cell office:value-type="float" office:value="20.3143742084503">
                <text:p>20.3143742084503</text:p>
              </table:table-cell>
              <table:table-cell office:value-type="float" office:value="20.3810923099518">
                <text:p>20.3810923099518</text:p>
              </table:table-cell>
              <table:table-cell office:value-type="float" office:value="20.4478106498718">
                <text:p>20.4478106498718</text:p>
              </table:table-cell>
              <table:table-cell office:value-type="float" office:value="20.5145289897919">
                <text:p>20.5145289897919</text:p>
              </table:table-cell>
              <table:table-cell office:value-type="float" office:value="20.5478880405426">
                <text:p>20.5478880405426</text:p>
              </table:table-cell>
              <table:table-cell office:value-type="float" office:value="20.5812470912933">
                <text:p>20.5812470912933</text:p>
              </table:table-cell>
              <table:table-cell office:value-type="float" office:value="20.6479654312134">
                <text:p>20.6479654312134</text:p>
              </table:table-cell>
              <table:table-cell office:value-type="float" office:value="20.7146837711334">
                <text:p>20.7146837711334</text:p>
              </table:table-cell>
              <table:table-cell office:value-type="float" office:value="20.7480401992798">
                <text:p>20.7480401992798</text:p>
              </table:table-cell>
              <table:table-cell office:value-type="float" office:value="20.7813963890076">
                <text:p>20.7813963890076</text:p>
              </table:table-cell>
              <table:table-cell office:value-type="float" office:value="20.8147528171539">
                <text:p>20.8147528171539</text:p>
              </table:table-cell>
              <table:table-cell office:value-type="float" office:value="20.8481090068817">
                <text:p>20.8481090068817</text:p>
              </table:table-cell>
              <table:table-cell office:value-type="float" office:value="20.8814654350281">
                <text:p>20.8814654350281</text:p>
              </table:table-cell>
              <table:table-cell office:value-type="float" office:value="20.9148216247559">
                <text:p>20.9148216247559</text:p>
              </table:table-cell>
              <table:table-cell office:value-type="float" office:value="20.9481780529022">
                <text:p>20.9481780529022</text:p>
              </table:table-cell>
              <table:table-cell office:value-type="float" office:value="20.98153424263">
                <text:p>20.98153424263</text:p>
              </table:table-cell>
              <table:table-cell office:value-type="float" office:value="21.0148906707764">
                <text:p>21.0148906707764</text:p>
              </table:table-cell>
              <table:table-cell office:value-type="float" office:value="21.0482468605041">
                <text:p>21.0482468605041</text:p>
              </table:table-cell>
              <table:table-cell office:value-type="float" office:value="21.1149594783783">
                <text:p>21.1149594783783</text:p>
              </table:table-cell>
              <table:table-cell office:value-type="float" office:value="21.1816718578339">
                <text:p>21.1816718578339</text:p>
              </table:table-cell>
              <table:table-cell office:value-type="float" office:value="21.248384475708">
                <text:p>21.248384475708</text:p>
              </table:table-cell>
              <table:table-cell office:value-type="float" office:value="21.3150970935822">
                <text:p>21.3150970935822</text:p>
              </table:table-cell>
              <table:table-cell office:value-type="float" office:value="21.3484532833099">
                <text:p>21.3484532833099</text:p>
              </table:table-cell>
              <table:table-cell office:value-type="float" office:value="21.3818094730377">
                <text:p>21.3818094730377</text:p>
              </table:table-cell>
              <table:table-cell office:value-type="float" office:value="21.4151656627655">
                <text:p>21.4151656627655</text:p>
              </table:table-cell>
              <table:table-cell office:value-type="float" office:value="21.4818780422211">
                <text:p>21.4818780422211</text:p>
              </table:table-cell>
              <table:table-cell office:value-type="float" office:value="21.5485901832581">
                <text:p>21.5485901832581</text:p>
              </table:table-cell>
              <table:table-cell office:value-type="float" office:value="21.5819463729858">
                <text:p>21.5819463729858</text:p>
              </table:table-cell>
              <table:table-cell office:value-type="float" office:value="21.6153025627136">
                <text:p>21.6153025627136</text:p>
              </table:table-cell>
              <table:table-cell office:value-type="float" office:value="21.6486587524414">
                <text:p>21.6486587524414</text:p>
              </table:table-cell>
              <table:table-cell office:value-type="float" office:value="21.7153708934784">
                <text:p>21.7153708934784</text:p>
              </table:table-cell>
              <table:table-cell office:value-type="float" office:value="21.7820858955383">
                <text:p>21.7820858955383</text:p>
              </table:table-cell>
              <table:table-cell office:value-type="float" office:value="21.8154430389404">
                <text:p>21.8154430389404</text:p>
              </table:table-cell>
              <table:table-cell office:value-type="float" office:value="21.8821578025818">
                <text:p>21.8821578025818</text:p>
              </table:table-cell>
              <table:table-cell office:value-type="float" office:value="21.9488723278046">
                <text:p>21.9488723278046</text:p>
              </table:table-cell>
              <table:table-cell office:value-type="float" office:value="22.0155870914459">
                <text:p>22.0155870914459</text:p>
              </table:table-cell>
              <table:table-cell office:value-type="float" office:value="22.0823016166687">
                <text:p>22.0823016166687</text:p>
              </table:table-cell>
              <table:table-cell office:value-type="float" office:value="22.1490163803101">
                <text:p>22.1490163803101</text:p>
              </table:table-cell>
              <table:table-cell office:value-type="float" office:value="22.2157311439514">
                <text:p>22.2157311439514</text:p>
              </table:table-cell>
              <table:table-cell office:value-type="float" office:value="22.2824456691742">
                <text:p>22.2824456691742</text:p>
              </table:table-cell>
              <table:table-cell office:value-type="float" office:value="22.3491604328156">
                <text:p>22.3491604328156</text:p>
              </table:table-cell>
              <table:table-cell office:value-type="float" office:value="22.4158751964569">
                <text:p>22.4158751964569</text:p>
              </table:table-cell>
              <table:table-cell office:value-type="float" office:value="22.4825897216797">
                <text:p>22.4825897216797</text:p>
              </table:table-cell>
              <table:table-cell office:value-type="float" office:value="22.5159471035004">
                <text:p>22.5159471035004</text:p>
              </table:table-cell>
              <table:table-cell office:value-type="float" office:value="22.5826616287231">
                <text:p>22.5826616287231</text:p>
              </table:table-cell>
              <table:table-cell office:value-type="float" office:value="22.6493763923645">
                <text:p>22.6493763923645</text:p>
              </table:table-cell>
              <table:table-cell office:value-type="float" office:value="22.7160909175873">
                <text:p>22.7160909175873</text:p>
              </table:table-cell>
              <table:table-cell office:value-type="float" office:value="22.7494485378265">
                <text:p>22.7494485378265</text:p>
              </table:table-cell>
              <table:table-cell office:value-type="float" office:value="22.7828059196472">
                <text:p>22.7828059196472</text:p>
              </table:table-cell>
              <table:table-cell office:value-type="float" office:value="22.8161635398865">
                <text:p>22.8161635398865</text:p>
              </table:table-cell>
              <table:table-cell office:value-type="float" office:value="22.8495209217072">
                <text:p>22.8495209217072</text:p>
              </table:table-cell>
              <table:table-cell office:value-type="float" office:value="22.8828783035278">
                <text:p>22.8828783035278</text:p>
              </table:table-cell>
              <table:table-cell office:value-type="float" office:value="22.9162356853485">
                <text:p>22.9162356853485</text:p>
              </table:table-cell>
              <table:table-cell office:value-type="float" office:value="22.9495930671692">
                <text:p>22.949593067169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5.B1:tfoot5.MB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100065469741821">
                <text:p>0.100065469741821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00130462646484">
                <text:p>0.200130462646484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453186035">
                <text:p>0.333550453186035</text:p>
              </table:table-cell>
              <table:table-cell office:value-type="float" office:value="0.43361496925354">
                <text:p>0.43361496925354</text:p>
              </table:table-cell>
              <table:table-cell office:value-type="float" office:value="0.500324726104736">
                <text:p>0.500324726104736</text:p>
              </table:table-cell>
              <table:table-cell office:value-type="float" office:value="0.567034244537354">
                <text:p>0.567034244537354</text:p>
              </table:table-cell>
              <table:table-cell office:value-type="float" office:value="0.63374400138855">
                <text:p>0.63374400138855</text:p>
              </table:table-cell>
              <table:table-cell office:value-type="float" office:value="0.700453519821167">
                <text:p>0.700453519821167</text:p>
              </table:table-cell>
              <table:table-cell office:value-type="float" office:value="0.76716685295105">
                <text:p>0.76716685295105</text:p>
              </table:table-cell>
              <table:table-cell office:value-type="float" office:value="0.833880424499512">
                <text:p>0.833880424499512</text:p>
              </table:table-cell>
              <table:table-cell office:value-type="float" office:value="0.900593757629395">
                <text:p>0.900593757629395</text:p>
              </table:table-cell>
              <table:table-cell office:value-type="float" office:value="0.933950424194336">
                <text:p>0.933950424194336</text:p>
              </table:table-cell>
              <table:table-cell office:value-type="float" office:value="0.967307329177856">
                <text:p>0.967307329177856</text:p>
              </table:table-cell>
              <table:table-cell office:value-type="float" office:value="1.03402066230774">
                <text:p>1.03402066230774</text:p>
              </table:table-cell>
              <table:table-cell office:value-type="float" office:value="1.0673770904541">
                <text:p>1.0673770904541</text:p>
              </table:table-cell>
              <table:table-cell office:value-type="float" office:value="1.10073375701904">
                <text:p>1.10073375701904</text:p>
              </table:table-cell>
              <table:table-cell office:value-type="float" office:value="1.16744709014893">
                <text:p>1.16744709014893</text:p>
              </table:table-cell>
              <table:table-cell office:value-type="float" office:value="1.26751661300659">
                <text:p>1.26751661300659</text:p>
              </table:table-cell>
              <table:table-cell office:value-type="float" office:value="1.30087327957153">
                <text:p>1.30087327957153</text:p>
              </table:table-cell>
              <table:table-cell office:value-type="float" office:value="1.36758661270142">
                <text:p>1.36758661270142</text:p>
              </table:table-cell>
              <table:table-cell office:value-type="float" office:value="1.43429970741272">
                <text:p>1.43429970741272</text:p>
              </table:table-cell>
              <table:table-cell office:value-type="float" office:value="1.50101256370544">
                <text:p>1.50101256370544</text:p>
              </table:table-cell>
              <table:table-cell office:value-type="float" office:value="1.56772565841675">
                <text:p>1.56772565841675</text:p>
              </table:table-cell>
              <table:table-cell office:value-type="float" office:value="1.60108208656311">
                <text:p>1.60108208656311</text:p>
              </table:table-cell>
              <table:table-cell office:value-type="float" office:value="1.66779494285584">
                <text:p>1.66779494285584</text:p>
              </table:table-cell>
              <table:table-cell office:value-type="float" office:value="1.7011513710022">
                <text:p>1.7011513710022</text:p>
              </table:table-cell>
              <table:table-cell office:value-type="float" office:value="1.76786351203918">
                <text:p>1.76786351203918</text:p>
              </table:table-cell>
              <table:table-cell office:value-type="float" office:value="1.83457589149475">
                <text:p>1.83457589149475</text:p>
              </table:table-cell>
              <table:table-cell office:value-type="float" office:value="1.90128779411316">
                <text:p>1.90128779411316</text:p>
              </table:table-cell>
              <table:table-cell office:value-type="float" office:value="2.06806755065918">
                <text:p>2.06806755065918</text:p>
              </table:table-cell>
              <table:table-cell office:value-type="float" office:value="2.13477921485901">
                <text:p>2.13477921485901</text:p>
              </table:table-cell>
              <table:table-cell office:value-type="float" office:value="2.16813516616821">
                <text:p>2.16813516616821</text:p>
              </table:table-cell>
              <table:table-cell office:value-type="float" office:value="2.26820254325867">
                <text:p>2.26820254325867</text:p>
              </table:table-cell>
              <table:table-cell office:value-type="float" office:value="2.40162587165833">
                <text:p>2.40162587165833</text:p>
              </table:table-cell>
              <table:table-cell office:value-type="float" office:value="2.6017599105835">
                <text:p>2.6017599105835</text:p>
              </table:table-cell>
              <table:table-cell office:value-type="float" office:value="2.83525252342224">
                <text:p>2.83525252342224</text:p>
              </table:table-cell>
              <table:table-cell office:value-type="float" office:value="2.90196514129639">
                <text:p>2.90196514129639</text:p>
              </table:table-cell>
              <table:table-cell office:value-type="float" office:value="2.93532156944275">
                <text:p>2.93532156944275</text:p>
              </table:table-cell>
              <table:table-cell office:value-type="float" office:value="2.96867775917053">
                <text:p>2.96867775917053</text:p>
              </table:table-cell>
              <table:table-cell office:value-type="float" office:value="3.00203418731689">
                <text:p>3.00203418731689</text:p>
              </table:table-cell>
              <table:table-cell office:value-type="float" office:value="3.06874680519104">
                <text:p>3.06874680519104</text:p>
              </table:table-cell>
              <table:table-cell office:value-type="float" office:value="3.13545966148376">
                <text:p>3.13545966148376</text:p>
              </table:table-cell>
              <table:table-cell office:value-type="float" office:value="3.20217204093933">
                <text:p>3.20217204093933</text:p>
              </table:table-cell>
              <table:table-cell office:value-type="float" office:value="3.23552823066711">
                <text:p>3.23552823066711</text:p>
              </table:table-cell>
              <table:table-cell office:value-type="float" office:value="3.30224084854126">
                <text:p>3.30224084854126</text:p>
              </table:table-cell>
              <table:table-cell office:value-type="float" office:value="3.36895322799683">
                <text:p>3.36895322799683</text:p>
              </table:table-cell>
              <table:table-cell office:value-type="float" office:value="3.43566536903381">
                <text:p>3.43566536903381</text:p>
              </table:table-cell>
              <table:table-cell office:value-type="float" office:value="3.73586940765381">
                <text:p>3.73586940765381</text:p>
              </table:table-cell>
              <table:table-cell office:value-type="float" office:value="3.76922464370728">
                <text:p>3.76922464370728</text:p>
              </table:table-cell>
              <table:table-cell office:value-type="float" office:value="3.90264463424683">
                <text:p>3.90264463424683</text:p>
              </table:table-cell>
              <table:table-cell office:value-type="float" office:value="3.96935439109802">
                <text:p>3.96935439109802</text:p>
              </table:table-cell>
              <table:table-cell office:value-type="float" office:value="4.0360643863678">
                <text:p>4.0360643863678</text:p>
              </table:table-cell>
              <table:table-cell office:value-type="float" office:value="4.10277390480042">
                <text:p>4.10277390480042</text:p>
              </table:table-cell>
              <table:table-cell office:value-type="float" office:value="4.16948342323303">
                <text:p>4.16948342323303</text:p>
              </table:table-cell>
              <table:table-cell office:value-type="float" office:value="4.20283842086792">
                <text:p>4.20283842086792</text:p>
              </table:table-cell>
              <table:table-cell office:value-type="float" office:value="4.23619318008423">
                <text:p>4.23619318008423</text:p>
              </table:table-cell>
              <table:table-cell office:value-type="float" office:value="4.30290269851685">
                <text:p>4.30290269851685</text:p>
              </table:table-cell>
              <table:table-cell office:value-type="float" office:value="4.36961221694946">
                <text:p>4.36961221694946</text:p>
              </table:table-cell>
              <table:table-cell office:value-type="float" office:value="4.4363214969635">
                <text:p>4.4363214969635</text:p>
              </table:table-cell>
              <table:table-cell office:value-type="float" office:value="4.46967601776123">
                <text:p>4.46967601776123</text:p>
              </table:table-cell>
              <table:table-cell office:value-type="float" office:value="4.569739818573">
                <text:p>4.569739818573</text:p>
              </table:table-cell>
              <table:table-cell office:value-type="float" office:value="4.63644886016846">
                <text:p>4.63644886016846</text:p>
              </table:table-cell>
              <table:table-cell office:value-type="float" office:value="4.66980361938477">
                <text:p>4.66980361938477</text:p>
              </table:table-cell>
              <table:table-cell office:value-type="float" office:value="4.7031581401825">
                <text:p>4.7031581401825</text:p>
              </table:table-cell>
              <table:table-cell office:value-type="float" office:value="4.73651337623596">
                <text:p>4.73651337623596</text:p>
              </table:table-cell>
              <table:table-cell office:value-type="float" office:value="4.76986837387085">
                <text:p>4.76986837387085</text:p>
              </table:table-cell>
              <table:table-cell office:value-type="float" office:value="4.80322337150574">
                <text:p>4.80322337150574</text:p>
              </table:table-cell>
              <table:table-cell office:value-type="float" office:value="4.83657836914063">
                <text:p>4.83657836914063</text:p>
              </table:table-cell>
              <table:table-cell office:value-type="float" office:value="4.96999859809876">
                <text:p>4.96999859809876</text:p>
              </table:table-cell>
              <table:table-cell office:value-type="float" office:value="5.00335359573364">
                <text:p>5.00335359573364</text:p>
              </table:table-cell>
              <table:table-cell office:value-type="float" office:value="5.03670859336853">
                <text:p>5.03670859336853</text:p>
              </table:table-cell>
              <table:table-cell office:value-type="float" office:value="5.33690237998962">
                <text:p>5.33690237998962</text:p>
              </table:table-cell>
              <table:table-cell office:value-type="float" office:value="5.37025713920593">
                <text:p>5.37025713920593</text:p>
              </table:table-cell>
              <table:table-cell office:value-type="float" office:value="5.43696665763855">
                <text:p>5.43696665763855</text:p>
              </table:table-cell>
              <table:table-cell office:value-type="float" office:value="5.47032141685486">
                <text:p>5.47032141685486</text:p>
              </table:table-cell>
              <table:table-cell office:value-type="float" office:value="5.50367617607117">
                <text:p>5.50367617607117</text:p>
              </table:table-cell>
              <table:table-cell office:value-type="float" office:value="5.5370306968689">
                <text:p>5.5370306968689</text:p>
              </table:table-cell>
              <table:table-cell office:value-type="float" office:value="5.57038545608521">
                <text:p>5.57038545608521</text:p>
              </table:table-cell>
              <table:table-cell office:value-type="float" office:value="5.63709449768066">
                <text:p>5.63709449768066</text:p>
              </table:table-cell>
              <table:table-cell office:value-type="float" office:value="5.70380353927612">
                <text:p>5.70380353927612</text:p>
              </table:table-cell>
              <table:table-cell office:value-type="float" office:value="5.77051448822022">
                <text:p>5.77051448822022</text:p>
              </table:table-cell>
              <table:table-cell office:value-type="float" office:value="5.90393614768982">
                <text:p>5.90393614768982</text:p>
              </table:table-cell>
              <table:table-cell office:value-type="float" office:value="5.93729162216187">
                <text:p>5.93729162216187</text:p>
              </table:table-cell>
              <table:table-cell office:value-type="float" office:value="5.97064685821533">
                <text:p>5.97064685821533</text:p>
              </table:table-cell>
              <table:table-cell office:value-type="float" office:value="6.03735756874085">
                <text:p>6.03735756874085</text:p>
              </table:table-cell>
              <table:table-cell office:value-type="float" office:value="6.07071280479431">
                <text:p>6.07071280479431</text:p>
              </table:table-cell>
              <table:table-cell office:value-type="float" office:value="6.30419898033142">
                <text:p>6.30419898033142</text:p>
              </table:table-cell>
              <table:table-cell office:value-type="float" office:value="6.33755421638489">
                <text:p>6.33755421638489</text:p>
              </table:table-cell>
              <table:table-cell office:value-type="float" office:value="6.37090921401978">
                <text:p>6.37090921401978</text:p>
              </table:table-cell>
              <table:table-cell office:value-type="float" office:value="6.47097444534302">
                <text:p>6.47097444534302</text:p>
              </table:table-cell>
              <table:table-cell office:value-type="float" office:value="6.53768444061279">
                <text:p>6.53768444061279</text:p>
              </table:table-cell>
              <table:table-cell office:value-type="float" office:value="6.57103943824768">
                <text:p>6.57103943824768</text:p>
              </table:table-cell>
              <table:table-cell office:value-type="float" office:value="6.63774943351746">
                <text:p>6.63774943351746</text:p>
              </table:table-cell>
              <table:table-cell office:value-type="float" office:value="6.67110443115234">
                <text:p>6.67110443115234</text:p>
              </table:table-cell>
              <table:table-cell office:value-type="float" office:value="6.73781847953796">
                <text:p>6.73781847953796</text:p>
              </table:table-cell>
              <table:table-cell office:value-type="float" office:value="6.80453729629517">
                <text:p>6.80453729629517</text:p>
              </table:table-cell>
              <table:table-cell office:value-type="float" office:value="6.83789658546448">
                <text:p>6.83789658546448</text:p>
              </table:table-cell>
              <table:table-cell office:value-type="float" office:value="6.87125587463379">
                <text:p>6.87125587463379</text:p>
              </table:table-cell>
              <table:table-cell office:value-type="float" office:value="6.93797492980957">
                <text:p>6.93797492980957</text:p>
              </table:table-cell>
              <table:table-cell office:value-type="float" office:value="6.97133421897888">
                <text:p>6.97133421897888</text:p>
              </table:table-cell>
              <table:table-cell office:value-type="float" office:value="7.03805351257324">
                <text:p>7.03805351257324</text:p>
              </table:table-cell>
              <table:table-cell office:value-type="float" office:value="7.07141304016113">
                <text:p>7.07141304016113</text:p>
              </table:table-cell>
              <table:table-cell office:value-type="float" office:value="7.13813233375549">
                <text:p>7.13813233375549</text:p>
              </table:table-cell>
              <table:table-cell office:value-type="float" office:value="7.20485162734985">
                <text:p>7.20485162734985</text:p>
              </table:table-cell>
              <table:table-cell office:value-type="float" office:value="7.27157139778137">
                <text:p>7.27157139778137</text:p>
              </table:table-cell>
              <table:table-cell office:value-type="float" office:value="7.37165093421936">
                <text:p>7.37165093421936</text:p>
              </table:table-cell>
              <table:table-cell office:value-type="float" office:value="7.43837070465088">
                <text:p>7.43837070465088</text:p>
              </table:table-cell>
              <table:table-cell office:value-type="float" office:value="7.57181096076965">
                <text:p>7.57181096076965</text:p>
              </table:table-cell>
              <table:table-cell office:value-type="float" office:value="7.67189145088196">
                <text:p>7.67189145088196</text:p>
              </table:table-cell>
              <table:table-cell office:value-type="float" office:value="7.93873882293701">
                <text:p>7.93873882293701</text:p>
              </table:table-cell>
              <table:table-cell office:value-type="float" office:value="8.00544953346252">
                <text:p>8.00544953346252</text:p>
              </table:table-cell>
              <table:table-cell office:value-type="float" office:value="8.10551524162293">
                <text:p>8.10551524162293</text:p>
              </table:table-cell>
              <table:table-cell office:value-type="float" office:value="8.17222547531128">
                <text:p>8.17222547531128</text:p>
              </table:table-cell>
              <table:table-cell office:value-type="float" office:value="8.20558071136475">
                <text:p>8.20558071136475</text:p>
              </table:table-cell>
              <table:table-cell office:value-type="float" office:value="8.2722909450531">
                <text:p>8.2722909450531</text:p>
              </table:table-cell>
              <table:table-cell office:value-type="float" office:value="8.30564594268799">
                <text:p>8.30564594268799</text:p>
              </table:table-cell>
              <table:table-cell office:value-type="float" office:value="8.33900094032288">
                <text:p>8.33900094032288</text:p>
              </table:table-cell>
              <table:table-cell office:value-type="float" office:value="8.37235593795776">
                <text:p>8.37235593795776</text:p>
              </table:table-cell>
              <table:table-cell office:value-type="float" office:value="8.47242093086243">
                <text:p>8.47242093086243</text:p>
              </table:table-cell>
              <table:table-cell office:value-type="float" office:value="8.5391309261322">
                <text:p>8.5391309261322</text:p>
              </table:table-cell>
              <table:table-cell office:value-type="float" office:value="8.6058406829834">
                <text:p>8.6058406829834</text:p>
              </table:table-cell>
              <table:table-cell office:value-type="float" office:value="8.67255067825317">
                <text:p>8.67255067825317</text:p>
              </table:table-cell>
              <table:table-cell office:value-type="float" office:value="8.83933424949646">
                <text:p>8.83933424949646</text:p>
              </table:table-cell>
              <table:table-cell office:value-type="float" office:value="8.87269139289856">
                <text:p>8.87269139289856</text:p>
              </table:table-cell>
              <table:table-cell office:value-type="float" office:value="8.90604901313782">
                <text:p>8.90604901313782</text:p>
              </table:table-cell>
              <table:table-cell office:value-type="float" office:value="8.93940615653992">
                <text:p>8.93940615653992</text:p>
              </table:table-cell>
              <table:table-cell office:value-type="float" office:value="9.07283473014832">
                <text:p>9.07283473014832</text:p>
              </table:table-cell>
              <table:table-cell office:value-type="float" office:value="9.13954949378967">
                <text:p>9.13954949378967</text:p>
              </table:table-cell>
              <table:table-cell office:value-type="float" office:value="9.20626378059387">
                <text:p>9.20626378059387</text:p>
              </table:table-cell>
              <table:table-cell office:value-type="float" office:value="9.27297806739807">
                <text:p>9.27297806739807</text:p>
              </table:table-cell>
              <table:table-cell office:value-type="float" office:value="9.33969259262085">
                <text:p>9.33969259262085</text:p>
              </table:table-cell>
              <table:table-cell office:value-type="float" office:value="9.40640687942505">
                <text:p>9.40640687942505</text:p>
              </table:table-cell>
              <table:table-cell office:value-type="float" office:value="9.50647830963135">
                <text:p>9.50647830963135</text:p>
              </table:table-cell>
              <table:table-cell office:value-type="float" office:value="9.63990688323975">
                <text:p>9.63990688323975</text:p>
              </table:table-cell>
              <table:table-cell office:value-type="float" office:value="9.70662117004395">
                <text:p>9.70662117004395</text:p>
              </table:table-cell>
              <table:table-cell office:value-type="float" office:value="9.77333879470825">
                <text:p>9.77333879470825</text:p>
              </table:table-cell>
              <table:table-cell office:value-type="float" office:value="9.84005641937256">
                <text:p>9.84005641937256</text:p>
              </table:table-cell>
              <table:table-cell office:value-type="float" office:value="9.87341547012329">
                <text:p>9.87341547012329</text:p>
              </table:table-cell>
              <table:table-cell office:value-type="float" office:value="9.90677428245544">
                <text:p>9.90677428245544</text:p>
              </table:table-cell>
              <table:table-cell office:value-type="float" office:value="9.9401330947876">
                <text:p>9.9401330947876</text:p>
              </table:table-cell>
              <table:table-cell office:value-type="float" office:value="10.0068509578705">
                <text:p>10.0068509578705</text:p>
              </table:table-cell>
              <table:table-cell office:value-type="float" office:value="10.2070050239563">
                <text:p>10.2070050239563</text:p>
              </table:table-cell>
              <table:table-cell office:value-type="float" office:value="10.2737228870392">
                <text:p>10.2737228870392</text:p>
              </table:table-cell>
              <table:table-cell office:value-type="float" office:value="10.3070821762085">
                <text:p>10.3070821762085</text:p>
              </table:table-cell>
              <table:table-cell office:value-type="float" office:value="10.5739552974701">
                <text:p>10.5739552974701</text:p>
              </table:table-cell>
              <table:table-cell office:value-type="float" office:value="10.6406738758087">
                <text:p>10.6406738758087</text:p>
              </table:table-cell>
              <table:table-cell office:value-type="float" office:value="10.674033164978">
                <text:p>10.674033164978</text:p>
              </table:table-cell>
              <table:table-cell office:value-type="float" office:value="10.7407488822937">
                <text:p>10.7407488822937</text:p>
              </table:table-cell>
              <table:table-cell office:value-type="float" office:value="10.8074617385864">
                <text:p>10.8074617385864</text:p>
              </table:table-cell>
              <table:table-cell office:value-type="float" office:value="10.8741745948792">
                <text:p>10.8741745948792</text:p>
              </table:table-cell>
              <table:table-cell office:value-type="float" office:value="10.9408874511719">
                <text:p>10.9408874511719</text:p>
              </table:table-cell>
              <table:table-cell office:value-type="float" office:value="11.1076698303223">
                <text:p>11.1076698303223</text:p>
              </table:table-cell>
              <table:table-cell office:value-type="float" office:value="11.174382686615">
                <text:p>11.174382686615</text:p>
              </table:table-cell>
              <table:table-cell office:value-type="float" office:value="11.2410955429077">
                <text:p>11.2410955429077</text:p>
              </table:table-cell>
              <table:table-cell office:value-type="float" office:value="11.4412338733673">
                <text:p>11.4412338733673</text:p>
              </table:table-cell>
              <table:table-cell office:value-type="float" office:value="11.50794672966">
                <text:p>11.50794672966</text:p>
              </table:table-cell>
              <table:table-cell office:value-type="float" office:value="11.6747283935547">
                <text:p>11.6747283935547</text:p>
              </table:table-cell>
              <table:table-cell office:value-type="float" office:value="11.741441488266">
                <text:p>11.741441488266</text:p>
              </table:table-cell>
              <table:table-cell office:value-type="float" office:value="11.8081545829773">
                <text:p>11.8081545829773</text:p>
              </table:table-cell>
              <table:table-cell office:value-type="float" office:value="11.8415112495422">
                <text:p>11.8415112495422</text:p>
              </table:table-cell>
              <table:table-cell office:value-type="float" office:value="11.9082243442535">
                <text:p>11.9082243442535</text:p>
              </table:table-cell>
              <table:table-cell office:value-type="float" office:value="11.9749376773834">
                <text:p>11.9749376773834</text:p>
              </table:table-cell>
              <table:table-cell office:value-type="float" office:value="12.0416507720947">
                <text:p>12.0416507720947</text:p>
              </table:table-cell>
              <table:table-cell office:value-type="float" office:value="12.108363866806">
                <text:p>12.108363866806</text:p>
              </table:table-cell>
              <table:table-cell office:value-type="float" office:value="12.1750767230988">
                <text:p>12.1750767230988</text:p>
              </table:table-cell>
              <table:table-cell office:value-type="float" office:value="12.2084331512451">
                <text:p>12.2084331512451</text:p>
              </table:table-cell>
              <table:table-cell office:value-type="float" office:value="12.2751462459564">
                <text:p>12.2751462459564</text:p>
              </table:table-cell>
              <table:table-cell office:value-type="float" office:value="12.3085026741028">
                <text:p>12.3085026741028</text:p>
              </table:table-cell>
              <table:table-cell office:value-type="float" office:value="12.3418593406677">
                <text:p>12.3418593406677</text:p>
              </table:table-cell>
              <table:table-cell office:value-type="float" office:value="12.3752157688141">
                <text:p>12.3752157688141</text:p>
              </table:table-cell>
              <table:table-cell office:value-type="float" office:value="12.4085721969605">
                <text:p>12.4085721969605</text:p>
              </table:table-cell>
              <table:table-cell office:value-type="float" office:value="12.4419286251068">
                <text:p>12.4419286251068</text:p>
              </table:table-cell>
              <table:table-cell office:value-type="float" office:value="12.5086414813995">
                <text:p>12.5086414813995</text:p>
              </table:table-cell>
              <table:table-cell office:value-type="float" office:value="12.5419979095459">
                <text:p>12.5419979095459</text:p>
              </table:table-cell>
              <table:table-cell office:value-type="float" office:value="12.7754969596863">
                <text:p>12.7754969596863</text:p>
              </table:table-cell>
              <table:table-cell office:value-type="float" office:value="12.8088555335999">
                <text:p>12.8088555335999</text:p>
              </table:table-cell>
              <table:table-cell office:value-type="float" office:value="12.8422141075134">
                <text:p>12.8422141075134</text:p>
              </table:table-cell>
              <table:table-cell office:value-type="float" office:value="12.9089312553406">
                <text:p>12.9089312553406</text:p>
              </table:table-cell>
              <table:table-cell office:value-type="float" office:value="12.9756488800049">
                <text:p>12.9756488800049</text:p>
              </table:table-cell>
              <table:table-cell office:value-type="float" office:value="13.2091600894928">
                <text:p>13.2091600894928</text:p>
              </table:table-cell>
              <table:table-cell office:value-type="float" office:value="13.2758774757385">
                <text:p>13.2758774757385</text:p>
              </table:table-cell>
              <table:table-cell office:value-type="float" office:value="13.3092365264893">
                <text:p>13.3092365264893</text:p>
              </table:table-cell>
              <table:table-cell office:value-type="float" office:value="13.3425953388214">
                <text:p>13.3425953388214</text:p>
              </table:table-cell>
              <table:table-cell office:value-type="float" office:value="13.4093134403229">
                <text:p>13.4093134403229</text:p>
              </table:table-cell>
              <table:table-cell office:value-type="float" office:value="13.4760310649872">
                <text:p>13.4760310649872</text:p>
              </table:table-cell>
              <table:table-cell office:value-type="float" office:value="13.6428265571594">
                <text:p>13.6428265571594</text:p>
              </table:table-cell>
              <table:table-cell office:value-type="float" office:value="13.7095444202423">
                <text:p>13.7095444202423</text:p>
              </table:table-cell>
              <table:table-cell office:value-type="float" office:value="13.8096163272858">
                <text:p>13.8096163272858</text:p>
              </table:table-cell>
              <table:table-cell office:value-type="float" office:value="14.0097601413727">
                <text:p>14.0097601413727</text:p>
              </table:table-cell>
              <table:table-cell office:value-type="float" office:value="14.0764746665955">
                <text:p>14.0764746665955</text:p>
              </table:table-cell>
              <table:table-cell office:value-type="float" office:value="14.1098318099976">
                <text:p>14.1098318099976</text:p>
              </table:table-cell>
              <table:table-cell office:value-type="float" office:value="14.2099039554596">
                <text:p>14.2099039554596</text:p>
              </table:table-cell>
              <table:table-cell office:value-type="float" office:value="14.2432613372803">
                <text:p>14.2432613372803</text:p>
              </table:table-cell>
              <table:table-cell office:value-type="float" office:value="14.3099758625031">
                <text:p>14.3099758625031</text:p>
              </table:table-cell>
              <table:table-cell office:value-type="float" office:value="14.3433330059052">
                <text:p>14.3433330059052</text:p>
              </table:table-cell>
              <table:table-cell office:value-type="float" office:value="14.3766906261444">
                <text:p>14.3766906261444</text:p>
              </table:table-cell>
              <table:table-cell office:value-type="float" office:value="14.4100480079651">
                <text:p>14.4100480079651</text:p>
              </table:table-cell>
              <table:table-cell office:value-type="float" office:value="14.4767625331879">
                <text:p>14.4767625331879</text:p>
              </table:table-cell>
              <table:table-cell office:value-type="float" office:value="14.5101199150085">
                <text:p>14.5101199150085</text:p>
              </table:table-cell>
              <table:table-cell office:value-type="float" office:value="14.5434770584106">
                <text:p>14.5434770584106</text:p>
              </table:table-cell>
              <table:table-cell office:value-type="float" office:value="14.5768346786499">
                <text:p>14.5768346786499</text:p>
              </table:table-cell>
              <table:table-cell office:value-type="float" office:value="14.6101920604706">
                <text:p>14.6101920604706</text:p>
              </table:table-cell>
              <table:table-cell office:value-type="float" office:value="14.6769065856934">
                <text:p>14.6769065856934</text:p>
              </table:table-cell>
              <table:table-cell office:value-type="float" office:value="14.7436215877533">
                <text:p>14.7436215877533</text:p>
              </table:table-cell>
              <table:table-cell office:value-type="float" office:value="14.8770520687103">
                <text:p>14.8770520687103</text:p>
              </table:table-cell>
              <table:table-cell office:value-type="float" office:value="14.9437670707703">
                <text:p>14.9437670707703</text:p>
              </table:table-cell>
              <table:table-cell office:value-type="float" office:value="15.0104825496674">
                <text:p>15.0104825496674</text:p>
              </table:table-cell>
              <table:table-cell office:value-type="float" office:value="15.0438401699066">
                <text:p>15.0438401699066</text:p>
              </table:table-cell>
              <table:table-cell office:value-type="float" office:value="15.0771977901459">
                <text:p>15.0771977901459</text:p>
              </table:table-cell>
              <table:table-cell office:value-type="float" office:value="15.1105554103851">
                <text:p>15.1105554103851</text:p>
              </table:table-cell>
              <table:table-cell office:value-type="float" office:value="15.143913269043">
                <text:p>15.143913269043</text:p>
              </table:table-cell>
              <table:table-cell office:value-type="float" office:value="15.3107016086578">
                <text:p>15.3107016086578</text:p>
              </table:table-cell>
              <table:table-cell office:value-type="float" office:value="15.3440592288971">
                <text:p>15.3440592288971</text:p>
              </table:table-cell>
              <table:table-cell office:value-type="float" office:value="15.4107744693756">
                <text:p>15.4107744693756</text:p>
              </table:table-cell>
              <table:table-cell office:value-type="float" office:value="15.4441323280334">
                <text:p>15.4441323280334</text:p>
              </table:table-cell>
              <table:table-cell office:value-type="float" office:value="15.6776366233826">
                <text:p>15.6776366233826</text:p>
              </table:table-cell>
              <table:table-cell office:value-type="float" office:value="15.7443511486053">
                <text:p>15.7443511486053</text:p>
              </table:table-cell>
              <table:table-cell office:value-type="float" office:value="15.8110647201538">
                <text:p>15.8110647201538</text:p>
              </table:table-cell>
              <table:table-cell office:value-type="float" office:value="15.8777787685394">
                <text:p>15.8777787685394</text:p>
              </table:table-cell>
              <table:table-cell office:value-type="float" office:value="15.9444923400879">
                <text:p>15.9444923400879</text:p>
              </table:table-cell>
              <table:table-cell office:value-type="float" office:value="15.9778490066528">
                <text:p>15.9778490066528</text:p>
              </table:table-cell>
              <table:table-cell office:value-type="float" office:value="16.0112059116364">
                <text:p>16.0112059116364</text:p>
              </table:table-cell>
              <table:table-cell office:value-type="float" office:value="16.0445625782013">
                <text:p>16.0445625782013</text:p>
              </table:table-cell>
              <table:table-cell office:value-type="float" office:value="16.0779194831848">
                <text:p>16.0779194831848</text:p>
              </table:table-cell>
              <table:table-cell office:value-type="float" office:value="16.1112761497498">
                <text:p>16.1112761497498</text:p>
              </table:table-cell>
              <table:table-cell office:value-type="float" office:value="16.2447032928467">
                <text:p>16.2447032928467</text:p>
              </table:table-cell>
              <table:table-cell office:value-type="float" office:value="16.3114168643951">
                <text:p>16.3114168643951</text:p>
              </table:table-cell>
              <table:table-cell office:value-type="float" office:value="16.378130197525">
                <text:p>16.378130197525</text:p>
              </table:table-cell>
              <table:table-cell office:value-type="float" office:value="16.6116273403168">
                <text:p>16.6116273403168</text:p>
              </table:table-cell>
              <table:table-cell office:value-type="float" office:value="16.6783406734467">
                <text:p>16.6783406734467</text:p>
              </table:table-cell>
              <table:table-cell office:value-type="float" office:value="16.8117709159851">
                <text:p>16.8117709159851</text:p>
              </table:table-cell>
              <table:table-cell office:value-type="float" office:value="16.8784863948822">
                <text:p>16.8784863948822</text:p>
              </table:table-cell>
              <table:table-cell office:value-type="float" office:value="16.9785599708557">
                <text:p>16.9785599708557</text:p>
              </table:table-cell>
              <table:table-cell office:value-type="float" office:value="17.0119178295136">
                <text:p>17.0119178295136</text:p>
              </table:table-cell>
              <table:table-cell office:value-type="float" office:value="17.0786333084106">
                <text:p>17.0786333084106</text:p>
              </table:table-cell>
              <table:table-cell office:value-type="float" office:value="17.1787071228027">
                <text:p>17.1787071228027</text:p>
              </table:table-cell>
              <table:table-cell office:value-type="float" office:value="17.2454228401184">
                <text:p>17.2454228401184</text:p>
              </table:table-cell>
              <table:table-cell office:value-type="float" office:value="17.5122861862183">
                <text:p>17.5122861862183</text:p>
              </table:table-cell>
              <table:table-cell office:value-type="float" office:value="17.5790021419525">
                <text:p>17.5790021419525</text:p>
              </table:table-cell>
              <table:table-cell office:value-type="float" office:value="17.6457180976868">
                <text:p>17.6457180976868</text:p>
              </table:table-cell>
              <table:table-cell office:value-type="float" office:value="17.7124338150024">
                <text:p>17.7124338150024</text:p>
              </table:table-cell>
              <table:table-cell office:value-type="float" office:value="17.7791488170624">
                <text:p>17.7791488170624</text:p>
              </table:table-cell>
              <table:table-cell office:value-type="float" office:value="17.8458638191223">
                <text:p>17.8458638191223</text:p>
              </table:table-cell>
              <table:table-cell office:value-type="float" office:value="17.9792935848236">
                <text:p>17.9792935848236</text:p>
              </table:table-cell>
              <table:table-cell office:value-type="float" office:value="18.0460085868835">
                <text:p>18.0460085868835</text:p>
              </table:table-cell>
              <table:table-cell office:value-type="float" office:value="18.2795107364655">
                <text:p>18.2795107364655</text:p>
              </table:table-cell>
              <table:table-cell office:value-type="float" office:value="18.346225976944">
                <text:p>18.346225976944</text:p>
              </table:table-cell>
              <table:table-cell office:value-type="float" office:value="18.4129407405853">
                <text:p>18.4129407405853</text:p>
              </table:table-cell>
              <table:table-cell office:value-type="float" office:value="18.4462983608246">
                <text:p>18.4462983608246</text:p>
              </table:table-cell>
              <table:table-cell office:value-type="float" office:value="18.5130133628845">
                <text:p>18.5130133628845</text:p>
              </table:table-cell>
              <table:table-cell office:value-type="float" office:value="18.5797283649445">
                <text:p>18.5797283649445</text:p>
              </table:table-cell>
              <table:table-cell office:value-type="float" office:value="18.6464433670044">
                <text:p>18.6464433670044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333755493">
                <text:p>18.8132333755493</text:p>
              </table:table-cell>
              <table:table-cell office:value-type="float" office:value="18.8799500465393">
                <text:p>18.8799500465393</text:p>
              </table:table-cell>
              <table:table-cell office:value-type="float" office:value="18.9466669559479">
                <text:p>18.9466669559479</text:p>
              </table:table-cell>
              <table:table-cell office:value-type="float" office:value="19.0133836269379">
                <text:p>19.0133836269379</text:p>
              </table:table-cell>
              <table:table-cell office:value-type="float" office:value="19.0801005363464">
                <text:p>19.0801005363464</text:p>
              </table:table-cell>
              <table:table-cell office:value-type="float" office:value="19.1134588718414">
                <text:p>19.1134588718414</text:p>
              </table:table-cell>
              <table:table-cell office:value-type="float" office:value="19.1468172073364">
                <text:p>19.1468172073364</text:p>
              </table:table-cell>
              <table:table-cell office:value-type="float" office:value="19.2135343551636">
                <text:p>19.2135343551636</text:p>
              </table:table-cell>
              <table:table-cell office:value-type="float" office:value="19.2802510261536">
                <text:p>19.2802510261536</text:p>
              </table:table-cell>
              <table:table-cell office:value-type="float" office:value="19.3469681739807">
                <text:p>19.3469681739807</text:p>
              </table:table-cell>
              <table:table-cell office:value-type="float" office:value="19.4136848449707">
                <text:p>19.4136848449707</text:p>
              </table:table-cell>
              <table:table-cell office:value-type="float" office:value="19.4804019927979">
                <text:p>19.4804019927979</text:p>
              </table:table-cell>
              <table:table-cell office:value-type="float" office:value="19.547119140625">
                <text:p>19.547119140625</text:p>
              </table:table-cell>
              <table:table-cell office:value-type="float" office:value="19.6138362884521">
                <text:p>19.6138362884521</text:p>
              </table:table-cell>
              <table:table-cell office:value-type="float" office:value="19.6805531978607">
                <text:p>19.6805531978607</text:p>
              </table:table-cell>
              <table:table-cell office:value-type="float" office:value="19.747270822525">
                <text:p>19.747270822525</text:p>
              </table:table-cell>
              <table:table-cell office:value-type="float" office:value="19.7806296348572">
                <text:p>19.7806296348572</text:p>
              </table:table-cell>
              <table:table-cell office:value-type="float" office:value="19.8139889240265">
                <text:p>19.8139889240265</text:p>
              </table:table-cell>
              <table:table-cell office:value-type="float" office:value="19.8473477363586">
                <text:p>19.8473477363586</text:p>
              </table:table-cell>
              <table:table-cell office:value-type="float" office:value="19.9140658378601">
                <text:p>19.9140658378601</text:p>
              </table:table-cell>
              <table:table-cell office:value-type="float" office:value="19.9474246501923">
                <text:p>19.9474246501923</text:p>
              </table:table-cell>
              <table:table-cell office:value-type="float" office:value="19.980783700943">
                <text:p>19.980783700943</text:p>
              </table:table-cell>
              <table:table-cell office:value-type="float" office:value="20.0475018024445">
                <text:p>20.0475018024445</text:p>
              </table:table-cell>
              <table:table-cell office:value-type="float" office:value="20.0808606147766">
                <text:p>20.0808606147766</text:p>
              </table:table-cell>
              <table:table-cell office:value-type="float" office:value="20.1475789546967">
                <text:p>20.1475789546967</text:p>
              </table:table-cell>
              <table:table-cell office:value-type="float" office:value="20.2142970561981">
                <text:p>20.2142970561981</text:p>
              </table:table-cell>
              <table:table-cell office:value-type="float" office:value="20.2476561069489">
                <text:p>20.2476561069489</text:p>
              </table:table-cell>
              <table:table-cell office:value-type="float" office:value="20.281014919281">
                <text:p>20.281014919281</text:p>
              </table:table-cell>
              <table:table-cell office:value-type="float" office:value="20.3143742084503">
                <text:p>20.3143742084503</text:p>
              </table:table-cell>
              <table:table-cell office:value-type="float" office:value="20.3810923099518">
                <text:p>20.3810923099518</text:p>
              </table:table-cell>
              <table:table-cell office:value-type="float" office:value="20.4478106498718">
                <text:p>20.4478106498718</text:p>
              </table:table-cell>
              <table:table-cell office:value-type="float" office:value="20.5145289897919">
                <text:p>20.5145289897919</text:p>
              </table:table-cell>
              <table:table-cell office:value-type="float" office:value="20.5478880405426">
                <text:p>20.5478880405426</text:p>
              </table:table-cell>
              <table:table-cell office:value-type="float" office:value="20.5812470912933">
                <text:p>20.5812470912933</text:p>
              </table:table-cell>
              <table:table-cell office:value-type="float" office:value="20.6479654312134">
                <text:p>20.6479654312134</text:p>
              </table:table-cell>
              <table:table-cell office:value-type="float" office:value="20.7146837711334">
                <text:p>20.7146837711334</text:p>
              </table:table-cell>
              <table:table-cell office:value-type="float" office:value="20.7480401992798">
                <text:p>20.7480401992798</text:p>
              </table:table-cell>
              <table:table-cell office:value-type="float" office:value="20.7813963890076">
                <text:p>20.7813963890076</text:p>
              </table:table-cell>
              <table:table-cell office:value-type="float" office:value="20.8147528171539">
                <text:p>20.8147528171539</text:p>
              </table:table-cell>
              <table:table-cell office:value-type="float" office:value="20.8481090068817">
                <text:p>20.8481090068817</text:p>
              </table:table-cell>
              <table:table-cell office:value-type="float" office:value="20.8814654350281">
                <text:p>20.8814654350281</text:p>
              </table:table-cell>
              <table:table-cell office:value-type="float" office:value="20.9148216247559">
                <text:p>20.9148216247559</text:p>
              </table:table-cell>
              <table:table-cell office:value-type="float" office:value="20.9481780529022">
                <text:p>20.9481780529022</text:p>
              </table:table-cell>
              <table:table-cell office:value-type="float" office:value="20.98153424263">
                <text:p>20.98153424263</text:p>
              </table:table-cell>
              <table:table-cell office:value-type="float" office:value="21.0148906707764">
                <text:p>21.0148906707764</text:p>
              </table:table-cell>
              <table:table-cell office:value-type="float" office:value="21.0482468605041">
                <text:p>21.0482468605041</text:p>
              </table:table-cell>
              <table:table-cell office:value-type="float" office:value="21.1149594783783">
                <text:p>21.1149594783783</text:p>
              </table:table-cell>
              <table:table-cell office:value-type="float" office:value="21.1816718578339">
                <text:p>21.1816718578339</text:p>
              </table:table-cell>
              <table:table-cell office:value-type="float" office:value="21.248384475708">
                <text:p>21.248384475708</text:p>
              </table:table-cell>
              <table:table-cell office:value-type="float" office:value="21.3150970935822">
                <text:p>21.3150970935822</text:p>
              </table:table-cell>
              <table:table-cell office:value-type="float" office:value="21.3484532833099">
                <text:p>21.3484532833099</text:p>
              </table:table-cell>
              <table:table-cell office:value-type="float" office:value="21.3818094730377">
                <text:p>21.3818094730377</text:p>
              </table:table-cell>
              <table:table-cell office:value-type="float" office:value="21.4151656627655">
                <text:p>21.4151656627655</text:p>
              </table:table-cell>
              <table:table-cell office:value-type="float" office:value="21.4818780422211">
                <text:p>21.4818780422211</text:p>
              </table:table-cell>
              <table:table-cell office:value-type="float" office:value="21.5485901832581">
                <text:p>21.5485901832581</text:p>
              </table:table-cell>
              <table:table-cell office:value-type="float" office:value="21.5819463729858">
                <text:p>21.5819463729858</text:p>
              </table:table-cell>
              <table:table-cell office:value-type="float" office:value="21.6153025627136">
                <text:p>21.6153025627136</text:p>
              </table:table-cell>
              <table:table-cell office:value-type="float" office:value="21.6486587524414">
                <text:p>21.6486587524414</text:p>
              </table:table-cell>
              <table:table-cell office:value-type="float" office:value="21.7153708934784">
                <text:p>21.7153708934784</text:p>
              </table:table-cell>
              <table:table-cell office:value-type="float" office:value="21.7820858955383">
                <text:p>21.7820858955383</text:p>
              </table:table-cell>
              <table:table-cell office:value-type="float" office:value="21.8154430389404">
                <text:p>21.8154430389404</text:p>
              </table:table-cell>
              <table:table-cell office:value-type="float" office:value="21.8821578025818">
                <text:p>21.8821578025818</text:p>
              </table:table-cell>
              <table:table-cell office:value-type="float" office:value="21.9488723278046">
                <text:p>21.9488723278046</text:p>
              </table:table-cell>
              <table:table-cell office:value-type="float" office:value="22.0155870914459">
                <text:p>22.0155870914459</text:p>
              </table:table-cell>
              <table:table-cell office:value-type="float" office:value="22.0823016166687">
                <text:p>22.0823016166687</text:p>
              </table:table-cell>
              <table:table-cell office:value-type="float" office:value="22.1490163803101">
                <text:p>22.1490163803101</text:p>
              </table:table-cell>
              <table:table-cell office:value-type="float" office:value="22.2157311439514">
                <text:p>22.2157311439514</text:p>
              </table:table-cell>
              <table:table-cell office:value-type="float" office:value="22.2824456691742">
                <text:p>22.2824456691742</text:p>
              </table:table-cell>
              <table:table-cell office:value-type="float" office:value="22.3491604328156">
                <text:p>22.3491604328156</text:p>
              </table:table-cell>
              <table:table-cell office:value-type="float" office:value="22.4158751964569">
                <text:p>22.4158751964569</text:p>
              </table:table-cell>
              <table:table-cell office:value-type="float" office:value="22.4825897216797">
                <text:p>22.4825897216797</text:p>
              </table:table-cell>
              <table:table-cell office:value-type="float" office:value="22.5159471035004">
                <text:p>22.5159471035004</text:p>
              </table:table-cell>
              <table:table-cell office:value-type="float" office:value="22.5826616287231">
                <text:p>22.5826616287231</text:p>
              </table:table-cell>
              <table:table-cell office:value-type="float" office:value="22.6493763923645">
                <text:p>22.6493763923645</text:p>
              </table:table-cell>
              <table:table-cell office:value-type="float" office:value="22.7160909175873">
                <text:p>22.7160909175873</text:p>
              </table:table-cell>
              <table:table-cell office:value-type="float" office:value="22.7494485378265">
                <text:p>22.7494485378265</text:p>
              </table:table-cell>
              <table:table-cell office:value-type="float" office:value="22.7828059196472">
                <text:p>22.7828059196472</text:p>
              </table:table-cell>
              <table:table-cell office:value-type="float" office:value="22.8161635398865">
                <text:p>22.8161635398865</text:p>
              </table:table-cell>
              <table:table-cell office:value-type="float" office:value="22.8495209217072">
                <text:p>22.8495209217072</text:p>
              </table:table-cell>
              <table:table-cell office:value-type="float" office:value="22.8828783035278">
                <text:p>22.8828783035278</text:p>
              </table:table-cell>
              <table:table-cell office:value-type="float" office:value="22.9162356853485">
                <text:p>22.9162356853485</text:p>
              </table:table-cell>
              <table:table-cell office:value-type="float" office:value="22.9495930671692">
                <text:p>22.9495930671692</text:p>
              </table:table-cell>
            </table:table-row>
            <table:table-row>
              <table:table-cell office:value-type="string">
                <text:p>y_disp-axis</text:p>
                <draw:g>
                  <svg:desc>tfoot5.A6:tfoot5.A6</svg:desc>
                </draw:g>
              </table:table-cell>
              <table:table-cell office:value-type="float" office:value="0.297548932563987">
                <text:p>0.297548932563987</text:p>
                <draw:g>
                  <svg:desc>tfoot5.B6:tfoot5.MB6</svg:desc>
                </draw:g>
              </table:table-cell>
              <table:table-cell office:value-type="float" office:value="0.297554593640245">
                <text:p>0.297554593640245</text:p>
              </table:table-cell>
              <table:table-cell office:value-type="float" office:value="0.297544153881453">
                <text:p>0.297544153881453</text:p>
              </table:table-cell>
              <table:table-cell office:value-type="float" office:value="0.297550431279305">
                <text:p>0.297550431279305</text:p>
              </table:table-cell>
              <table:table-cell office:value-type="float" office:value="0.297539183989247">
                <text:p>0.297539183989247</text:p>
              </table:table-cell>
              <table:table-cell office:value-type="float" office:value="0.29753984527477">
                <text:p>0.29753984527477</text:p>
              </table:table-cell>
              <table:table-cell office:value-type="float" office:value="0.297553783835016">
                <text:p>0.297553783835016</text:p>
              </table:table-cell>
              <table:table-cell office:value-type="float" office:value="0.297544571392334">
                <text:p>0.297544571392334</text:p>
              </table:table-cell>
              <table:table-cell office:value-type="float" office:value="0.297541664472117">
                <text:p>0.297541664472117</text:p>
              </table:table-cell>
              <table:table-cell office:value-type="float" office:value="0.297546264055188">
                <text:p>0.297546264055188</text:p>
              </table:table-cell>
              <table:table-cell office:value-type="float" office:value="0.297527984196051">
                <text:p>0.297527984196051</text:p>
              </table:table-cell>
              <table:table-cell office:value-type="float" office:value="0.297549769834372">
                <text:p>0.297549769834372</text:p>
              </table:table-cell>
              <table:table-cell office:value-type="float" office:value="0.297564333161004">
                <text:p>0.297564333161004</text:p>
              </table:table-cell>
              <table:table-cell office:value-type="float" office:value="0.297546468214345">
                <text:p>0.297546468214345</text:p>
              </table:table-cell>
              <table:table-cell office:value-type="float" office:value="0.297555017676386">
                <text:p>0.297555017676386</text:p>
              </table:table-cell>
              <table:table-cell office:value-type="float" office:value="0.297540586803457">
                <text:p>0.297540586803457</text:p>
              </table:table-cell>
              <table:table-cell office:value-type="float" office:value="0.297534037495543">
                <text:p>0.297534037495543</text:p>
              </table:table-cell>
              <table:table-cell office:value-type="float" office:value="0.297527234435182">
                <text:p>0.297527234435182</text:p>
              </table:table-cell>
              <table:table-cell office:value-type="float" office:value="0.297503264559946">
                <text:p>0.297503264559946</text:p>
              </table:table-cell>
              <table:table-cell office:value-type="float" office:value="0.297518943378287">
                <text:p>0.297518943378287</text:p>
              </table:table-cell>
              <table:table-cell office:value-type="float" office:value="0.297510979460619">
                <text:p>0.297510979460619</text:p>
              </table:table-cell>
              <table:table-cell office:value-type="float" office:value="0.297045753359411">
                <text:p>0.297045753359411</text:p>
              </table:table-cell>
              <table:table-cell office:value-type="float" office:value="0.297095726118111">
                <text:p>0.297095726118111</text:p>
              </table:table-cell>
              <table:table-cell office:value-type="float" office:value="0.296697403773396">
                <text:p>0.296697403773396</text:p>
              </table:table-cell>
              <table:table-cell office:value-type="float" office:value="0.296854503609968">
                <text:p>0.296854503609968</text:p>
              </table:table-cell>
              <table:table-cell office:value-type="float" office:value="0.297468777545833">
                <text:p>0.297468777545833</text:p>
              </table:table-cell>
              <table:table-cell office:value-type="float" office:value="0.297411496037492">
                <text:p>0.297411496037492</text:p>
              </table:table-cell>
              <table:table-cell office:value-type="float" office:value="0.297895235350576">
                <text:p>0.297895235350576</text:p>
              </table:table-cell>
              <table:table-cell office:value-type="float" office:value="0.296971753466516">
                <text:p>0.296971753466516</text:p>
              </table:table-cell>
              <table:table-cell office:value-type="float" office:value="0.296947123944783">
                <text:p>0.296947123944783</text:p>
              </table:table-cell>
              <table:table-cell office:value-type="float" office:value="0.295881616126656">
                <text:p>0.295881616126656</text:p>
              </table:table-cell>
              <table:table-cell office:value-type="float" office:value="0.303779868187096">
                <text:p>0.303779868187096</text:p>
              </table:table-cell>
              <table:table-cell office:value-type="float" office:value="0.315350889674428">
                <text:p>0.315350889674428</text:p>
              </table:table-cell>
              <table:table-cell office:value-type="float" office:value="0.32166835009815">
                <text:p>0.32166835009815</text:p>
              </table:table-cell>
              <table:table-cell office:value-type="float" office:value="0.331210069721907">
                <text:p>0.331210069721907</text:p>
              </table:table-cell>
              <table:table-cell office:value-type="float" office:value="0.331618176212257">
                <text:p>0.331618176212257</text:p>
              </table:table-cell>
              <table:table-cell office:value-type="float" office:value="0.32387912241258">
                <text:p>0.32387912241258</text:p>
              </table:table-cell>
              <table:table-cell office:value-type="float" office:value="0.300131671472289">
                <text:p>0.300131671472289</text:p>
              </table:table-cell>
              <table:table-cell office:value-type="float" office:value="0.300269089325572">
                <text:p>0.300269089325572</text:p>
              </table:table-cell>
              <table:table-cell office:value-type="float" office:value="0.298640550160812">
                <text:p>0.298640550160812</text:p>
              </table:table-cell>
              <table:table-cell office:value-type="float" office:value="0.295743118527493">
                <text:p>0.295743118527493</text:p>
              </table:table-cell>
              <table:table-cell office:value-type="float" office:value="0.291925033320447">
                <text:p>0.291925033320447</text:p>
              </table:table-cell>
              <table:table-cell office:value-type="float" office:value="0.289072274792504">
                <text:p>0.289072274792504</text:p>
              </table:table-cell>
              <table:table-cell office:value-type="float" office:value="0.285941722701125">
                <text:p>0.285941722701125</text:p>
              </table:table-cell>
              <table:table-cell office:value-type="float" office:value="0.281825986372803">
                <text:p>0.281825986372803</text:p>
              </table:table-cell>
              <table:table-cell office:value-type="float" office:value="0.280153010721148">
                <text:p>0.280153010721148</text:p>
              </table:table-cell>
              <table:table-cell office:value-type="float" office:value="0.279172094339761">
                <text:p>0.279172094339761</text:p>
              </table:table-cell>
              <table:table-cell office:value-type="float" office:value="0.279680039808065">
                <text:p>0.279680039808065</text:p>
              </table:table-cell>
              <table:table-cell office:value-type="float" office:value="0.294795032067118">
                <text:p>0.294795032067118</text:p>
              </table:table-cell>
              <table:table-cell office:value-type="float" office:value="0.303044632285819">
                <text:p>0.303044632285819</text:p>
              </table:table-cell>
              <table:table-cell office:value-type="float" office:value="0.31038960421068">
                <text:p>0.31038960421068</text:p>
              </table:table-cell>
              <table:table-cell office:value-type="float" office:value="0.262543601126417">
                <text:p>0.262543601126417</text:p>
              </table:table-cell>
              <table:table-cell office:value-type="float" office:value="0.263370379223235">
                <text:p>0.263370379223235</text:p>
              </table:table-cell>
              <table:table-cell office:value-type="float" office:value="0.293931770214178">
                <text:p>0.293931770214178</text:p>
              </table:table-cell>
              <table:table-cell office:value-type="float" office:value="0.301908755971475">
                <text:p>0.301908755971475</text:p>
              </table:table-cell>
              <table:table-cell office:value-type="float" office:value="0.299350982603533">
                <text:p>0.299350982603533</text:p>
              </table:table-cell>
              <table:table-cell office:value-type="float" office:value="0.296721015873802">
                <text:p>0.296721015873802</text:p>
              </table:table-cell>
              <table:table-cell office:value-type="float" office:value="0.295536592819503">
                <text:p>0.295536592819503</text:p>
              </table:table-cell>
              <table:table-cell office:value-type="float" office:value="0.292597484389083">
                <text:p>0.292597484389083</text:p>
              </table:table-cell>
              <table:table-cell office:value-type="float" office:value="0.29011941477249">
                <text:p>0.29011941477249</text:p>
              </table:table-cell>
              <table:table-cell office:value-type="float" office:value="0.29090862973744">
                <text:p>0.29090862973744</text:p>
              </table:table-cell>
              <table:table-cell office:value-type="float" office:value="0.291462640503243">
                <text:p>0.291462640503243</text:p>
              </table:table-cell>
              <table:table-cell office:value-type="float" office:value="0.299626720817222">
                <text:p>0.299626720817222</text:p>
              </table:table-cell>
              <table:table-cell office:value-type="float" office:value="0.303254607262337">
                <text:p>0.303254607262337</text:p>
              </table:table-cell>
              <table:table-cell office:value-type="float" office:value="0.307305690998383">
                <text:p>0.307305690998383</text:p>
              </table:table-cell>
              <table:table-cell office:value-type="float" office:value="0.312843477406905">
                <text:p>0.312843477406905</text:p>
              </table:table-cell>
              <table:table-cell office:value-type="float" office:value="0.318541516468926">
                <text:p>0.318541516468926</text:p>
              </table:table-cell>
              <table:table-cell office:value-type="float" office:value="0.322393364631048">
                <text:p>0.322393364631048</text:p>
              </table:table-cell>
              <table:table-cell office:value-type="float" office:value="0.324059051671152">
                <text:p>0.324059051671152</text:p>
              </table:table-cell>
              <table:table-cell office:value-type="float" office:value="0.324710264923329">
                <text:p>0.324710264923329</text:p>
              </table:table-cell>
              <table:table-cell office:value-type="float" office:value="0.324101331785251">
                <text:p>0.324101331785251</text:p>
              </table:table-cell>
              <table:table-cell office:value-type="float" office:value="0.321856393154755">
                <text:p>0.321856393154755</text:p>
              </table:table-cell>
              <table:table-cell office:value-type="float" office:value="0.307502920890927">
                <text:p>0.307502920890927</text:p>
              </table:table-cell>
              <table:table-cell office:value-type="float" office:value="0.30492862405626">
                <text:p>0.30492862405626</text:p>
              </table:table-cell>
              <table:table-cell office:value-type="float" office:value="0.299746152775314">
                <text:p>0.299746152775314</text:p>
              </table:table-cell>
              <table:table-cell office:value-type="float" office:value="0.298868356055092">
                <text:p>0.298868356055092</text:p>
              </table:table-cell>
              <table:table-cell office:value-type="float" office:value="0.298429662854509">
                <text:p>0.298429662854509</text:p>
              </table:table-cell>
              <table:table-cell office:value-type="float" office:value="0.298827680384901">
                <text:p>0.298827680384901</text:p>
              </table:table-cell>
              <table:table-cell office:value-type="float" office:value="0.297672903964804">
                <text:p>0.297672903964804</text:p>
              </table:table-cell>
              <table:table-cell office:value-type="float" office:value="0.296798899440833">
                <text:p>0.296798899440833</text:p>
              </table:table-cell>
              <table:table-cell office:value-type="float" office:value="0.295929013481277">
                <text:p>0.295929013481277</text:p>
              </table:table-cell>
              <table:table-cell office:value-type="float" office:value="0.293992385997352">
                <text:p>0.293992385997352</text:p>
              </table:table-cell>
              <table:table-cell office:value-type="float" office:value="0.290407912367147">
                <text:p>0.290407912367147</text:p>
              </table:table-cell>
              <table:table-cell office:value-type="float" office:value="0.2882739266655">
                <text:p>0.2882739266655</text:p>
              </table:table-cell>
              <table:table-cell office:value-type="float" office:value="0.288199203650054">
                <text:p>0.288199203650054</text:p>
              </table:table-cell>
              <table:table-cell office:value-type="float" office:value="0.312985455157208">
                <text:p>0.312985455157208</text:p>
              </table:table-cell>
              <table:table-cell office:value-type="float" office:value="0.318145498247721">
                <text:p>0.318145498247721</text:p>
              </table:table-cell>
              <table:table-cell office:value-type="float" office:value="0.322512694895665">
                <text:p>0.322512694895665</text:p>
              </table:table-cell>
              <table:table-cell office:value-type="float" office:value="0.328445028223373">
                <text:p>0.328445028223373</text:p>
              </table:table-cell>
              <table:table-cell office:value-type="float" office:value="0.328130277548904">
                <text:p>0.328130277548904</text:p>
              </table:table-cell>
              <table:table-cell office:value-type="float" office:value="0.275086351744973">
                <text:p>0.275086351744973</text:p>
              </table:table-cell>
              <table:table-cell office:value-type="float" office:value="0.27544793787047">
                <text:p>0.27544793787047</text:p>
              </table:table-cell>
              <table:table-cell office:value-type="float" office:value="0.275706317430268">
                <text:p>0.275706317430268</text:p>
              </table:table-cell>
              <table:table-cell office:value-type="float" office:value="0.295546814398675">
                <text:p>0.295546814398675</text:p>
              </table:table-cell>
              <table:table-cell office:value-type="float" office:value="0.302024415277895">
                <text:p>0.302024415277895</text:p>
              </table:table-cell>
              <table:table-cell office:value-type="float" office:value="0.302036630555411">
                <text:p>0.302036630555411</text:p>
              </table:table-cell>
              <table:table-cell office:value-type="float" office:value="0.299836585140712">
                <text:p>0.299836585140712</text:p>
              </table:table-cell>
              <table:table-cell office:value-type="float" office:value="0.298996798664659">
                <text:p>0.298996798664659</text:p>
              </table:table-cell>
              <table:table-cell office:value-type="float" office:value="0.298495185765971">
                <text:p>0.298495185765971</text:p>
              </table:table-cell>
              <table:table-cell office:value-type="float" office:value="0.297487380015566">
                <text:p>0.297487380015566</text:p>
              </table:table-cell>
              <table:table-cell office:value-type="float" office:value="0.296170372931959">
                <text:p>0.296170372931959</text:p>
              </table:table-cell>
              <table:table-cell office:value-type="float" office:value="0.295043698672179">
                <text:p>0.295043698672179</text:p>
              </table:table-cell>
              <table:table-cell office:value-type="float" office:value="0.293980201888783">
                <text:p>0.293980201888783</text:p>
              </table:table-cell>
              <table:table-cell office:value-type="float" office:value="0.29865139104039">
                <text:p>0.29865139104039</text:p>
              </table:table-cell>
              <table:table-cell office:value-type="float" office:value="0.31140521818638">
                <text:p>0.31140521818638</text:p>
              </table:table-cell>
              <table:table-cell office:value-type="float" office:value="0.314442034502211">
                <text:p>0.314442034502211</text:p>
              </table:table-cell>
              <table:table-cell office:value-type="float" office:value="0.313765684257663">
                <text:p>0.313765684257663</text:p>
              </table:table-cell>
              <table:table-cell office:value-type="float" office:value="0.315459673574042">
                <text:p>0.315459673574042</text:p>
              </table:table-cell>
              <table:table-cell office:value-type="float" office:value="0.325791851083209">
                <text:p>0.325791851083209</text:p>
              </table:table-cell>
              <table:table-cell office:value-type="float" office:value="0.326144483609288">
                <text:p>0.326144483609288</text:p>
              </table:table-cell>
              <table:table-cell office:value-type="float" office:value="0.318659849113457">
                <text:p>0.318659849113457</text:p>
              </table:table-cell>
              <table:table-cell office:value-type="float" office:value="0.29825040813818">
                <text:p>0.29825040813818</text:p>
              </table:table-cell>
              <table:table-cell office:value-type="float" office:value="0.30002743765912">
                <text:p>0.30002743765912</text:p>
              </table:table-cell>
              <table:table-cell office:value-type="float" office:value="0.299071959568541">
                <text:p>0.299071959568541</text:p>
              </table:table-cell>
              <table:table-cell office:value-type="float" office:value="0.298873832422761">
                <text:p>0.298873832422761</text:p>
              </table:table-cell>
              <table:table-cell office:value-type="float" office:value="0.29552689277751">
                <text:p>0.29552689277751</text:p>
              </table:table-cell>
              <table:table-cell office:value-type="float" office:value="0.292207651785413">
                <text:p>0.292207651785413</text:p>
              </table:table-cell>
              <table:table-cell office:value-type="float" office:value="0.290249065589858">
                <text:p>0.290249065589858</text:p>
              </table:table-cell>
              <table:table-cell office:value-type="float" office:value="0.286921703307293">
                <text:p>0.286921703307293</text:p>
              </table:table-cell>
              <table:table-cell office:value-type="float" office:value="0.285594889213814">
                <text:p>0.285594889213814</text:p>
              </table:table-cell>
              <table:table-cell office:value-type="float" office:value="0.285030727396925">
                <text:p>0.285030727396925</text:p>
              </table:table-cell>
              <table:table-cell office:value-type="float" office:value="0.284802781115431">
                <text:p>0.284802781115431</text:p>
              </table:table-cell>
              <table:table-cell office:value-type="float" office:value="0.310684368482218">
                <text:p>0.310684368482218</text:p>
              </table:table-cell>
              <table:table-cell office:value-type="float" office:value="0.319298357003489">
                <text:p>0.319298357003489</text:p>
              </table:table-cell>
              <table:table-cell office:value-type="float" office:value="0.325888653601324">
                <text:p>0.325888653601324</text:p>
              </table:table-cell>
              <table:table-cell office:value-type="float" office:value="0.326202601668036">
                <text:p>0.326202601668036</text:p>
              </table:table-cell>
              <table:table-cell office:value-type="float" office:value="0.277975997412758">
                <text:p>0.277975997412758</text:p>
              </table:table-cell>
              <table:table-cell office:value-type="float" office:value="0.274914400354134">
                <text:p>0.274914400354134</text:p>
              </table:table-cell>
              <table:table-cell office:value-type="float" office:value="0.274873451365938">
                <text:p>0.274873451365938</text:p>
              </table:table-cell>
              <table:table-cell office:value-type="float" office:value="0.275006138265928">
                <text:p>0.275006138265928</text:p>
              </table:table-cell>
              <table:table-cell office:value-type="float" office:value="0.302558838584998">
                <text:p>0.302558838584998</text:p>
              </table:table-cell>
              <table:table-cell office:value-type="float" office:value="0.305588812124475">
                <text:p>0.305588812124475</text:p>
              </table:table-cell>
              <table:table-cell office:value-type="float" office:value="0.304308966758945">
                <text:p>0.304308966758945</text:p>
              </table:table-cell>
              <table:table-cell office:value-type="float" office:value="0.301763302986754">
                <text:p>0.301763302986754</text:p>
              </table:table-cell>
              <table:table-cell office:value-type="float" office:value="0.302033624914631">
                <text:p>0.302033624914631</text:p>
              </table:table-cell>
              <table:table-cell office:value-type="float" office:value="0.299799188804071">
                <text:p>0.299799188804071</text:p>
              </table:table-cell>
              <table:table-cell office:value-type="float" office:value="0.294063722425835">
                <text:p>0.294063722425835</text:p>
              </table:table-cell>
              <table:table-cell office:value-type="float" office:value="0.316804273036451">
                <text:p>0.316804273036451</text:p>
              </table:table-cell>
              <table:table-cell office:value-type="float" office:value="0.316122408492608">
                <text:p>0.316122408492608</text:p>
              </table:table-cell>
              <table:table-cell office:value-type="float" office:value="0.316429246758687">
                <text:p>0.316429246758687</text:p>
              </table:table-cell>
              <table:table-cell office:value-type="float" office:value="0.327109349072717">
                <text:p>0.327109349072717</text:p>
              </table:table-cell>
              <table:table-cell office:value-type="float" office:value="0.330303995897857">
                <text:p>0.330303995897857</text:p>
              </table:table-cell>
              <table:table-cell office:value-type="float" office:value="0.330699416983589">
                <text:p>0.330699416983589</text:p>
              </table:table-cell>
              <table:table-cell office:value-type="float" office:value="0.329593834607408">
                <text:p>0.329593834607408</text:p>
              </table:table-cell>
              <table:table-cell office:value-type="float" office:value="0.323582456914916">
                <text:p>0.323582456914916</text:p>
              </table:table-cell>
              <table:table-cell office:value-type="float" office:value="0.286080057791565">
                <text:p>0.286080057791565</text:p>
              </table:table-cell>
              <table:table-cell office:value-type="float" office:value="0.303226490505644">
                <text:p>0.303226490505644</text:p>
              </table:table-cell>
              <table:table-cell office:value-type="float" office:value="0.304989752770397">
                <text:p>0.304989752770397</text:p>
              </table:table-cell>
              <table:table-cell office:value-type="float" office:value="0.300208565649752">
                <text:p>0.300208565649752</text:p>
              </table:table-cell>
              <table:table-cell office:value-type="float" office:value="0.298410451759766">
                <text:p>0.298410451759766</text:p>
              </table:table-cell>
              <table:table-cell office:value-type="float" office:value="0.296961441264796">
                <text:p>0.296961441264796</text:p>
              </table:table-cell>
              <table:table-cell office:value-type="float" office:value="0.292808214140534">
                <text:p>0.292808214140534</text:p>
              </table:table-cell>
              <table:table-cell office:value-type="float" office:value="0.290161143846954">
                <text:p>0.290161143846954</text:p>
              </table:table-cell>
              <table:table-cell office:value-type="float" office:value="0.288245471842972">
                <text:p>0.288245471842972</text:p>
              </table:table-cell>
              <table:table-cell office:value-type="float" office:value="0.286756800842397">
                <text:p>0.286756800842397</text:p>
              </table:table-cell>
              <table:table-cell office:value-type="float" office:value="0.319960072423392">
                <text:p>0.319960072423392</text:p>
              </table:table-cell>
              <table:table-cell office:value-type="float" office:value="0.327865561398816">
                <text:p>0.327865561398816</text:p>
              </table:table-cell>
              <table:table-cell office:value-type="float" office:value="0.329573444364646">
                <text:p>0.329573444364646</text:p>
              </table:table-cell>
              <table:table-cell office:value-type="float" office:value="0.280337176214812">
                <text:p>0.280337176214812</text:p>
              </table:table-cell>
              <table:table-cell office:value-type="float" office:value="0.275649859850993">
                <text:p>0.275649859850993</text:p>
              </table:table-cell>
              <table:table-cell office:value-type="float" office:value="0.305153429270054">
                <text:p>0.305153429270054</text:p>
              </table:table-cell>
              <table:table-cell office:value-type="float" office:value="0.306101629976476">
                <text:p>0.306101629976476</text:p>
              </table:table-cell>
              <table:table-cell office:value-type="float" office:value="0.304297576965767">
                <text:p>0.304297576965767</text:p>
              </table:table-cell>
              <table:table-cell office:value-type="float" office:value="0.303247438326837">
                <text:p>0.303247438326837</text:p>
              </table:table-cell>
              <table:table-cell office:value-type="float" office:value="0.302347486758584">
                <text:p>0.302347486758584</text:p>
              </table:table-cell>
              <table:table-cell office:value-type="float" office:value="0.300616480432637">
                <text:p>0.300616480432637</text:p>
              </table:table-cell>
              <table:table-cell office:value-type="float" office:value="0.297270381380406">
                <text:p>0.297270381380406</text:p>
              </table:table-cell>
              <table:table-cell office:value-type="float" office:value="0.29759469946049">
                <text:p>0.29759469946049</text:p>
              </table:table-cell>
              <table:table-cell office:value-type="float" office:value="0.311799470016358">
                <text:p>0.311799470016358</text:p>
              </table:table-cell>
              <table:table-cell office:value-type="float" office:value="0.315599289473358">
                <text:p>0.315599289473358</text:p>
              </table:table-cell>
              <table:table-cell office:value-type="float" office:value="0.315208798725754">
                <text:p>0.315208798725754</text:p>
              </table:table-cell>
              <table:table-cell office:value-type="float" office:value="0.314107399723105">
                <text:p>0.314107399723105</text:p>
              </table:table-cell>
              <table:table-cell office:value-type="float" office:value="0.314336409762256">
                <text:p>0.314336409762256</text:p>
              </table:table-cell>
              <table:table-cell office:value-type="float" office:value="0.318842458164795">
                <text:p>0.318842458164795</text:p>
              </table:table-cell>
              <table:table-cell office:value-type="float" office:value="0.323795870715793">
                <text:p>0.323795870715793</text:p>
              </table:table-cell>
              <table:table-cell office:value-type="float" office:value="0.327071613024255">
                <text:p>0.327071613024255</text:p>
              </table:table-cell>
              <table:table-cell office:value-type="float" office:value="0.32525055126643">
                <text:p>0.32525055126643</text:p>
              </table:table-cell>
              <table:table-cell office:value-type="float" office:value="0.322330963390006">
                <text:p>0.322330963390006</text:p>
              </table:table-cell>
              <table:table-cell office:value-type="float" office:value="0.282972580316992">
                <text:p>0.282972580316992</text:p>
              </table:table-cell>
              <table:table-cell office:value-type="float" office:value="0.290725049744186">
                <text:p>0.290725049744186</text:p>
              </table:table-cell>
              <table:table-cell office:value-type="float" office:value="0.296281611658075">
                <text:p>0.296281611658075</text:p>
              </table:table-cell>
              <table:table-cell office:value-type="float" office:value="0.301180730449949">
                <text:p>0.301180730449949</text:p>
              </table:table-cell>
              <table:table-cell office:value-type="float" office:value="0.300787651564539">
                <text:p>0.300787651564539</text:p>
              </table:table-cell>
              <table:table-cell office:value-type="float" office:value="0.300433570816204">
                <text:p>0.300433570816204</text:p>
              </table:table-cell>
              <table:table-cell office:value-type="float" office:value="0.293206833658879">
                <text:p>0.293206833658879</text:p>
              </table:table-cell>
              <table:table-cell office:value-type="float" office:value="0.291144414040057">
                <text:p>0.291144414040057</text:p>
              </table:table-cell>
              <table:table-cell office:value-type="float" office:value="0.289431943042585">
                <text:p>0.289431943042585</text:p>
              </table:table-cell>
              <table:table-cell office:value-type="float" office:value="0.286556540062247">
                <text:p>0.286556540062247</text:p>
              </table:table-cell>
              <table:table-cell office:value-type="float" office:value="0.284005282424992">
                <text:p>0.284005282424992</text:p>
              </table:table-cell>
              <table:table-cell office:value-type="float" office:value="0.310168019895294">
                <text:p>0.310168019895294</text:p>
              </table:table-cell>
              <table:table-cell office:value-type="float" office:value="0.320317037110693">
                <text:p>0.320317037110693</text:p>
              </table:table-cell>
              <table:table-cell office:value-type="float" office:value="0.328690774486439">
                <text:p>0.328690774486439</text:p>
              </table:table-cell>
              <table:table-cell office:value-type="float" office:value="0.282131999962757">
                <text:p>0.282131999962757</text:p>
              </table:table-cell>
              <table:table-cell office:value-type="float" office:value="0.275764814329167">
                <text:p>0.275764814329167</text:p>
              </table:table-cell>
              <table:table-cell office:value-type="float" office:value="0.276684580084905">
                <text:p>0.276684580084905</text:p>
              </table:table-cell>
              <table:table-cell office:value-type="float" office:value="0.299279543764483">
                <text:p>0.299279543764483</text:p>
              </table:table-cell>
              <table:table-cell office:value-type="float" office:value="0.303500896187105">
                <text:p>0.303500896187105</text:p>
              </table:table-cell>
              <table:table-cell office:value-type="float" office:value="0.304725765739174">
                <text:p>0.304725765739174</text:p>
              </table:table-cell>
              <table:table-cell office:value-type="float" office:value="0.304276841264111">
                <text:p>0.304276841264111</text:p>
              </table:table-cell>
              <table:table-cell office:value-type="float" office:value="0.303277332149364">
                <text:p>0.303277332149364</text:p>
              </table:table-cell>
              <table:table-cell office:value-type="float" office:value="0.30181680820889">
                <text:p>0.30181680820889</text:p>
              </table:table-cell>
              <table:table-cell office:value-type="float" office:value="0.301173469454479">
                <text:p>0.301173469454479</text:p>
              </table:table-cell>
              <table:table-cell office:value-type="float" office:value="0.300719682302334">
                <text:p>0.300719682302334</text:p>
              </table:table-cell>
              <table:table-cell office:value-type="float" office:value="0.299078216355253">
                <text:p>0.299078216355253</text:p>
              </table:table-cell>
              <table:table-cell office:value-type="float" office:value="0.29764623386221">
                <text:p>0.29764623386221</text:p>
              </table:table-cell>
              <table:table-cell office:value-type="float" office:value="0.295817067075202">
                <text:p>0.295817067075202</text:p>
              </table:table-cell>
              <table:table-cell office:value-type="float" office:value="0.296164953247112">
                <text:p>0.296164953247112</text:p>
              </table:table-cell>
              <table:table-cell office:value-type="float" office:value="0.308785355783551">
                <text:p>0.308785355783551</text:p>
              </table:table-cell>
              <table:table-cell office:value-type="float" office:value="0.314018314302641">
                <text:p>0.314018314302641</text:p>
              </table:table-cell>
              <table:table-cell office:value-type="float" office:value="0.316547498449489">
                <text:p>0.316547498449489</text:p>
              </table:table-cell>
              <table:table-cell office:value-type="float" office:value="0.32504547688772">
                <text:p>0.32504547688772</text:p>
              </table:table-cell>
              <table:table-cell office:value-type="float" office:value="0.326323564519252">
                <text:p>0.326323564519252</text:p>
              </table:table-cell>
              <table:table-cell office:value-type="float" office:value="0.325044536371429">
                <text:p>0.325044536371429</text:p>
              </table:table-cell>
              <table:table-cell office:value-type="float" office:value="0.322977701009794">
                <text:p>0.322977701009794</text:p>
              </table:table-cell>
              <table:table-cell office:value-type="float" office:value="0.319152623355359">
                <text:p>0.319152623355359</text:p>
              </table:table-cell>
              <table:table-cell office:value-type="float" office:value="0.291449955016435">
                <text:p>0.291449955016435</text:p>
              </table:table-cell>
              <table:table-cell office:value-type="float" office:value="0.286600845900652">
                <text:p>0.286600845900652</text:p>
              </table:table-cell>
              <table:table-cell office:value-type="float" office:value="0.303048479839316">
                <text:p>0.303048479839316</text:p>
              </table:table-cell>
              <table:table-cell office:value-type="float" office:value="0.306086039566226">
                <text:p>0.306086039566226</text:p>
              </table:table-cell>
              <table:table-cell office:value-type="float" office:value="0.303134983880282">
                <text:p>0.303134983880282</text:p>
              </table:table-cell>
              <table:table-cell office:value-type="float" office:value="0.301179682633024">
                <text:p>0.301179682633024</text:p>
              </table:table-cell>
              <table:table-cell office:value-type="float" office:value="0.299197441351185">
                <text:p>0.299197441351185</text:p>
              </table:table-cell>
              <table:table-cell office:value-type="float" office:value="0.295064716183076">
                <text:p>0.295064716183076</text:p>
              </table:table-cell>
              <table:table-cell office:value-type="float" office:value="0.291698515406813">
                <text:p>0.291698515406813</text:p>
              </table:table-cell>
              <table:table-cell office:value-type="float" office:value="0.290971287125835">
                <text:p>0.290971287125835</text:p>
              </table:table-cell>
              <table:table-cell office:value-type="float" office:value="0.289919894156112">
                <text:p>0.289919894156112</text:p>
              </table:table-cell>
              <table:table-cell office:value-type="float" office:value="0.28964197524392">
                <text:p>0.28964197524392</text:p>
              </table:table-cell>
              <table:table-cell office:value-type="float" office:value="0.289215916476519">
                <text:p>0.289215916476519</text:p>
              </table:table-cell>
              <table:table-cell office:value-type="float" office:value="0.290899712941637">
                <text:p>0.290899712941637</text:p>
              </table:table-cell>
              <table:table-cell office:value-type="float" office:value="0.323039474976933">
                <text:p>0.323039474976933</text:p>
              </table:table-cell>
              <table:table-cell office:value-type="float" office:value="0.331420154813056">
                <text:p>0.331420154813056</text:p>
              </table:table-cell>
              <table:table-cell office:value-type="float" office:value="0.334178272914999">
                <text:p>0.334178272914999</text:p>
              </table:table-cell>
              <table:table-cell office:value-type="float" office:value="0.293256180335066">
                <text:p>0.293256180335066</text:p>
              </table:table-cell>
              <table:table-cell office:value-type="float" office:value="0.284265356598841">
                <text:p>0.284265356598841</text:p>
              </table:table-cell>
              <table:table-cell office:value-type="float" office:value="0.302793493812744">
                <text:p>0.302793493812744</text:p>
              </table:table-cell>
              <table:table-cell office:value-type="float" office:value="0.304337318241238">
                <text:p>0.304337318241238</text:p>
              </table:table-cell>
              <table:table-cell office:value-type="float" office:value="0.302002658502994">
                <text:p>0.302002658502994</text:p>
              </table:table-cell>
              <table:table-cell office:value-type="float" office:value="0.301525220978208">
                <text:p>0.301525220978208</text:p>
              </table:table-cell>
              <table:table-cell office:value-type="float" office:value="0.300574732676806">
                <text:p>0.300574732676806</text:p>
              </table:table-cell>
              <table:table-cell office:value-type="float" office:value="0.298082392867689">
                <text:p>0.298082392867689</text:p>
              </table:table-cell>
              <table:table-cell office:value-type="float" office:value="0.296112920577109">
                <text:p>0.296112920577109</text:p>
              </table:table-cell>
              <table:table-cell office:value-type="float" office:value="0.317580381916073">
                <text:p>0.317580381916073</text:p>
              </table:table-cell>
              <table:table-cell office:value-type="float" office:value="0.327256765848942">
                <text:p>0.327256765848942</text:p>
              </table:table-cell>
              <table:table-cell office:value-type="float" office:value="0.329945852150635">
                <text:p>0.329945852150635</text:p>
              </table:table-cell>
              <table:table-cell office:value-type="float" office:value="0.328124001465313">
                <text:p>0.328124001465313</text:p>
              </table:table-cell>
              <table:table-cell office:value-type="float" office:value="0.322901551632973">
                <text:p>0.322901551632973</text:p>
              </table:table-cell>
              <table:table-cell office:value-type="float" office:value="0.320807530133517">
                <text:p>0.320807530133517</text:p>
              </table:table-cell>
              <table:table-cell office:value-type="float" office:value="0.302695517277072">
                <text:p>0.302695517277072</text:p>
              </table:table-cell>
              <table:table-cell office:value-type="float" office:value="0.311716900758691">
                <text:p>0.311716900758691</text:p>
              </table:table-cell>
              <table:table-cell office:value-type="float" office:value="0.300186015111005">
                <text:p>0.300186015111005</text:p>
              </table:table-cell>
              <table:table-cell office:value-type="float" office:value="0.300331430646491">
                <text:p>0.300331430646491</text:p>
              </table:table-cell>
              <table:table-cell office:value-type="float" office:value="0.296666315005506">
                <text:p>0.296666315005506</text:p>
              </table:table-cell>
              <table:table-cell office:value-type="float" office:value="0.295031467934721">
                <text:p>0.295031467934721</text:p>
              </table:table-cell>
              <table:table-cell office:value-type="float" office:value="0.292824630218751">
                <text:p>0.292824630218751</text:p>
              </table:table-cell>
              <table:table-cell office:value-type="float" office:value="0.291419946530427">
                <text:p>0.291419946530427</text:p>
              </table:table-cell>
              <table:table-cell office:value-type="float" office:value="0.290928318991638">
                <text:p>0.290928318991638</text:p>
              </table:table-cell>
              <table:table-cell office:value-type="float" office:value="0.291760116980061">
                <text:p>0.291760116980061</text:p>
              </table:table-cell>
              <table:table-cell office:value-type="float" office:value="0.291539398940678">
                <text:p>0.291539398940678</text:p>
              </table:table-cell>
              <table:table-cell office:value-type="float" office:value="0.291603698367048">
                <text:p>0.291603698367048</text:p>
              </table:table-cell>
              <table:table-cell office:value-type="float" office:value="0.292096553908989">
                <text:p>0.292096553908989</text:p>
              </table:table-cell>
              <table:table-cell office:value-type="float" office:value="0.292238626180514">
                <text:p>0.292238626180514</text:p>
              </table:table-cell>
              <table:table-cell office:value-type="float" office:value="0.292269632221344">
                <text:p>0.292269632221344</text:p>
              </table:table-cell>
              <table:table-cell office:value-type="float" office:value="0.292302940528274">
                <text:p>0.292302940528274</text:p>
              </table:table-cell>
              <table:table-cell office:value-type="float" office:value="0.292449819459547">
                <text:p>0.292449819459547</text:p>
              </table:table-cell>
              <table:table-cell office:value-type="float" office:value="0.292565034093797">
                <text:p>0.292565034093797</text:p>
              </table:table-cell>
              <table:table-cell office:value-type="float" office:value="0.292513022864802">
                <text:p>0.292513022864802</text:p>
              </table:table-cell>
              <table:table-cell office:value-type="float" office:value="0.292373421474836">
                <text:p>0.292373421474836</text:p>
              </table:table-cell>
              <table:table-cell office:value-type="float" office:value="0.292393483888643">
                <text:p>0.292393483888643</text:p>
              </table:table-cell>
              <table:table-cell office:value-type="float" office:value="0.29250445900026">
                <text:p>0.29250445900026</text:p>
              </table:table-cell>
              <table:table-cell office:value-type="float" office:value="0.292505049435563">
                <text:p>0.292505049435563</text:p>
              </table:table-cell>
              <table:table-cell office:value-type="float" office:value="0.292396929401504">
                <text:p>0.292396929401504</text:p>
              </table:table-cell>
              <table:table-cell office:value-type="float" office:value="0.292488905539915">
                <text:p>0.292488905539915</text:p>
              </table:table-cell>
              <table:table-cell office:value-type="float" office:value="0.292488997562598">
                <text:p>0.292488997562598</text:p>
              </table:table-cell>
              <table:table-cell office:value-type="float" office:value="0.292486050327421">
                <text:p>0.292486050327421</text:p>
              </table:table-cell>
              <table:table-cell office:value-type="float" office:value="0.292465756631279">
                <text:p>0.292465756631279</text:p>
              </table:table-cell>
              <table:table-cell office:value-type="float" office:value="0.292429964473726">
                <text:p>0.292429964473726</text:p>
              </table:table-cell>
              <table:table-cell office:value-type="float" office:value="0.292517624746006">
                <text:p>0.292517624746006</text:p>
              </table:table-cell>
              <table:table-cell office:value-type="float" office:value="0.292499729687364">
                <text:p>0.292499729687364</text:p>
              </table:table-cell>
              <table:table-cell office:value-type="float" office:value="0.29248907462775">
                <text:p>0.29248907462775</text:p>
              </table:table-cell>
              <table:table-cell office:value-type="float" office:value="0.292481102344495">
                <text:p>0.292481102344495</text:p>
              </table:table-cell>
              <table:table-cell office:value-type="float" office:value="0.292518630022149">
                <text:p>0.292518630022149</text:p>
              </table:table-cell>
              <table:table-cell office:value-type="float" office:value="0.292529535625221">
                <text:p>0.292529535625221</text:p>
              </table:table-cell>
              <table:table-cell office:value-type="float" office:value="0.292493478599361">
                <text:p>0.292493478599361</text:p>
              </table:table-cell>
              <table:table-cell office:value-type="float" office:value="0.292489699830713">
                <text:p>0.292489699830713</text:p>
              </table:table-cell>
              <table:table-cell office:value-type="float" office:value="0.292519743123766">
                <text:p>0.292519743123766</text:p>
              </table:table-cell>
              <table:table-cell office:value-type="float" office:value="0.292466415281158">
                <text:p>0.292466415281158</text:p>
              </table:table-cell>
              <table:table-cell office:value-type="float" office:value="0.292512130495581">
                <text:p>0.292512130495581</text:p>
              </table:table-cell>
              <table:table-cell office:value-type="float" office:value="0.292507365180719">
                <text:p>0.292507365180719</text:p>
              </table:table-cell>
              <table:table-cell office:value-type="float" office:value="0.292513718959279">
                <text:p>0.292513718959279</text:p>
              </table:table-cell>
              <table:table-cell office:value-type="float" office:value="0.292503399063219">
                <text:p>0.292503399063219</text:p>
              </table:table-cell>
              <table:table-cell office:value-type="float" office:value="0.292543476907817">
                <text:p>0.292543476907817</text:p>
              </table:table-cell>
              <table:table-cell office:value-type="float" office:value="0.292532874885706">
                <text:p>0.292532874885706</text:p>
              </table:table-cell>
              <table:table-cell office:value-type="float" office:value="0.292511521615345">
                <text:p>0.292511521615345</text:p>
              </table:table-cell>
              <table:table-cell office:value-type="float" office:value="0.292509575296686">
                <text:p>0.292509575296686</text:p>
              </table:table-cell>
              <table:table-cell office:value-type="float" office:value="0.292507395706576">
                <text:p>0.292507395706576</text:p>
              </table:table-cell>
              <table:table-cell office:value-type="float" office:value="0.292517926828895">
                <text:p>0.292517926828895</text:p>
              </table:table-cell>
              <table:table-cell office:value-type="float" office:value="0.292531077201718">
                <text:p>0.292531077201718</text:p>
              </table:table-cell>
              <table:table-cell office:value-type="float" office:value="0.292496641676784">
                <text:p>0.292496641676784</text:p>
              </table:table-cell>
              <table:table-cell office:value-type="float" office:value="0.29252763298693">
                <text:p>0.29252763298693</text:p>
              </table:table-cell>
              <table:table-cell office:value-type="float" office:value="0.29250247799224">
                <text:p>0.29250247799224</text:p>
              </table:table-cell>
              <table:table-cell office:value-type="float" office:value="0.292510103434838">
                <text:p>0.292510103434838</text:p>
              </table:table-cell>
              <table:table-cell office:value-type="float" office:value="0.292498783379581">
                <text:p>0.292498783379581</text:p>
              </table:table-cell>
              <table:table-cell office:value-type="float" office:value="0.292516888188202">
                <text:p>0.292516888188202</text:p>
              </table:table-cell>
              <table:table-cell office:value-type="float" office:value="0.292491674780361">
                <text:p>0.292491674780361</text:p>
              </table:table-cell>
              <table:table-cell office:value-type="float" office:value="0.292524146042045">
                <text:p>0.292524146042045</text:p>
              </table:table-cell>
              <table:table-cell office:value-type="float" office:value="0.292504498547557">
                <text:p>0.292504498547557</text:p>
              </table:table-cell>
              <table:table-cell office:value-type="float" office:value="0.292514277688133">
                <text:p>0.292514277688133</text:p>
              </table:table-cell>
              <table:table-cell office:value-type="float" office:value="0.292524605128745">
                <text:p>0.292524605128745</text:p>
              </table:table-cell>
              <table:table-cell office:value-type="float" office:value="0.292527473747077">
                <text:p>0.292527473747077</text:p>
              </table:table-cell>
              <table:table-cell office:value-type="float" office:value="0.292528411549464">
                <text:p>0.292528411549464</text:p>
              </table:table-cell>
              <table:table-cell office:value-type="float" office:value="0.292521430884427">
                <text:p>0.292521430884427</text:p>
              </table:table-cell>
              <table:table-cell office:value-type="float" office:value="0.292503620586612">
                <text:p>0.292503620586612</text:p>
              </table:table-cell>
              <table:table-cell office:value-type="float" office:value="0.2925156805171">
                <text:p>0.2925156805171</text:p>
              </table:table-cell>
              <table:table-cell office:value-type="float" office:value="0.292482606506787">
                <text:p>0.292482606506787</text:p>
              </table:table-cell>
              <table:table-cell office:value-type="float" office:value="0.29249605374769">
                <text:p>0.29249605374769</text:p>
              </table:table-cell>
              <table:table-cell office:value-type="float" office:value="0.292524201870395">
                <text:p>0.292524201870395</text:p>
              </table:table-cell>
              <table:table-cell office:value-type="float" office:value="0.292514263284045">
                <text:p>0.292514263284045</text:p>
              </table:table-cell>
              <table:table-cell office:value-type="float" office:value="0.292497273241353">
                <text:p>0.292497273241353</text:p>
              </table:table-cell>
              <table:table-cell office:value-type="float" office:value="0.292495542568894">
                <text:p>0.292495542568894</text:p>
              </table:table-cell>
              <table:table-cell office:value-type="float" office:value="0.292507766355496">
                <text:p>0.292507766355496</text:p>
              </table:table-cell>
              <table:table-cell office:value-type="float" office:value="0.292493356604609">
                <text:p>0.292493356604609</text:p>
              </table:table-cell>
              <table:table-cell office:value-type="float" office:value="0.292529648705066">
                <text:p>0.292529648705066</text:p>
              </table:table-cell>
              <table:table-cell office:value-type="float" office:value="0.292492663082515">
                <text:p>0.292492663082515</text:p>
              </table:table-cell>
              <table:table-cell office:value-type="float" office:value="0.292540877120914">
                <text:p>0.292540877120914</text:p>
              </table:table-cell>
              <table:table-cell office:value-type="float" office:value="0.292513341127073">
                <text:p>0.292513341127073</text:p>
              </table:table-cell>
              <table:table-cell office:value-type="float" office:value="0.292514887672837">
                <text:p>0.292514887672837</text:p>
              </table:table-cell>
              <table:table-cell office:value-type="float" office:value="0.292499461213505">
                <text:p>0.292499461213505</text:p>
              </table:table-cell>
              <table:table-cell office:value-type="float" office:value="0.292522232339411">
                <text:p>0.292522232339411</text:p>
              </table:table-cell>
              <table:table-cell office:value-type="float" office:value="0.292513186468841">
                <text:p>0.292513186468841</text:p>
              </table:table-cell>
              <table:table-cell office:value-type="float" office:value="0.292527115772297">
                <text:p>0.292527115772297</text:p>
              </table:table-cell>
              <table:table-cell office:value-type="float" office:value="0.292514391873172">
                <text:p>0.292514391873172</text:p>
              </table:table-cell>
              <table:table-cell office:value-type="float" office:value="0.292493873509273">
                <text:p>0.292493873509273</text:p>
              </table:table-cell>
              <table:table-cell office:value-type="float" office:value="0.292507450965984">
                <text:p>0.292507450965984</text:p>
              </table:table-cell>
              <table:table-cell office:value-type="float" office:value="0.292499987650906">
                <text:p>0.292499987650906</text:p>
              </table:table-cell>
              <table:table-cell office:value-type="float" office:value="0.29252265873247">
                <text:p>0.29252265873247</text:p>
              </table:table-cell>
              <table:table-cell office:value-type="float" office:value="0.292509271689218">
                <text:p>0.292509271689218</text:p>
              </table:table-cell>
              <table:table-cell office:value-type="float" office:value="0.292516582504911">
                <text:p>0.292516582504911</text:p>
              </table:table-cell>
              <table:table-cell office:value-type="float" office:value="0.292531307363043">
                <text:p>0.292531307363043</text:p>
              </table:table-cell>
              <table:table-cell office:value-type="float" office:value="0.292548149036966">
                <text:p>0.292548149036966</text:p>
              </table:table-cell>
            </table:table-row>
            <table:table-row>
              <table:table-cell office:value-type="string">
                <text:p>Potential diff</text:p>
                <draw:g>
                  <svg:desc>tfoot5.A8:tfoot5.A8</svg:desc>
                </draw:g>
              </table:table-cell>
              <table:table-cell office:value-type="float" office:value="-0.0000109259918745219">
                <text:p>-0.0000109259918745219</text:p>
                <draw:g>
                  <svg:desc>tfoot5.B8:tfoot5.MB8</svg:desc>
                </draw:g>
              </table:table-cell>
              <table:table-cell office:value-type="float" office:value="0.00000566107625815659">
                <text:p>0.00000566107625815659</text:p>
              </table:table-cell>
              <table:table-cell office:value-type="float" office:value="-0.0000104397587927241">
                <text:p>-0.0000104397587927241</text:p>
              </table:table-cell>
              <table:table-cell office:value-type="float" office:value="0.0000062773978526387">
                <text:p>0.0000062773978526387</text:p>
              </table:table-cell>
              <table:table-cell office:value-type="float" office:value="-0.0000112472900583582">
                <text:p>-0.0000112472900583582</text:p>
              </table:table-cell>
              <table:table-cell office:value-type="float" office:value="0.00000066128552311806">
                <text:p>0.00000066128552311806</text:p>
              </table:table-cell>
              <table:table-cell office:value-type="float" office:value="0.0000139385602462294">
                <text:p>0.0000139385602462294</text:p>
              </table:table-cell>
              <table:table-cell office:value-type="float" office:value="-0.00000921244268203836">
                <text:p>-0.00000921244268203836</text:p>
              </table:table-cell>
              <table:table-cell office:value-type="float" office:value="-0.00000290692021770456">
                <text:p>-0.00000290692021770456</text:p>
              </table:table-cell>
              <table:table-cell office:value-type="float" office:value="0.00000459958307197361">
                <text:p>0.00000459958307197361</text:p>
              </table:table-cell>
              <table:table-cell office:value-type="float" office:value="-0.0000182798591374933">
                <text:p>-0.0000182798591374933</text:p>
              </table:table-cell>
              <table:table-cell office:value-type="float" office:value="0.000021785638320948">
                <text:p>0.000021785638320948</text:p>
              </table:table-cell>
              <table:table-cell office:value-type="float" office:value="0.0000145633266319667">
                <text:p>0.0000145633266319667</text:p>
              </table:table-cell>
              <table:table-cell office:value-type="float" office:value="-0.000017864946659174">
                <text:p>-0.000017864946659174</text:p>
              </table:table-cell>
              <table:table-cell office:value-type="float" office:value="0.00000854946204131846">
                <text:p>0.00000854946204131846</text:p>
              </table:table-cell>
              <table:table-cell office:value-type="float" office:value="-0.000014430872928739">
                <text:p>-0.000014430872928739</text:p>
              </table:table-cell>
              <table:table-cell office:value-type="float" office:value="-0.00000654930791416097">
                <text:p>-0.00000654930791416097</text:p>
              </table:table-cell>
              <table:table-cell office:value-type="float" office:value="-0.00000680306036093814">
                <text:p>-0.00000680306036093814</text:p>
              </table:table-cell>
              <table:table-cell office:value-type="float" office:value="-0.0000239698752361739">
                <text:p>-0.0000239698752361739</text:p>
              </table:table-cell>
              <table:table-cell office:value-type="float" office:value="0.0000156788183409695">
                <text:p>0.0000156788183409695</text:p>
              </table:table-cell>
              <table:table-cell office:value-type="float" office:value="-0.0000079639176676638">
                <text:p>-0.0000079639176676638</text:p>
              </table:table-cell>
              <table:table-cell office:value-type="float" office:value="-0.000465226101208249">
                <text:p>-0.000465226101208249</text:p>
              </table:table-cell>
              <table:table-cell office:value-type="float" office:value="0.0000499727586999454">
                <text:p>0.0000499727586999454</text:p>
              </table:table-cell>
              <table:table-cell office:value-type="float" office:value="-0.000398322344715096">
                <text:p>-0.000398322344715096</text:p>
              </table:table-cell>
              <table:table-cell office:value-type="float" office:value="0.000157099836571639">
                <text:p>0.000157099836571639</text:p>
              </table:table-cell>
              <table:table-cell office:value-type="float" office:value="0.000614273935865717">
                <text:p>0.000614273935865717</text:p>
              </table:table-cell>
              <table:table-cell office:value-type="float" office:value="-0.0000572815083415001">
                <text:p>-0.0000572815083415001</text:p>
              </table:table-cell>
              <table:table-cell office:value-type="float" office:value="0.000483739313084264">
                <text:p>0.000483739313084264</text:p>
              </table:table-cell>
              <table:table-cell office:value-type="float" office:value="-0.000923481884060329">
                <text:p>-0.000923481884060329</text:p>
              </table:table-cell>
              <table:table-cell office:value-type="float" office:value="-0.0000246295217329329">
                <text:p>-0.0000246295217329329</text:p>
              </table:table-cell>
              <table:table-cell office:value-type="float" office:value="-0.00106550781812681">
                <text:p>-0.00106550781812681</text:p>
              </table:table-cell>
              <table:table-cell office:value-type="float" office:value="0.00789825206043976">
                <text:p>0.00789825206043976</text:p>
              </table:table-cell>
              <table:table-cell office:value-type="float" office:value="0.011571021487332">
                <text:p>0.011571021487332</text:p>
              </table:table-cell>
              <table:table-cell office:value-type="float" office:value="0.00631746042372172">
                <text:p>0.00631746042372172</text:p>
              </table:table-cell>
              <table:table-cell office:value-type="float" office:value="0.00954171962375794">
                <text:p>0.00954171962375794</text:p>
              </table:table-cell>
              <table:table-cell office:value-type="float" office:value="0.000408106490349502">
                <text:p>0.000408106490349502</text:p>
              </table:table-cell>
              <table:table-cell office:value-type="float" office:value="-0.00773905379967682">
                <text:p>-0.00773905379967682</text:p>
              </table:table-cell>
              <table:table-cell office:value-type="float" office:value="-0.0237474509402911">
                <text:p>-0.0237474509402911</text:p>
              </table:table-cell>
              <table:table-cell office:value-type="float" office:value="0.00013741785328264">
                <text:p>0.00013741785328264</text:p>
              </table:table-cell>
              <table:table-cell office:value-type="float" office:value="-0.00162853916475958">
                <text:p>-0.00162853916475958</text:p>
              </table:table-cell>
              <table:table-cell office:value-type="float" office:value="-0.00289743163331907">
                <text:p>-0.00289743163331907</text:p>
              </table:table-cell>
              <table:table-cell office:value-type="float" office:value="-0.00381808520704591">
                <text:p>-0.00381808520704591</text:p>
              </table:table-cell>
              <table:table-cell office:value-type="float" office:value="-0.0028527585279432">
                <text:p>-0.0028527585279432</text:p>
              </table:table-cell>
              <table:table-cell office:value-type="float" office:value="-0.00313055209137897">
                <text:p>-0.00313055209137897</text:p>
              </table:table-cell>
              <table:table-cell office:value-type="float" office:value="-0.00411573632832235">
                <text:p>-0.00411573632832235</text:p>
              </table:table-cell>
              <table:table-cell office:value-type="float" office:value="-0.00167297565165453">
                <text:p>-0.00167297565165453</text:p>
              </table:table-cell>
              <table:table-cell office:value-type="float" office:value="-0.000980916381387586">
                <text:p>-0.000980916381387586</text:p>
              </table:table-cell>
              <table:table-cell office:value-type="float" office:value="0.000507945468304516">
                <text:p>0.000507945468304516</text:p>
              </table:table-cell>
              <table:table-cell office:value-type="float" office:value="0.0151149922590528">
                <text:p>0.0151149922590528</text:p>
              </table:table-cell>
              <table:table-cell office:value-type="float" office:value="0.00824960021870158">
                <text:p>0.00824960021870158</text:p>
              </table:table-cell>
              <table:table-cell office:value-type="float" office:value="0.00734497192486067">
                <text:p>0.00734497192486067</text:p>
              </table:table-cell>
              <table:table-cell office:value-type="float" office:value="-0.0478460030842635">
                <text:p>-0.0478460030842635</text:p>
              </table:table-cell>
              <table:table-cell office:value-type="float" office:value="0.000826778096818526">
                <text:p>0.000826778096818526</text:p>
              </table:table-cell>
              <table:table-cell office:value-type="float" office:value="0.0305613909909427">
                <text:p>0.0305613909909427</text:p>
              </table:table-cell>
              <table:table-cell office:value-type="float" office:value="0.00797698575729744">
                <text:p>0.00797698575729744</text:p>
              </table:table-cell>
              <table:table-cell office:value-type="float" office:value="-0.00255777336794211">
                <text:p>-0.00255777336794211</text:p>
              </table:table-cell>
              <table:table-cell office:value-type="float" office:value="-0.00262996672973087">
                <text:p>-0.00262996672973087</text:p>
              </table:table-cell>
              <table:table-cell office:value-type="float" office:value="-0.00118442305429922">
                <text:p>-0.00118442305429922</text:p>
              </table:table-cell>
              <table:table-cell office:value-type="float" office:value="-0.00293910843042022">
                <text:p>-0.00293910843042022</text:p>
              </table:table-cell>
              <table:table-cell office:value-type="float" office:value="-0.00247806961659325">
                <text:p>-0.00247806961659325</text:p>
              </table:table-cell>
              <table:table-cell office:value-type="float" office:value="0.00078921496495088">
                <text:p>0.00078921496495088</text:p>
              </table:table-cell>
              <table:table-cell office:value-type="float" office:value="0.000554010765803026">
                <text:p>0.000554010765803026</text:p>
              </table:table-cell>
              <table:table-cell office:value-type="float" office:value="0.00816408031397881">
                <text:p>0.00816408031397881</text:p>
              </table:table-cell>
              <table:table-cell office:value-type="float" office:value="0.00362788644511447">
                <text:p>0.00362788644511447</text:p>
              </table:table-cell>
              <table:table-cell office:value-type="float" office:value="0.00405108373604651">
                <text:p>0.00405108373604651</text:p>
              </table:table-cell>
              <table:table-cell office:value-type="float" office:value="0.00553778640852159">
                <text:p>0.00553778640852159</text:p>
              </table:table-cell>
              <table:table-cell office:value-type="float" office:value="0.00569803906202104">
                <text:p>0.00569803906202104</text:p>
              </table:table-cell>
              <table:table-cell office:value-type="float" office:value="0.0038518481621217">
                <text:p>0.0038518481621217</text:p>
              </table:table-cell>
              <table:table-cell office:value-type="float" office:value="0.00166568704010472">
                <text:p>0.00166568704010472</text:p>
              </table:table-cell>
              <table:table-cell office:value-type="float" office:value="0.000651213252176874">
                <text:p>0.000651213252176874</text:p>
              </table:table-cell>
              <table:table-cell office:value-type="float" office:value="-0.000608933138078582">
                <text:p>-0.000608933138078582</text:p>
              </table:table-cell>
              <table:table-cell office:value-type="float" office:value="-0.00224493863049607">
                <text:p>-0.00224493863049607</text:p>
              </table:table-cell>
              <table:table-cell office:value-type="float" office:value="-0.0143534722638276">
                <text:p>-0.0143534722638276</text:p>
              </table:table-cell>
              <table:table-cell office:value-type="float" office:value="-0.00257429683466664">
                <text:p>-0.00257429683466664</text:p>
              </table:table-cell>
              <table:table-cell office:value-type="float" office:value="-0.00518247128094662">
                <text:p>-0.00518247128094662</text:p>
              </table:table-cell>
              <table:table-cell office:value-type="float" office:value="-0.000877796720221646">
                <text:p>-0.000877796720221646</text:p>
              </table:table-cell>
              <table:table-cell office:value-type="float" office:value="-0.00043869320058304">
                <text:p>-0.00043869320058304</text:p>
              </table:table-cell>
              <table:table-cell office:value-type="float" office:value="0.000398017530391981">
                <text:p>0.000398017530391981</text:p>
              </table:table-cell>
              <table:table-cell office:value-type="float" office:value="-0.00115477642009737">
                <text:p>-0.00115477642009737</text:p>
              </table:table-cell>
              <table:table-cell office:value-type="float" office:value="-0.000874004523970628">
                <text:p>-0.000874004523970628</text:p>
              </table:table-cell>
              <table:table-cell office:value-type="float" office:value="-0.000869885959556394">
                <text:p>-0.000869885959556394</text:p>
              </table:table-cell>
              <table:table-cell office:value-type="float" office:value="-0.00193662748392481">
                <text:p>-0.00193662748392481</text:p>
              </table:table-cell>
              <table:table-cell office:value-type="float" office:value="-0.00358447363020525">
                <text:p>-0.00358447363020525</text:p>
              </table:table-cell>
              <table:table-cell office:value-type="float" office:value="-0.00213398570164702">
                <text:p>-0.00213398570164702</text:p>
              </table:table-cell>
              <table:table-cell office:value-type="float" office:value="-0.000074723015445477">
                <text:p>-0.000074723015445477</text:p>
              </table:table-cell>
              <table:table-cell office:value-type="float" office:value="0.0247862515071541">
                <text:p>0.0247862515071541</text:p>
              </table:table-cell>
              <table:table-cell office:value-type="float" office:value="0.00516004309051266">
                <text:p>0.00516004309051266</text:p>
              </table:table-cell>
              <table:table-cell office:value-type="float" office:value="0.00436719664794388">
                <text:p>0.00436719664794388</text:p>
              </table:table-cell>
              <table:table-cell office:value-type="float" office:value="0.00593233332770826">
                <text:p>0.00593233332770826</text:p>
              </table:table-cell>
              <table:table-cell office:value-type="float" office:value="-0.000314750674469011">
                <text:p>-0.000314750674469011</text:p>
              </table:table-cell>
              <table:table-cell office:value-type="float" office:value="-0.0530439258039306">
                <text:p>-0.0530439258039306</text:p>
              </table:table-cell>
              <table:table-cell office:value-type="float" office:value="0.000361586125497027">
                <text:p>0.000361586125497027</text:p>
              </table:table-cell>
              <table:table-cell office:value-type="float" office:value="0.000258379559797961">
                <text:p>0.000258379559797961</text:p>
              </table:table-cell>
              <table:table-cell office:value-type="float" office:value="0.0198404969684065">
                <text:p>0.0198404969684065</text:p>
              </table:table-cell>
              <table:table-cell office:value-type="float" office:value="0.00647760087922028">
                <text:p>0.00647760087922028</text:p>
              </table:table-cell>
              <table:table-cell office:value-type="float" office:value="0.0000122152775159923">
                <text:p>0.0000122152775159923</text:p>
              </table:table-cell>
              <table:table-cell office:value-type="float" office:value="-0.00220004541469904">
                <text:p>-0.00220004541469904</text:p>
              </table:table-cell>
              <table:table-cell office:value-type="float" office:value="-0.000839786476053372">
                <text:p>-0.000839786476053372</text:p>
              </table:table-cell>
              <table:table-cell office:value-type="float" office:value="-0.00050161289868722">
                <text:p>-0.00050161289868722</text:p>
              </table:table-cell>
              <table:table-cell office:value-type="float" office:value="-0.00100780575040571">
                <text:p>-0.00100780575040571</text:p>
              </table:table-cell>
              <table:table-cell office:value-type="float" office:value="-0.00131700708360677">
                <text:p>-0.00131700708360677</text:p>
              </table:table-cell>
              <table:table-cell office:value-type="float" office:value="-0.00112667425978041">
                <text:p>-0.00112667425978041</text:p>
              </table:table-cell>
              <table:table-cell office:value-type="float" office:value="-0.00106349678339601">
                <text:p>-0.00106349678339601</text:p>
              </table:table-cell>
              <table:table-cell office:value-type="float" office:value="0.00467118915160725">
                <text:p>0.00467118915160725</text:p>
              </table:table-cell>
              <table:table-cell office:value-type="float" office:value="0.0127538271459905">
                <text:p>0.0127538271459905</text:p>
              </table:table-cell>
              <table:table-cell office:value-type="float" office:value="0.00303681631583019">
                <text:p>0.00303681631583019</text:p>
              </table:table-cell>
              <table:table-cell office:value-type="float" office:value="-0.000676350244547264">
                <text:p>-0.000676350244547264</text:p>
              </table:table-cell>
              <table:table-cell office:value-type="float" office:value="0.00169398931637832">
                <text:p>0.00169398931637832</text:p>
              </table:table-cell>
              <table:table-cell office:value-type="float" office:value="0.0103321775091678">
                <text:p>0.0103321775091678</text:p>
              </table:table-cell>
              <table:table-cell office:value-type="float" office:value="0.000352632526078866">
                <text:p>0.000352632526078866</text:p>
              </table:table-cell>
              <table:table-cell office:value-type="float" office:value="-0.00748463449583081">
                <text:p>-0.00748463449583081</text:p>
              </table:table-cell>
              <table:table-cell office:value-type="float" office:value="-0.0204094409752771">
                <text:p>-0.0204094409752771</text:p>
              </table:table-cell>
              <table:table-cell office:value-type="float" office:value="0.00177702952093961">
                <text:p>0.00177702952093961</text:p>
              </table:table-cell>
              <table:table-cell office:value-type="float" office:value="-0.000955478090579276">
                <text:p>-0.000955478090579276</text:p>
              </table:table-cell>
              <table:table-cell office:value-type="float" office:value="-0.00019812714577977">
                <text:p>-0.00019812714577977</text:p>
              </table:table-cell>
              <table:table-cell office:value-type="float" office:value="-0.00334693964525112">
                <text:p>-0.00334693964525112</text:p>
              </table:table-cell>
              <table:table-cell office:value-type="float" office:value="-0.00331924099209718">
                <text:p>-0.00331924099209718</text:p>
              </table:table-cell>
              <table:table-cell office:value-type="float" office:value="-0.00195858619555422">
                <text:p>-0.00195858619555422</text:p>
              </table:table-cell>
              <table:table-cell office:value-type="float" office:value="-0.00332736228256497">
                <text:p>-0.00332736228256497</text:p>
              </table:table-cell>
              <table:table-cell office:value-type="float" office:value="-0.00132681409347918">
                <text:p>-0.00132681409347918</text:p>
              </table:table-cell>
              <table:table-cell office:value-type="float" office:value="-0.000564161816889452">
                <text:p>-0.000564161816889452</text:p>
              </table:table-cell>
              <table:table-cell office:value-type="float" office:value="-0.00022794628149353">
                <text:p>-0.00022794628149353</text:p>
              </table:table-cell>
              <table:table-cell office:value-type="float" office:value="0.0258815873667869">
                <text:p>0.0258815873667869</text:p>
              </table:table-cell>
              <table:table-cell office:value-type="float" office:value="0.00861398852127049">
                <text:p>0.00861398852127049</text:p>
              </table:table-cell>
              <table:table-cell office:value-type="float" office:value="0.00659029659783522">
                <text:p>0.00659029659783522</text:p>
              </table:table-cell>
              <table:table-cell office:value-type="float" office:value="0.000313948066711978">
                <text:p>0.000313948066711978</text:p>
              </table:table-cell>
              <table:table-cell office:value-type="float" office:value="-0.048226604255278">
                <text:p>-0.048226604255278</text:p>
              </table:table-cell>
              <table:table-cell office:value-type="float" office:value="-0.00306159705862413">
                <text:p>-0.00306159705862413</text:p>
              </table:table-cell>
              <table:table-cell office:value-type="float" office:value="-0.0000409489881952885">
                <text:p>-0.0000409489881952885</text:p>
              </table:table-cell>
              <table:table-cell office:value-type="float" office:value="0.000132686899989909">
                <text:p>0.000132686899989909</text:p>
              </table:table-cell>
              <table:table-cell office:value-type="float" office:value="0.0275527003190698">
                <text:p>0.0275527003190698</text:p>
              </table:table-cell>
              <table:table-cell office:value-type="float" office:value="0.0030299735394772">
                <text:p>0.0030299735394772</text:p>
              </table:table-cell>
              <table:table-cell office:value-type="float" office:value="-0.0012798453655305">
                <text:p>-0.0012798453655305</text:p>
              </table:table-cell>
              <table:table-cell office:value-type="float" office:value="-0.00254566377219034">
                <text:p>-0.00254566377219034</text:p>
              </table:table-cell>
              <table:table-cell office:value-type="float" office:value="0.000270321927876682">
                <text:p>0.000270321927876682</text:p>
              </table:table-cell>
              <table:table-cell office:value-type="float" office:value="-0.00223443611056057">
                <text:p>-0.00223443611056057</text:p>
              </table:table-cell>
              <table:table-cell office:value-type="float" office:value="-0.00573546637823563">
                <text:p>-0.00573546637823563</text:p>
              </table:table-cell>
              <table:table-cell office:value-type="float" office:value="0.0227405506106156">
                <text:p>0.0227405506106156</text:p>
              </table:table-cell>
              <table:table-cell office:value-type="float" office:value="-0.000681864543842892">
                <text:p>-0.000681864543842892</text:p>
              </table:table-cell>
              <table:table-cell office:value-type="float" office:value="0.000306838266079856">
                <text:p>0.000306838266079856</text:p>
              </table:table-cell>
              <table:table-cell office:value-type="float" office:value="0.0106801023140294">
                <text:p>0.0106801023140294</text:p>
              </table:table-cell>
              <table:table-cell office:value-type="float" office:value="0.00319464682514037">
                <text:p>0.00319464682514037</text:p>
              </table:table-cell>
              <table:table-cell office:value-type="float" office:value="0.000395421085732206">
                <text:p>0.000395421085732206</text:p>
              </table:table-cell>
              <table:table-cell office:value-type="float" office:value="-0.00110558237618175">
                <text:p>-0.00110558237618175</text:p>
              </table:table-cell>
              <table:table-cell office:value-type="float" office:value="-0.00601137769249127">
                <text:p>-0.00601137769249127</text:p>
              </table:table-cell>
              <table:table-cell office:value-type="float" office:value="-0.0375023991233511">
                <text:p>-0.0375023991233511</text:p>
              </table:table-cell>
              <table:table-cell office:value-type="float" office:value="0.0171464327140782">
                <text:p>0.0171464327140782</text:p>
              </table:table-cell>
              <table:table-cell office:value-type="float" office:value="0.00176326226475398">
                <text:p>0.00176326226475398</text:p>
              </table:table-cell>
              <table:table-cell office:value-type="float" office:value="-0.00478118712064601">
                <text:p>-0.00478118712064601</text:p>
              </table:table-cell>
              <table:table-cell office:value-type="float" office:value="-0.00179811388998508">
                <text:p>-0.00179811388998508</text:p>
              </table:table-cell>
              <table:table-cell office:value-type="float" office:value="-0.00144901049497059">
                <text:p>-0.00144901049497059</text:p>
              </table:table-cell>
              <table:table-cell office:value-type="float" office:value="-0.00415322712426169">
                <text:p>-0.00415322712426169</text:p>
              </table:table-cell>
              <table:table-cell office:value-type="float" office:value="-0.0026470702935798">
                <text:p>-0.0026470702935798</text:p>
              </table:table-cell>
              <table:table-cell office:value-type="float" office:value="-0.00191567200398224">
                <text:p>-0.00191567200398224</text:p>
              </table:table-cell>
              <table:table-cell office:value-type="float" office:value="-0.00148867100057515">
                <text:p>-0.00148867100057515</text:p>
              </table:table-cell>
              <table:table-cell office:value-type="float" office:value="0.0332032715809948">
                <text:p>0.0332032715809948</text:p>
              </table:table-cell>
              <table:table-cell office:value-type="float" office:value="0.00790548897542404">
                <text:p>0.00790548897542404</text:p>
              </table:table-cell>
              <table:table-cell office:value-type="float" office:value="0.00170788296583047">
                <text:p>0.00170788296583047</text:p>
              </table:table-cell>
              <table:table-cell office:value-type="float" office:value="-0.0492362681498346">
                <text:p>-0.0492362681498346</text:p>
              </table:table-cell>
              <table:table-cell office:value-type="float" office:value="-0.00468731636381831">
                <text:p>-0.00468731636381831</text:p>
              </table:table-cell>
              <table:table-cell office:value-type="float" office:value="0.0295035694190604">
                <text:p>0.0295035694190604</text:p>
              </table:table-cell>
              <table:table-cell office:value-type="float" office:value="0.000948200706421876">
                <text:p>0.000948200706421876</text:p>
              </table:table-cell>
              <table:table-cell office:value-type="float" office:value="-0.00180405301070879">
                <text:p>-0.00180405301070879</text:p>
              </table:table-cell>
              <table:table-cell office:value-type="float" office:value="-0.00105013863893016">
                <text:p>-0.00105013863893016</text:p>
              </table:table-cell>
              <table:table-cell office:value-type="float" office:value="-0.00089995156825301">
                <text:p>-0.00089995156825301</text:p>
              </table:table-cell>
              <table:table-cell office:value-type="float" office:value="-0.00173100632594669">
                <text:p>-0.00173100632594669</text:p>
              </table:table-cell>
              <table:table-cell office:value-type="float" office:value="-0.00334609905223077">
                <text:p>-0.00334609905223077</text:p>
              </table:table-cell>
              <table:table-cell office:value-type="float" office:value="0.000324318080084152">
                <text:p>0.000324318080084152</text:p>
              </table:table-cell>
              <table:table-cell office:value-type="float" office:value="0.0142047705558674">
                <text:p>0.0142047705558674</text:p>
              </table:table-cell>
              <table:table-cell office:value-type="float" office:value="0.00379981945700047">
                <text:p>0.00379981945700047</text:p>
              </table:table-cell>
              <table:table-cell office:value-type="float" office:value="-0.000390490747603611">
                <text:p>-0.000390490747603611</text:p>
              </table:table-cell>
              <table:table-cell office:value-type="float" office:value="-0.00110139900264905">
                <text:p>-0.00110139900264905</text:p>
              </table:table-cell>
              <table:table-cell office:value-type="float" office:value="0.000229010039150268">
                <text:p>0.000229010039150268</text:p>
              </table:table-cell>
              <table:table-cell office:value-type="float" office:value="0.00450604840253904">
                <text:p>0.00450604840253904</text:p>
              </table:table-cell>
              <table:table-cell office:value-type="float" office:value="0.00495341255099785">
                <text:p>0.00495341255099785</text:p>
              </table:table-cell>
              <table:table-cell office:value-type="float" office:value="0.00327574230846261">
                <text:p>0.00327574230846261</text:p>
              </table:table-cell>
              <table:table-cell office:value-type="float" office:value="-0.00182106175782493">
                <text:p>-0.00182106175782493</text:p>
              </table:table-cell>
              <table:table-cell office:value-type="float" office:value="-0.00291958787642427">
                <text:p>-0.00291958787642427</text:p>
              </table:table-cell>
              <table:table-cell office:value-type="float" office:value="-0.0393583830730137">
                <text:p>-0.0393583830730137</text:p>
              </table:table-cell>
              <table:table-cell office:value-type="float" office:value="0.00775246942719321">
                <text:p>0.00775246942719321</text:p>
              </table:table-cell>
              <table:table-cell office:value-type="float" office:value="0.00555656191388987">
                <text:p>0.00555656191388987</text:p>
              </table:table-cell>
              <table:table-cell office:value-type="float" office:value="0.00489911879187355">
                <text:p>0.00489911879187355</text:p>
              </table:table-cell>
              <table:table-cell office:value-type="float" office:value="-0.000393078885410292">
                <text:p>-0.000393078885410292</text:p>
              </table:table-cell>
              <table:table-cell office:value-type="float" office:value="-0.000354080748334928">
                <text:p>-0.000354080748334928</text:p>
              </table:table-cell>
              <table:table-cell office:value-type="float" office:value="-0.00722673715732464">
                <text:p>-0.00722673715732464</text:p>
              </table:table-cell>
              <table:table-cell office:value-type="float" office:value="-0.00206241961882164">
                <text:p>-0.00206241961882164</text:p>
              </table:table-cell>
              <table:table-cell office:value-type="float" office:value="-0.00171247099747263">
                <text:p>-0.00171247099747263</text:p>
              </table:table-cell>
              <table:table-cell office:value-type="float" office:value="-0.002875402980338">
                <text:p>-0.002875402980338</text:p>
              </table:table-cell>
              <table:table-cell office:value-type="float" office:value="-0.00255125763725445">
                <text:p>-0.00255125763725445</text:p>
              </table:table-cell>
              <table:table-cell office:value-type="float" office:value="0.0261627374703018">
                <text:p>0.0261627374703018</text:p>
              </table:table-cell>
              <table:table-cell office:value-type="float" office:value="0.0101490172153986">
                <text:p>0.0101490172153986</text:p>
              </table:table-cell>
              <table:table-cell office:value-type="float" office:value="0.00837373737574643">
                <text:p>0.00837373737574643</text:p>
              </table:table-cell>
              <table:table-cell office:value-type="float" office:value="-0.0465587745236818">
                <text:p>-0.0465587745236818</text:p>
              </table:table-cell>
              <table:table-cell office:value-type="float" office:value="-0.00636718563359085">
                <text:p>-0.00636718563359085</text:p>
              </table:table-cell>
              <table:table-cell office:value-type="float" office:value="0.000919765755738766">
                <text:p>0.000919765755738766</text:p>
              </table:table-cell>
              <table:table-cell office:value-type="float" office:value="0.0225949636795774">
                <text:p>0.0225949636795774</text:p>
              </table:table-cell>
              <table:table-cell office:value-type="float" office:value="0.00422135242262234">
                <text:p>0.00422135242262234</text:p>
              </table:table-cell>
              <table:table-cell office:value-type="float" office:value="0.0012248695520688">
                <text:p>0.0012248695520688</text:p>
              </table:table-cell>
              <table:table-cell office:value-type="float" office:value="-0.000448924475062951">
                <text:p>-0.000448924475062951</text:p>
              </table:table-cell>
              <table:table-cell office:value-type="float" office:value="-0.000999509114747055">
                <text:p>-0.000999509114747055</text:p>
              </table:table-cell>
              <table:table-cell office:value-type="float" office:value="-0.00146052394047347">
                <text:p>-0.00146052394047347</text:p>
              </table:table-cell>
              <table:table-cell office:value-type="float" office:value="-0.000643338754410916">
                <text:p>-0.000643338754410916</text:p>
              </table:table-cell>
              <table:table-cell office:value-type="float" office:value="-0.000453787152145779">
                <text:p>-0.000453787152145779</text:p>
              </table:table-cell>
              <table:table-cell office:value-type="float" office:value="-0.00164146594708081">
                <text:p>-0.00164146594708081</text:p>
              </table:table-cell>
              <table:table-cell office:value-type="float" office:value="-0.00143198249304327">
                <text:p>-0.00143198249304327</text:p>
              </table:table-cell>
              <table:table-cell office:value-type="float" office:value="-0.00182916678700762">
                <text:p>-0.00182916678700762</text:p>
              </table:table-cell>
              <table:table-cell office:value-type="float" office:value="0.000347886171910505">
                <text:p>0.000347886171910505</text:p>
              </table:table-cell>
              <table:table-cell office:value-type="float" office:value="0.0126204025364389">
                <text:p>0.0126204025364389</text:p>
              </table:table-cell>
              <table:table-cell office:value-type="float" office:value="0.00523295851908978">
                <text:p>0.00523295851908978</text:p>
              </table:table-cell>
              <table:table-cell office:value-type="float" office:value="0.0025291841468475">
                <text:p>0.0025291841468475</text:p>
              </table:table-cell>
              <table:table-cell office:value-type="float" office:value="0.0084979784382313">
                <text:p>0.0084979784382313</text:p>
              </table:table-cell>
              <table:table-cell office:value-type="float" office:value="0.00127808763153187">
                <text:p>0.00127808763153187</text:p>
              </table:table-cell>
              <table:table-cell office:value-type="float" office:value="-0.00127902814782327">
                <text:p>-0.00127902814782327</text:p>
              </table:table-cell>
              <table:table-cell office:value-type="float" office:value="-0.00206683536163471">
                <text:p>-0.00206683536163471</text:p>
              </table:table-cell>
              <table:table-cell office:value-type="float" office:value="-0.00382507765443513">
                <text:p>-0.00382507765443513</text:p>
              </table:table-cell>
              <table:table-cell office:value-type="float" office:value="-0.027702668338924">
                <text:p>-0.027702668338924</text:p>
              </table:table-cell>
              <table:table-cell office:value-type="float" office:value="-0.00484910911578274">
                <text:p>-0.00484910911578274</text:p>
              </table:table-cell>
              <table:table-cell office:value-type="float" office:value="0.0164476339386638">
                <text:p>0.0164476339386638</text:p>
              </table:table-cell>
              <table:table-cell office:value-type="float" office:value="0.00303755972691078">
                <text:p>0.00303755972691078</text:p>
              </table:table-cell>
              <table:table-cell office:value-type="float" office:value="-0.00295105568594489">
                <text:p>-0.00295105568594489</text:p>
              </table:table-cell>
              <table:table-cell office:value-type="float" office:value="-0.0019553012472574">
                <text:p>-0.0019553012472574</text:p>
              </table:table-cell>
              <table:table-cell office:value-type="float" office:value="-0.00198224128183888">
                <text:p>-0.00198224128183888</text:p>
              </table:table-cell>
              <table:table-cell office:value-type="float" office:value="-0.00413272516810975">
                <text:p>-0.00413272516810975</text:p>
              </table:table-cell>
              <table:table-cell office:value-type="float" office:value="-0.00336620077626282">
                <text:p>-0.00336620077626282</text:p>
              </table:table-cell>
              <table:table-cell office:value-type="float" office:value="-0.000727228280977876">
                <text:p>-0.000727228280977876</text:p>
              </table:table-cell>
              <table:table-cell office:value-type="float" office:value="-0.00105139296972279">
                <text:p>-0.00105139296972279</text:p>
              </table:table-cell>
              <table:table-cell office:value-type="float" office:value="-0.000277918912191755">
                <text:p>-0.000277918912191755</text:p>
              </table:table-cell>
              <table:table-cell office:value-type="float" office:value="-0.000426058767401538">
                <text:p>-0.000426058767401538</text:p>
              </table:table-cell>
              <table:table-cell office:value-type="float" office:value="0.00168379646511785">
                <text:p>0.00168379646511785</text:p>
              </table:table-cell>
              <table:table-cell office:value-type="float" office:value="0.0321397620352967">
                <text:p>0.0321397620352967</text:p>
              </table:table-cell>
              <table:table-cell office:value-type="float" office:value="0.00838067983612323">
                <text:p>0.00838067983612323</text:p>
              </table:table-cell>
              <table:table-cell office:value-type="float" office:value="0.00275811810194237">
                <text:p>0.00275811810194237</text:p>
              </table:table-cell>
              <table:table-cell office:value-type="float" office:value="-0.0409220925799327">
                <text:p>-0.0409220925799327</text:p>
              </table:table-cell>
              <table:table-cell office:value-type="float" office:value="-0.00899082373622495">
                <text:p>-0.00899082373622495</text:p>
              </table:table-cell>
              <table:table-cell office:value-type="float" office:value="0.0185281372139031">
                <text:p>0.0185281372139031</text:p>
              </table:table-cell>
              <table:table-cell office:value-type="float" office:value="0.00154382442849388">
                <text:p>0.00154382442849388</text:p>
              </table:table-cell>
              <table:table-cell office:value-type="float" office:value="-0.00233465973824459">
                <text:p>-0.00233465973824459</text:p>
              </table:table-cell>
              <table:table-cell office:value-type="float" office:value="-0.000477437524785518">
                <text:p>-0.000477437524785518</text:p>
              </table:table-cell>
              <table:table-cell office:value-type="float" office:value="-0.000950488301402097">
                <text:p>-0.000950488301402097</text:p>
              </table:table-cell>
              <table:table-cell office:value-type="float" office:value="-0.00249233980911717">
                <text:p>-0.00249233980911717</text:p>
              </table:table-cell>
              <table:table-cell office:value-type="float" office:value="-0.00196947229057981">
                <text:p>-0.00196947229057981</text:p>
              </table:table-cell>
              <table:table-cell office:value-type="float" office:value="0.0214674613389635">
                <text:p>0.0214674613389635</text:p>
              </table:table-cell>
              <table:table-cell office:value-type="float" office:value="0.00967638393286985">
                <text:p>0.00967638393286985</text:p>
              </table:table-cell>
              <table:table-cell office:value-type="float" office:value="0.0026890863016924">
                <text:p>0.0026890863016924</text:p>
              </table:table-cell>
              <table:table-cell office:value-type="float" office:value="-0.00182185068532126">
                <text:p>-0.00182185068532126</text:p>
              </table:table-cell>
              <table:table-cell office:value-type="float" office:value="-0.00522244983234094">
                <text:p>-0.00522244983234094</text:p>
              </table:table-cell>
              <table:table-cell office:value-type="float" office:value="-0.0020940214994552">
                <text:p>-0.0020940214994552</text:p>
              </table:table-cell>
              <table:table-cell office:value-type="float" office:value="-0.0181120128564458">
                <text:p>-0.0181120128564458</text:p>
              </table:table-cell>
              <table:table-cell office:value-type="float" office:value="0.00902138348161929">
                <text:p>0.00902138348161929</text:p>
              </table:table-cell>
              <table:table-cell office:value-type="float" office:value="-0.0115308856476858">
                <text:p>-0.0115308856476858</text:p>
              </table:table-cell>
              <table:table-cell office:value-type="float" office:value="0.000145415535486138">
                <text:p>0.000145415535486138</text:p>
              </table:table-cell>
              <table:table-cell office:value-type="float" office:value="-0.00366511564098559">
                <text:p>-0.00366511564098559</text:p>
              </table:table-cell>
              <table:table-cell office:value-type="float" office:value="-0.00163484707078498">
                <text:p>-0.00163484707078498</text:p>
              </table:table-cell>
              <table:table-cell office:value-type="float" office:value="-0.00220683771597002">
                <text:p>-0.00220683771597002</text:p>
              </table:table-cell>
              <table:table-cell office:value-type="float" office:value="-0.00140468368832386">
                <text:p>-0.00140468368832386</text:p>
              </table:table-cell>
              <table:table-cell office:value-type="float" office:value="-0.000491627538788841">
                <text:p>-0.000491627538788841</text:p>
              </table:table-cell>
              <table:table-cell office:value-type="float" office:value="0.000831797988423477">
                <text:p>0.000831797988423477</text:p>
              </table:table-cell>
              <table:table-cell office:value-type="float" office:value="-0.000220718039383561">
                <text:p>-0.000220718039383561</text:p>
              </table:table-cell>
              <table:table-cell office:value-type="float" office:value="0.0000642994263704288">
                <text:p>0.0000642994263704288</text:p>
              </table:table-cell>
              <table:table-cell office:value-type="float" office:value="0.000492855541940784">
                <text:p>0.000492855541940784</text:p>
              </table:table-cell>
              <table:table-cell office:value-type="float" office:value="0.000142072271524518">
                <text:p>0.000142072271524518</text:p>
              </table:table-cell>
              <table:table-cell office:value-type="float" office:value="0.0000310060408304502">
                <text:p>0.0000310060408304502</text:p>
              </table:table-cell>
              <table:table-cell office:value-type="float" office:value="0.0000333083069299911">
                <text:p>0.0000333083069299911</text:p>
              </table:table-cell>
              <table:table-cell office:value-type="float" office:value="0.000146878931273242">
                <text:p>0.000146878931273242</text:p>
              </table:table-cell>
              <table:table-cell office:value-type="float" office:value="0.000115214634250127">
                <text:p>0.000115214634250127</text:p>
              </table:table-cell>
              <table:table-cell office:value-type="float" office:value="-0.0000520112289952301">
                <text:p>-0.0000520112289952301</text:p>
              </table:table-cell>
              <table:table-cell office:value-type="float" office:value="-0.000139601389966104">
                <text:p>-0.000139601389966104</text:p>
              </table:table-cell>
              <table:table-cell office:value-type="float" office:value="0.000020062413806754">
                <text:p>0.000020062413806754</text:p>
              </table:table-cell>
              <table:table-cell office:value-type="float" office:value="0.000110975111617728">
                <text:p>0.000110975111617728</text:p>
              </table:table-cell>
              <table:table-cell office:value-type="float" office:value="0.000000590435302150194">
                <text:p>0.000000590435302150194</text:p>
              </table:table-cell>
              <table:table-cell office:value-type="float" office:value="-0.000108120034058634">
                <text:p>-0.000108120034058634</text:p>
              </table:table-cell>
              <table:table-cell office:value-type="float" office:value="0.0000919761384106654">
                <text:p>0.0000919761384106654</text:p>
              </table:table-cell>
              <table:table-cell office:value-type="float" office:value="0.0000000920226830847248">
                <text:p>0.0000000920226830847248</text:p>
              </table:table-cell>
              <table:table-cell office:value-type="float" office:value="-0.00000294723517718642">
                <text:p>-0.00000294723517718642</text:p>
              </table:table-cell>
              <table:table-cell office:value-type="float" office:value="-0.0000202936961415934">
                <text:p>-0.0000202936961415934</text:p>
              </table:table-cell>
              <table:table-cell office:value-type="float" office:value="-0.0000357921575530606">
                <text:p>-0.0000357921575530606</text:p>
              </table:table-cell>
              <table:table-cell office:value-type="float" office:value="0.0000876602722796882">
                <text:p>0.0000876602722796882</text:p>
              </table:table-cell>
              <table:table-cell office:value-type="float" office:value="-0.0000178950586417481">
                <text:p>-0.0000178950586417481</text:p>
              </table:table-cell>
              <table:table-cell office:value-type="float" office:value="-0.0000106550596140065">
                <text:p>-0.0000106550596140065</text:p>
              </table:table-cell>
              <table:table-cell office:value-type="float" office:value="-0.0000079722832551643">
                <text:p>-0.0000079722832551643</text:p>
              </table:table-cell>
              <table:table-cell office:value-type="float" office:value="0.0000375276776543032">
                <text:p>0.0000375276776543032</text:p>
              </table:table-cell>
              <table:table-cell office:value-type="float" office:value="0.0000109056030720978">
                <text:p>0.0000109056030720978</text:p>
              </table:table-cell>
              <table:table-cell office:value-type="float" office:value="-0.0000360570258602366">
                <text:p>-0.0000360570258602366</text:p>
              </table:table-cell>
              <table:table-cell office:value-type="float" office:value="-0.00000377876864737781">
                <text:p>-0.00000377876864737781</text:p>
              </table:table-cell>
              <table:table-cell office:value-type="float" office:value="0.0000300432930526728">
                <text:p>0.0000300432930526728</text:p>
              </table:table-cell>
              <table:table-cell office:value-type="float" office:value="-0.0000533278426081973">
                <text:p>-0.0000533278426081973</text:p>
              </table:table-cell>
              <table:table-cell office:value-type="float" office:value="0.0000457152144229811">
                <text:p>0.0000457152144229811</text:p>
              </table:table-cell>
              <table:table-cell office:value-type="float" office:value="-0.0000047653148619875">
                <text:p>-0.0000047653148619875</text:p>
              </table:table-cell>
              <table:table-cell office:value-type="float" office:value="0.00000635377856050834">
                <text:p>0.00000635377856050834</text:p>
              </table:table-cell>
              <table:table-cell office:value-type="float" office:value="-0.000010319896060873">
                <text:p>-0.000010319896060873</text:p>
              </table:table-cell>
              <table:table-cell office:value-type="float" office:value="0.0000400778445981964">
                <text:p>0.0000400778445981964</text:p>
              </table:table-cell>
              <table:table-cell office:value-type="float" office:value="-0.0000106020221107284">
                <text:p>-0.0000106020221107284</text:p>
              </table:table-cell>
              <table:table-cell office:value-type="float" office:value="-0.0000213532703610686">
                <text:p>-0.0000213532703610686</text:p>
              </table:table-cell>
              <table:table-cell office:value-type="float" office:value="-0.0000019463186594626">
                <text:p>-0.0000019463186594626</text:p>
              </table:table-cell>
              <table:table-cell office:value-type="float" office:value="-0.00000217959010934132">
                <text:p>-0.00000217959010934132</text:p>
              </table:table-cell>
              <table:table-cell office:value-type="float" office:value="0.0000105311223190241">
                <text:p>0.0000105311223190241</text:p>
              </table:table-cell>
              <table:table-cell office:value-type="float" office:value="0.0000131503728223459">
                <text:p>0.0000131503728223459</text:p>
              </table:table-cell>
              <table:table-cell office:value-type="float" office:value="-0.0000344355249330963">
                <text:p>-0.0000344355249330963</text:p>
              </table:table-cell>
              <table:table-cell office:value-type="float" office:value="0.0000309913101458892">
                <text:p>0.0000309913101458892</text:p>
              </table:table-cell>
              <table:table-cell office:value-type="float" office:value="-0.0000251549946907459">
                <text:p>-0.0000251549946907459</text:p>
              </table:table-cell>
              <table:table-cell office:value-type="float" office:value="0.00000762544259880205">
                <text:p>0.00000762544259880205</text:p>
              </table:table-cell>
              <table:table-cell office:value-type="float" office:value="-0.0000113200552572801">
                <text:p>-0.0000113200552572801</text:p>
              </table:table-cell>
              <table:table-cell office:value-type="float" office:value="0.0000181048086211333">
                <text:p>0.0000181048086211333</text:p>
              </table:table-cell>
              <table:table-cell office:value-type="float" office:value="-0.0000252134078410071">
                <text:p>-0.0000252134078410071</text:p>
              </table:table-cell>
              <table:table-cell office:value-type="float" office:value="0.0000324712616835421">
                <text:p>0.0000324712616835421</text:p>
              </table:table-cell>
              <table:table-cell office:value-type="float" office:value="-0.000019647494487296">
                <text:p>-0.000019647494487296</text:p>
              </table:table-cell>
              <table:table-cell office:value-type="float" office:value="0.00000977914057592733">
                <text:p>0.00000977914057592733</text:p>
              </table:table-cell>
              <table:table-cell office:value-type="float" office:value="0.0000103274406114129">
                <text:p>0.0000103274406114129</text:p>
              </table:table-cell>
              <table:table-cell office:value-type="float" office:value="0.00000286861833254104">
                <text:p>0.00000286861833254104</text:p>
              </table:table-cell>
              <table:table-cell office:value-type="float" office:value="0.000000937802386524744">
                <text:p>0.000000937802386524744</text:p>
              </table:table-cell>
              <table:table-cell office:value-type="float" office:value="-0.00000698066503701522">
                <text:p>-0.00000698066503701522</text:p>
              </table:table-cell>
              <table:table-cell office:value-type="float" office:value="-0.0000178102978152794">
                <text:p>-0.0000178102978152794</text:p>
              </table:table-cell>
              <table:table-cell office:value-type="float" office:value="0.0000120599304888613">
                <text:p>0.0000120599304888613</text:p>
              </table:table-cell>
              <table:table-cell office:value-type="float" office:value="-0.0000330740103132165">
                <text:p>-0.0000330740103132165</text:p>
              </table:table-cell>
              <table:table-cell office:value-type="float" office:value="0.0000134472409025199">
                <text:p>0.0000134472409025199</text:p>
              </table:table-cell>
              <table:table-cell office:value-type="float" office:value="0.000028148122705296">
                <text:p>0.000028148122705296</text:p>
              </table:table-cell>
              <table:table-cell office:value-type="float" office:value="-0.00000993858635028877">
                <text:p>-0.00000993858635028877</text:p>
              </table:table-cell>
              <table:table-cell office:value-type="float" office:value="-0.000016990042691567">
                <text:p>-0.000016990042691567</text:p>
              </table:table-cell>
              <table:table-cell office:value-type="float" office:value="-0.00000173067245912151">
                <text:p>-0.00000173067245912151</text:p>
              </table:table-cell>
              <table:table-cell office:value-type="float" office:value="0.0000122237866017616">
                <text:p>0.0000122237866017616</text:p>
              </table:table-cell>
              <table:table-cell office:value-type="float" office:value="-0.0000144097508863461">
                <text:p>-0.0000144097508863461</text:p>
              </table:table-cell>
              <table:table-cell office:value-type="float" office:value="0.0000362921004562478">
                <text:p>0.0000362921004562478</text:p>
              </table:table-cell>
              <table:table-cell office:value-type="float" office:value="-0.0000369856225508336">
                <text:p>-0.0000369856225508336</text:p>
              </table:table-cell>
              <table:table-cell office:value-type="float" office:value="0.0000482140383994412">
                <text:p>0.0000482140383994412</text:p>
              </table:table-cell>
              <table:table-cell office:value-type="float" office:value="-0.000027535993841532">
                <text:p>-0.000027535993841532</text:p>
              </table:table-cell>
              <table:table-cell office:value-type="float" office:value="0.00000154654576406399">
                <text:p>0.00000154654576406399</text:p>
              </table:table-cell>
              <table:table-cell office:value-type="float" office:value="-0.0000154264593314468">
                <text:p>-0.0000154264593314468</text:p>
              </table:table-cell>
              <table:table-cell office:value-type="float" office:value="0.0000227711259060404">
                <text:p>0.0000227711259060404</text:p>
              </table:table-cell>
              <table:table-cell office:value-type="float" office:value="-0.00000904587057082296">
                <text:p>-0.00000904587057082296</text:p>
              </table:table-cell>
              <table:table-cell office:value-type="float" office:value="0.0000139293034561172">
                <text:p>0.0000139293034561172</text:p>
              </table:table-cell>
              <table:table-cell office:value-type="float" office:value="-0.0000127238991250445">
                <text:p>-0.0000127238991250445</text:p>
              </table:table-cell>
              <table:table-cell office:value-type="float" office:value="-0.0000205183638986028">
                <text:p>-0.0000205183638986028</text:p>
              </table:table-cell>
              <table:table-cell office:value-type="float" office:value="0.0000135774567106006">
                <text:p>0.0000135774567106006</text:p>
              </table:table-cell>
              <table:table-cell office:value-type="float" office:value="-0.00000746331507772702">
                <text:p>-0.00000746331507772702</text:p>
              </table:table-cell>
              <table:table-cell office:value-type="float" office:value="0.0000226710815640629">
                <text:p>0.0000226710815640629</text:p>
              </table:table-cell>
              <table:table-cell office:value-type="float" office:value="-0.0000133870432515448">
                <text:p>-0.0000133870432515448</text:p>
              </table:table-cell>
              <table:table-cell office:value-type="float" office:value="0.00000731081569266268">
                <text:p>0.00000731081569266268</text:p>
              </table:table-cell>
              <table:table-cell office:value-type="float" office:value="0.0000147248581318649">
                <text:p>0.0000147248581318649</text:p>
              </table:table-cell>
              <table:table-cell office:value-type="float" office:value="0.0000168416739234067">
                <text:p>0.0000168416739234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